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61">
      <style:paragraph-properties fo:line-height="100%" fo:text-align="left" style:tab-stop-distance="1in" fo:margin-left="1.281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80%" fo:text-align="left" style:tab-stop-distance="1in" fo:margin-left="0.968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80%" fo:text-align="left" style:tab-stop-distance="1in" fo:margin-left="0.968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1.5121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80%" fo:text-align="left" style:tab-stop-distance="1in" fo:margin-left="0.65278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bitmap" draw:fill-image-name="a1365"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3">
      <style:drawing-page-properties draw:fill="bitmap" draw:fill-image-name="a1752"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1.00347in" fo:margin-right="0in" fo:text-indent="-0.5625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1.5121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1in" fo:margin-left="0.968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281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1">
      <style:paragraph-properties fo:line-height="100%" fo:text-align="left" style:tab-stop-distance="1in" fo:margin-left="1.00347in" fo:margin-right="0in" fo:text-indent="-0.5625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968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1.281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bitmap" draw:fill-image-name="a1767"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6">
      <style:paragraph-properties fo:line-height="100%" fo:text-align="left" style:tab-stop-distance="1in" fo:margin-left="1.281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84">
      <style:drawing-page-properties draw:fill="bitmap" draw:fill-image-name="a138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bitmap" draw:fill-image-name="a1192"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1.39063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9">
      <style:drawing-page-properties draw:fill="bitmap" draw:fill-image-name="a1788"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8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52083in" fo:margin-right="0in" fo:text-indent="-0.520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center" style:tab-stop-distance="1in" fo:margin-left="0.52083in" fo:margin-right="0in" fo:text-indent="-0.520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center" style:tab-stop-distance="1in" fo:margin-left="0.52083in" fo:margin-right="0in" fo:text-indent="-0.520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center" style:tab-stop-distance="1in" fo:margin-left="0.52083in" fo:margin-right="0in" fo:text-indent="-0.520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52083in" fo:margin-right="0in" fo:text-indent="-0.520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4">
      <style:drawing-page-properties draw:fill="bitmap" draw:fill-image-name="a983" style:repeat="repeat" draw:fill-image-width="1.70667in" draw:fill-image-height="1.70667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5">
      <style:text-properties fo:font-variant="normal" fo:text-transform="none" fo:color="#57231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in 0.03281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57231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in 0.03281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57231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in 0.03281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57231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in 0.03281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57231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57231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8">
      <style:drawing-page-properties draw:fill="bitmap" draw:fill-image-name="a1017"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ff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1.39063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Gill Sans MT"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1in" fo:margin-left="1.39063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1.39063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8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1.15972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1.15972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0">
      <style:drawing-page-properties draw:fill="bitmap" draw:fill-image-name="a121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80%" fo:text-align="left" style:tab-stop-distance="1in" fo:margin-left="0.968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0">
      <style:paragraph-properties fo:line-height="100%" fo:text-align="left" style:tab-stop-distance="1in" fo:margin-left="1.15972in" fo:margin-right="0in" fo:text-indent="-0.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9">
      <style:drawing-page-properties draw:fill="bitmap" draw:fill-image-name="a1038"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bitmap" draw:fill-image-name="a142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80%" fo:text-align="left" style:tab-stop-distance="1in" fo:margin-left="0.968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29">
      <style:drawing-page-properties draw:fill="bitmap" draw:fill-image-name="a1628"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572314"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1.00347in" fo:margin-right="0in" fo:text-indent="-0.562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Gill Sans MT" fo:font-size="0.31944in" style:font-size-asian="0.31944in" style:font-size-complex="0.319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8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80%" fo:text-align="left" style:tab-stop-distance="1in" fo:margin-left="1.08333in" fo:margin-right="0in" fo:text-indent="-0.58333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1.00347in" fo:margin-right="0in" fo:text-indent="-0.562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5">
      <style:drawing-page-properties draw:fill="bitmap" draw:fill-image-name="a1254"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3">
      <style:drawing-page-properties draw:fill="bitmap" draw:fill-image-name="a1642"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7">
      <style:drawing-page-properties draw:fill="bitmap" draw:fill-image-name="a1066"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57231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80%" fo:text-align="left" style:tab-stop-distance="1in" fo:margin-left="1.08333in" fo:margin-right="0in" fo:text-indent="-0.58333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bitmap" draw:fill-image-name="a1266"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80%" fo:text-align="left" style:tab-stop-distance="1in" fo:margin-left="1.00347in" fo:margin-right="0in" fo:text-indent="-0.5625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8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bitmap" draw:fill-image-name="a1278"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8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75">
      <style:drawing-page-properties draw:fill="bitmap" draw:fill-image-name="a1474"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80%" fo:text-align="left" style:tab-stop-distance="1in" fo:margin-left="1.51215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94">
      <style:drawing-page-properties draw:fill="bitmap" draw:fill-image-name="a109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94">
      <style:drawing-page-properties draw:fill="bitmap" draw:fill-image-name="a129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80%" fo:text-align="left" style:tab-stop-distance="1in" fo:margin-left="1.4184in" fo:margin-right="0in" fo:text-indent="-0.1996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1">
      <style:drawing-page-properties draw:fill="bitmap" draw:fill-image-name="a1490"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80%" fo:text-align="left" style:tab-stop-distance="1in" fo:margin-left="1.4184in" fo:margin-right="0in" fo:text-indent="-0.1996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3">
      <style:paragraph-properties fo:line-height="80%" fo:text-align="left" style:tab-stop-distance="1in" fo:margin-left="1.4184in" fo:margin-right="0in" fo:text-indent="-0.1996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7">
      <style:drawing-page-properties draw:fill="bitmap" draw:fill-image-name="a1306"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06">
      <style:drawing-page-properties draw:fill="bitmap" draw:fill-image-name="a1505"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0">
      <style:drawing-page-properties draw:fill="bitmap" draw:fill-image-name="a111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80%" fo:text-align="left" style:tab-stop-distance="1in" fo:margin-left="1.57292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left" style:tab-stop-distance="1in" fo:margin-left="1.281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15">
      <style:drawing-page-properties draw:fill="bitmap" draw:fill-image-name="a1514"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id" fo:country="ID"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80%" fo:text-align="left" style:tab-stop-distance="1in" fo:margin-left="1.59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1.5121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1.281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4">
      <style:paragraph-properties fo:line-height="100%" fo:text-align="left" style:tab-stop-distance="1in" fo:margin-left="0.65278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33">
      <style:drawing-page-properties draw:fill="bitmap" draw:fill-image-name="a1332"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65278in" fo:margin-right="0in" fo:text-indent="-0.56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80%" fo:text-align="left" style:tab-stop-distance="1in" fo:margin-left="1.59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1.281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80%" fo:text-align="left" style:tab-stop-distance="1in" fo:margin-left="1.59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8">
      <style:drawing-page-properties draw:fill="bitmap" draw:fill-image-name="a1147"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95313in" fo:margin-right="0in" fo:text-indent="-0.562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95313in" fo:margin-right="0in" fo:text-indent="-0.562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1in" fo:margin-left="1.281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5">
      <style:drawing-page-properties draw:fill="bitmap" draw:fill-image-name="a1734"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80%" fo:text-align="left" style:tab-stop-distance="1in" fo:margin-left="0.968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left" style:tab-stop-distance="1in" fo:margin-left="1.5121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51">
      <style:drawing-page-properties draw:fill="bitmap" draw:fill-image-name="a1350"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59028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89063in" fo:margin-right="0in" fo:text-indent="-0.5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80%" fo:text-align="left" style:tab-stop-distance="1in" fo:margin-left="0.65278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80%" fo:text-align="left" style:tab-stop-distance="1in" fo:margin-left="0.69965in" fo:margin-right="0in" fo:text-indent="-0.25868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36">
      <text:list-level-style-number text:level="1" style:num-format="1" style:num-suffix="." text:start-value="2">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2">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2">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2">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2">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2">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2">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2">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2">
        <style:list-level-properties text:space-before="2.02097in" text:min-label-width="0.5625in"/>
        <style:text-properties fo:color="#3891a7" fo:font-family="Gill Sans MT" style:font-family-generic="swiss" style:font-pitch="variable" fo:font-size="80%"/>
      </text:list-level-style-number>
    </text:list-style>
    <text:list-style style:name="a1765">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375">
      <text:list-level-style-number text:level="1" style:num-format="1" style:num-suffix="." text:start-value="5">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5">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5">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5">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5">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5">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5">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5">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5">
        <style:list-level-properties text:space-before="2.02097in" text:min-label-width="0.5in"/>
        <style:text-properties fo:color="#3891a7" fo:font-family="Gill Sans MT" style:font-family-generic="swiss" style:font-pitch="variable" fo:font-size="80%"/>
      </text:list-level-style-number>
    </text:list-style>
    <text:list-style style:name="a1460">
      <text:list-level-style-number text:level="1" style:num-format="1" style:num-suffix="." text:start-value="2">
        <style:list-level-properties text:space-before="0.19965in" text:min-label-width="0.58333in"/>
        <style:text-properties fo:color="#3891a7" fo:font-family="Wingdings" style:font-pitch="variable" fo:font-size="100%"/>
      </text:list-level-style-number>
      <text:list-level-style-number text:level="2" style:num-format="1" style:num-suffix="." text:start-value="2">
        <style:list-level-properties text:space-before="0.5in" text:min-label-width="0.58333in"/>
        <style:text-properties fo:color="#3891a7" fo:font-family="Wingdings" style:font-pitch="variable" fo:font-size="100%"/>
      </text:list-level-style-number>
      <text:list-level-style-number text:level="3" style:num-format="1" style:num-suffix="." text:start-value="2">
        <style:list-level-properties text:space-before="0.7691in" text:min-label-width="0.58333in"/>
        <style:text-properties fo:color="#3891a7" fo:font-family="Wingdings" style:font-pitch="variable" fo:font-size="100%"/>
      </text:list-level-style-number>
      <text:list-level-style-number text:level="4" style:num-format="1" style:num-suffix="." text:start-value="2">
        <style:list-level-properties text:space-before="1in" text:min-label-width="0.58333in"/>
        <style:text-properties fo:color="#3891a7" fo:font-family="Wingdings" style:font-pitch="variable" fo:font-size="100%"/>
      </text:list-level-style-number>
      <text:list-level-style-number text:level="5" style:num-format="1" style:num-suffix="." text:start-value="2">
        <style:list-level-properties text:space-before="1.21875in" text:min-label-width="0.58333in"/>
        <style:text-properties fo:color="#3891a7" fo:font-family="Wingdings" style:font-pitch="variable" fo:font-size="100%"/>
      </text:list-level-style-number>
      <text:list-level-style-number text:level="6" style:num-format="1" style:num-suffix="." text:start-value="2">
        <style:list-level-properties text:space-before="1.45035in" text:min-label-width="0.58333in"/>
        <style:text-properties fo:color="#3891a7" fo:font-family="Wingdings" style:font-pitch="variable" fo:font-size="100%"/>
      </text:list-level-style-number>
      <text:list-level-style-number text:level="7" style:num-format="1" style:num-suffix="." text:start-value="2">
        <style:list-level-properties text:space-before="1.68035in" text:min-label-width="0.58333in"/>
        <style:text-properties fo:color="#3891a7" fo:font-family="Wingdings" style:font-pitch="variable" fo:font-size="100%"/>
      </text:list-level-style-number>
      <text:list-level-style-number text:level="8" style:num-format="1" style:num-suffix="." text:start-value="2">
        <style:list-level-properties text:space-before="1.90035in" text:min-label-width="0.58333in"/>
        <style:text-properties fo:color="#3891a7" fo:font-family="Wingdings" style:font-pitch="variable" fo:font-size="100%"/>
      </text:list-level-style-number>
      <text:list-level-style-number text:level="9" style:num-format="1" style:num-suffix="." text:start-value="2">
        <style:list-level-properties text:space-before="2.13035in" text:min-label-width="0.58333in"/>
        <style:text-properties fo:color="#3891a7" fo:font-family="Wingdings" style:font-pitch="variable" fo:font-size="100%"/>
      </text:list-level-style-number>
    </text:list-style>
    <text:list-style style:name="a1378">
      <text:list-level-style-number text:level="1" style:num-format="">
        <style:list-level-properties text:space-before="0.09028in" text:min-label-width="0.5in"/>
      </text:list-level-style-number>
      <text:list-level-style-number text:level="2" style:num-format="">
        <style:list-level-properties text:space-before="0.39063in" text:min-label-width="0.5in"/>
      </text:list-level-style-number>
      <text:list-level-style-number text:level="3" style:num-format="">
        <style:list-level-properties text:space-before="0.65972in" text:min-label-width="0.5in"/>
      </text:list-level-style-number>
      <text:list-level-style-number text:level="4" style:num-format="">
        <style:list-level-properties text:space-before="0.89063in" text:min-label-width="0.5in"/>
      </text:list-level-style-number>
      <text:list-level-style-number text:level="5" style:num-format="">
        <style:list-level-properties text:space-before="1.10938in" text:min-label-width="0.5in"/>
      </text:list-level-style-number>
      <text:list-level-style-number text:level="6" style:num-format="">
        <style:list-level-properties text:space-before="1.34097in" text:min-label-width="0.5in"/>
      </text:list-level-style-number>
      <text:list-level-style-number text:level="7" style:num-format="">
        <style:list-level-properties text:space-before="1.57097in" text:min-label-width="0.5in"/>
      </text:list-level-style-number>
      <text:list-level-style-number text:level="8" style:num-format="">
        <style:list-level-properties text:space-before="1.79097in" text:min-label-width="0.5in"/>
      </text:list-level-style-number>
      <text:list-level-style-number text:level="9" style:num-format="">
        <style:list-level-properties text:space-before="2.02097in" text:min-label-width="0.5in"/>
      </text:list-level-style-number>
    </text:list-style>
    <text:list-style style:name="a1421">
      <text:list-level-style-number text:level="1" style:num-format="1" style:num-suffix=".">
        <style:list-level-properties text:space-before="0.09028in" text:min-label-width="0.5in"/>
        <style:text-properties fo:color="#feb80a" fo:font-family="Gill Sans MT" style:font-family-generic="swiss" style:font-pitch="variable" fo:font-size="100%"/>
      </text:list-level-style-number>
      <text:list-level-style-number text:level="2" style:num-format="1" style:num-suffix=".">
        <style:list-level-properties text:space-before="0.39063in" text:min-label-width="0.5in"/>
        <style:text-properties fo:color="#feb80a" fo:font-family="Gill Sans MT" style:font-family-generic="swiss" style:font-pitch="variable" fo:font-size="100%"/>
      </text:list-level-style-number>
      <text:list-level-style-number text:level="3" style:num-format="1" style:num-suffix=".">
        <style:list-level-properties text:space-before="0.65972in" text:min-label-width="0.5in"/>
        <style:text-properties fo:color="#feb80a" fo:font-family="Gill Sans MT" style:font-family-generic="swiss" style:font-pitch="variable" fo:font-size="100%"/>
      </text:list-level-style-number>
      <text:list-level-style-number text:level="4" style:num-format="1" style:num-suffix=".">
        <style:list-level-properties text:space-before="0.89063in" text:min-label-width="0.5in"/>
        <style:text-properties fo:color="#feb80a" fo:font-family="Gill Sans MT" style:font-family-generic="swiss" style:font-pitch="variable" fo:font-size="100%"/>
      </text:list-level-style-number>
      <text:list-level-style-number text:level="5" style:num-format="1" style:num-suffix=".">
        <style:list-level-properties text:space-before="1.10938in" text:min-label-width="0.5in"/>
        <style:text-properties fo:color="#feb80a" fo:font-family="Gill Sans MT" style:font-family-generic="swiss" style:font-pitch="variable" fo:font-size="100%"/>
      </text:list-level-style-number>
      <text:list-level-style-number text:level="6" style:num-format="1" style:num-suffix=".">
        <style:list-level-properties text:space-before="1.34097in" text:min-label-width="0.5in"/>
        <style:text-properties fo:color="#feb80a" fo:font-family="Gill Sans MT" style:font-family-generic="swiss" style:font-pitch="variable" fo:font-size="100%"/>
      </text:list-level-style-number>
      <text:list-level-style-number text:level="7" style:num-format="1" style:num-suffix=".">
        <style:list-level-properties text:space-before="1.57097in" text:min-label-width="0.5in"/>
        <style:text-properties fo:color="#feb80a" fo:font-family="Gill Sans MT" style:font-family-generic="swiss" style:font-pitch="variable" fo:font-size="100%"/>
      </text:list-level-style-number>
      <text:list-level-style-number text:level="8" style:num-format="1" style:num-suffix=".">
        <style:list-level-properties text:space-before="1.79097in" text:min-label-width="0.5in"/>
        <style:text-properties fo:color="#feb80a" fo:font-family="Gill Sans MT" style:font-family-generic="swiss" style:font-pitch="variable" fo:font-size="100%"/>
      </text:list-level-style-number>
      <text:list-level-style-number text:level="9" style:num-format="1" style:num-suffix=".">
        <style:list-level-properties text:space-before="2.02097in" text:min-label-width="0.5in"/>
        <style:text-properties fo:color="#feb80a" fo:font-family="Gill Sans MT" style:font-family-generic="swiss" style:font-pitch="variable" fo:font-size="100%"/>
      </text:list-level-style-number>
    </text:list-style>
    <text:list-style style:name="a1729">
      <text:list-level-style-bullet text:level="1" text:bullet-char="">
        <style:list-level-properties text:space-before="0.19965in" text:min-label-width="0.37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37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37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37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37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37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37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37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375in"/>
        <style:text-properties fo:color="#84aa33" fo:font-family="Wingdings 2" style:font-family-generic="roman" style:font-pitch="variable" style:font-charset="x-symbol" fo:font-size="100%"/>
      </text:list-level-style-bullet>
    </text:list-style>
    <text:list-style style:name="a1032">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074">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077">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512">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469">
      <text:list-level-style-number text:level="1" style:num-format="">
        <style:list-level-properties text:space-before="0in" text:min-label-width="0.66667in"/>
      </text:list-level-style-number>
      <text:list-level-style-number text:level="2" style:num-format="">
        <style:list-level-properties text:space-before="0.30035in" text:min-label-width="0.66667in"/>
      </text:list-level-style-number>
      <text:list-level-style-number text:level="3" style:num-format="">
        <style:list-level-properties text:space-before="0.56944in" text:min-label-width="0.66667in"/>
      </text:list-level-style-number>
      <text:list-level-style-number text:level="4" style:num-format="">
        <style:list-level-properties text:space-before="0.80035in" text:min-label-width="0.66667in"/>
      </text:list-level-style-number>
      <text:list-level-style-number text:level="5" style:num-format="">
        <style:list-level-properties text:space-before="1.0191in" text:min-label-width="0.66667in"/>
      </text:list-level-style-number>
      <text:list-level-style-number text:level="6" style:num-format="">
        <style:list-level-properties text:space-before="1.25069in" text:min-label-width="0.66667in"/>
      </text:list-level-style-number>
      <text:list-level-style-number text:level="7" style:num-format="">
        <style:list-level-properties text:space-before="1.48069in" text:min-label-width="0.66667in"/>
      </text:list-level-style-number>
      <text:list-level-style-number text:level="8" style:num-format="">
        <style:list-level-properties text:space-before="1.70069in" text:min-label-width="0.66667in"/>
      </text:list-level-style-number>
      <text:list-level-style-number text:level="9" style:num-format="">
        <style:list-level-properties text:space-before="1.93069in" text:min-label-width="0.66667in"/>
      </text:list-level-style-number>
    </text:list-style>
    <text:list-style style:name="a1162">
      <text:list-level-style-number text:level="1" style:num-format="1" style:num-suffix="." text:start-value="3">
        <style:list-level-properties text:space-before="0.14931in" text:min-label-width="0.5625in"/>
        <style:text-properties fo:color="#feb80a" fo:font-family="Gill Sans MT" style:font-family-generic="swiss" style:font-pitch="variable" fo:font-size="100%"/>
      </text:list-level-style-number>
      <text:list-level-style-number text:level="2" style:num-format="1" style:num-suffix="." text:start-value="3">
        <style:list-level-properties text:space-before="0.44965in" text:min-label-width="0.5625in"/>
        <style:text-properties fo:color="#feb80a" fo:font-family="Gill Sans MT" style:font-family-generic="swiss" style:font-pitch="variable" fo:font-size="100%"/>
      </text:list-level-style-number>
      <text:list-level-style-number text:level="3" style:num-format="1" style:num-suffix="." text:start-value="3">
        <style:list-level-properties text:space-before="0.71875in" text:min-label-width="0.5625in"/>
        <style:text-properties fo:color="#feb80a" fo:font-family="Gill Sans MT" style:font-family-generic="swiss" style:font-pitch="variable" fo:font-size="100%"/>
      </text:list-level-style-number>
      <text:list-level-style-number text:level="4" style:num-format="1" style:num-suffix="." text:start-value="3">
        <style:list-level-properties text:space-before="0.94965in" text:min-label-width="0.5625in"/>
        <style:text-properties fo:color="#feb80a" fo:font-family="Gill Sans MT" style:font-family-generic="swiss" style:font-pitch="variable" fo:font-size="100%"/>
      </text:list-level-style-number>
      <text:list-level-style-number text:level="5" style:num-format="1" style:num-suffix="." text:start-value="3">
        <style:list-level-properties text:space-before="1.1684in" text:min-label-width="0.5625in"/>
        <style:text-properties fo:color="#feb80a" fo:font-family="Gill Sans MT" style:font-family-generic="swiss" style:font-pitch="variable" fo:font-size="100%"/>
      </text:list-level-style-number>
      <text:list-level-style-number text:level="6" style:num-format="1" style:num-suffix="." text:start-value="3">
        <style:list-level-properties text:space-before="1.4in" text:min-label-width="0.5625in"/>
        <style:text-properties fo:color="#feb80a" fo:font-family="Gill Sans MT" style:font-family-generic="swiss" style:font-pitch="variable" fo:font-size="100%"/>
      </text:list-level-style-number>
      <text:list-level-style-number text:level="7" style:num-format="1" style:num-suffix="." text:start-value="3">
        <style:list-level-properties text:space-before="1.63in" text:min-label-width="0.5625in"/>
        <style:text-properties fo:color="#feb80a" fo:font-family="Gill Sans MT" style:font-family-generic="swiss" style:font-pitch="variable" fo:font-size="100%"/>
      </text:list-level-style-number>
      <text:list-level-style-number text:level="8" style:num-format="1" style:num-suffix="." text:start-value="3">
        <style:list-level-properties text:space-before="1.85in" text:min-label-width="0.5625in"/>
        <style:text-properties fo:color="#feb80a" fo:font-family="Gill Sans MT" style:font-family-generic="swiss" style:font-pitch="variable" fo:font-size="100%"/>
      </text:list-level-style-number>
      <text:list-level-style-number text:level="9" style:num-format="1" style:num-suffix="." text:start-value="3">
        <style:list-level-properties text:space-before="2.08in" text:min-label-width="0.5625in"/>
        <style:text-properties fo:color="#feb80a" fo:font-family="Gill Sans MT" style:font-family-generic="swiss" style:font-pitch="variable" fo:font-size="100%"/>
      </text:list-level-style-number>
    </text:list-style>
    <text:list-style style:name="a1553">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593">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128">
      <text:list-level-style-number text:level="1" style:num-format="1" style:num-suffix=".">
        <style:list-level-properties text:space-before="0.14931in" text:min-label-width="0.5625in"/>
        <style:text-properties fo:color="#feb80a" fo:font-family="Gill Sans MT" style:font-family-generic="swiss" style:font-pitch="variable" fo:font-size="100%"/>
      </text:list-level-style-number>
      <text:list-level-style-number text:level="2" style:num-format="1" style:num-suffix=".">
        <style:list-level-properties text:space-before="0.44965in" text:min-label-width="0.5625in"/>
        <style:text-properties fo:color="#feb80a" fo:font-family="Gill Sans MT" style:font-family-generic="swiss" style:font-pitch="variable" fo:font-size="100%"/>
      </text:list-level-style-number>
      <text:list-level-style-number text:level="3" style:num-format="1" style:num-suffix=".">
        <style:list-level-properties text:space-before="0.71875in" text:min-label-width="0.5625in"/>
        <style:text-properties fo:color="#feb80a" fo:font-family="Gill Sans MT" style:font-family-generic="swiss" style:font-pitch="variable" fo:font-size="100%"/>
      </text:list-level-style-number>
      <text:list-level-style-number text:level="4" style:num-format="1" style:num-suffix=".">
        <style:list-level-properties text:space-before="0.94965in" text:min-label-width="0.5625in"/>
        <style:text-properties fo:color="#feb80a" fo:font-family="Gill Sans MT" style:font-family-generic="swiss" style:font-pitch="variable" fo:font-size="100%"/>
      </text:list-level-style-number>
      <text:list-level-style-number text:level="5" style:num-format="1" style:num-suffix=".">
        <style:list-level-properties text:space-before="1.1684in" text:min-label-width="0.5625in"/>
        <style:text-properties fo:color="#feb80a" fo:font-family="Gill Sans MT" style:font-family-generic="swiss" style:font-pitch="variable" fo:font-size="100%"/>
      </text:list-level-style-number>
      <text:list-level-style-number text:level="6" style:num-format="1" style:num-suffix=".">
        <style:list-level-properties text:space-before="1.4in" text:min-label-width="0.5625in"/>
        <style:text-properties fo:color="#feb80a" fo:font-family="Gill Sans MT" style:font-family-generic="swiss" style:font-pitch="variable" fo:font-size="100%"/>
      </text:list-level-style-number>
      <text:list-level-style-number text:level="7" style:num-format="1" style:num-suffix=".">
        <style:list-level-properties text:space-before="1.63in" text:min-label-width="0.5625in"/>
        <style:text-properties fo:color="#feb80a" fo:font-family="Gill Sans MT" style:font-family-generic="swiss" style:font-pitch="variable" fo:font-size="100%"/>
      </text:list-level-style-number>
      <text:list-level-style-number text:level="8" style:num-format="1" style:num-suffix=".">
        <style:list-level-properties text:space-before="1.85in" text:min-label-width="0.5625in"/>
        <style:text-properties fo:color="#feb80a" fo:font-family="Gill Sans MT" style:font-family-generic="swiss" style:font-pitch="variable" fo:font-size="100%"/>
      </text:list-level-style-number>
      <text:list-level-style-number text:level="9" style:num-format="1" style:num-suffix=".">
        <style:list-level-properties text:space-before="2.08in" text:min-label-width="0.5625in"/>
        <style:text-properties fo:color="#feb80a" fo:font-family="Gill Sans MT" style:font-family-generic="swiss" style:font-pitch="variable" fo:font-size="100%"/>
      </text:list-level-style-number>
    </text:list-style>
    <text:list-style style:name="a1210">
      <text:list-level-style-bullet text:level="1" text:bullet-char="-">
        <style:list-level-properties text:space-before="0.19965in" text:min-label-width="0.3125in"/>
        <style:text-properties fo:color="#3891a7" fo:font-size="80%"/>
      </text:list-level-style-bullet>
      <text:list-level-style-bullet text:level="2" text:bullet-char="-">
        <style:list-level-properties text:space-before="0.5in" text:min-label-width="0.3125in"/>
        <style:text-properties fo:color="#3891a7" fo:font-size="80%"/>
      </text:list-level-style-bullet>
      <text:list-level-style-bullet text:level="3" text:bullet-char="-">
        <style:list-level-properties text:space-before="0.7691in" text:min-label-width="0.3125in"/>
        <style:text-properties fo:color="#3891a7" fo:font-size="80%"/>
      </text:list-level-style-bullet>
      <text:list-level-style-bullet text:level="4" text:bullet-char="-">
        <style:list-level-properties text:space-before="1in" text:min-label-width="0.3125in"/>
        <style:text-properties fo:color="#3891a7" fo:font-size="80%"/>
      </text:list-level-style-bullet>
      <text:list-level-style-bullet text:level="5" text:bullet-char="-">
        <style:list-level-properties text:space-before="1.21875in" text:min-label-width="0.3125in"/>
        <style:text-properties fo:color="#3891a7" fo:font-size="80%"/>
      </text:list-level-style-bullet>
      <text:list-level-style-bullet text:level="6" text:bullet-char="-">
        <style:list-level-properties text:space-before="1.45035in" text:min-label-width="0.3125in"/>
        <style:text-properties fo:color="#3891a7" fo:font-size="80%"/>
      </text:list-level-style-bullet>
      <text:list-level-style-bullet text:level="7" text:bullet-char="-">
        <style:list-level-properties text:space-before="1.68035in" text:min-label-width="0.3125in"/>
        <style:text-properties fo:color="#3891a7" fo:font-size="80%"/>
      </text:list-level-style-bullet>
      <text:list-level-style-bullet text:level="8" text:bullet-char="-">
        <style:list-level-properties text:space-before="1.90035in" text:min-label-width="0.3125in"/>
        <style:text-properties fo:color="#3891a7" fo:font-size="80%"/>
      </text:list-level-style-bullet>
      <text:list-level-style-bullet text:level="9" text:bullet-char="-">
        <style:list-level-properties text:space-before="2.13035in" text:min-label-width="0.3125in"/>
        <style:text-properties fo:color="#3891a7" fo:font-size="80%"/>
      </text:list-level-style-bullet>
    </text:list-style>
    <text:list-style style:name="a1168">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64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559">
      <text:list-level-style-number text:level="1" style:num-format="1" style:num-suffix=".">
        <style:list-level-properties text:space-before="0.09028in" text:min-label-width="0.5625in"/>
        <style:text-properties fo:color="#3891a7" fo:font-family="Gill Sans MT" fo:font-size="80%"/>
      </text:list-level-style-number>
      <text:list-level-style-number text:level="2" style:num-format="1" style:num-suffix=".">
        <style:list-level-properties text:space-before="0.39063in" text:min-label-width="0.5625in"/>
        <style:text-properties fo:color="#3891a7" fo:font-family="Gill Sans MT" fo:font-size="80%"/>
      </text:list-level-style-number>
      <text:list-level-style-number text:level="3" style:num-format="1" style:num-suffix=".">
        <style:list-level-properties text:space-before="0.65972in" text:min-label-width="0.5625in"/>
        <style:text-properties fo:color="#3891a7" fo:font-family="Gill Sans MT" fo:font-size="80%"/>
      </text:list-level-style-number>
      <text:list-level-style-number text:level="4" style:num-format="1" style:num-suffix=".">
        <style:list-level-properties text:space-before="0.89063in" text:min-label-width="0.5625in"/>
        <style:text-properties fo:color="#3891a7" fo:font-family="Gill Sans MT" fo:font-size="80%"/>
      </text:list-level-style-number>
      <text:list-level-style-number text:level="5" style:num-format="1" style:num-suffix=".">
        <style:list-level-properties text:space-before="1.10938in" text:min-label-width="0.5625in"/>
        <style:text-properties fo:color="#3891a7" fo:font-family="Gill Sans MT" fo:font-size="80%"/>
      </text:list-level-style-number>
      <text:list-level-style-number text:level="6" style:num-format="1" style:num-suffix=".">
        <style:list-level-properties text:space-before="1.34097in" text:min-label-width="0.5625in"/>
        <style:text-properties fo:color="#3891a7" fo:font-family="Gill Sans MT" fo:font-size="80%"/>
      </text:list-level-style-number>
      <text:list-level-style-number text:level="7" style:num-format="1" style:num-suffix=".">
        <style:list-level-properties text:space-before="1.57097in" text:min-label-width="0.5625in"/>
        <style:text-properties fo:color="#3891a7" fo:font-family="Gill Sans MT" fo:font-size="80%"/>
      </text:list-level-style-number>
      <text:list-level-style-number text:level="8" style:num-format="1" style:num-suffix=".">
        <style:list-level-properties text:space-before="1.79097in" text:min-label-width="0.5625in"/>
        <style:text-properties fo:color="#3891a7" fo:font-family="Gill Sans MT" fo:font-size="80%"/>
      </text:list-level-style-number>
      <text:list-level-style-number text:level="9" style:num-format="1" style:num-suffix=".">
        <style:list-level-properties text:space-before="2.02097in" text:min-label-width="0.5625in"/>
        <style:text-properties fo:color="#3891a7" fo:font-family="Gill Sans MT" fo:font-size="80%"/>
      </text:list-level-style-number>
    </text:list-style>
    <text:list-style style:name="a1213">
      <text:list-level-style-bullet text:level="1" text:bullet-char="-">
        <style:list-level-properties text:space-before="0.19965in" text:min-label-width="0.3125in"/>
        <style:text-properties fo:color="#3891a7" fo:font-size="80%"/>
      </text:list-level-style-bullet>
      <text:list-level-style-bullet text:level="2" text:bullet-char="-">
        <style:list-level-properties text:space-before="0.5in" text:min-label-width="0.3125in"/>
        <style:text-properties fo:color="#3891a7" fo:font-size="80%"/>
      </text:list-level-style-bullet>
      <text:list-level-style-bullet text:level="3" text:bullet-char="-">
        <style:list-level-properties text:space-before="0.7691in" text:min-label-width="0.3125in"/>
        <style:text-properties fo:color="#3891a7" fo:font-size="80%"/>
      </text:list-level-style-bullet>
      <text:list-level-style-bullet text:level="4" text:bullet-char="-">
        <style:list-level-properties text:space-before="1in" text:min-label-width="0.3125in"/>
        <style:text-properties fo:color="#3891a7" fo:font-size="80%"/>
      </text:list-level-style-bullet>
      <text:list-level-style-bullet text:level="5" text:bullet-char="-">
        <style:list-level-properties text:space-before="1.21875in" text:min-label-width="0.3125in"/>
        <style:text-properties fo:color="#3891a7" fo:font-size="80%"/>
      </text:list-level-style-bullet>
      <text:list-level-style-bullet text:level="6" text:bullet-char="-">
        <style:list-level-properties text:space-before="1.45035in" text:min-label-width="0.3125in"/>
        <style:text-properties fo:color="#3891a7" fo:font-size="80%"/>
      </text:list-level-style-bullet>
      <text:list-level-style-bullet text:level="7" text:bullet-char="-">
        <style:list-level-properties text:space-before="1.68035in" text:min-label-width="0.3125in"/>
        <style:text-properties fo:color="#3891a7" fo:font-size="80%"/>
      </text:list-level-style-bullet>
      <text:list-level-style-bullet text:level="8" text:bullet-char="-">
        <style:list-level-properties text:space-before="1.90035in" text:min-label-width="0.3125in"/>
        <style:text-properties fo:color="#3891a7" fo:font-size="80%"/>
      </text:list-level-style-bullet>
      <text:list-level-style-bullet text:level="9" text:bullet-char="-">
        <style:list-level-properties text:space-before="2.13035in" text:min-label-width="0.3125in"/>
        <style:text-properties fo:color="#3891a7" fo:font-size="80%"/>
      </text:list-level-style-bullet>
    </text:list-style>
    <text:list-style style:name="a1291">
      <text:list-level-style-number text:level="1" style:num-format="1" style:num-suffix="." text:start-value="8">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8">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8">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8">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8">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8">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8">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8">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8">
        <style:list-level-properties text:space-before="2.02097in" text:min-label-width="0.5625in"/>
        <style:text-properties fo:color="#3891a7" fo:font-family="Gill Sans MT" style:font-family-generic="swiss" style:font-pitch="variable" fo:font-size="80%"/>
      </text:list-level-style-number>
    </text:list-style>
    <text:list-style style:name="a1252">
      <text:list-level-style-number text:level="1" style:num-format="">
        <style:list-level-properties text:space-before="0.14062in" text:min-label-width="0.5625in"/>
      </text:list-level-style-number>
      <text:list-level-style-number text:level="2" style:num-format="">
        <style:list-level-properties text:space-before="0.44097in" text:min-label-width="0.5625in"/>
      </text:list-level-style-number>
      <text:list-level-style-number text:level="3" style:num-format="">
        <style:list-level-properties text:space-before="0.71007in" text:min-label-width="0.5625in"/>
      </text:list-level-style-number>
      <text:list-level-style-number text:level="4" style:num-format="">
        <style:list-level-properties text:space-before="0.94097in" text:min-label-width="0.5625in"/>
      </text:list-level-style-number>
      <text:list-level-style-number text:level="5" style:num-format="">
        <style:list-level-properties text:space-before="1.15972in" text:min-label-width="0.5625in"/>
      </text:list-level-style-number>
      <text:list-level-style-number text:level="6" style:num-format="">
        <style:list-level-properties text:space-before="1.39132in" text:min-label-width="0.5625in"/>
      </text:list-level-style-number>
      <text:list-level-style-number text:level="7" style:num-format="">
        <style:list-level-properties text:space-before="1.62132in" text:min-label-width="0.5625in"/>
      </text:list-level-style-number>
      <text:list-level-style-number text:level="8" style:num-format="">
        <style:list-level-properties text:space-before="1.84132in" text:min-label-width="0.5625in"/>
      </text:list-level-style-number>
      <text:list-level-style-number text:level="9" style:num-format="">
        <style:list-level-properties text:space-before="2.07132in" text:min-label-width="0.5625in"/>
      </text:list-level-style-number>
    </text:list-style>
    <text:list-style style:name="a1605">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683">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1301">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258">
      <text:list-level-style-number text:level="1" style:num-format="1" style:num-suffix="." text:start-value="3">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3">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3">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3">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3">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3">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3">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3">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3">
        <style:list-level-properties text:space-before="2.02097in" text:min-label-width="0.5625in"/>
        <style:text-properties fo:color="#3891a7" fo:font-family="Gill Sans MT" style:font-family-generic="swiss" style:font-pitch="variable" fo:font-size="80%"/>
      </text:list-level-style-number>
    </text:list-style>
    <text:list-style style:name="a1381">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732">
      <text:list-level-style-number text:level="1" style:num-format="">
        <style:list-level-properties text:space-before="0.09028in" text:min-label-width="0.30903in"/>
      </text:list-level-style-number>
      <text:list-level-style-number text:level="2" style:num-format="">
        <style:list-level-properties text:space-before="0.39063in" text:min-label-width="0.30903in"/>
      </text:list-level-style-number>
      <text:list-level-style-number text:level="3" style:num-format="">
        <style:list-level-properties text:space-before="0.65972in" text:min-label-width="0.30903in"/>
      </text:list-level-style-number>
      <text:list-level-style-number text:level="4" style:num-format="">
        <style:list-level-properties text:space-before="0.89063in" text:min-label-width="0.30903in"/>
      </text:list-level-style-number>
      <text:list-level-style-number text:level="5" style:num-format="">
        <style:list-level-properties text:space-before="1.10938in" text:min-label-width="0.30903in"/>
      </text:list-level-style-number>
      <text:list-level-style-number text:level="6" style:num-format="">
        <style:list-level-properties text:space-before="1.34097in" text:min-label-width="0.30903in"/>
      </text:list-level-style-number>
      <text:list-level-style-number text:level="7" style:num-format="">
        <style:list-level-properties text:space-before="1.57097in" text:min-label-width="0.30903in"/>
      </text:list-level-style-number>
      <text:list-level-style-number text:level="8" style:num-format="">
        <style:list-level-properties text:space-before="1.79097in" text:min-label-width="0.30903in"/>
      </text:list-level-style-number>
      <text:list-level-style-number text:level="9" style:num-format="">
        <style:list-level-properties text:space-before="2.02097in" text:min-label-width="0.30903in"/>
      </text:list-level-style-number>
    </text:list-style>
    <text:list-style style:name="a1342">
      <text:list-level-style-bullet text:level="1" text:bullet-char="◦">
        <style:list-level-properties text:space-before="0.09028in" text:min-label-width="0.5625in"/>
        <style:text-properties fo:color="#3891a7" fo:font-family="Verdana" style:font-family-generic="swiss" style:font-pitch="variable" fo:font-size="100%"/>
      </text:list-level-style-bullet>
      <text:list-level-style-bullet text:level="2" text:bullet-char="◦">
        <style:list-level-properties text:space-before="0.39063in" text:min-label-width="0.5625in"/>
        <style:text-properties fo:color="#3891a7" fo:font-family="Verdana" style:font-family-generic="swiss" style:font-pitch="variable" fo:font-size="100%"/>
      </text:list-level-style-bullet>
      <text:list-level-style-bullet text:level="3" text:bullet-char="◦">
        <style:list-level-properties text:space-before="0.65972in" text:min-label-width="0.5625in"/>
        <style:text-properties fo:color="#3891a7" fo:font-family="Verdana" style:font-family-generic="swiss" style:font-pitch="variable" fo:font-size="100%"/>
      </text:list-level-style-bullet>
      <text:list-level-style-bullet text:level="4" text:bullet-char="◦">
        <style:list-level-properties text:space-before="0.89063in" text:min-label-width="0.5625in"/>
        <style:text-properties fo:color="#3891a7" fo:font-family="Verdana" style:font-family-generic="swiss" style:font-pitch="variable" fo:font-size="100%"/>
      </text:list-level-style-bullet>
      <text:list-level-style-bullet text:level="5" text:bullet-char="◦">
        <style:list-level-properties text:space-before="1.10938in" text:min-label-width="0.5625in"/>
        <style:text-properties fo:color="#3891a7" fo:font-family="Verdana" style:font-family-generic="swiss" style:font-pitch="variable" fo:font-size="100%"/>
      </text:list-level-style-bullet>
      <text:list-level-style-bullet text:level="6" text:bullet-char="◦">
        <style:list-level-properties text:space-before="1.34097in" text:min-label-width="0.5625in"/>
        <style:text-properties fo:color="#3891a7" fo:font-family="Verdana" style:font-family-generic="swiss" style:font-pitch="variable" fo:font-size="100%"/>
      </text:list-level-style-bullet>
      <text:list-level-style-bullet text:level="7" text:bullet-char="◦">
        <style:list-level-properties text:space-before="1.57097in" text:min-label-width="0.5625in"/>
        <style:text-properties fo:color="#3891a7" fo:font-family="Verdana" style:font-family-generic="swiss" style:font-pitch="variable" fo:font-size="100%"/>
      </text:list-level-style-bullet>
      <text:list-level-style-bullet text:level="8" text:bullet-char="◦">
        <style:list-level-properties text:space-before="1.79097in" text:min-label-width="0.5625in"/>
        <style:text-properties fo:color="#3891a7" fo:font-family="Verdana" style:font-family-generic="swiss" style:font-pitch="variable" fo:font-size="100%"/>
      </text:list-level-style-bullet>
      <text:list-level-style-bullet text:level="9" text:bullet-char="◦">
        <style:list-level-properties text:space-before="2.02097in" text:min-label-width="0.5625in"/>
        <style:text-properties fo:color="#3891a7" fo:font-family="Verdana" style:font-family-generic="swiss" style:font-pitch="variable" fo:font-size="100%"/>
      </text:list-level-style-bullet>
    </text:list-style>
    <text:list-style style:name="a1304">
      <text:list-level-style-number text:level="1" style:num-format="">
        <style:list-level-properties text:space-before="0.09028in" text:min-label-width="0.30903in"/>
      </text:list-level-style-number>
      <text:list-level-style-number text:level="2" style:num-format="">
        <style:list-level-properties text:space-before="0.39063in" text:min-label-width="0.30903in"/>
      </text:list-level-style-number>
      <text:list-level-style-number text:level="3" style:num-format="">
        <style:list-level-properties text:space-before="0.65972in" text:min-label-width="0.30903in"/>
      </text:list-level-style-number>
      <text:list-level-style-number text:level="4" style:num-format="">
        <style:list-level-properties text:space-before="0.89063in" text:min-label-width="0.30903in"/>
      </text:list-level-style-number>
      <text:list-level-style-number text:level="5" style:num-format="">
        <style:list-level-properties text:space-before="1.10938in" text:min-label-width="0.30903in"/>
      </text:list-level-style-number>
      <text:list-level-style-number text:level="6" style:num-format="">
        <style:list-level-properties text:space-before="1.34097in" text:min-label-width="0.30903in"/>
      </text:list-level-style-number>
      <text:list-level-style-number text:level="7" style:num-format="">
        <style:list-level-properties text:space-before="1.57097in" text:min-label-width="0.30903in"/>
      </text:list-level-style-number>
      <text:list-level-style-number text:level="8" style:num-format="">
        <style:list-level-properties text:space-before="1.79097in" text:min-label-width="0.30903in"/>
      </text:list-level-style-number>
      <text:list-level-style-number text:level="9" style:num-format="">
        <style:list-level-properties text:space-before="2.02097in" text:min-label-width="0.30903in"/>
      </text:list-level-style-number>
    </text:list-style>
    <text:list-style style:name="a177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348">
      <text:list-level-style-bullet text:level="1" text:bullet-char="◦">
        <style:list-level-properties text:space-before="0.09028in" text:min-label-width="0.5625in"/>
        <style:text-properties fo:color="#3891a7" fo:font-family="Verdana" style:font-family-generic="swiss" style:font-pitch="variable" fo:font-size="100%"/>
      </text:list-level-style-bullet>
      <text:list-level-style-bullet text:level="2" text:bullet-char="◦">
        <style:list-level-properties text:space-before="0.39063in" text:min-label-width="0.5625in"/>
        <style:text-properties fo:color="#3891a7" fo:font-family="Verdana" style:font-family-generic="swiss" style:font-pitch="variable" fo:font-size="100%"/>
      </text:list-level-style-bullet>
      <text:list-level-style-bullet text:level="3" text:bullet-char="◦">
        <style:list-level-properties text:space-before="0.65972in" text:min-label-width="0.5625in"/>
        <style:text-properties fo:color="#3891a7" fo:font-family="Verdana" style:font-family-generic="swiss" style:font-pitch="variable" fo:font-size="100%"/>
      </text:list-level-style-bullet>
      <text:list-level-style-bullet text:level="4" text:bullet-char="◦">
        <style:list-level-properties text:space-before="0.89063in" text:min-label-width="0.5625in"/>
        <style:text-properties fo:color="#3891a7" fo:font-family="Verdana" style:font-family-generic="swiss" style:font-pitch="variable" fo:font-size="100%"/>
      </text:list-level-style-bullet>
      <text:list-level-style-bullet text:level="5" text:bullet-char="◦">
        <style:list-level-properties text:space-before="1.10938in" text:min-label-width="0.5625in"/>
        <style:text-properties fo:color="#3891a7" fo:font-family="Verdana" style:font-family-generic="swiss" style:font-pitch="variable" fo:font-size="100%"/>
      </text:list-level-style-bullet>
      <text:list-level-style-bullet text:level="6" text:bullet-char="◦">
        <style:list-level-properties text:space-before="1.34097in" text:min-label-width="0.5625in"/>
        <style:text-properties fo:color="#3891a7" fo:font-family="Verdana" style:font-family-generic="swiss" style:font-pitch="variable" fo:font-size="100%"/>
      </text:list-level-style-bullet>
      <text:list-level-style-bullet text:level="7" text:bullet-char="◦">
        <style:list-level-properties text:space-before="1.57097in" text:min-label-width="0.5625in"/>
        <style:text-properties fo:color="#3891a7" fo:font-family="Verdana" style:font-family-generic="swiss" style:font-pitch="variable" fo:font-size="100%"/>
      </text:list-level-style-bullet>
      <text:list-level-style-bullet text:level="8" text:bullet-char="◦">
        <style:list-level-properties text:space-before="1.79097in" text:min-label-width="0.5625in"/>
        <style:text-properties fo:color="#3891a7" fo:font-family="Verdana" style:font-family-generic="swiss" style:font-pitch="variable" fo:font-size="100%"/>
      </text:list-level-style-bullet>
      <text:list-level-style-bullet text:level="9" text:bullet-char="◦">
        <style:list-level-properties text:space-before="2.02097in" text:min-label-width="0.5625in"/>
        <style:text-properties fo:color="#3891a7" fo:font-family="Verdana" style:font-family-generic="swiss" style:font-pitch="variable" fo:font-size="100%"/>
      </text:list-level-style-bullet>
    </text:list-style>
    <text:list-style style:name="a1777">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738">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080">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472">
      <text:list-level-style-bullet text:level="1" text:bullet-char="">
        <style:list-level-properties text:space-before="0in" text:min-label-width="0.66667in"/>
        <style:text-properties fo:color="#3891a7" fo:font-family="Wingdings 2" style:font-family-generic="roman" style:font-pitch="variable" style:font-charset="x-symbol" fo:font-size="80%"/>
      </text:list-level-style-bullet>
      <text:list-level-style-bullet text:level="2" text:bullet-char="">
        <style:list-level-properties text:space-before="0.30035in" text:min-label-width="0.66667in"/>
        <style:text-properties fo:color="#3891a7" fo:font-family="Wingdings 2" style:font-family-generic="roman" style:font-pitch="variable" style:font-charset="x-symbol" fo:font-size="80%"/>
      </text:list-level-style-bullet>
      <text:list-level-style-bullet text:level="3" text:bullet-char="">
        <style:list-level-properties text:space-before="0.56944in" text:min-label-width="0.66667in"/>
        <style:text-properties fo:color="#3891a7" fo:font-family="Wingdings 2" style:font-family-generic="roman" style:font-pitch="variable" style:font-charset="x-symbol" fo:font-size="80%"/>
      </text:list-level-style-bullet>
      <text:list-level-style-bullet text:level="4" text:bullet-char="">
        <style:list-level-properties text:space-before="0.80035in" text:min-label-width="0.66667in"/>
        <style:text-properties fo:color="#3891a7" fo:font-family="Wingdings 2" style:font-family-generic="roman" style:font-pitch="variable" style:font-charset="x-symbol" fo:font-size="80%"/>
      </text:list-level-style-bullet>
      <text:list-level-style-bullet text:level="5" text:bullet-char="">
        <style:list-level-properties text:space-before="1.0191in" text:min-label-width="0.66667in"/>
        <style:text-properties fo:color="#3891a7" fo:font-family="Wingdings 2" style:font-family-generic="roman" style:font-pitch="variable" style:font-charset="x-symbol" fo:font-size="80%"/>
      </text:list-level-style-bullet>
      <text:list-level-style-bullet text:level="6" text:bullet-char="">
        <style:list-level-properties text:space-before="1.25069in" text:min-label-width="0.66667in"/>
        <style:text-properties fo:color="#3891a7" fo:font-family="Wingdings 2" style:font-family-generic="roman" style:font-pitch="variable" style:font-charset="x-symbol" fo:font-size="80%"/>
      </text:list-level-style-bullet>
      <text:list-level-style-bullet text:level="7" text:bullet-char="">
        <style:list-level-properties text:space-before="1.48069in" text:min-label-width="0.66667in"/>
        <style:text-properties fo:color="#3891a7" fo:font-family="Wingdings 2" style:font-family-generic="roman" style:font-pitch="variable" style:font-charset="x-symbol" fo:font-size="80%"/>
      </text:list-level-style-bullet>
      <text:list-level-style-bullet text:level="8" text:bullet-char="">
        <style:list-level-properties text:space-before="1.70069in" text:min-label-width="0.66667in"/>
        <style:text-properties fo:color="#3891a7" fo:font-family="Wingdings 2" style:font-family-generic="roman" style:font-pitch="variable" style:font-charset="x-symbol" fo:font-size="80%"/>
      </text:list-level-style-bullet>
      <text:list-level-style-bullet text:level="9" text:bullet-char="">
        <style:list-level-properties text:space-before="1.93069in" text:min-label-width="0.66667in"/>
        <style:text-properties fo:color="#3891a7" fo:font-family="Wingdings 2" style:font-family-generic="roman" style:font-pitch="variable" style:font-charset="x-symbol" fo:font-size="80%"/>
      </text:list-level-style-bullet>
    </text:list-style>
    <text:list-style style:name="a1083">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048">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088">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525">
      <text:list-level-style-number text:level="1" style:num-format="1" style:num-suffix=".">
        <style:list-level-properties text:space-before="0.09028in" text:min-label-width="0.5625in"/>
        <style:text-properties fo:color="#3891a7" fo:font-family="Gill Sans MT" fo:font-size="80%"/>
      </text:list-level-style-number>
      <text:list-level-style-number text:level="2" style:num-format="1" style:num-suffix=".">
        <style:list-level-properties text:space-before="0.39063in" text:min-label-width="0.5625in"/>
        <style:text-properties fo:color="#3891a7" fo:font-family="Gill Sans MT" fo:font-size="80%"/>
      </text:list-level-style-number>
      <text:list-level-style-number text:level="3" style:num-format="1" style:num-suffix=".">
        <style:list-level-properties text:space-before="0.65972in" text:min-label-width="0.5625in"/>
        <style:text-properties fo:color="#3891a7" fo:font-family="Gill Sans MT" fo:font-size="80%"/>
      </text:list-level-style-number>
      <text:list-level-style-number text:level="4" style:num-format="1" style:num-suffix=".">
        <style:list-level-properties text:space-before="0.89063in" text:min-label-width="0.5625in"/>
        <style:text-properties fo:color="#3891a7" fo:font-family="Gill Sans MT" fo:font-size="80%"/>
      </text:list-level-style-number>
      <text:list-level-style-number text:level="5" style:num-format="1" style:num-suffix=".">
        <style:list-level-properties text:space-before="1.10938in" text:min-label-width="0.5625in"/>
        <style:text-properties fo:color="#3891a7" fo:font-family="Gill Sans MT" fo:font-size="80%"/>
      </text:list-level-style-number>
      <text:list-level-style-number text:level="6" style:num-format="1" style:num-suffix=".">
        <style:list-level-properties text:space-before="1.34097in" text:min-label-width="0.5625in"/>
        <style:text-properties fo:color="#3891a7" fo:font-family="Gill Sans MT" fo:font-size="80%"/>
      </text:list-level-style-number>
      <text:list-level-style-number text:level="7" style:num-format="1" style:num-suffix=".">
        <style:list-level-properties text:space-before="1.57097in" text:min-label-width="0.5625in"/>
        <style:text-properties fo:color="#3891a7" fo:font-family="Gill Sans MT" fo:font-size="80%"/>
      </text:list-level-style-number>
      <text:list-level-style-number text:level="8" style:num-format="1" style:num-suffix=".">
        <style:list-level-properties text:space-before="1.79097in" text:min-label-width="0.5625in"/>
        <style:text-properties fo:color="#3891a7" fo:font-family="Gill Sans MT" fo:font-size="80%"/>
      </text:list-level-style-number>
      <text:list-level-style-number text:level="9" style:num-format="1" style:num-suffix=".">
        <style:list-level-properties text:space-before="2.02097in" text:min-label-width="0.5625in"/>
        <style:text-properties fo:color="#3891a7" fo:font-family="Gill Sans MT" fo:font-size="80%"/>
      </text:list-level-style-number>
    </text:list-style>
    <text:list-style style:name="a1135">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175">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139">
      <text:list-level-style-number text:level="1" style:num-format="1" style:num-suffix=".">
        <style:list-level-properties text:space-before="0.14931in" text:min-label-width="0.5625in"/>
        <style:text-properties fo:color="#feb80a" fo:font-family="Gill Sans MT" style:font-family-generic="swiss" style:font-pitch="variable" fo:font-size="100%"/>
      </text:list-level-style-number>
      <text:list-level-style-number text:level="2" style:num-format="1" style:num-suffix=".">
        <style:list-level-properties text:space-before="0.44965in" text:min-label-width="0.5625in"/>
        <style:text-properties fo:color="#feb80a" fo:font-family="Gill Sans MT" style:font-family-generic="swiss" style:font-pitch="variable" fo:font-size="100%"/>
      </text:list-level-style-number>
      <text:list-level-style-number text:level="3" style:num-format="1" style:num-suffix=".">
        <style:list-level-properties text:space-before="0.71875in" text:min-label-width="0.5625in"/>
        <style:text-properties fo:color="#feb80a" fo:font-family="Gill Sans MT" style:font-family-generic="swiss" style:font-pitch="variable" fo:font-size="100%"/>
      </text:list-level-style-number>
      <text:list-level-style-number text:level="4" style:num-format="1" style:num-suffix=".">
        <style:list-level-properties text:space-before="0.94965in" text:min-label-width="0.5625in"/>
        <style:text-properties fo:color="#feb80a" fo:font-family="Gill Sans MT" style:font-family-generic="swiss" style:font-pitch="variable" fo:font-size="100%"/>
      </text:list-level-style-number>
      <text:list-level-style-number text:level="5" style:num-format="1" style:num-suffix=".">
        <style:list-level-properties text:space-before="1.1684in" text:min-label-width="0.5625in"/>
        <style:text-properties fo:color="#feb80a" fo:font-family="Gill Sans MT" style:font-family-generic="swiss" style:font-pitch="variable" fo:font-size="100%"/>
      </text:list-level-style-number>
      <text:list-level-style-number text:level="6" style:num-format="1" style:num-suffix=".">
        <style:list-level-properties text:space-before="1.4in" text:min-label-width="0.5625in"/>
        <style:text-properties fo:color="#feb80a" fo:font-family="Gill Sans MT" style:font-family-generic="swiss" style:font-pitch="variable" fo:font-size="100%"/>
      </text:list-level-style-number>
      <text:list-level-style-number text:level="7" style:num-format="1" style:num-suffix=".">
        <style:list-level-properties text:space-before="1.63in" text:min-label-width="0.5625in"/>
        <style:text-properties fo:color="#feb80a" fo:font-family="Gill Sans MT" style:font-family-generic="swiss" style:font-pitch="variable" fo:font-size="100%"/>
      </text:list-level-style-number>
      <text:list-level-style-number text:level="8" style:num-format="1" style:num-suffix=".">
        <style:list-level-properties text:space-before="1.85in" text:min-label-width="0.5625in"/>
        <style:text-properties fo:color="#feb80a" fo:font-family="Gill Sans MT" style:font-family-generic="swiss" style:font-pitch="variable" fo:font-size="100%"/>
      </text:list-level-style-number>
      <text:list-level-style-number text:level="9" style:num-format="1" style:num-suffix=".">
        <style:list-level-properties text:space-before="2.08in" text:min-label-width="0.5625in"/>
        <style:text-properties fo:color="#feb80a" fo:font-family="Gill Sans MT" style:font-family-generic="swiss" style:font-pitch="variable" fo:font-size="100%"/>
      </text:list-level-style-number>
    </text:list-style>
    <text:list-style style:name="a1179">
      <text:list-level-style-number text:level="1" style:num-format="1" style:num-suffix="." text:start-value="3">
        <style:list-level-properties text:space-before="0.14931in" text:min-label-width="0.5625in"/>
        <style:text-properties fo:color="#feb80a" fo:font-family="Gill Sans MT" style:font-family-generic="swiss" style:font-pitch="variable" fo:font-size="100%"/>
      </text:list-level-style-number>
      <text:list-level-style-number text:level="2" style:num-format="1" style:num-suffix="." text:start-value="3">
        <style:list-level-properties text:space-before="0.44965in" text:min-label-width="0.5625in"/>
        <style:text-properties fo:color="#feb80a" fo:font-family="Gill Sans MT" style:font-family-generic="swiss" style:font-pitch="variable" fo:font-size="100%"/>
      </text:list-level-style-number>
      <text:list-level-style-number text:level="3" style:num-format="1" style:num-suffix="." text:start-value="3">
        <style:list-level-properties text:space-before="0.71875in" text:min-label-width="0.5625in"/>
        <style:text-properties fo:color="#feb80a" fo:font-family="Gill Sans MT" style:font-family-generic="swiss" style:font-pitch="variable" fo:font-size="100%"/>
      </text:list-level-style-number>
      <text:list-level-style-number text:level="4" style:num-format="1" style:num-suffix="." text:start-value="3">
        <style:list-level-properties text:space-before="0.94965in" text:min-label-width="0.5625in"/>
        <style:text-properties fo:color="#feb80a" fo:font-family="Gill Sans MT" style:font-family-generic="swiss" style:font-pitch="variable" fo:font-size="100%"/>
      </text:list-level-style-number>
      <text:list-level-style-number text:level="5" style:num-format="1" style:num-suffix="." text:start-value="3">
        <style:list-level-properties text:space-before="1.1684in" text:min-label-width="0.5625in"/>
        <style:text-properties fo:color="#feb80a" fo:font-family="Gill Sans MT" style:font-family-generic="swiss" style:font-pitch="variable" fo:font-size="100%"/>
      </text:list-level-style-number>
      <text:list-level-style-number text:level="6" style:num-format="1" style:num-suffix="." text:start-value="3">
        <style:list-level-properties text:space-before="1.4in" text:min-label-width="0.5625in"/>
        <style:text-properties fo:color="#feb80a" fo:font-family="Gill Sans MT" style:font-family-generic="swiss" style:font-pitch="variable" fo:font-size="100%"/>
      </text:list-level-style-number>
      <text:list-level-style-number text:level="7" style:num-format="1" style:num-suffix="." text:start-value="3">
        <style:list-level-properties text:space-before="1.63in" text:min-label-width="0.5625in"/>
        <style:text-properties fo:color="#feb80a" fo:font-family="Gill Sans MT" style:font-family-generic="swiss" style:font-pitch="variable" fo:font-size="100%"/>
      </text:list-level-style-number>
      <text:list-level-style-number text:level="8" style:num-format="1" style:num-suffix="." text:start-value="3">
        <style:list-level-properties text:space-before="1.85in" text:min-label-width="0.5625in"/>
        <style:text-properties fo:color="#feb80a" fo:font-family="Gill Sans MT" style:font-family-generic="swiss" style:font-pitch="variable" fo:font-size="100%"/>
      </text:list-level-style-number>
      <text:list-level-style-number text:level="9" style:num-format="1" style:num-suffix="." text:start-value="3">
        <style:list-level-properties text:space-before="2.08in" text:min-label-width="0.5625in"/>
        <style:text-properties fo:color="#feb80a" fo:font-family="Gill Sans MT" style:font-family-generic="swiss" style:font-pitch="variable" fo:font-size="100%"/>
      </text:list-level-style-number>
    </text:list-style>
    <text:list-style style:name="a1261">
      <text:list-level-style-number text:level="1" style:num-format="1" style:num-suffix="." text:start-value="3">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3">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3">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3">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3">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3">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3">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3">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3">
        <style:list-level-properties text:space-before="2.02097in" text:min-label-width="0.5625in"/>
        <style:text-properties fo:color="#3891a7" fo:font-family="Gill Sans MT" style:font-family-generic="swiss" style:font-pitch="variable" fo:font-size="80%"/>
      </text:list-level-style-number>
    </text:list-style>
    <text:list-style style:name="a1651">
      <text:list-level-style-number text:level="1" style:num-format="1" style:num-suffix="." text:start-value="3">
        <style:list-level-properties text:space-before="0.14062in" text:min-label-width="0.5625in"/>
        <style:text-properties fo:color="#3891a7" fo:font-family="Gill Sans MT" fo:font-size="100%"/>
      </text:list-level-style-number>
      <text:list-level-style-number text:level="2" style:num-format="1" style:num-suffix="." text:start-value="3">
        <style:list-level-properties text:space-before="0.44097in" text:min-label-width="0.5625in"/>
        <style:text-properties fo:color="#3891a7" fo:font-family="Gill Sans MT" fo:font-size="100%"/>
      </text:list-level-style-number>
      <text:list-level-style-number text:level="3" style:num-format="1" style:num-suffix="." text:start-value="3">
        <style:list-level-properties text:space-before="0.71007in" text:min-label-width="0.5625in"/>
        <style:text-properties fo:color="#3891a7" fo:font-family="Gill Sans MT" fo:font-size="100%"/>
      </text:list-level-style-number>
      <text:list-level-style-number text:level="4" style:num-format="1" style:num-suffix="." text:start-value="3">
        <style:list-level-properties text:space-before="0.94097in" text:min-label-width="0.5625in"/>
        <style:text-properties fo:color="#3891a7" fo:font-family="Gill Sans MT" fo:font-size="100%"/>
      </text:list-level-style-number>
      <text:list-level-style-number text:level="5" style:num-format="1" style:num-suffix="." text:start-value="3">
        <style:list-level-properties text:space-before="1.15972in" text:min-label-width="0.5625in"/>
        <style:text-properties fo:color="#3891a7" fo:font-family="Gill Sans MT" fo:font-size="100%"/>
      </text:list-level-style-number>
      <text:list-level-style-number text:level="6" style:num-format="1" style:num-suffix="." text:start-value="3">
        <style:list-level-properties text:space-before="1.39132in" text:min-label-width="0.5625in"/>
        <style:text-properties fo:color="#3891a7" fo:font-family="Gill Sans MT" fo:font-size="100%"/>
      </text:list-level-style-number>
      <text:list-level-style-number text:level="7" style:num-format="1" style:num-suffix="." text:start-value="3">
        <style:list-level-properties text:space-before="1.62132in" text:min-label-width="0.5625in"/>
        <style:text-properties fo:color="#3891a7" fo:font-family="Gill Sans MT" fo:font-size="100%"/>
      </text:list-level-style-number>
      <text:list-level-style-number text:level="8" style:num-format="1" style:num-suffix="." text:start-value="3">
        <style:list-level-properties text:space-before="1.84132in" text:min-label-width="0.5625in"/>
        <style:text-properties fo:color="#3891a7" fo:font-family="Gill Sans MT" fo:font-size="100%"/>
      </text:list-level-style-number>
      <text:list-level-style-number text:level="9" style:num-format="1" style:num-suffix="." text:start-value="3">
        <style:list-level-properties text:space-before="2.07132in" text:min-label-width="0.5625in"/>
        <style:text-properties fo:color="#3891a7" fo:font-family="Gill Sans MT" fo:font-size="100%"/>
      </text:list-level-style-number>
    </text:list-style>
    <text:list-style style:name="a1691">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1613">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264">
      <text:list-level-style-number text:level="1" style:num-format="1" style:num-suffix="." text:start-value="3">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3">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3">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3">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3">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3">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3">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3">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3">
        <style:list-level-properties text:space-before="2.02097in" text:min-label-width="0.5625in"/>
        <style:text-properties fo:color="#3891a7" fo:font-family="Gill Sans MT" style:font-family-generic="swiss" style:font-pitch="variable" fo:font-size="80%"/>
      </text:list-level-style-number>
    </text:list-style>
    <text:list-style style:name="a1694">
      <text:list-level-style-number text:level="1" style:num-format="">
        <style:list-level-properties text:space-before="0.19965in" text:min-label-width="0.19965in"/>
      </text:list-level-style-number>
      <text:list-level-style-number text:level="2" style:num-format="">
        <style:list-level-properties text:space-before="0.5in" text:min-label-width="0.19965in"/>
      </text:list-level-style-number>
      <text:list-level-style-number text:level="3" style:num-format="">
        <style:list-level-properties text:space-before="0.7691in" text:min-label-width="0.19965in"/>
      </text:list-level-style-number>
      <text:list-level-style-number text:level="4" style:num-format="">
        <style:list-level-properties text:space-before="1in" text:min-label-width="0.19965in"/>
      </text:list-level-style-number>
      <text:list-level-style-number text:level="5" style:num-format="">
        <style:list-level-properties text:space-before="1.21875in" text:min-label-width="0.19965in"/>
      </text:list-level-style-number>
      <text:list-level-style-number text:level="6" style:num-format="">
        <style:list-level-properties text:space-before="1.45035in" text:min-label-width="0.19965in"/>
      </text:list-level-style-number>
      <text:list-level-style-number text:level="7" style:num-format="">
        <style:list-level-properties text:space-before="1.68035in" text:min-label-width="0.19965in"/>
      </text:list-level-style-number>
      <text:list-level-style-number text:level="8" style:num-format="">
        <style:list-level-properties text:space-before="1.90035in" text:min-label-width="0.19965in"/>
      </text:list-level-style-number>
      <text:list-level-style-number text:level="9" style:num-format="">
        <style:list-level-properties text:space-before="2.13035in" text:min-label-width="0.19965in"/>
      </text:list-level-style-number>
    </text:list-style>
    <text:list-style style:name="a1741">
      <text:list-level-style-number text:level="1" style:num-format="1" style:num-suffix="." text:start-value="4">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625in"/>
        <style:text-properties fo:color="#3891a7" fo:font-family="Gill Sans MT" style:font-family-generic="swiss" style:font-pitch="variable" fo:font-size="80%"/>
      </text:list-level-style-number>
    </text:list-style>
    <text:list-style style:name="a131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354">
      <text:list-level-style-number text:level="1" style:num-format="1" style:num-suffix="." text:start-value="3">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3">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3">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3">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3">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3">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3">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3">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3">
        <style:list-level-properties text:space-before="2.02097in" text:min-label-width="0.5in"/>
        <style:text-properties fo:color="#3891a7" fo:font-family="Gill Sans MT" style:font-family-generic="swiss" style:font-pitch="variable" fo:font-size="80%"/>
      </text:list-level-style-number>
    </text:list-style>
    <text:list-style style:name="a1744">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705">
      <text:list-level-style-number text:level="1" style:num-format="1" style:num-suffix="." text:start-value="2">
        <style:list-level-properties text:space-before="0.21007in" text:min-label-width="0.5625in"/>
        <style:text-properties fo:color="#c32d2e" fo:font-family="Gill Sans MT" fo:font-size="100%"/>
      </text:list-level-style-number>
      <text:list-level-style-number text:level="2" style:num-format="1" style:num-suffix="." text:start-value="2">
        <style:list-level-properties text:space-before="0.51042in" text:min-label-width="0.5625in"/>
        <style:text-properties fo:color="#c32d2e" fo:font-family="Gill Sans MT" fo:font-size="100%"/>
      </text:list-level-style-number>
      <text:list-level-style-number text:level="3" style:num-format="1" style:num-suffix="." text:start-value="2">
        <style:list-level-properties text:space-before="0.77951in" text:min-label-width="0.5625in"/>
        <style:text-properties fo:color="#c32d2e" fo:font-family="Gill Sans MT" fo:font-size="100%"/>
      </text:list-level-style-number>
      <text:list-level-style-number text:level="4" style:num-format="1" style:num-suffix="." text:start-value="2">
        <style:list-level-properties text:space-before="1.01042in" text:min-label-width="0.5625in"/>
        <style:text-properties fo:color="#c32d2e" fo:font-family="Gill Sans MT" fo:font-size="100%"/>
      </text:list-level-style-number>
      <text:list-level-style-number text:level="5" style:num-format="1" style:num-suffix="." text:start-value="2">
        <style:list-level-properties text:space-before="1.22917in" text:min-label-width="0.5625in"/>
        <style:text-properties fo:color="#c32d2e" fo:font-family="Gill Sans MT" fo:font-size="100%"/>
      </text:list-level-style-number>
      <text:list-level-style-number text:level="6" style:num-format="1" style:num-suffix="." text:start-value="2">
        <style:list-level-properties text:space-before="1.46076in" text:min-label-width="0.5625in"/>
        <style:text-properties fo:color="#c32d2e" fo:font-family="Gill Sans MT" fo:font-size="100%"/>
      </text:list-level-style-number>
      <text:list-level-style-number text:level="7" style:num-format="1" style:num-suffix="." text:start-value="2">
        <style:list-level-properties text:space-before="1.69076in" text:min-label-width="0.5625in"/>
        <style:text-properties fo:color="#c32d2e" fo:font-family="Gill Sans MT" fo:font-size="100%"/>
      </text:list-level-style-number>
      <text:list-level-style-number text:level="8" style:num-format="1" style:num-suffix="." text:start-value="2">
        <style:list-level-properties text:space-before="1.91076in" text:min-label-width="0.5625in"/>
        <style:text-properties fo:color="#c32d2e" fo:font-family="Gill Sans MT" fo:font-size="100%"/>
      </text:list-level-style-number>
      <text:list-level-style-number text:level="9" style:num-format="1" style:num-suffix="." text:start-value="2">
        <style:list-level-properties text:space-before="2.14076in" text:min-label-width="0.5625in"/>
        <style:text-properties fo:color="#c32d2e" fo:font-family="Gill Sans MT" fo:font-size="100%"/>
      </text:list-level-style-number>
    </text:list-style>
    <text:list-style style:name="a1394">
      <text:list-level-style-number text:level="1" style:num-format="1" style:num-suffix=".">
        <style:list-level-properties text:space-before="0.09028in" text:min-label-width="0.5in"/>
        <style:text-properties fo:color="#3891a7" fo:font-family="Gill Sans MT" style:font-family-generic="swiss" style:font-pitch="variable" fo:font-size="100%"/>
      </text:list-level-style-number>
      <text:list-level-style-number text:level="2" style:num-format="1" style:num-suffix=".">
        <style:list-level-properties text:space-before="0.39063in" text:min-label-width="0.5in"/>
        <style:text-properties fo:color="#3891a7" fo:font-family="Gill Sans MT" style:font-family-generic="swiss" style:font-pitch="variable" fo:font-size="100%"/>
      </text:list-level-style-number>
      <text:list-level-style-number text:level="3" style:num-format="1" style:num-suffix=".">
        <style:list-level-properties text:space-before="0.65972in" text:min-label-width="0.5in"/>
        <style:text-properties fo:color="#3891a7" fo:font-family="Gill Sans MT" style:font-family-generic="swiss" style:font-pitch="variable" fo:font-size="100%"/>
      </text:list-level-style-number>
      <text:list-level-style-number text:level="4" style:num-format="1" style:num-suffix=".">
        <style:list-level-properties text:space-before="0.89063in" text:min-label-width="0.5in"/>
        <style:text-properties fo:color="#3891a7" fo:font-family="Gill Sans MT" style:font-family-generic="swiss" style:font-pitch="variable" fo:font-size="100%"/>
      </text:list-level-style-number>
      <text:list-level-style-number text:level="5" style:num-format="1" style:num-suffix=".">
        <style:list-level-properties text:space-before="1.10938in" text:min-label-width="0.5in"/>
        <style:text-properties fo:color="#3891a7" fo:font-family="Gill Sans MT" style:font-family-generic="swiss" style:font-pitch="variable" fo:font-size="100%"/>
      </text:list-level-style-number>
      <text:list-level-style-number text:level="6" style:num-format="1" style:num-suffix=".">
        <style:list-level-properties text:space-before="1.34097in" text:min-label-width="0.5in"/>
        <style:text-properties fo:color="#3891a7" fo:font-family="Gill Sans MT" style:font-family-generic="swiss" style:font-pitch="variable" fo:font-size="100%"/>
      </text:list-level-style-number>
      <text:list-level-style-number text:level="7" style:num-format="1" style:num-suffix=".">
        <style:list-level-properties text:space-before="1.57097in" text:min-label-width="0.5in"/>
        <style:text-properties fo:color="#3891a7" fo:font-family="Gill Sans MT" style:font-family-generic="swiss" style:font-pitch="variable" fo:font-size="100%"/>
      </text:list-level-style-number>
      <text:list-level-style-number text:level="8" style:num-format="1" style:num-suffix=".">
        <style:list-level-properties text:space-before="1.79097in" text:min-label-width="0.5in"/>
        <style:text-properties fo:color="#3891a7" fo:font-family="Gill Sans MT" style:font-family-generic="swiss" style:font-pitch="variable" fo:font-size="100%"/>
      </text:list-level-style-number>
      <text:list-level-style-number text:level="9" style:num-format="1" style:num-suffix=".">
        <style:list-level-properties text:space-before="2.02097in" text:min-label-width="0.5in"/>
        <style:text-properties fo:color="#3891a7" fo:font-family="Gill Sans MT" style:font-family-generic="swiss" style:font-pitch="variable" fo:font-size="100%"/>
      </text:list-level-style-number>
    </text:list-style>
    <text:list-style style:name="a1317">
      <text:list-level-style-number text:level="1" style:num-format="1" style:num-suffix=".">
        <style:list-level-properties text:space-before="0.09028in" text:min-label-width="0.5in"/>
        <style:text-properties fo:color="#3891a7" fo:font-family="Gill Sans MT" fo:font-size="80%"/>
      </text:list-level-style-number>
      <text:list-level-style-number text:level="2" style:num-format="1" style:num-suffix=".">
        <style:list-level-properties text:space-before="0.39063in" text:min-label-width="0.5in"/>
        <style:text-properties fo:color="#3891a7" fo:font-family="Gill Sans MT" fo:font-size="80%"/>
      </text:list-level-style-number>
      <text:list-level-style-number text:level="3" style:num-format="1" style:num-suffix=".">
        <style:list-level-properties text:space-before="0.65972in" text:min-label-width="0.5in"/>
        <style:text-properties fo:color="#3891a7" fo:font-family="Gill Sans MT" fo:font-size="80%"/>
      </text:list-level-style-number>
      <text:list-level-style-number text:level="4" style:num-format="1" style:num-suffix=".">
        <style:list-level-properties text:space-before="0.89063in" text:min-label-width="0.5in"/>
        <style:text-properties fo:color="#3891a7" fo:font-family="Gill Sans MT" fo:font-size="80%"/>
      </text:list-level-style-number>
      <text:list-level-style-number text:level="5" style:num-format="1" style:num-suffix=".">
        <style:list-level-properties text:space-before="1.10938in" text:min-label-width="0.5in"/>
        <style:text-properties fo:color="#3891a7" fo:font-family="Gill Sans MT" fo:font-size="80%"/>
      </text:list-level-style-number>
      <text:list-level-style-number text:level="6" style:num-format="1" style:num-suffix=".">
        <style:list-level-properties text:space-before="1.34097in" text:min-label-width="0.5in"/>
        <style:text-properties fo:color="#3891a7" fo:font-family="Gill Sans MT" fo:font-size="80%"/>
      </text:list-level-style-number>
      <text:list-level-style-number text:level="7" style:num-format="1" style:num-suffix=".">
        <style:list-level-properties text:space-before="1.57097in" text:min-label-width="0.5in"/>
        <style:text-properties fo:color="#3891a7" fo:font-family="Gill Sans MT" fo:font-size="80%"/>
      </text:list-level-style-number>
      <text:list-level-style-number text:level="8" style:num-format="1" style:num-suffix=".">
        <style:list-level-properties text:space-before="1.79097in" text:min-label-width="0.5in"/>
        <style:text-properties fo:color="#3891a7" fo:font-family="Gill Sans MT" fo:font-size="80%"/>
      </text:list-level-style-number>
      <text:list-level-style-number text:level="9" style:num-format="1" style:num-suffix=".">
        <style:list-level-properties text:space-before="2.02097in" text:min-label-width="0.5in"/>
        <style:text-properties fo:color="#3891a7" fo:font-family="Gill Sans MT" fo:font-size="80%"/>
      </text:list-level-style-number>
    </text:list-style>
    <text:list-style style:name="a1400">
      <text:list-level-style-number text:level="1" style:num-format="a" style:num-letter-sync="true" style:num-suffix=".">
        <style:list-level-properties text:space-before="0.09028in" text:min-label-width="0.5in"/>
        <style:text-properties fo:color="#c32d2e" fo:font-family="Gill Sans MT" style:font-family-generic="swiss" style:font-pitch="variable" fo:font-size="100%"/>
      </text:list-level-style-number>
      <text:list-level-style-number text:level="2" style:num-format="a" style:num-letter-sync="true" style:num-suffix=".">
        <style:list-level-properties text:space-before="0.39063in" text:min-label-width="0.5in"/>
        <style:text-properties fo:color="#c32d2e" fo:font-family="Gill Sans MT" style:font-family-generic="swiss" style:font-pitch="variable" fo:font-size="100%"/>
      </text:list-level-style-number>
      <text:list-level-style-number text:level="3" style:num-format="a" style:num-letter-sync="true" style:num-suffix=".">
        <style:list-level-properties text:space-before="0.65972in" text:min-label-width="0.5in"/>
        <style:text-properties fo:color="#c32d2e" fo:font-family="Gill Sans MT" style:font-family-generic="swiss" style:font-pitch="variable" fo:font-size="100%"/>
      </text:list-level-style-number>
      <text:list-level-style-number text:level="4" style:num-format="a" style:num-letter-sync="true" style:num-suffix=".">
        <style:list-level-properties text:space-before="0.89063in" text:min-label-width="0.5in"/>
        <style:text-properties fo:color="#c32d2e" fo:font-family="Gill Sans MT" style:font-family-generic="swiss" style:font-pitch="variable" fo:font-size="100%"/>
      </text:list-level-style-number>
      <text:list-level-style-number text:level="5" style:num-format="a" style:num-letter-sync="true" style:num-suffix=".">
        <style:list-level-properties text:space-before="1.10938in" text:min-label-width="0.5in"/>
        <style:text-properties fo:color="#c32d2e" fo:font-family="Gill Sans MT" style:font-family-generic="swiss" style:font-pitch="variable" fo:font-size="100%"/>
      </text:list-level-style-number>
      <text:list-level-style-number text:level="6" style:num-format="a" style:num-letter-sync="true" style:num-suffix=".">
        <style:list-level-properties text:space-before="1.34097in" text:min-label-width="0.5in"/>
        <style:text-properties fo:color="#c32d2e" fo:font-family="Gill Sans MT" style:font-family-generic="swiss" style:font-pitch="variable" fo:font-size="100%"/>
      </text:list-level-style-number>
      <text:list-level-style-number text:level="7" style:num-format="a" style:num-letter-sync="true" style:num-suffix=".">
        <style:list-level-properties text:space-before="1.57097in" text:min-label-width="0.5in"/>
        <style:text-properties fo:color="#c32d2e" fo:font-family="Gill Sans MT" style:font-family-generic="swiss" style:font-pitch="variable" fo:font-size="100%"/>
      </text:list-level-style-number>
      <text:list-level-style-number text:level="8" style:num-format="a" style:num-letter-sync="true" style:num-suffix=".">
        <style:list-level-properties text:space-before="1.79097in" text:min-label-width="0.5in"/>
        <style:text-properties fo:color="#c32d2e" fo:font-family="Gill Sans MT" style:font-family-generic="swiss" style:font-pitch="variable" fo:font-size="100%"/>
      </text:list-level-style-number>
      <text:list-level-style-number text:level="9" style:num-format="a" style:num-letter-sync="true" style:num-suffix=".">
        <style:list-level-properties text:space-before="2.02097in" text:min-label-width="0.5in"/>
        <style:text-properties fo:color="#c32d2e" fo:font-family="Gill Sans MT" style:font-family-generic="swiss" style:font-pitch="variable" fo:font-size="100%"/>
      </text:list-level-style-number>
    </text:list-style>
    <text:list-style style:name="a1786">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747">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440">
      <text:list-level-style-number text:level="1" style:num-format="">
        <style:list-level-properties text:space-before="0in" text:min-label-width="0.66667in"/>
      </text:list-level-style-number>
      <text:list-level-style-number text:level="2" style:num-format="">
        <style:list-level-properties text:space-before="0.30035in" text:min-label-width="0.66667in"/>
      </text:list-level-style-number>
      <text:list-level-style-number text:level="3" style:num-format="">
        <style:list-level-properties text:space-before="0.56944in" text:min-label-width="0.66667in"/>
      </text:list-level-style-number>
      <text:list-level-style-number text:level="4" style:num-format="">
        <style:list-level-properties text:space-before="0.80035in" text:min-label-width="0.66667in"/>
      </text:list-level-style-number>
      <text:list-level-style-number text:level="5" style:num-format="">
        <style:list-level-properties text:space-before="1.0191in" text:min-label-width="0.66667in"/>
      </text:list-level-style-number>
      <text:list-level-style-number text:level="6" style:num-format="">
        <style:list-level-properties text:space-before="1.25069in" text:min-label-width="0.66667in"/>
      </text:list-level-style-number>
      <text:list-level-style-number text:level="7" style:num-format="">
        <style:list-level-properties text:space-before="1.48069in" text:min-label-width="0.66667in"/>
      </text:list-level-style-number>
      <text:list-level-style-number text:level="8" style:num-format="">
        <style:list-level-properties text:space-before="1.70069in" text:min-label-width="0.66667in"/>
      </text:list-level-style-number>
      <text:list-level-style-number text:level="9" style:num-format="">
        <style:list-level-properties text:space-before="1.93069in" text:min-label-width="0.66667in"/>
      </text:list-level-style-number>
    </text:list-style>
    <text:list-style style:name="a1397">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051">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403">
      <text:list-level-style-number text:level="1" style:num-format="a" style:num-letter-sync="true" style:num-suffix=".">
        <style:list-level-properties text:space-before="0.09028in" text:min-label-width="0.5in"/>
        <style:text-properties fo:color="#c32d2e" fo:font-family="Gill Sans MT" style:font-family-generic="swiss" style:font-pitch="variable" fo:font-size="100%"/>
      </text:list-level-style-number>
      <text:list-level-style-number text:level="2" style:num-format="a" style:num-letter-sync="true" style:num-suffix=".">
        <style:list-level-properties text:space-before="0.39063in" text:min-label-width="0.5in"/>
        <style:text-properties fo:color="#c32d2e" fo:font-family="Gill Sans MT" style:font-family-generic="swiss" style:font-pitch="variable" fo:font-size="100%"/>
      </text:list-level-style-number>
      <text:list-level-style-number text:level="3" style:num-format="a" style:num-letter-sync="true" style:num-suffix=".">
        <style:list-level-properties text:space-before="0.65972in" text:min-label-width="0.5in"/>
        <style:text-properties fo:color="#c32d2e" fo:font-family="Gill Sans MT" style:font-family-generic="swiss" style:font-pitch="variable" fo:font-size="100%"/>
      </text:list-level-style-number>
      <text:list-level-style-number text:level="4" style:num-format="a" style:num-letter-sync="true" style:num-suffix=".">
        <style:list-level-properties text:space-before="0.89063in" text:min-label-width="0.5in"/>
        <style:text-properties fo:color="#c32d2e" fo:font-family="Gill Sans MT" style:font-family-generic="swiss" style:font-pitch="variable" fo:font-size="100%"/>
      </text:list-level-style-number>
      <text:list-level-style-number text:level="5" style:num-format="a" style:num-letter-sync="true" style:num-suffix=".">
        <style:list-level-properties text:space-before="1.10938in" text:min-label-width="0.5in"/>
        <style:text-properties fo:color="#c32d2e" fo:font-family="Gill Sans MT" style:font-family-generic="swiss" style:font-pitch="variable" fo:font-size="100%"/>
      </text:list-level-style-number>
      <text:list-level-style-number text:level="6" style:num-format="a" style:num-letter-sync="true" style:num-suffix=".">
        <style:list-level-properties text:space-before="1.34097in" text:min-label-width="0.5in"/>
        <style:text-properties fo:color="#c32d2e" fo:font-family="Gill Sans MT" style:font-family-generic="swiss" style:font-pitch="variable" fo:font-size="100%"/>
      </text:list-level-style-number>
      <text:list-level-style-number text:level="7" style:num-format="a" style:num-letter-sync="true" style:num-suffix=".">
        <style:list-level-properties text:space-before="1.57097in" text:min-label-width="0.5in"/>
        <style:text-properties fo:color="#c32d2e" fo:font-family="Gill Sans MT" style:font-family-generic="swiss" style:font-pitch="variable" fo:font-size="100%"/>
      </text:list-level-style-number>
      <text:list-level-style-number text:level="8" style:num-format="a" style:num-letter-sync="true" style:num-suffix=".">
        <style:list-level-properties text:space-before="1.79097in" text:min-label-width="0.5in"/>
        <style:text-properties fo:color="#c32d2e" fo:font-family="Gill Sans MT" style:font-family-generic="swiss" style:font-pitch="variable" fo:font-size="100%"/>
      </text:list-level-style-number>
      <text:list-level-style-number text:level="9" style:num-format="a" style:num-letter-sync="true" style:num-suffix=".">
        <style:list-level-properties text:space-before="2.02097in" text:min-label-width="0.5in"/>
        <style:text-properties fo:color="#c32d2e" fo:font-family="Gill Sans MT" style:font-family-generic="swiss" style:font-pitch="variable" fo:font-size="100%"/>
      </text:list-level-style-number>
    </text:list-style>
    <text:list-style style:name="a1091">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443">
      <text:list-level-style-number text:level="1" style:num-format="">
        <style:list-level-properties text:space-before="0in" text:min-label-width="0.66667in"/>
      </text:list-level-style-number>
      <text:list-level-style-number text:level="2" style:num-format="">
        <style:list-level-properties text:space-before="0.30035in" text:min-label-width="0.66667in"/>
      </text:list-level-style-number>
      <text:list-level-style-number text:level="3" style:num-format="">
        <style:list-level-properties text:space-before="0.56944in" text:min-label-width="0.66667in"/>
      </text:list-level-style-number>
      <text:list-level-style-number text:level="4" style:num-format="">
        <style:list-level-properties text:space-before="0.80035in" text:min-label-width="0.66667in"/>
      </text:list-level-style-number>
      <text:list-level-style-number text:level="5" style:num-format="">
        <style:list-level-properties text:space-before="1.0191in" text:min-label-width="0.66667in"/>
      </text:list-level-style-number>
      <text:list-level-style-number text:level="6" style:num-format="">
        <style:list-level-properties text:space-before="1.25069in" text:min-label-width="0.66667in"/>
      </text:list-level-style-number>
      <text:list-level-style-number text:level="7" style:num-format="">
        <style:list-level-properties text:space-before="1.48069in" text:min-label-width="0.66667in"/>
      </text:list-level-style-number>
      <text:list-level-style-number text:level="8" style:num-format="">
        <style:list-level-properties text:space-before="1.70069in" text:min-label-width="0.66667in"/>
      </text:list-level-style-number>
      <text:list-level-style-number text:level="9" style:num-format="">
        <style:list-level-properties text:space-before="1.93069in" text:min-label-width="0.66667in"/>
      </text:list-level-style-number>
    </text:list-style>
    <text:list-style style:name="a1482">
      <text:list-level-style-number text:level="1" style:num-format="1" style:num-suffix=".">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in"/>
        <style:text-properties fo:color="#3891a7" fo:font-family="Gill Sans MT" style:font-family-generic="swiss" style:font-pitch="variable" fo:font-size="80%"/>
      </text:list-level-style-number>
    </text:list-style>
    <text:list-style style:name="a1406">
      <text:list-level-style-number text:level="1" style:num-format="a" style:num-letter-sync="true" style:num-suffix=".">
        <style:list-level-properties text:space-before="0.09028in" text:min-label-width="0.5in"/>
        <style:text-properties fo:color="#c32d2e" fo:font-family="Gill Sans MT" style:font-family-generic="swiss" style:font-pitch="variable" fo:font-size="100%"/>
      </text:list-level-style-number>
      <text:list-level-style-number text:level="2" style:num-format="a" style:num-letter-sync="true" style:num-suffix=".">
        <style:list-level-properties text:space-before="0.39063in" text:min-label-width="0.5in"/>
        <style:text-properties fo:color="#c32d2e" fo:font-family="Gill Sans MT" style:font-family-generic="swiss" style:font-pitch="variable" fo:font-size="100%"/>
      </text:list-level-style-number>
      <text:list-level-style-number text:level="3" style:num-format="a" style:num-letter-sync="true" style:num-suffix=".">
        <style:list-level-properties text:space-before="0.65972in" text:min-label-width="0.5in"/>
        <style:text-properties fo:color="#c32d2e" fo:font-family="Gill Sans MT" style:font-family-generic="swiss" style:font-pitch="variable" fo:font-size="100%"/>
      </text:list-level-style-number>
      <text:list-level-style-number text:level="4" style:num-format="a" style:num-letter-sync="true" style:num-suffix=".">
        <style:list-level-properties text:space-before="0.89063in" text:min-label-width="0.5in"/>
        <style:text-properties fo:color="#c32d2e" fo:font-family="Gill Sans MT" style:font-family-generic="swiss" style:font-pitch="variable" fo:font-size="100%"/>
      </text:list-level-style-number>
      <text:list-level-style-number text:level="5" style:num-format="a" style:num-letter-sync="true" style:num-suffix=".">
        <style:list-level-properties text:space-before="1.10938in" text:min-label-width="0.5in"/>
        <style:text-properties fo:color="#c32d2e" fo:font-family="Gill Sans MT" style:font-family-generic="swiss" style:font-pitch="variable" fo:font-size="100%"/>
      </text:list-level-style-number>
      <text:list-level-style-number text:level="6" style:num-format="a" style:num-letter-sync="true" style:num-suffix=".">
        <style:list-level-properties text:space-before="1.34097in" text:min-label-width="0.5in"/>
        <style:text-properties fo:color="#c32d2e" fo:font-family="Gill Sans MT" style:font-family-generic="swiss" style:font-pitch="variable" fo:font-size="100%"/>
      </text:list-level-style-number>
      <text:list-level-style-number text:level="7" style:num-format="a" style:num-letter-sync="true" style:num-suffix=".">
        <style:list-level-properties text:space-before="1.57097in" text:min-label-width="0.5in"/>
        <style:text-properties fo:color="#c32d2e" fo:font-family="Gill Sans MT" style:font-family-generic="swiss" style:font-pitch="variable" fo:font-size="100%"/>
      </text:list-level-style-number>
      <text:list-level-style-number text:level="8" style:num-format="a" style:num-letter-sync="true" style:num-suffix=".">
        <style:list-level-properties text:space-before="1.79097in" text:min-label-width="0.5in"/>
        <style:text-properties fo:color="#c32d2e" fo:font-family="Gill Sans MT" style:font-family-generic="swiss" style:font-pitch="variable" fo:font-size="100%"/>
      </text:list-level-style-number>
      <text:list-level-style-number text:level="9" style:num-format="a" style:num-letter-sync="true" style:num-suffix=".">
        <style:list-level-properties text:space-before="2.02097in" text:min-label-width="0.5in"/>
        <style:text-properties fo:color="#c32d2e" fo:font-family="Gill Sans MT" style:font-family-generic="swiss" style:font-pitch="variable" fo:font-size="100%"/>
      </text:list-level-style-number>
    </text:list-style>
    <text:list-style style:name="a1446">
      <text:list-level-style-number text:level="1" style:num-format="1" style:num-suffix=".">
        <style:list-level-properties text:space-before="0.19965in" text:min-label-width="0.58333in"/>
        <style:text-properties fo:color="#3891a7" fo:font-family="Wingdings" style:font-pitch="variable" fo:font-size="100%"/>
      </text:list-level-style-number>
      <text:list-level-style-number text:level="2" style:num-format="1" style:num-suffix=".">
        <style:list-level-properties text:space-before="0.5in" text:min-label-width="0.58333in"/>
        <style:text-properties fo:color="#3891a7" fo:font-family="Wingdings" style:font-pitch="variable" fo:font-size="100%"/>
      </text:list-level-style-number>
      <text:list-level-style-number text:level="3" style:num-format="1" style:num-suffix=".">
        <style:list-level-properties text:space-before="0.7691in" text:min-label-width="0.58333in"/>
        <style:text-properties fo:color="#3891a7" fo:font-family="Wingdings" style:font-pitch="variable" fo:font-size="100%"/>
      </text:list-level-style-number>
      <text:list-level-style-number text:level="4" style:num-format="1" style:num-suffix=".">
        <style:list-level-properties text:space-before="1in" text:min-label-width="0.58333in"/>
        <style:text-properties fo:color="#3891a7" fo:font-family="Wingdings" style:font-pitch="variable" fo:font-size="100%"/>
      </text:list-level-style-number>
      <text:list-level-style-number text:level="5" style:num-format="1" style:num-suffix=".">
        <style:list-level-properties text:space-before="1.21875in" text:min-label-width="0.58333in"/>
        <style:text-properties fo:color="#3891a7" fo:font-family="Wingdings" style:font-pitch="variable" fo:font-size="100%"/>
      </text:list-level-style-number>
      <text:list-level-style-number text:level="6" style:num-format="1" style:num-suffix=".">
        <style:list-level-properties text:space-before="1.45035in" text:min-label-width="0.58333in"/>
        <style:text-properties fo:color="#3891a7" fo:font-family="Wingdings" style:font-pitch="variable" fo:font-size="100%"/>
      </text:list-level-style-number>
      <text:list-level-style-number text:level="7" style:num-format="1" style:num-suffix=".">
        <style:list-level-properties text:space-before="1.68035in" text:min-label-width="0.58333in"/>
        <style:text-properties fo:color="#3891a7" fo:font-family="Wingdings" style:font-pitch="variable" fo:font-size="100%"/>
      </text:list-level-style-number>
      <text:list-level-style-number text:level="8" style:num-format="1" style:num-suffix=".">
        <style:list-level-properties text:space-before="1.90035in" text:min-label-width="0.58333in"/>
        <style:text-properties fo:color="#3891a7" fo:font-family="Wingdings" style:font-pitch="variable" fo:font-size="100%"/>
      </text:list-level-style-number>
      <text:list-level-style-number text:level="9" style:num-format="1" style:num-suffix=".">
        <style:list-level-properties text:space-before="2.13035in" text:min-label-width="0.58333in"/>
        <style:text-properties fo:color="#3891a7" fo:font-family="Wingdings" style:font-pitch="variable" fo:font-size="100%"/>
      </text:list-level-style-number>
    </text:list-style>
    <text:list-style style:name="a1485">
      <text:list-level-style-number text:level="1" style:num-format="1" style:num-suffix=".">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in"/>
        <style:text-properties fo:color="#3891a7" fo:font-family="Gill Sans MT" style:font-family-generic="swiss" style:font-pitch="variable" fo:font-size="80%"/>
      </text:list-level-style-number>
    </text:list-style>
    <text:list-style style:name="a1056">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409">
      <text:list-level-style-number text:level="1" style:num-format="a" style:num-letter-sync="true" style:num-suffix=".">
        <style:list-level-properties text:space-before="0.09028in" text:min-label-width="0.5in"/>
        <style:text-properties fo:color="#c32d2e" fo:font-family="Gill Sans MT" style:font-family-generic="swiss" style:font-pitch="variable" fo:font-size="100%"/>
      </text:list-level-style-number>
      <text:list-level-style-number text:level="2" style:num-format="a" style:num-letter-sync="true" style:num-suffix=".">
        <style:list-level-properties text:space-before="0.39063in" text:min-label-width="0.5in"/>
        <style:text-properties fo:color="#c32d2e" fo:font-family="Gill Sans MT" style:font-family-generic="swiss" style:font-pitch="variable" fo:font-size="100%"/>
      </text:list-level-style-number>
      <text:list-level-style-number text:level="3" style:num-format="a" style:num-letter-sync="true" style:num-suffix=".">
        <style:list-level-properties text:space-before="0.65972in" text:min-label-width="0.5in"/>
        <style:text-properties fo:color="#c32d2e" fo:font-family="Gill Sans MT" style:font-family-generic="swiss" style:font-pitch="variable" fo:font-size="100%"/>
      </text:list-level-style-number>
      <text:list-level-style-number text:level="4" style:num-format="a" style:num-letter-sync="true" style:num-suffix=".">
        <style:list-level-properties text:space-before="0.89063in" text:min-label-width="0.5in"/>
        <style:text-properties fo:color="#c32d2e" fo:font-family="Gill Sans MT" style:font-family-generic="swiss" style:font-pitch="variable" fo:font-size="100%"/>
      </text:list-level-style-number>
      <text:list-level-style-number text:level="5" style:num-format="a" style:num-letter-sync="true" style:num-suffix=".">
        <style:list-level-properties text:space-before="1.10938in" text:min-label-width="0.5in"/>
        <style:text-properties fo:color="#c32d2e" fo:font-family="Gill Sans MT" style:font-family-generic="swiss" style:font-pitch="variable" fo:font-size="100%"/>
      </text:list-level-style-number>
      <text:list-level-style-number text:level="6" style:num-format="a" style:num-letter-sync="true" style:num-suffix=".">
        <style:list-level-properties text:space-before="1.34097in" text:min-label-width="0.5in"/>
        <style:text-properties fo:color="#c32d2e" fo:font-family="Gill Sans MT" style:font-family-generic="swiss" style:font-pitch="variable" fo:font-size="100%"/>
      </text:list-level-style-number>
      <text:list-level-style-number text:level="7" style:num-format="a" style:num-letter-sync="true" style:num-suffix=".">
        <style:list-level-properties text:space-before="1.57097in" text:min-label-width="0.5in"/>
        <style:text-properties fo:color="#c32d2e" fo:font-family="Gill Sans MT" style:font-family-generic="swiss" style:font-pitch="variable" fo:font-size="100%"/>
      </text:list-level-style-number>
      <text:list-level-style-number text:level="8" style:num-format="a" style:num-letter-sync="true" style:num-suffix=".">
        <style:list-level-properties text:space-before="1.79097in" text:min-label-width="0.5in"/>
        <style:text-properties fo:color="#c32d2e" fo:font-family="Gill Sans MT" style:font-family-generic="swiss" style:font-pitch="variable" fo:font-size="100%"/>
      </text:list-level-style-number>
      <text:list-level-style-number text:level="9" style:num-format="a" style:num-letter-sync="true" style:num-suffix=".">
        <style:list-level-properties text:space-before="2.02097in" text:min-label-width="0.5in"/>
        <style:text-properties fo:color="#c32d2e" fo:font-family="Gill Sans MT" style:font-family-generic="swiss" style:font-pitch="variable" fo:font-size="100%"/>
      </text:list-level-style-number>
    </text:list-style>
    <text:list-style style:name="a1488">
      <text:list-level-style-number text:level="1" style:num-format="1" style:num-suffix=".">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in"/>
        <style:text-properties fo:color="#3891a7" fo:font-family="Gill Sans MT" style:font-family-generic="swiss" style:font-pitch="variable" fo:font-size="80%"/>
      </text:list-level-style-number>
    </text:list-style>
    <text:list-style style:name="a1106">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184">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145">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187">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109">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270">
      <text:list-level-style-number text:level="1" style:num-format="1" style:num-suffix="." text:start-value="6">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6">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6">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6">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6">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6">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6">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6">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6">
        <style:list-level-properties text:space-before="2.02097in" text:min-label-width="0.5625in"/>
        <style:text-properties fo:color="#3891a7" fo:font-family="Gill Sans MT" style:font-family-generic="swiss" style:font-pitch="variable" fo:font-size="80%"/>
      </text:list-level-style-number>
    </text:list-style>
    <text:list-style style:name="a1231">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623">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273">
      <text:list-level-style-number text:level="1" style:num-format="1" style:num-suffix="." text:start-value="6">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6">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6">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6">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6">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6">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6">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6">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6">
        <style:list-level-properties text:space-before="2.02097in" text:min-label-width="0.5625in"/>
        <style:text-properties fo:color="#3891a7" fo:font-family="Gill Sans MT" style:font-family-generic="swiss" style:font-pitch="variable" fo:font-size="80%"/>
      </text:list-level-style-number>
    </text:list-style>
    <text:list-style style:name="a1626">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276">
      <text:list-level-style-number text:level="1" style:num-format="">
        <style:list-level-properties text:space-before="0.09028in" text:min-label-width="0.5625in"/>
      </text:list-level-style-number>
      <text:list-level-style-number text:level="2" style:num-format="">
        <style:list-level-properties text:space-before="0.39063in" text:min-label-width="0.5625in"/>
      </text:list-level-style-number>
      <text:list-level-style-number text:level="3" style:num-format="">
        <style:list-level-properties text:space-before="0.65972in" text:min-label-width="0.5625in"/>
      </text:list-level-style-number>
      <text:list-level-style-number text:level="4" style:num-format="">
        <style:list-level-properties text:space-before="0.89063in" text:min-label-width="0.5625in"/>
      </text:list-level-style-number>
      <text:list-level-style-number text:level="5" style:num-format="">
        <style:list-level-properties text:space-before="1.10938in" text:min-label-width="0.5625in"/>
      </text:list-level-style-number>
      <text:list-level-style-number text:level="6" style:num-format="">
        <style:list-level-properties text:space-before="1.34097in" text:min-label-width="0.5625in"/>
      </text:list-level-style-number>
      <text:list-level-style-number text:level="7" style:num-format="">
        <style:list-level-properties text:space-before="1.57097in" text:min-label-width="0.5625in"/>
      </text:list-level-style-number>
      <text:list-level-style-number text:level="8" style:num-format="">
        <style:list-level-properties text:space-before="1.79097in" text:min-label-width="0.5625in"/>
      </text:list-level-style-number>
      <text:list-level-style-number text:level="9" style:num-format="">
        <style:list-level-properties text:space-before="2.02097in" text:min-label-width="0.5625in"/>
      </text:list-level-style-number>
    </text:list-style>
    <text:list-style style:name="a1360">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750">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713">
      <text:list-level-style-bullet text:level="1" text:bullet-char="">
        <style:list-level-properties text:space-before="0.19965in" text:min-label-width="0.37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37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37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37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37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37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37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37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375in"/>
        <style:text-properties fo:color="#84aa33" fo:font-family="Wingdings 2" style:font-family-generic="roman" style:font-pitch="variable" style:font-charset="x-symbol" fo:font-size="100%"/>
      </text:list-level-style-bullet>
    </text:list-style>
    <text:list-style style:name="a1323">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363">
      <text:list-level-style-number text:level="1" style:num-format="1" style:num-suffix="." text:start-value="3">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3">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3">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3">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3">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3">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3">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3">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3">
        <style:list-level-properties text:space-before="2.02097in" text:min-label-width="0.5in"/>
        <style:text-properties fo:color="#3891a7" fo:font-family="Gill Sans MT" style:font-family-generic="swiss" style:font-pitch="variable" fo:font-size="80%"/>
      </text:list-level-style-number>
    </text:list-style>
    <text:list-style style:name="a1756">
      <text:list-level-style-number text:level="1" style:num-format="1" style:num-suffix="." text:start-value="5">
        <style:list-level-properties text:space-before="0.14062in" text:min-label-width="0.5625in"/>
        <style:text-properties fo:color="#3891a7" fo:font-family="Gill Sans MT" style:font-family-generic="swiss" style:font-pitch="variable" fo:font-size="100%"/>
      </text:list-level-style-number>
      <text:list-level-style-number text:level="2" style:num-format="1" style:num-suffix="." text:start-value="5">
        <style:list-level-properties text:space-before="0.44097in" text:min-label-width="0.5625in"/>
        <style:text-properties fo:color="#3891a7" fo:font-family="Gill Sans MT" style:font-family-generic="swiss" style:font-pitch="variable" fo:font-size="100%"/>
      </text:list-level-style-number>
      <text:list-level-style-number text:level="3" style:num-format="1" style:num-suffix="." text:start-value="5">
        <style:list-level-properties text:space-before="0.71007in" text:min-label-width="0.5625in"/>
        <style:text-properties fo:color="#3891a7" fo:font-family="Gill Sans MT" style:font-family-generic="swiss" style:font-pitch="variable" fo:font-size="100%"/>
      </text:list-level-style-number>
      <text:list-level-style-number text:level="4" style:num-format="1" style:num-suffix="." text:start-value="5">
        <style:list-level-properties text:space-before="0.94097in" text:min-label-width="0.5625in"/>
        <style:text-properties fo:color="#3891a7" fo:font-family="Gill Sans MT" style:font-family-generic="swiss" style:font-pitch="variable" fo:font-size="100%"/>
      </text:list-level-style-number>
      <text:list-level-style-number text:level="5" style:num-format="1" style:num-suffix="." text:start-value="5">
        <style:list-level-properties text:space-before="1.15972in" text:min-label-width="0.5625in"/>
        <style:text-properties fo:color="#3891a7" fo:font-family="Gill Sans MT" style:font-family-generic="swiss" style:font-pitch="variable" fo:font-size="100%"/>
      </text:list-level-style-number>
      <text:list-level-style-number text:level="6" style:num-format="1" style:num-suffix="." text:start-value="5">
        <style:list-level-properties text:space-before="1.39132in" text:min-label-width="0.5625in"/>
        <style:text-properties fo:color="#3891a7" fo:font-family="Gill Sans MT" style:font-family-generic="swiss" style:font-pitch="variable" fo:font-size="100%"/>
      </text:list-level-style-number>
      <text:list-level-style-number text:level="7" style:num-format="1" style:num-suffix="." text:start-value="5">
        <style:list-level-properties text:space-before="1.62132in" text:min-label-width="0.5625in"/>
        <style:text-properties fo:color="#3891a7" fo:font-family="Gill Sans MT" style:font-family-generic="swiss" style:font-pitch="variable" fo:font-size="100%"/>
      </text:list-level-style-number>
      <text:list-level-style-number text:level="8" style:num-format="1" style:num-suffix="." text:start-value="5">
        <style:list-level-properties text:space-before="1.84132in" text:min-label-width="0.5625in"/>
        <style:text-properties fo:color="#3891a7" fo:font-family="Gill Sans MT" style:font-family-generic="swiss" style:font-pitch="variable" fo:font-size="100%"/>
      </text:list-level-style-number>
      <text:list-level-style-number text:level="9" style:num-format="1" style:num-suffix="." text:start-value="5">
        <style:list-level-properties text:space-before="2.07132in" text:min-label-width="0.5625in"/>
        <style:text-properties fo:color="#3891a7" fo:font-family="Gill Sans MT" style:font-family-generic="swiss" style:font-pitch="variable" fo:font-size="100%"/>
      </text:list-level-style-number>
    </text:list-style>
    <text:list-style style:name="a1022">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75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061">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369">
      <text:list-level-style-number text:level="1" style:num-format="1" style:num-suffix="." text:start-value="5">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5">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5">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5">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5">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5">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5">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5">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5">
        <style:list-level-properties text:space-before="2.02097in" text:min-label-width="0.5in"/>
        <style:text-properties fo:color="#3891a7" fo:font-family="Gill Sans MT" style:font-family-generic="swiss" style:font-pitch="variable" fo:font-size="80%"/>
      </text:list-level-style-number>
    </text:list-style>
    <text:list-style style:name="a1415">
      <text:list-level-style-number text:level="1" style:num-format="">
        <style:list-level-properties text:space-before="0.09028in" text:min-label-width="0.5in"/>
      </text:list-level-style-number>
      <text:list-level-style-number text:level="2" style:num-format="">
        <style:list-level-properties text:space-before="0.39063in" text:min-label-width="0.5in"/>
      </text:list-level-style-number>
      <text:list-level-style-number text:level="3" style:num-format="">
        <style:list-level-properties text:space-before="0.65972in" text:min-label-width="0.5in"/>
      </text:list-level-style-number>
      <text:list-level-style-number text:level="4" style:num-format="">
        <style:list-level-properties text:space-before="0.89063in" text:min-label-width="0.5in"/>
      </text:list-level-style-number>
      <text:list-level-style-number text:level="5" style:num-format="">
        <style:list-level-properties text:space-before="1.10938in" text:min-label-width="0.5in"/>
      </text:list-level-style-number>
      <text:list-level-style-number text:level="6" style:num-format="">
        <style:list-level-properties text:space-before="1.34097in" text:min-label-width="0.5in"/>
      </text:list-level-style-number>
      <text:list-level-style-number text:level="7" style:num-format="">
        <style:list-level-properties text:space-before="1.57097in" text:min-label-width="0.5in"/>
      </text:list-level-style-number>
      <text:list-level-style-number text:level="8" style:num-format="">
        <style:list-level-properties text:space-before="1.79097in" text:min-label-width="0.5in"/>
      </text:list-level-style-number>
      <text:list-level-style-number text:level="9" style:num-format="">
        <style:list-level-properties text:space-before="2.02097in" text:min-label-width="0.5in"/>
      </text:list-level-style-number>
    </text:list-style>
    <text:list-style style:name="a1064">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494">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026">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418">
      <text:list-level-style-number text:level="1" style:num-format="1" style:num-suffix=".">
        <style:list-level-properties text:space-before="0.09028in" text:min-label-width="0.5in"/>
        <style:text-properties fo:color="#feb80a" fo:font-family="Gill Sans MT" style:font-family-generic="swiss" style:font-pitch="variable" fo:font-size="100%"/>
      </text:list-level-style-number>
      <text:list-level-style-number text:level="2" style:num-format="1" style:num-suffix=".">
        <style:list-level-properties text:space-before="0.39063in" text:min-label-width="0.5in"/>
        <style:text-properties fo:color="#feb80a" fo:font-family="Gill Sans MT" style:font-family-generic="swiss" style:font-pitch="variable" fo:font-size="100%"/>
      </text:list-level-style-number>
      <text:list-level-style-number text:level="3" style:num-format="1" style:num-suffix=".">
        <style:list-level-properties text:space-before="0.65972in" text:min-label-width="0.5in"/>
        <style:text-properties fo:color="#feb80a" fo:font-family="Gill Sans MT" style:font-family-generic="swiss" style:font-pitch="variable" fo:font-size="100%"/>
      </text:list-level-style-number>
      <text:list-level-style-number text:level="4" style:num-format="1" style:num-suffix=".">
        <style:list-level-properties text:space-before="0.89063in" text:min-label-width="0.5in"/>
        <style:text-properties fo:color="#feb80a" fo:font-family="Gill Sans MT" style:font-family-generic="swiss" style:font-pitch="variable" fo:font-size="100%"/>
      </text:list-level-style-number>
      <text:list-level-style-number text:level="5" style:num-format="1" style:num-suffix=".">
        <style:list-level-properties text:space-before="1.10938in" text:min-label-width="0.5in"/>
        <style:text-properties fo:color="#feb80a" fo:font-family="Gill Sans MT" style:font-family-generic="swiss" style:font-pitch="variable" fo:font-size="100%"/>
      </text:list-level-style-number>
      <text:list-level-style-number text:level="6" style:num-format="1" style:num-suffix=".">
        <style:list-level-properties text:space-before="1.34097in" text:min-label-width="0.5in"/>
        <style:text-properties fo:color="#feb80a" fo:font-family="Gill Sans MT" style:font-family-generic="swiss" style:font-pitch="variable" fo:font-size="100%"/>
      </text:list-level-style-number>
      <text:list-level-style-number text:level="7" style:num-format="1" style:num-suffix=".">
        <style:list-level-properties text:space-before="1.57097in" text:min-label-width="0.5in"/>
        <style:text-properties fo:color="#feb80a" fo:font-family="Gill Sans MT" style:font-family-generic="swiss" style:font-pitch="variable" fo:font-size="100%"/>
      </text:list-level-style-number>
      <text:list-level-style-number text:level="8" style:num-format="1" style:num-suffix=".">
        <style:list-level-properties text:space-before="1.79097in" text:min-label-width="0.5in"/>
        <style:text-properties fo:color="#feb80a" fo:font-family="Gill Sans MT" style:font-family-generic="swiss" style:font-pitch="variable" fo:font-size="100%"/>
      </text:list-level-style-number>
      <text:list-level-style-number text:level="9" style:num-format="1" style:num-suffix=".">
        <style:list-level-properties text:space-before="2.02097in" text:min-label-width="0.5in"/>
        <style:text-properties fo:color="#feb80a" fo:font-family="Gill Sans MT" style:font-family-generic="swiss" style:font-pitch="variable" fo:font-size="100%"/>
      </text:list-level-style-number>
    </text:list-style>
    <text:list-style style:name="a1457">
      <text:list-level-style-number text:level="1" style:num-format="">
        <style:list-level-properties text:space-before="0in" text:min-label-width="0.66667in"/>
      </text:list-level-style-number>
      <text:list-level-style-number text:level="2" style:num-format="">
        <style:list-level-properties text:space-before="0.30035in" text:min-label-width="0.66667in"/>
      </text:list-level-style-number>
      <text:list-level-style-number text:level="3" style:num-format="">
        <style:list-level-properties text:space-before="0.56944in" text:min-label-width="0.66667in"/>
      </text:list-level-style-number>
      <text:list-level-style-number text:level="4" style:num-format="">
        <style:list-level-properties text:space-before="0.80035in" text:min-label-width="0.66667in"/>
      </text:list-level-style-number>
      <text:list-level-style-number text:level="5" style:num-format="">
        <style:list-level-properties text:space-before="1.0191in" text:min-label-width="0.66667in"/>
      </text:list-level-style-number>
      <text:list-level-style-number text:level="6" style:num-format="">
        <style:list-level-properties text:space-before="1.25069in" text:min-label-width="0.66667in"/>
      </text:list-level-style-number>
      <text:list-level-style-number text:level="7" style:num-format="">
        <style:list-level-properties text:space-before="1.48069in" text:min-label-width="0.66667in"/>
      </text:list-level-style-number>
      <text:list-level-style-number text:level="8" style:num-format="">
        <style:list-level-properties text:space-before="1.70069in" text:min-label-width="0.66667in"/>
      </text:list-level-style-number>
      <text:list-level-style-number text:level="9" style:num-format="">
        <style:list-level-properties text:space-before="1.93069in" text:min-label-width="0.66667in"/>
      </text:list-level-style-number>
    </text:list-style>
    <text:list-style style:name="a1500">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497">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029">
      <text:list-level-style-number text:level="1" style:num-format="">
        <style:list-level-properties text:space-before="0.09028in" text:min-label-width="0.30903in"/>
      </text:list-level-style-number>
      <text:list-level-style-number text:level="2" style:num-format="">
        <style:list-level-properties text:space-before="0.39063in" text:min-label-width="0.30903in"/>
      </text:list-level-style-number>
      <text:list-level-style-number text:level="3" style:num-format="">
        <style:list-level-properties text:space-before="0.65972in" text:min-label-width="0.30903in"/>
      </text:list-level-style-number>
      <text:list-level-style-number text:level="4" style:num-format="">
        <style:list-level-properties text:space-before="0.89063in" text:min-label-width="0.30903in"/>
      </text:list-level-style-number>
      <text:list-level-style-number text:level="5" style:num-format="">
        <style:list-level-properties text:space-before="1.10938in" text:min-label-width="0.30903in"/>
      </text:list-level-style-number>
      <text:list-level-style-number text:level="6" style:num-format="">
        <style:list-level-properties text:space-before="1.34097in" text:min-label-width="0.30903in"/>
      </text:list-level-style-number>
      <text:list-level-style-number text:level="7" style:num-format="">
        <style:list-level-properties text:space-before="1.57097in" text:min-label-width="0.30903in"/>
      </text:list-level-style-number>
      <text:list-level-style-number text:level="8" style:num-format="">
        <style:list-level-properties text:space-before="1.79097in" text:min-label-width="0.30903in"/>
      </text:list-level-style-number>
      <text:list-level-style-number text:level="9" style:num-format="">
        <style:list-level-properties text:space-before="2.02097in" text:min-label-width="0.30903in"/>
      </text:list-level-style-number>
    </text:list-style>
    <text:list-style style:name="a119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152">
      <text:list-level-style-number text:level="1" style:num-format="1" style:num-suffix="." text:start-value="3">
        <style:list-level-properties text:space-before="0.14931in" text:min-label-width="0.5625in"/>
        <style:text-properties fo:color="#feb80a" fo:font-family="Gill Sans MT" style:font-family-generic="swiss" style:font-pitch="variable" fo:font-size="100%"/>
      </text:list-level-style-number>
      <text:list-level-style-number text:level="2" style:num-format="1" style:num-suffix="." text:start-value="3">
        <style:list-level-properties text:space-before="0.44965in" text:min-label-width="0.5625in"/>
        <style:text-properties fo:color="#feb80a" fo:font-family="Gill Sans MT" style:font-family-generic="swiss" style:font-pitch="variable" fo:font-size="100%"/>
      </text:list-level-style-number>
      <text:list-level-style-number text:level="3" style:num-format="1" style:num-suffix="." text:start-value="3">
        <style:list-level-properties text:space-before="0.71875in" text:min-label-width="0.5625in"/>
        <style:text-properties fo:color="#feb80a" fo:font-family="Gill Sans MT" style:font-family-generic="swiss" style:font-pitch="variable" fo:font-size="100%"/>
      </text:list-level-style-number>
      <text:list-level-style-number text:level="4" style:num-format="1" style:num-suffix="." text:start-value="3">
        <style:list-level-properties text:space-before="0.94965in" text:min-label-width="0.5625in"/>
        <style:text-properties fo:color="#feb80a" fo:font-family="Gill Sans MT" style:font-family-generic="swiss" style:font-pitch="variable" fo:font-size="100%"/>
      </text:list-level-style-number>
      <text:list-level-style-number text:level="5" style:num-format="1" style:num-suffix="." text:start-value="3">
        <style:list-level-properties text:space-before="1.1684in" text:min-label-width="0.5625in"/>
        <style:text-properties fo:color="#feb80a" fo:font-family="Gill Sans MT" style:font-family-generic="swiss" style:font-pitch="variable" fo:font-size="100%"/>
      </text:list-level-style-number>
      <text:list-level-style-number text:level="6" style:num-format="1" style:num-suffix="." text:start-value="3">
        <style:list-level-properties text:space-before="1.4in" text:min-label-width="0.5625in"/>
        <style:text-properties fo:color="#feb80a" fo:font-family="Gill Sans MT" style:font-family-generic="swiss" style:font-pitch="variable" fo:font-size="100%"/>
      </text:list-level-style-number>
      <text:list-level-style-number text:level="7" style:num-format="1" style:num-suffix="." text:start-value="3">
        <style:list-level-properties text:space-before="1.63in" text:min-label-width="0.5625in"/>
        <style:text-properties fo:color="#feb80a" fo:font-family="Gill Sans MT" style:font-family-generic="swiss" style:font-pitch="variable" fo:font-size="100%"/>
      </text:list-level-style-number>
      <text:list-level-style-number text:level="8" style:num-format="1" style:num-suffix="." text:start-value="3">
        <style:list-level-properties text:space-before="1.85in" text:min-label-width="0.5625in"/>
        <style:text-properties fo:color="#feb80a" fo:font-family="Gill Sans MT" style:font-family-generic="swiss" style:font-pitch="variable" fo:font-size="100%"/>
      </text:list-level-style-number>
      <text:list-level-style-number text:level="9" style:num-format="1" style:num-suffix="." text:start-value="3">
        <style:list-level-properties text:space-before="2.08in" text:min-label-width="0.5625in"/>
        <style:text-properties fo:color="#feb80a" fo:font-family="Gill Sans MT" style:font-family-generic="swiss" style:font-pitch="variable" fo:font-size="100%"/>
      </text:list-level-style-number>
    </text:list-style>
    <text:list-style style:name="a1503">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117">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158">
      <text:list-level-style-number text:level="1" style:num-format="">
        <style:list-level-properties text:space-before="0.14931in" text:min-label-width="0.5625in"/>
      </text:list-level-style-number>
      <text:list-level-style-number text:level="2" style:num-format="">
        <style:list-level-properties text:space-before="0.44965in" text:min-label-width="0.5625in"/>
      </text:list-level-style-number>
      <text:list-level-style-number text:level="3" style:num-format="">
        <style:list-level-properties text:space-before="0.71875in" text:min-label-width="0.5625in"/>
      </text:list-level-style-number>
      <text:list-level-style-number text:level="4" style:num-format="">
        <style:list-level-properties text:space-before="0.94965in" text:min-label-width="0.5625in"/>
      </text:list-level-style-number>
      <text:list-level-style-number text:level="5" style:num-format="">
        <style:list-level-properties text:space-before="1.1684in" text:min-label-width="0.5625in"/>
      </text:list-level-style-number>
      <text:list-level-style-number text:level="6" style:num-format="">
        <style:list-level-properties text:space-before="1.4in" text:min-label-width="0.5625in"/>
      </text:list-level-style-number>
      <text:list-level-style-number text:level="7" style:num-format="">
        <style:list-level-properties text:space-before="1.63in" text:min-label-width="0.5625in"/>
      </text:list-level-style-number>
      <text:list-level-style-number text:level="8" style:num-format="">
        <style:list-level-properties text:space-before="1.85in" text:min-label-width="0.5625in"/>
      </text:list-level-style-number>
      <text:list-level-style-number text:level="9" style:num-format="">
        <style:list-level-properties text:space-before="2.08in" text:min-label-width="0.5625in"/>
      </text:list-level-style-number>
    </text:list-style>
    <text:list-style style:name="a1509">
      <text:list-level-style-number text:level="1" style:num-format="1" style:num-suffix="." text:start-value="4">
        <style:list-level-properties text:space-before="0.09028in" text:min-label-width="0.5in"/>
        <style:text-properties fo:color="#3891a7" fo:font-family="Gill Sans MT" style:font-family-generic="swiss" style:font-pitch="variable" fo:font-size="80%"/>
      </text:list-level-style-number>
      <text:list-level-style-number text:level="2" style:num-format="1" style:num-suffix="." text:start-value="4">
        <style:list-level-properties text:space-before="0.39063in" text:min-label-width="0.5in"/>
        <style:text-properties fo:color="#3891a7" fo:font-family="Gill Sans MT" style:font-family-generic="swiss" style:font-pitch="variable" fo:font-size="80%"/>
      </text:list-level-style-number>
      <text:list-level-style-number text:level="3" style:num-format="1" style:num-suffix="." text:start-value="4">
        <style:list-level-properties text:space-before="0.65972in" text:min-label-width="0.5in"/>
        <style:text-properties fo:color="#3891a7" fo:font-family="Gill Sans MT" style:font-family-generic="swiss" style:font-pitch="variable" fo:font-size="80%"/>
      </text:list-level-style-number>
      <text:list-level-style-number text:level="4" style:num-format="1" style:num-suffix="." text:start-value="4">
        <style:list-level-properties text:space-before="0.89063in" text:min-label-width="0.5in"/>
        <style:text-properties fo:color="#3891a7" fo:font-family="Gill Sans MT" style:font-family-generic="swiss" style:font-pitch="variable" fo:font-size="80%"/>
      </text:list-level-style-number>
      <text:list-level-style-number text:level="5" style:num-format="1" style:num-suffix="." text:start-value="4">
        <style:list-level-properties text:space-before="1.10938in" text:min-label-width="0.5in"/>
        <style:text-properties fo:color="#3891a7" fo:font-family="Gill Sans MT" style:font-family-generic="swiss" style:font-pitch="variable" fo:font-size="80%"/>
      </text:list-level-style-number>
      <text:list-level-style-number text:level="6" style:num-format="1" style:num-suffix="." text:start-value="4">
        <style:list-level-properties text:space-before="1.34097in" text:min-label-width="0.5in"/>
        <style:text-properties fo:color="#3891a7" fo:font-family="Gill Sans MT" style:font-family-generic="swiss" style:font-pitch="variable" fo:font-size="80%"/>
      </text:list-level-style-number>
      <text:list-level-style-number text:level="7" style:num-format="1" style:num-suffix="." text:start-value="4">
        <style:list-level-properties text:space-before="1.57097in" text:min-label-width="0.5in"/>
        <style:text-properties fo:color="#3891a7" fo:font-family="Gill Sans MT" style:font-family-generic="swiss" style:font-pitch="variable" fo:font-size="80%"/>
      </text:list-level-style-number>
      <text:list-level-style-number text:level="8" style:num-format="1" style:num-suffix="." text:start-value="4">
        <style:list-level-properties text:space-before="1.79097in" text:min-label-width="0.5in"/>
        <style:text-properties fo:color="#3891a7" fo:font-family="Gill Sans MT" style:font-family-generic="swiss" style:font-pitch="variable" fo:font-size="80%"/>
      </text:list-level-style-number>
      <text:list-level-style-number text:level="9" style:num-format="1" style:num-suffix="." text:start-value="4">
        <style:list-level-properties text:space-before="2.02097in" text:min-label-width="0.5in"/>
        <style:text-properties fo:color="#3891a7" fo:font-family="Gill Sans MT" style:font-family-generic="swiss" style:font-pitch="variable" fo:font-size="80%"/>
      </text:list-level-style-number>
    </text:list-style>
    <text:list-style style:name="a1241">
      <text:list-level-style-number text:level="1" style:num-format="">
        <style:list-level-properties text:space-before="0.14062in" text:min-label-width="0.5625in"/>
      </text:list-level-style-number>
      <text:list-level-style-number text:level="2" style:num-format="">
        <style:list-level-properties text:space-before="0.44097in" text:min-label-width="0.5625in"/>
      </text:list-level-style-number>
      <text:list-level-style-number text:level="3" style:num-format="">
        <style:list-level-properties text:space-before="0.71007in" text:min-label-width="0.5625in"/>
      </text:list-level-style-number>
      <text:list-level-style-number text:level="4" style:num-format="">
        <style:list-level-properties text:space-before="0.94097in" text:min-label-width="0.5625in"/>
      </text:list-level-style-number>
      <text:list-level-style-number text:level="5" style:num-format="">
        <style:list-level-properties text:space-before="1.15972in" text:min-label-width="0.5625in"/>
      </text:list-level-style-number>
      <text:list-level-style-number text:level="6" style:num-format="">
        <style:list-level-properties text:space-before="1.39132in" text:min-label-width="0.5625in"/>
      </text:list-level-style-number>
      <text:list-level-style-number text:level="7" style:num-format="">
        <style:list-level-properties text:space-before="1.62132in" text:min-label-width="0.5625in"/>
      </text:list-level-style-number>
      <text:list-level-style-number text:level="8" style:num-format="">
        <style:list-level-properties text:space-before="1.84132in" text:min-label-width="0.5625in"/>
      </text:list-level-style-number>
      <text:list-level-style-number text:level="9" style:num-format="">
        <style:list-level-properties text:space-before="2.07132in" text:min-label-width="0.5625in"/>
      </text:list-level-style-number>
    </text:list-style>
    <text:list-style style:name="a1202">
      <text:list-level-style-bullet text:level="1" text:bullet-char="-">
        <style:list-level-properties text:space-before="0.19965in" text:min-label-width="0.3125in"/>
        <style:text-properties fo:color="#3891a7" fo:font-size="80%"/>
      </text:list-level-style-bullet>
      <text:list-level-style-bullet text:level="2" text:bullet-char="-">
        <style:list-level-properties text:space-before="0.5in" text:min-label-width="0.3125in"/>
        <style:text-properties fo:color="#3891a7" fo:font-size="80%"/>
      </text:list-level-style-bullet>
      <text:list-level-style-bullet text:level="3" text:bullet-char="-">
        <style:list-level-properties text:space-before="0.7691in" text:min-label-width="0.3125in"/>
        <style:text-properties fo:color="#3891a7" fo:font-size="80%"/>
      </text:list-level-style-bullet>
      <text:list-level-style-bullet text:level="4" text:bullet-char="-">
        <style:list-level-properties text:space-before="1in" text:min-label-width="0.3125in"/>
        <style:text-properties fo:color="#3891a7" fo:font-size="80%"/>
      </text:list-level-style-bullet>
      <text:list-level-style-bullet text:level="5" text:bullet-char="-">
        <style:list-level-properties text:space-before="1.21875in" text:min-label-width="0.3125in"/>
        <style:text-properties fo:color="#3891a7" fo:font-size="80%"/>
      </text:list-level-style-bullet>
      <text:list-level-style-bullet text:level="6" text:bullet-char="-">
        <style:list-level-properties text:space-before="1.45035in" text:min-label-width="0.3125in"/>
        <style:text-properties fo:color="#3891a7" fo:font-size="80%"/>
      </text:list-level-style-bullet>
      <text:list-level-style-bullet text:level="7" text:bullet-char="-">
        <style:list-level-properties text:space-before="1.68035in" text:min-label-width="0.3125in"/>
        <style:text-properties fo:color="#3891a7" fo:font-size="80%"/>
      </text:list-level-style-bullet>
      <text:list-level-style-bullet text:level="8" text:bullet-char="-">
        <style:list-level-properties text:space-before="1.90035in" text:min-label-width="0.3125in"/>
        <style:text-properties fo:color="#3891a7" fo:font-size="80%"/>
      </text:list-level-style-bullet>
      <text:list-level-style-bullet text:level="9" text:bullet-char="-">
        <style:list-level-properties text:space-before="2.13035in" text:min-label-width="0.3125in"/>
        <style:text-properties fo:color="#3891a7" fo:font-size="80%"/>
      </text:list-level-style-bullet>
    </text:list-style>
    <text:list-style style:name="a1199">
      <text:list-level-style-image xlink:href="media/image1.png" text:level="1">
        <style:list-level-properties text:space-before="0in" text:min-label-width="0.375in" fo:width="0.19798in" fo:height="0.21778in"/>
      </text:list-level-style-image>
      <text:list-level-style-image xlink:href="media/image1.png" text:level="2">
        <style:list-level-properties text:space-before="0.30035in" text:min-label-width="0.375in" fo:width="0.19798in" fo:height="0.21778in"/>
      </text:list-level-style-image>
      <text:list-level-style-image xlink:href="media/image1.png" text:level="3">
        <style:list-level-properties text:space-before="0.56944in" text:min-label-width="0.375in" fo:width="0.19798in" fo:height="0.21778in"/>
      </text:list-level-style-image>
      <text:list-level-style-image xlink:href="media/image1.png" text:level="4">
        <style:list-level-properties text:space-before="0.80035in" text:min-label-width="0.375in" fo:width="0.19798in" fo:height="0.21778in"/>
      </text:list-level-style-image>
      <text:list-level-style-image xlink:href="media/image1.png" text:level="5">
        <style:list-level-properties text:space-before="1.0191in" text:min-label-width="0.375in" fo:width="0.19798in" fo:height="0.21778in"/>
      </text:list-level-style-image>
      <text:list-level-style-image xlink:href="media/image1.png" text:level="6">
        <style:list-level-properties text:space-before="1.25069in" text:min-label-width="0.375in" fo:width="0.19798in" fo:height="0.21778in"/>
      </text:list-level-style-image>
      <text:list-level-style-image xlink:href="media/image1.png" text:level="7">
        <style:list-level-properties text:space-before="1.48069in" text:min-label-width="0.375in" fo:width="0.19798in" fo:height="0.21778in"/>
      </text:list-level-style-image>
      <text:list-level-style-image xlink:href="media/image1.png" text:level="8">
        <style:list-level-properties text:space-before="1.70069in" text:min-label-width="0.375in" fo:width="0.19798in" fo:height="0.21778in"/>
      </text:list-level-style-image>
      <text:list-level-style-image xlink:href="media/image1.png" text:level="9">
        <style:list-level-properties text:space-before="1.93069in" text:min-label-width="0.375in" fo:width="0.19798in" fo:height="0.21778in"/>
      </text:list-level-style-image>
    </text:list-style>
    <text:list-style style:name="a1282">
      <text:list-level-style-number text:level="1" style:num-format="1" style:num-suffix="." text:start-value="8">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8">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8">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8">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8">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8">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8">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8">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8">
        <style:list-level-properties text:space-before="2.02097in" text:min-label-width="0.5625in"/>
        <style:text-properties fo:color="#3891a7" fo:font-family="Gill Sans MT" style:font-family-generic="swiss" style:font-pitch="variable" fo:font-size="80%"/>
      </text:list-level-style-number>
    </text:list-style>
    <text:list-style style:name="a1205">
      <text:list-level-style-bullet text:level="1" text:bullet-char="-">
        <style:list-level-properties text:space-before="0.19965in" text:min-label-width="0.3125in"/>
        <style:text-properties fo:color="#3891a7" fo:font-size="80%"/>
      </text:list-level-style-bullet>
      <text:list-level-style-bullet text:level="2" text:bullet-char="-">
        <style:list-level-properties text:space-before="0.5in" text:min-label-width="0.3125in"/>
        <style:text-properties fo:color="#3891a7" fo:font-size="80%"/>
      </text:list-level-style-bullet>
      <text:list-level-style-bullet text:level="3" text:bullet-char="-">
        <style:list-level-properties text:space-before="0.7691in" text:min-label-width="0.3125in"/>
        <style:text-properties fo:color="#3891a7" fo:font-size="80%"/>
      </text:list-level-style-bullet>
      <text:list-level-style-bullet text:level="4" text:bullet-char="-">
        <style:list-level-properties text:space-before="1in" text:min-label-width="0.3125in"/>
        <style:text-properties fo:color="#3891a7" fo:font-size="80%"/>
      </text:list-level-style-bullet>
      <text:list-level-style-bullet text:level="5" text:bullet-char="-">
        <style:list-level-properties text:space-before="1.21875in" text:min-label-width="0.3125in"/>
        <style:text-properties fo:color="#3891a7" fo:font-size="80%"/>
      </text:list-level-style-bullet>
      <text:list-level-style-bullet text:level="6" text:bullet-char="-">
        <style:list-level-properties text:space-before="1.45035in" text:min-label-width="0.3125in"/>
        <style:text-properties fo:color="#3891a7" fo:font-size="80%"/>
      </text:list-level-style-bullet>
      <text:list-level-style-bullet text:level="7" text:bullet-char="-">
        <style:list-level-properties text:space-before="1.68035in" text:min-label-width="0.3125in"/>
        <style:text-properties fo:color="#3891a7" fo:font-size="80%"/>
      </text:list-level-style-bullet>
      <text:list-level-style-bullet text:level="8" text:bullet-char="-">
        <style:list-level-properties text:space-before="1.90035in" text:min-label-width="0.3125in"/>
        <style:text-properties fo:color="#3891a7" fo:font-size="80%"/>
      </text:list-level-style-bullet>
      <text:list-level-style-bullet text:level="9" text:bullet-char="-">
        <style:list-level-properties text:space-before="2.13035in" text:min-label-width="0.3125in"/>
        <style:text-properties fo:color="#3891a7" fo:font-size="80%"/>
      </text:list-level-style-bullet>
    </text:list-style>
    <text:list-style style:name="a1244">
      <text:list-level-style-number text:level="1" style:num-format="1" style:num-suffix=".">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style:list-level-properties text:space-before="2.02097in" text:min-label-width="0.5625in"/>
        <style:text-properties fo:color="#3891a7" fo:font-family="Gill Sans MT" style:font-family-generic="swiss" style:font-pitch="variable" fo:font-size="80%"/>
      </text:list-level-style-number>
    </text:list-style>
    <text:list-style style:name="a1675">
      <text:list-level-style-number text:level="1" style:num-format="1" style:num-suffix=".">
        <style:list-level-properties text:space-before="0.14931in" text:min-label-width="0.5625in"/>
        <style:text-properties fo:color="#c32d2e" fo:font-family="Gill Sans MT" fo:font-size="100%"/>
      </text:list-level-style-number>
      <text:list-level-style-number text:level="2" style:num-format="1" style:num-suffix=".">
        <style:list-level-properties text:space-before="0.44965in" text:min-label-width="0.5625in"/>
        <style:text-properties fo:color="#c32d2e" fo:font-family="Gill Sans MT" fo:font-size="100%"/>
      </text:list-level-style-number>
      <text:list-level-style-number text:level="3" style:num-format="1" style:num-suffix=".">
        <style:list-level-properties text:space-before="0.71875in" text:min-label-width="0.5625in"/>
        <style:text-properties fo:color="#c32d2e" fo:font-family="Gill Sans MT" fo:font-size="100%"/>
      </text:list-level-style-number>
      <text:list-level-style-number text:level="4" style:num-format="1" style:num-suffix=".">
        <style:list-level-properties text:space-before="0.94965in" text:min-label-width="0.5625in"/>
        <style:text-properties fo:color="#c32d2e" fo:font-family="Gill Sans MT" fo:font-size="100%"/>
      </text:list-level-style-number>
      <text:list-level-style-number text:level="5" style:num-format="1" style:num-suffix=".">
        <style:list-level-properties text:space-before="1.1684in" text:min-label-width="0.5625in"/>
        <style:text-properties fo:color="#c32d2e" fo:font-family="Gill Sans MT" fo:font-size="100%"/>
      </text:list-level-style-number>
      <text:list-level-style-number text:level="6" style:num-format="1" style:num-suffix=".">
        <style:list-level-properties text:space-before="1.4in" text:min-label-width="0.5625in"/>
        <style:text-properties fo:color="#c32d2e" fo:font-family="Gill Sans MT" fo:font-size="100%"/>
      </text:list-level-style-number>
      <text:list-level-style-number text:level="7" style:num-format="1" style:num-suffix=".">
        <style:list-level-properties text:space-before="1.63in" text:min-label-width="0.5625in"/>
        <style:text-properties fo:color="#c32d2e" fo:font-family="Gill Sans MT" fo:font-size="100%"/>
      </text:list-level-style-number>
      <text:list-level-style-number text:level="8" style:num-format="1" style:num-suffix=".">
        <style:list-level-properties text:space-before="1.85in" text:min-label-width="0.5625in"/>
        <style:text-properties fo:color="#c32d2e" fo:font-family="Gill Sans MT" fo:font-size="100%"/>
      </text:list-level-style-number>
      <text:list-level-style-number text:level="9" style:num-format="1" style:num-suffix=".">
        <style:list-level-properties text:space-before="2.08in" text:min-label-width="0.5625in"/>
        <style:text-properties fo:color="#c32d2e" fo:font-family="Gill Sans MT" fo:font-size="100%"/>
      </text:list-level-style-number>
    </text:list-style>
    <text:list-style style:name="a1285">
      <text:list-level-style-number text:level="1" style:num-format="1" style:num-suffix="." text:start-value="8">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8">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8">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8">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8">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8">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8">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8">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8">
        <style:list-level-properties text:space-before="2.02097in" text:min-label-width="0.5625in"/>
        <style:text-properties fo:color="#3891a7" fo:font-family="Gill Sans MT" style:font-family-generic="swiss" style:font-pitch="variable" fo:font-size="80%"/>
      </text:list-level-style-number>
    </text:list-style>
    <text:list-style style:name="a1330">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721">
      <text:list-level-style-bullet text:level="1" text:bullet-char="">
        <style:list-level-properties text:space-before="0.19965in" text:min-label-width="0.37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37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37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37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37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37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37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37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375in"/>
        <style:text-properties fo:color="#84aa33" fo:font-family="Wingdings 2" style:font-family-generic="roman" style:font-pitch="variable" style:font-charset="x-symbol" fo:font-size="100%"/>
      </text:list-level-style-bullet>
    </text:list-style>
    <text:list-style style:name="a1288">
      <text:list-level-style-number text:level="1" style:num-format="1" style:num-suffix="." text:start-value="8">
        <style:list-level-properties text:space-before="0.09028in" text:min-label-width="0.5625in"/>
        <style:text-properties fo:color="#3891a7" fo:font-family="Gill Sans MT" style:font-family-generic="swiss" style:font-pitch="variable" fo:font-size="80%"/>
      </text:list-level-style-number>
      <text:list-level-style-number text:level="2" style:num-format="1" style:num-suffix="." text:start-value="8">
        <style:list-level-properties text:space-before="0.39063in" text:min-label-width="0.5625in"/>
        <style:text-properties fo:color="#3891a7" fo:font-family="Gill Sans MT" style:font-family-generic="swiss" style:font-pitch="variable" fo:font-size="80%"/>
      </text:list-level-style-number>
      <text:list-level-style-number text:level="3" style:num-format="1" style:num-suffix="." text:start-value="8">
        <style:list-level-properties text:space-before="0.65972in" text:min-label-width="0.5625in"/>
        <style:text-properties fo:color="#3891a7" fo:font-family="Gill Sans MT" style:font-family-generic="swiss" style:font-pitch="variable" fo:font-size="80%"/>
      </text:list-level-style-number>
      <text:list-level-style-number text:level="4" style:num-format="1" style:num-suffix="." text:start-value="8">
        <style:list-level-properties text:space-before="0.89063in" text:min-label-width="0.5625in"/>
        <style:text-properties fo:color="#3891a7" fo:font-family="Gill Sans MT" style:font-family-generic="swiss" style:font-pitch="variable" fo:font-size="80%"/>
      </text:list-level-style-number>
      <text:list-level-style-number text:level="5" style:num-format="1" style:num-suffix="." text:start-value="8">
        <style:list-level-properties text:space-before="1.10938in" text:min-label-width="0.5625in"/>
        <style:text-properties fo:color="#3891a7" fo:font-family="Gill Sans MT" style:font-family-generic="swiss" style:font-pitch="variable" fo:font-size="80%"/>
      </text:list-level-style-number>
      <text:list-level-style-number text:level="6" style:num-format="1" style:num-suffix="." text:start-value="8">
        <style:list-level-properties text:space-before="1.34097in" text:min-label-width="0.5625in"/>
        <style:text-properties fo:color="#3891a7" fo:font-family="Gill Sans MT" style:font-family-generic="swiss" style:font-pitch="variable" fo:font-size="80%"/>
      </text:list-level-style-number>
      <text:list-level-style-number text:level="7" style:num-format="1" style:num-suffix="." text:start-value="8">
        <style:list-level-properties text:space-before="1.57097in" text:min-label-width="0.5625in"/>
        <style:text-properties fo:color="#3891a7" fo:font-family="Gill Sans MT" style:font-family-generic="swiss" style:font-pitch="variable" fo:font-size="80%"/>
      </text:list-level-style-number>
      <text:list-level-style-number text:level="8" style:num-format="1" style:num-suffix="." text:start-value="8">
        <style:list-level-properties text:space-before="1.79097in" text:min-label-width="0.5625in"/>
        <style:text-properties fo:color="#3891a7" fo:font-family="Gill Sans MT" style:font-family-generic="swiss" style:font-pitch="variable" fo:font-size="80%"/>
      </text:list-level-style-number>
      <text:list-level-style-number text:level="9" style:num-format="1" style:num-suffix="." text:start-value="8">
        <style:list-level-properties text:space-before="2.02097in" text:min-label-width="0.5625in"/>
        <style:text-properties fo:color="#3891a7" fo:font-family="Gill Sans MT" style:font-family-generic="swiss" style:font-pitch="variable" fo:font-size="80%"/>
      </text:list-level-style-number>
    </text:list-style>
    <text:list-style style:name="a1372">
      <text:list-level-style-bullet text:level="1" text:bullet-char="◦">
        <style:list-level-properties text:space-before="0.09028in" text:min-label-width="0.5in"/>
        <style:text-properties fo:color="#3891a7" fo:font-family="Verdana" style:font-family-generic="swiss" style:font-pitch="variable" fo:font-size="100%"/>
      </text:list-level-style-bullet>
      <text:list-level-style-bullet text:level="2" text:bullet-char="◦">
        <style:list-level-properties text:space-before="0.39063in" text:min-label-width="0.5in"/>
        <style:text-properties fo:color="#3891a7" fo:font-family="Verdana" style:font-family-generic="swiss" style:font-pitch="variable" fo:font-size="100%"/>
      </text:list-level-style-bullet>
      <text:list-level-style-bullet text:level="3" text:bullet-char="◦">
        <style:list-level-properties text:space-before="0.65972in" text:min-label-width="0.5in"/>
        <style:text-properties fo:color="#3891a7" fo:font-family="Verdana" style:font-family-generic="swiss" style:font-pitch="variable" fo:font-size="100%"/>
      </text:list-level-style-bullet>
      <text:list-level-style-bullet text:level="4" text:bullet-char="◦">
        <style:list-level-properties text:space-before="0.89063in" text:min-label-width="0.5in"/>
        <style:text-properties fo:color="#3891a7" fo:font-family="Verdana" style:font-family-generic="swiss" style:font-pitch="variable" fo:font-size="100%"/>
      </text:list-level-style-bullet>
      <text:list-level-style-bullet text:level="5" text:bullet-char="◦">
        <style:list-level-properties text:space-before="1.10938in" text:min-label-width="0.5in"/>
        <style:text-properties fo:color="#3891a7" fo:font-family="Verdana" style:font-family-generic="swiss" style:font-pitch="variable" fo:font-size="100%"/>
      </text:list-level-style-bullet>
      <text:list-level-style-bullet text:level="6" text:bullet-char="◦">
        <style:list-level-properties text:space-before="1.34097in" text:min-label-width="0.5in"/>
        <style:text-properties fo:color="#3891a7" fo:font-family="Verdana" style:font-family-generic="swiss" style:font-pitch="variable" fo:font-size="100%"/>
      </text:list-level-style-bullet>
      <text:list-level-style-bullet text:level="7" text:bullet-char="◦">
        <style:list-level-properties text:space-before="1.57097in" text:min-label-width="0.5in"/>
        <style:text-properties fo:color="#3891a7" fo:font-family="Verdana" style:font-family-generic="swiss" style:font-pitch="variable" fo:font-size="100%"/>
      </text:list-level-style-bullet>
      <text:list-level-style-bullet text:level="8" text:bullet-char="◦">
        <style:list-level-properties text:space-before="1.79097in" text:min-label-width="0.5in"/>
        <style:text-properties fo:color="#3891a7" fo:font-family="Verdana" style:font-family-generic="swiss" style:font-pitch="variable" fo:font-size="100%"/>
      </text:list-level-style-bullet>
      <text:list-level-style-bullet text:level="9" text:bullet-char="◦">
        <style:list-level-properties text:space-before="2.02097in" text:min-label-width="0.5in"/>
        <style:text-properties fo:color="#3891a7" fo:font-family="Verdana" style:font-family-generic="swiss" style:font-pitch="variable" fo:font-size="100%"/>
      </text:list-level-style-bullet>
    </text:list-style>
    <text:list-style style:name="a1762">
      <text:list-level-style-number text:level="1" style:num-format="1" style:num-suffix="." text:start-value="7">
        <style:list-level-properties text:space-before="0.14062in" text:min-label-width="0.5625in"/>
        <style:text-properties fo:color="#3891a7" fo:font-family="Gill Sans MT" style:font-family-generic="swiss" style:font-pitch="variable" fo:font-size="100%"/>
      </text:list-level-style-number>
      <text:list-level-style-number text:level="2" style:num-format="1" style:num-suffix="." text:start-value="7">
        <style:list-level-properties text:space-before="0.44097in" text:min-label-width="0.5625in"/>
        <style:text-properties fo:color="#3891a7" fo:font-family="Gill Sans MT" style:font-family-generic="swiss" style:font-pitch="variable" fo:font-size="100%"/>
      </text:list-level-style-number>
      <text:list-level-style-number text:level="3" style:num-format="1" style:num-suffix="." text:start-value="7">
        <style:list-level-properties text:space-before="0.71007in" text:min-label-width="0.5625in"/>
        <style:text-properties fo:color="#3891a7" fo:font-family="Gill Sans MT" style:font-family-generic="swiss" style:font-pitch="variable" fo:font-size="100%"/>
      </text:list-level-style-number>
      <text:list-level-style-number text:level="4" style:num-format="1" style:num-suffix="." text:start-value="7">
        <style:list-level-properties text:space-before="0.94097in" text:min-label-width="0.5625in"/>
        <style:text-properties fo:color="#3891a7" fo:font-family="Gill Sans MT" style:font-family-generic="swiss" style:font-pitch="variable" fo:font-size="100%"/>
      </text:list-level-style-number>
      <text:list-level-style-number text:level="5" style:num-format="1" style:num-suffix="." text:start-value="7">
        <style:list-level-properties text:space-before="1.15972in" text:min-label-width="0.5625in"/>
        <style:text-properties fo:color="#3891a7" fo:font-family="Gill Sans MT" style:font-family-generic="swiss" style:font-pitch="variable" fo:font-size="100%"/>
      </text:list-level-style-number>
      <text:list-level-style-number text:level="6" style:num-format="1" style:num-suffix="." text:start-value="7">
        <style:list-level-properties text:space-before="1.39132in" text:min-label-width="0.5625in"/>
        <style:text-properties fo:color="#3891a7" fo:font-family="Gill Sans MT" style:font-family-generic="swiss" style:font-pitch="variable" fo:font-size="100%"/>
      </text:list-level-style-number>
      <text:list-level-style-number text:level="7" style:num-format="1" style:num-suffix="." text:start-value="7">
        <style:list-level-properties text:space-before="1.62132in" text:min-label-width="0.5625in"/>
        <style:text-properties fo:color="#3891a7" fo:font-family="Gill Sans MT" style:font-family-generic="swiss" style:font-pitch="variable" fo:font-size="100%"/>
      </text:list-level-style-number>
      <text:list-level-style-number text:level="8" style:num-format="1" style:num-suffix="." text:start-value="7">
        <style:list-level-properties text:space-before="1.84132in" text:min-label-width="0.5625in"/>
        <style:text-properties fo:color="#3891a7" fo:font-family="Gill Sans MT" style:font-family-generic="swiss" style:font-pitch="variable" fo:font-size="100%"/>
      </text:list-level-style-number>
      <text:list-level-style-number text:level="9" style:num-format="1" style:num-suffix="." text:start-value="7">
        <style:list-level-properties text:space-before="2.07132in" text:min-label-width="0.5625in"/>
        <style:text-properties fo:color="#3891a7" fo:font-family="Gill Sans MT" style:font-family-generic="swiss" style:font-pitch="variable" fo:font-size="100%"/>
      </text:list-level-style-number>
    </text:list-style>
  </office:automatic-styles>
  <office:body>
    <office:presentation>
      <draw:page draw:name="Slide29" draw:style-name="a984" draw:master-page-name="Master1-Layout7-blank-Blank" presentation:presentation-page-layout-name="Master1-PPL7">
        <draw:frame draw:id="id145" presentation:style-name="a992" draw:name="Rectangle 4" svg:x="2.16493in" svg:y="0.60069in" svg:width="6.76042in" svg:height="1.25in" presentation:class="title" presentation:placeholder="false">
          <draw:text-box>
            <text:p text:style-name="a991" text:class-names="" text:cond-style-name="" text:id="id144"><text:span text:style-name="a985" text:class-names="">Pokok</text:span><text:span text:style-name="a986" text:class-names=""><text:s text:c="1"/></text:span><text:span text:style-name="a987" text:class-names="">Bahasan</text:span><text:span text:style-name="a988" text:class-names=""> <text:line-break/></text:span><text:span text:style-name="a989" text:class-names=""><text:s text:c="1"/></text:span><text:span text:style-name="a990" text:class-names="">K E P E M I M P I N A N </text:span></text:p>
          </draw:text-box>
          <svg:desc/>
        </draw:frame>
        <draw:frame draw:id="id146" draw:style-name="a1009" draw:name="Text Box 5" svg:x="1.22049in" svg:y="2.56944in" svg:width="4.33333in" svg:height="1.9184in">
          <draw:text-box>
            <text:p text:style-name="a998" text:class-names="" text:cond-style-name=""><text:span text:style-name="a993" text:class-names="">Sub<text:s text:c="1"/></text:span><text:span text:style-name="a994" text:class-names="">Pokok</text:span><text:span text:style-name="a995" text:class-names=""><text:s text:c="1"/></text:span><text:span text:style-name="a996" text:class-names="">Bahasan</text:span><text:span text:style-name="a997" text:class-names=""> :</text:span></text:p>
            <text:p text:style-name="a1000" text:class-names="" text:cond-style-name=""><text:span text:style-name="a999" text:class-names="">Pengertian Kepemimpinan,</text:span></text:p>
            <text:p text:style-name="a1002" text:class-names="" text:cond-style-name=""><text:span text:style-name="a1001" text:class-names="">Tipologi Kepemimpinan,</text:span></text:p>
            <text:p text:style-name="a1004" text:class-names="" text:cond-style-name=""><text:span text:style-name="a1003" text:class-names="">Fungsi dan Sifat Kepemimpinan,</text:span></text:p>
            <text:p text:style-name="a1006" text:class-names="" text:cond-style-name=""><text:span text:style-name="a1005" text:class-names="">Batasan Kepemimpinan,</text:span></text:p>
            <text:p text:style-name="a1008" text:class-names="" text:cond-style-name=""><text:span text:style-name="a1007" text:class-names="">Teori Kepemimpinan</text:span></text:p>
          </draw:text-box>
          <svg:desc/>
        </draw:frame>
        <draw:frame draw:id="id147" draw:style-name="a1016" draw:name="Text Box 6" svg:x="4.66667in" svg:y="5.41667in" svg:width="3.64063in" svg:height="0.7066in">
          <draw:text-box>
            <text:p text:style-name="a1011" text:class-names="" text:cond-style-name=""><text:span text:style-name="a1010" text:class-names="">Present by </text:span></text:p>
            <text:p text:style-name="a1015" text:class-names="" text:cond-style-name=""><text:span text:style-name="a1012" text:class-names="">Erma Sulistyo Rini</text:span><text:span text:style-name="a1013" text:class-names=""><text:s text:c="1"/></text:span><text:span text:style-name="a1014" text:class-names=""/></text:p>
          </draw:text-box>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0" presentation:preset-sub-type="0" presentation:preset-class="entrance" presentation:group-id="0" smil:begin="0.0s" smil:fill="hold">
                  <anim:set smil:targetElement="id145" smil:attributeName="visibility" smil:to="visible" smil:begin="0.0s" smil:dur="0.00100000004749745s" smil:fill="hold"/>
                  <anim:transitionFilter smil:targetElement="id145" smil:type="fade" smil:subtype="crossfade" smil:fadeColor="forward" smil:dur="2.0s"/>
                </anim:par>
              </anim:par>
            </anim:par>
          </anim:seq>
        </anim:par>
      </draw:page>
      <draw:page draw:name="Slide68" draw:style-name="a1018" draw:master-page-name="Master1-Layout2-obj-Title-and-Content" presentation:presentation-page-layout-name="Master1-PPL2">
        <draw:frame draw:id="id148" presentation:style-name="a1033" draw:name="Content Placeholder 2" svg:x="1.14063in" svg:y="1.30903in" svg:width="8.50521in" svg:height="5.82639in" presentation:class="outline" presentation:placeholder="false">
          <draw:text-box>
            <text:list text:style-name="a1022">
              <text:list-item>
                <text:p text:style-name="a1021" text:class-names="" text:cond-style-name=""><text:span text:style-name="a1019" text:class-names="">Kepemimpinan<text:s text:c="1"/></text:span><text:span text:style-name="a1020" text:class-names="">merupakan proses mengarahkan dan mempengaruhi aktivitas yang berkaitan dengan pekerjaan dari anggota kelompok/ organisasi.</text:span></text:p>
              </text:list-item>
            </text:list>
            <text:list text:style-name="a1026">
              <text:list-item>
                <text:p text:style-name="a1025" text:class-names="" text:cond-style-name=""><text:span text:style-name="a1023" text:class-names="">Kepemimpinan atau leadership</text:span><text:span text:style-name="a1024" text:class-names=""> adalah kemampuan seseorang untuk mempengaruhi orang-orang lain agar bekerjasama sesuai dengan rencana demi tercapainya tujuan yang telah ditetapkan sebelumnya. </text:span></text:p>
              </text:list-item>
            </text:list>
            <text:list text:style-name="a1029">
              <text:list-item>
                <text:p text:style-name="a1028" text:class-names="" text:cond-style-name=""><text:span text:style-name="a1027" text:class-names="">Kesimpulan</text:span></text:p>
              </text:list-item>
            </text:list>
            <text:list text:style-name="a1032">
              <text:list-item>
                <text:p text:style-name="a1031" text:class-names="" text:cond-style-name=""><text:span text:style-name="a1030" text:class-names="">Dengan demikian kepemimpinan memegang peranan yang sangat penting dalam manajemen, bahkan dapat dinyatakan, kepemimpinan adalah inti dari managemen.<text:line-break/></text:span></text:p>
              </text:list-item>
            </text:list>
          </draw:text-box>
          <svg:desc/>
        </draw:frame>
        <draw:frame draw:id="id149" presentation:style-name="a1037" draw:name="Title 1" svg:x="1.14063in" svg:y="0.28472in" svg:width="4.53299in" svg:height="0.69444in" presentation:class="title" presentation:placeholder="false">
          <draw:text-box>
            <text:p text:style-name="a1036" text:class-names="" text:cond-style-name=""><text:span text:style-name="a1034" text:class-names="">Pengertian<text:s text:c="1"/></text:span><text:span text:style-name="a1035" text:class-names=""/></text:p>
          </draw:text-box>
          <svg:desc/>
        </draw:frame>
      </draw:page>
      <draw:page draw:name="Slide69" draw:style-name="a1039" draw:master-page-name="Master1-Layout2-obj-Title-and-Content" presentation:presentation-page-layout-name="Master1-PPL2">
        <draw:frame draw:id="id150" presentation:style-name="a1045" draw:name="Rectangle 2" svg:x="1.14063in" svg:y="0.36458in" svg:width="8.20139in" svg:height="0.71354in" presentation:class="title" presentation:placeholder="false">
          <draw:text-box>
            <text:p text:style-name="a1044" text:class-names="" text:cond-style-name=""><text:span text:style-name="a1040" text:class-names="">Manajemen</text:span><text:span text:style-name="a1041" text:class-names=""> Dan<text:s text:c="1"/></text:span><text:span text:style-name="a1042" text:class-names="">Kepemimpinan</text:span><text:span text:style-name="a1043" text:class-names="">.</text:span></text:p>
          </draw:text-box>
          <svg:desc/>
        </draw:frame>
        <draw:frame draw:id="id151" presentation:style-name="a1065" draw:name="Rectangle 3" svg:x="0.98438in" svg:y="1.58333in" svg:width="8.74132in" svg:height="5.25in" presentation:class="outline" presentation:placeholder="false">
          <draw:text-box>
            <text:list text:style-name="a1048">
              <text:list-item>
                <text:p text:style-name="a1047" text:class-names="" text:cond-style-name=""><text:span text:style-name="a1046" text:class-names="">Manajemen dan kepemimpinan tidak sama.</text:span></text:p>
              </text:list-item>
            </text:list>
            <text:list text:style-name="a1051">
              <text:list-item>
                <text:p text:style-name="a1050" text:class-names="" text:cond-style-name=""><text:span text:style-name="a1049" text:class-names="">Kepemimpinan tanpa manajemen menjadi tidak terkendali dan tidak bersemangat.</text:span></text:p>
              </text:list-item>
            </text:list>
            <text:list text:style-name="a1056">
              <text:list-item>
                <text:p text:style-name="a1055" text:class-names="" text:cond-style-name=""><text:span text:style-name="a1052" text:class-names="">Kepemimpinan menyebabkan <text:s text:c="1"/>suatu bisnis kecil dapat berja</text:span><text:span text:style-name="a1053" text:class-names="">l</text:span><text:span text:style-name="a1054" text:class-names="">an.</text:span></text:p>
              </text:list-item>
            </text:list>
            <text:list text:style-name="a1061">
              <text:list-item>
                <text:p text:style-name="a1060" text:class-names="" text:cond-style-name=""><text:span text:style-name="a1057" text:class-names="">Manajemen adalah menjaga agar<text:s text:c="1"/></text:span><text:span text:style-name="a1058" text:class-names="">bisnis<text:s text:c="1"/></text:span><text:span text:style-name="a1059" text:class-names="">tetap berjalan.</text:span></text:p>
              </text:list-item>
            </text:list>
            <text:list text:style-name="a1064">
              <text:list-item>
                <text:p text:style-name="a1063" text:class-names="" text:cond-style-name=""><text:span text:style-name="a1062" text:class-names=""/></text:p>
              </text:list-item>
            </text:list>
          </draw:text-box>
          <svg:desc/>
        </draw:frame>
      </draw:page>
      <draw:page draw:name="Slide70" draw:style-name="a1067" draw:master-page-name="Master1-Layout2-obj-Title-and-Content" presentation:presentation-page-layout-name="Master1-PPL2">
        <draw:frame draw:id="id152" presentation:style-name="a1071" draw:name="Rectangle 2" svg:x="1.14063in" svg:y="0.30035in" svg:width="8.63021in" svg:height="1.25in" presentation:class="title" presentation:placeholder="false">
          <draw:text-box>
            <text:p text:style-name="a1070" text:class-names="" text:cond-style-name=""><text:span text:style-name="a1068" text:class-names="">Perbedaan Manajemen dengan Kepemimpinan</text:span><text:span text:style-name="a1069" text:class-names=""/></text:p>
          </draw:text-box>
          <svg:desc/>
        </draw:frame>
        <draw:frame draw:id="id153" presentation:style-name="a1092" draw:name="Rectangle 3" svg:x="1.14063in" svg:y="1.58333in" svg:width="8.63021in" svg:height="5.25in" presentation:class="outline" presentation:placeholder="false">
          <draw:text-box>
            <text:list text:style-name="a1074">
              <text:list-item>
                <text:p text:style-name="a1073" text:class-names="" text:cond-style-name=""><text:span text:style-name="a1072" text:class-names="">Kepemimpinan berhubungan dengan orang.</text:span></text:p>
              </text:list-item>
            </text:list>
            <text:list text:style-name="a1077">
              <text:list-item>
                <text:p text:style-name="a1076" text:class-names="" text:cond-style-name=""><text:span text:style-name="a1075" text:class-names="">Manajemen berhubungan dengan barang.</text:span></text:p>
              </text:list-item>
            </text:list>
            <text:list text:style-name="a1080">
              <text:list-item>
                <text:p text:style-name="a1079" text:class-names="" text:cond-style-name=""><text:span text:style-name="a1078" text:class-names="">Kepemimpinan berhubungan dengan visi</text:span></text:p>
              </text:list-item>
            </text:list>
            <text:list text:style-name="a1083">
              <text:list-item>
                <text:p text:style-name="a1082" text:class-names="" text:cond-style-name=""><text:span text:style-name="a1081" text:class-names="">Manajemen berhubungan dengan logistik menuju visi tersebut.</text:span></text:p>
              </text:list-item>
            </text:list>
            <text:list text:style-name="a1088">
              <text:list-item>
                <text:p text:style-name="a1087" text:class-names="" text:cond-style-name=""><text:span text:style-name="a1084" text:class-names="">Kepemimpinan berhubungan dengan menge</text:span><text:span text:style-name="a1085" text:class-names="">r</text:span><text:span text:style-name="a1086" text:class-names="">jakan hal yang benar.</text:span></text:p>
              </text:list-item>
            </text:list>
            <text:list text:style-name="a1091">
              <text:list-item>
                <text:p text:style-name="a1090" text:class-names="" text:cond-style-name=""><text:span text:style-name="a1089" text:class-names="">Manajemen berfokus pada mengerjakan sesuatu dengan benar. </text:span></text:p>
              </text:list-item>
            </text:list>
          </draw:text-box>
          <svg:desc/>
        </draw:frame>
      </draw:page>
      <draw:page draw:name="Slide63" draw:style-name="a1094" draw:master-page-name="Master1-Layout2-obj-Title-and-Content" presentation:presentation-page-layout-name="Master1-PPL2">
        <draw:frame draw:id="id154" presentation:style-name="a1098" draw:name="Rectangle 2" svg:x="1.14063in" svg:y="0.60069in" svg:width="8.20139in" svg:height="0.85069in" presentation:class="title" presentation:placeholder="false">
          <draw:text-box>
            <text:p text:style-name="a1097" text:class-names="" text:cond-style-name=""><text:span text:style-name="a1095" text:class-names="">Cara pandang masyarakat<text:s text:c="1"/></text:span><text:span text:style-name="a1096" text:class-names=""/></text:p>
          </draw:text-box>
          <svg:desc/>
        </draw:frame>
        <draw:frame draw:id="id155" presentation:style-name="a1118" draw:name="Rectangle 3" svg:x="1.14063in" svg:y="1.70313in" svg:width="8.63021in" svg:height="5.35417in" presentation:class="outline" presentation:placeholder="false">
          <draw:text-box>
            <text:list text:style-name="a1106">
              <text:list-item>
                <text:p text:style-name="a1105" text:class-names="" text:cond-style-name=""><text:span text:style-name="a1099" text:class-names="">Bagaimana cara m</text:span><text:span text:style-name="a1100" text:class-names="">endefinisikan<text:s text:c="1"/></text:span><text:span text:style-name="a1101" text:class-names="">seorang p</text:span><text:span text:style-name="a1102" text:class-names="">emimpin</text:span><text:span text:style-name="a1103" text:class-names=""> atau cara masyarakat membedakan pemimpin dengan manajer</text:span><text:span text:style-name="a1104" text:class-names=""/></text:p>
              </text:list-item>
            </text:list>
            <text:list text:style-name="a1109">
              <text:list-item>
                <text:list text:style-name="a1109">
                  <text:list-item>
                    <text:p text:style-name="a1108" text:class-names="" text:cond-style-name=""><text:span text:style-name="a1107" text:class-names="">Manajer mempunyai kemampuan pengelolaan yang baik. </text:span></text:p>
                  </text:list-item>
                </text:list>
              </text:list-item>
            </text:list>
            <text:list text:style-name="a1117">
              <text:list-item>
                <text:list text:style-name="a1117">
                  <text:list-item>
                    <text:p text:style-name="a1116" text:class-names="" text:cond-style-name=""><text:span text:style-name="a1110" text:class-names="">Pemimpin sering diasosiasikan dengan orang yang mempunyai karisma</text:span><text:span text:style-name="a1111" text:class-names="">/kekuasaan</text:span><text:span text:style-name="a1112" text:class-names=""> tinggi,<text:s text:c="1"/></text:span><text:span text:style-name="a1113" text:class-names="">sehingga<text:s text:c="1"/></text:span><text:span text:style-name="a1114" text:class-names="">dapat menggerakkan orang lain dengan karisma</text:span><text:span text:style-name="a1115" text:class-names="">/kekuasaannya</text:span></text:p>
                  </text:list-item>
                </text:list>
              </text:list-item>
            </text:list>
          </draw:text-box>
          <svg:desc/>
        </draw:frame>
      </draw:page>
      <draw:page draw:name="Slide64" draw:style-name="a1120" draw:master-page-name="Master1-Layout2-obj-Title-and-Content" presentation:presentation-page-layout-name="Master1-PPL2">
        <draw:frame draw:id="id156" presentation:style-name="a1124" draw:name="Rectangle 2" svg:x="1.0625in" svg:y="0.44271in" svg:width="8.20139in" svg:height="0.86632in" presentation:class="title" presentation:placeholder="false">
          <draw:text-box>
            <text:p text:style-name="a1123" text:class-names="" text:cond-style-name=""><text:span text:style-name="a1121" text:class-names="">Dasar penetapan kepemimpinan<text:s text:c="1"/></text:span><text:span text:style-name="a1122" text:class-names=""/></text:p>
          </draw:text-box>
          <svg:desc/>
        </draw:frame>
        <draw:frame draw:id="id157" presentation:style-name="a1146" draw:name="Rectangle 3" svg:x="0.59028in" svg:y="1.54514in" svg:width="9.05556in" svg:height="5.19792in" presentation:class="outline" presentation:placeholder="false">
          <draw:text-box>
            <text:list text:style-name="a1128">
              <text:list-item>
                <text:list text:style-name="a1128">
                  <text:list-item>
                    <text:list text:style-name="a1128">
                      <text:list-item>
                        <text:p text:style-name="a1127" text:class-names="" text:cond-style-name=""><text:span text:style-name="a1125" text:class-names="">Kepakaran (Expert Power)</text:span><text:span text:style-name="a1126" text:class-names=""> </text:span></text:p>
                      </text:list-item>
                    </text:list>
                  </text:list-item>
                </text:list>
              </text:list-item>
            </text:list>
            <text:list text:style-name="a1135">
              <text:list-item>
                <text:list text:style-name="a1135">
                  <text:list-item>
                    <text:list text:style-name="a1135">
                      <text:list-item>
                        <text:list text:style-name="a1135">
                          <text:list-item>
                            <text:p text:style-name="a1134" text:class-names="" text:cond-style-name=""><text:span text:style-name="a1129" text:class-names=""><text:tab/></text:span><text:span text:style-name="a1130" text:class-names=""></text:span><text:span text:style-name="a1131" text:class-names=""><text:s text:c="1"/></text:span><text:span text:style-name="a1132" text:class-names="">Orang-orang yang memiliki kemampuan mencipta atau kreatif dan memiliki prakarsa (inisiatif) yang tinggi, mereka dapat memupuk dan mengembangkan kemampuannya sehingga dapat menciptakan suatu usaha yang dipimpinnya sendiri secara baik.<text:line-break/></text:span><text:span text:style-name="a1133" text:class-names=""/></text:p>
                          </text:list-item>
                        </text:list>
                      </text:list-item>
                    </text:list>
                  </text:list-item>
                </text:list>
              </text:list-item>
            </text:list>
            <text:list text:style-name="a1139">
              <text:list-item>
                <text:list text:style-name="a1139">
                  <text:list-item>
                    <text:list text:style-name="a1139">
                      <text:list-item>
                        <text:p text:style-name="a1138" text:class-names="" text:cond-style-name=""><text:span text:style-name="a1136" text:class-names="">Paksaan (Forced Power)</text:span><text:span text:style-name="a1137" text:class-names=""/></text:p>
                      </text:list-item>
                    </text:list>
                  </text:list-item>
                </text:list>
              </text:list-item>
            </text:list>
            <text:list text:style-name="a1145">
              <text:list-item>
                <text:list text:style-name="a1145">
                  <text:list-item>
                    <text:list text:style-name="a1145">
                      <text:list-item>
                        <text:p text:style-name="a1144" text:class-names="" text:cond-style-name=""><text:span text:style-name="a1140" text:class-names=""><text:tab/></text:span><text:span text:style-name="a1141" text:class-names=""></text:span><text:span text:style-name="a1142" text:class-names="">Melalui penunjukan ataupun kekuasaan seseorang <text:s text:c="1"/>artinya seseorang dapat menjadi pemimpin karena ditunjuk oleh orang lain yang lebih tinggi kedudukannya dalam instansi yang bersangkutan.<text:line-break/></text:span><text:span text:style-name="a1143" text:class-names=""/></text:p>
                      </text:list-item>
                    </text:list>
                  </text:list-item>
                </text:list>
              </text:list-item>
            </text:list>
          </draw:text-box>
          <svg:desc/>
        </draw:frame>
      </draw:page>
      <draw:page draw:name="Slide65" draw:style-name="a1148" draw:master-page-name="Master1-Layout2-obj-Title-and-Content" presentation:presentation-page-layout-name="Master1-PPL2">
        <draw:frame draw:id="id158" presentation:style-name="a1191" draw:name="Content Placeholder 2" svg:x="0.43229in" svg:y="0.44271in" svg:width="9.33854in" svg:height="6.22049in" presentation:class="outline" presentation:placeholder="false">
          <draw:text-box>
            <text:list text:style-name="a1152">
              <text:list-item>
                <text:list text:style-name="a1152">
                  <text:list-item>
                    <text:list text:style-name="a1152">
                      <text:list-item>
                        <text:p text:style-name="a1151" text:class-names="" text:cond-style-name=""><text:span text:style-name="a1149" text:class-names="">Balasan (Reward Power)</text:span><text:span text:style-name="a1150" text:class-names=""/></text:p>
                      </text:list-item>
                    </text:list>
                  </text:list-item>
                </text:list>
              </text:list-item>
            </text:list>
            <text:list text:style-name="a1158">
              <text:list-item>
                <text:list text:style-name="a1158">
                  <text:list-item>
                    <text:list text:style-name="a1158">
                      <text:list-item>
                        <text:list text:style-name="a1158">
                          <text:list-item>
                            <text:p text:style-name="a1157" text:class-names="" text:cond-style-name=""><text:span text:style-name="a1153" text:class-names=""><text:tab/></text:span><text:span text:style-name="a1154" text:class-names=""></text:span><text:span text:style-name="a1155" text:class-names=""> <text:tab/>Menunjuk seseorang untuk menjadi pemimpin atas dasar <text:tab/>kontribusi yang sudah diberikan<text:s text:c="1"/></text:span><text:span text:style-name="a1156" text:class-names=""/></text:p>
                          </text:list-item>
                        </text:list>
                      </text:list-item>
                    </text:list>
                  </text:list-item>
                </text:list>
              </text:list-item>
            </text:list>
            <text:list text:style-name="a1162">
              <text:list-item>
                <text:list text:style-name="a1162">
                  <text:list-item>
                    <text:list text:style-name="a1162">
                      <text:list-item>
                        <text:p text:style-name="a1161" text:class-names="" text:cond-style-name=""><text:span text:style-name="a1159" text:class-names="">Legitimasi (Legitimate Power)</text:span><text:span text:style-name="a1160" text:class-names=""/></text:p>
                      </text:list-item>
                    </text:list>
                  </text:list-item>
                </text:list>
              </text:list-item>
            </text:list>
            <text:list text:style-name="a1168">
              <text:list-item>
                <text:list text:style-name="a1168">
                  <text:list-item>
                    <text:list text:style-name="a1168">
                      <text:list-item>
                        <text:list text:style-name="a1168">
                          <text:list-item>
                            <text:p text:style-name="a1167" text:class-names="" text:cond-style-name=""><text:span text:style-name="a1163" text:class-names=""><text:tab/></text:span><text:span text:style-name="a1164" text:class-names=""></text:span><text:span text:style-name="a1165" text:class-names=""><text:tab/></text:span><text:span text:style-name="a1166" text:class-names="">Melalui pemilihan orang banyak Biasanya hal ini terjadi di dalam organisasi-organisasi politik, serikat pekerja, <text:s text:c="1"/>organisasi kesenian, olahraga, dan sebagainya. </text:span></text:p>
                          </text:list-item>
                        </text:list>
                      </text:list-item>
                    </text:list>
                  </text:list-item>
                </text:list>
              </text:list-item>
            </text:list>
            <text:list text:style-name="a1175">
              <text:list-item>
                <text:list text:style-name="a1175">
                  <text:list-item>
                    <text:list text:style-name="a1175">
                      <text:list-item>
                        <text:list text:style-name="a1175">
                          <text:list-item>
                            <text:p text:style-name="a1174" text:class-names="" text:cond-style-name=""><text:span text:style-name="a1169" text:class-names=""><text:tab/></text:span><text:span text:style-name="a1170" text:class-names=""></text:span><text:span text:style-name="a1171" text:class-names=""><text:s text:c="1"/></text:span><text:span text:style-name="a1172" text:class-names="">Lazimnya pemimpin yang dipilih orang banyak ini bertugas dalam jangka waktu yang terbatas: dua tahun, tiga tahun, dan seterusnya.</text:span><text:span text:style-name="a1173" text:class-names=""/></text:p>
                          </text:list-item>
                        </text:list>
                      </text:list-item>
                    </text:list>
                  </text:list-item>
                </text:list>
              </text:list-item>
            </text:list>
            <text:list text:style-name="a1179">
              <text:list-item>
                <text:list text:style-name="a1179">
                  <text:list-item>
                    <text:list text:style-name="a1179">
                      <text:list-item>
                        <text:p text:style-name="a1178" text:class-names="" text:cond-style-name=""><text:span text:style-name="a1176" text:class-names="">Referensi (Refference Power)</text:span><text:span text:style-name="a1177" text:class-names=""/></text:p>
                      </text:list-item>
                    </text:list>
                  </text:list-item>
                </text:list>
              </text:list-item>
            </text:list>
            <text:list text:style-name="a1184">
              <text:list-item>
                <text:list text:style-name="a1184">
                  <text:list-item>
                    <text:list text:style-name="a1184">
                      <text:list-item>
                        <text:p text:style-name="a1183" text:class-names="" text:cond-style-name=""><text:span text:style-name="a1180" text:class-names=""><text:tab/></text:span><text:span text:style-name="a1181" text:class-names=""></text:span><text:span text:style-name="a1182" text:class-names=""> Melalui rekomendasi dari orang <text:s text:c="1"/>yang memiliki kewenangan dan kekuasaan yang lebih tinggi</text:span></text:p>
                      </text:list-item>
                    </text:list>
                  </text:list-item>
                </text:list>
              </text:list-item>
            </text:list>
            <text:list text:style-name="a1187">
              <text:list-item>
                <text:list text:style-name="a1187">
                  <text:list-item>
                    <text:list text:style-name="a1187">
                      <text:list-item>
                        <text:p text:style-name="a1186" text:class-names="" text:cond-style-name=""><text:span text:style-name="a1185" text:class-names=""/></text:p>
                      </text:list-item>
                    </text:list>
                  </text:list-item>
                </text:list>
              </text:list-item>
            </text:list>
            <text:list text:style-name="a1190">
              <text:list-item>
                <text:p text:style-name="a1189" text:class-names="" text:cond-style-name=""><text:span text:style-name="a1188" text:class-names=""/></text:p>
              </text:list-item>
            </text:list>
          </draw:text-box>
          <svg:desc/>
        </draw:frame>
      </draw:page>
      <draw:page draw:name="Slide67" draw:style-name="a1193" draw:master-page-name="Master1-Layout2-obj-Title-and-Content" presentation:presentation-page-layout-name="Master1-PPL2">
        <draw:frame draw:id="id159" presentation:style-name="a1214" draw:name="Rectangle 5" svg:x="1.22049in" svg:y="1.85938in" svg:width="8.55035in" svg:height="4.97396in" presentation:class="outline" presentation:placeholder="false">
          <draw:text-box>
            <text:list text:style-name="a1199">
              <text:list-item>
                <text:p text:style-name="a1198" text:class-names="" text:cond-style-name=""><text:span text:style-name="a1194" text:class-names="">Ada empat<text:s text:c="1"/></text:span><text:span text:style-name="a1195" text:class-names="">unsur<text:s text:c="1"/></text:span><text:span text:style-name="a1196" text:class-names="">dalam kepemimpinan<text:s text:c="1"/></text:span><text:span text:style-name="a1197" text:class-names=""/></text:p>
              </text:list-item>
            </text:list>
            <text:list text:style-name="a1202">
              <text:list-item>
                <text:list text:style-name="a1202">
                  <text:list-item>
                    <text:p text:style-name="a1201" text:class-names="" text:cond-style-name=""><text:span text:style-name="a1200" text:class-names="">Kepemimpinan melibatkan orang lain</text:span></text:p>
                  </text:list-item>
                </text:list>
              </text:list-item>
            </text:list>
            <text:list text:style-name="a1205">
              <text:list-item>
                <text:list text:style-name="a1205">
                  <text:list-item>
                    <text:p text:style-name="a1204" text:class-names="" text:cond-style-name=""><text:span text:style-name="a1203" text:class-names="">Kepemimpinan melibatkan distribusi kekuasaan</text:span></text:p>
                  </text:list-item>
                </text:list>
              </text:list-item>
            </text:list>
            <text:list text:style-name="a1210">
              <text:list-item>
                <text:list text:style-name="a1210">
                  <text:list-item>
                    <text:p text:style-name="a1209" text:class-names="" text:cond-style-name=""><text:span text:style-name="a1206" text:class-names="">Kepemimpinan adalah kemampuan menggunakan berbagai bentuk kekuasaan untuk mempengaruhi tingkah laku pengikut</text:span><text:span text:style-name="a1207" text:class-names="">/bawahan/orang lain</text:span><text:span text:style-name="a1208" text:class-names=""/></text:p>
                  </text:list-item>
                </text:list>
              </text:list-item>
            </text:list>
            <text:list text:style-name="a1213">
              <text:list-item>
                <text:list text:style-name="a1213">
                  <text:list-item>
                    <text:p text:style-name="a1212" text:class-names="" text:cond-style-name=""><text:span text:style-name="a1211" text:class-names="">Kepemimpinan adalah mengenai nilai (penggabungan dari ketiga hal sebelumnya)</text:span></text:p>
                  </text:list-item>
                </text:list>
              </text:list-item>
            </text:list>
          </draw:text-box>
          <svg:desc/>
        </draw:frame>
        <draw:frame draw:id="id160" presentation:style-name="a1218" draw:name="Title 4" svg:x="1.22049in" svg:y="0.28472in" svg:width="8.20139in" svg:height="0.78819in" presentation:class="title" presentation:placeholder="false">
          <draw:text-box>
            <text:p text:style-name="a1217" text:class-names="" text:cond-style-name=""><text:span text:style-name="a1215" text:class-names="">Unsur – unsur kepemimpinan</text:span><text:span text:style-name="a1216" text:class-names=""/></text:p>
          </draw:text-box>
          <svg:desc/>
        </draw:frame>
      </draw:page>
      <draw:page draw:name="Slide57" draw:style-name="a1220" draw:master-page-name="Master1-Layout2-obj-Title-and-Content" presentation:presentation-page-layout-name="Master1-PPL2">
        <draw:frame draw:id="id161" presentation:style-name="a1228" draw:name="Rectangle 2" svg:x="1.0625in" svg:y="0.28472in" svg:width="8.70833in" svg:height="1.49653in" presentation:class="title" presentation:placeholder="false">
          <draw:text-box>
            <text:p text:style-name="a1227" text:class-names="" text:cond-style-name=""><text:span text:style-name="a1221" text:class-names="">Tingkah laku/prilaku <text:s text:c="1"/></text:span><text:span text:style-name="a1222" text:class-names="">Pemimpin</text:span><text:span text:style-name="a1223" text:class-names=""><text:s text:c="1"/></text:span><text:span text:style-name="a1224" text:class-names="">yang<text:s text:c="1"/></text:span><text:span text:style-name="a1225" text:class-names="">efektif</text:span><text:span text:style-name="a1226" text:class-names="">.</text:span></text:p>
          </draw:text-box>
          <svg:desc/>
        </draw:frame>
        <draw:frame draw:id="id162" presentation:style-name="a1253" draw:name="Rectangle 3" svg:x="1.0625in" svg:y="2.01736in" svg:width="8.70833in" svg:height="4.81597in" presentation:class="outline" presentation:placeholder="false">
          <draw:text-box>
            <text:list text:style-name="a1231">
              <text:list-item>
                <text:p text:style-name="a1230" text:class-names="" text:cond-style-name=""><text:span text:style-name="a1229" text:class-names="">Menciptakan suatu tatanan nilai dan keyakinan bagi para karyawan dan dengan bergairah mengejarnya.</text:span></text:p>
              </text:list-item>
            </text:list>
            <text:list text:style-name="a1241">
              <text:list-item>
                <text:list text:style-name="a1241">
                  <text:list-item>
                    <text:p text:style-name="a1240" text:class-names="" text:cond-style-name=""><text:span text:style-name="a1232" text:class-names=""><text:tab/></text:span><text:span text:style-name="a1233" text:class-names=""></text:span><text:span text:style-name="a1234" text:class-names=""> <text:tab/></text:span><text:span text:style-name="a1235" text:class-names="">Para pemimpin harus seperti mercu sua</text:span><text:span text:style-name="a1236" text:class-names="">r</text:span><text:span text:style-name="a1237" text:class-names=""><text:s text:c="1"/></text:span><text:span text:style-name="a1238" text:class-names=""><text:tab/></text:span><text:span text:style-name="a1239" text:class-names="">dimalam hari secara terus menerus.</text:span></text:p>
                  </text:list-item>
                </text:list>
              </text:list-item>
            </text:list>
            <text:list text:style-name="a1244">
              <text:list-item>
                <text:p text:style-name="a1243" text:class-names="" text:cond-style-name=""><text:span text:style-name="a1242" text:class-names="">Menghargai dan mendukung para karyawan. </text:span></text:p>
              </text:list-item>
            </text:list>
            <text:list text:style-name="a1252">
              <text:list-item>
                <text:list text:style-name="a1252">
                  <text:list-item>
                    <text:p text:style-name="a1251" text:class-names="" text:cond-style-name=""><text:span text:style-name="a1245" text:class-names=""><text:tab/></text:span><text:span text:style-name="a1246" text:class-names=""></text:span><text:span text:style-name="a1247" text:class-names=""><text:tab/></text:span><text:span text:style-name="a1248" text:class-names="">Hendaknya seorang pemimpin dapat<text:s text:c="1"/></text:span><text:span text:style-name="a1249" text:class-names=""><text:tab/></text:span><text:span text:style-name="a1250" text:class-names="">menghargai bawahannya.</text:span></text:p>
                  </text:list-item>
                </text:list>
              </text:list-item>
            </text:list>
          </draw:text-box>
          <svg:desc/>
        </draw:frame>
      </draw:page>
      <draw:page draw:name="Slide58" draw:style-name="a1255" draw:master-page-name="Master1-Layout2-obj-Title-and-Content" presentation:presentation-page-layout-name="Master1-PPL2">
        <draw:frame draw:id="id163" presentation:style-name="a1265" draw:name="Rectangle 3" svg:x="1.14063in" svg:y="0.67882in" svg:width="8.58507in" svg:height="6.37847in" presentation:class="outline" presentation:placeholder="false">
          <draw:text-box>
            <text:list text:style-name="a1258">
              <text:list-item>
                <text:p text:style-name="a1257" text:class-names="" text:cond-style-name=""><text:span text:style-name="a1256" text:class-names="">Memberikan contoh kepada karyawan dengan cara sebagai panutan ,bahwa seorang manajer berjalan sesuai dengan yang dikatakan.</text:span></text:p>
              </text:list-item>
            </text:list>
            <text:list text:style-name="a1261">
              <text:list-item>
                <text:p text:style-name="a1260" text:class-names="" text:cond-style-name=""><text:span text:style-name="a1259" text:class-names="">Memfokuskan upaya para karyawan terhadap tujuan yang menantang dan terus mengarahkan mereka kepada tujuan tersebut. Dengan memiliki visi perusahaan yang jelas.</text:span></text:p>
              </text:list-item>
            </text:list>
            <text:list text:style-name="a1264">
              <text:list-item>
                <text:p text:style-name="a1263" text:class-names="" text:cond-style-name=""><text:span text:style-name="a1262" text:class-names="">Menyediakan sumber daya yang dibutuhkan para karyawan baik berupa barang yang dibutuhkan dan juga peningkatan kualitas melalui Pendidikan dan pelatihan.</text:span></text:p>
              </text:list-item>
            </text:list>
          </draw:text-box>
          <svg:desc/>
        </draw:frame>
      </draw:page>
      <draw:page draw:name="Slide59" draw:style-name="a1267" draw:master-page-name="Master1-Layout2-obj-Title-and-Content" presentation:presentation-page-layout-name="Master1-PPL2">
        <draw:frame draw:id="id164" presentation:style-name="a1277" draw:name="Rectangle 3" svg:x="1.14063in" svg:y="0.75694in" svg:width="8.58507in" svg:height="5.94271in" presentation:class="outline" presentation:placeholder="false">
          <draw:text-box>
            <text:list text:style-name="a1270">
              <text:list-item>
                <text:p text:style-name="a1269" text:class-names="" text:cond-style-name=""><text:span text:style-name="a1268" text:class-names="">Berkomunikasi dengan para karyawan harus dilakukan secara dua arah agar pemimpin dapat menyadari bahwa membantu pekerja dapat mendorong prestasi kerja.</text:span></text:p>
              </text:list-item>
            </text:list>
            <text:list text:style-name="a1273">
              <text:list-item>
                <text:p text:style-name="a1272" text:class-names="" text:cond-style-name=""><text:span text:style-name="a1271" text:class-names="">Menghargai keragaman para pekerja dari sudut ketrampilan,kemampuan,latar belakang,dan minat dapat menjadi suatu senjata meningkatkan inovasi dan kreativitas.</text:span></text:p>
              </text:list-item>
            </text:list>
            <text:list text:style-name="a1276">
              <text:list-item>
                <text:p text:style-name="a1275" text:class-names="" text:cond-style-name=""><text:span text:style-name="a1274" text:class-names=""/></text:p>
              </text:list-item>
            </text:list>
          </draw:text-box>
          <svg:desc/>
        </draw:frame>
      </draw:page>
      <draw:page draw:name="Slide60" draw:style-name="a1279" draw:master-page-name="Master1-Layout2-obj-Title-and-Content" presentation:presentation-page-layout-name="Master1-PPL2">
        <draw:frame draw:id="id165" presentation:style-name="a1292" draw:name="Rectangle 3" svg:x="1.4566in" svg:y="0.58333in" svg:width="8.18924in" svg:height="6.47396in" presentation:class="outline" presentation:placeholder="false">
          <draw:text-box>
            <text:list text:style-name="a1282">
              <text:list-item>
                <text:p text:style-name="a1281" text:class-names="" text:cond-style-name=""><text:span text:style-name="a1280" text:class-names="">Menanyakan keberhasilan para pekerja menjadikan kinerja semakin meningkat,dengan sistim penghargaan dan imbalan akan lebih mendorong pekerja berprestasi.</text:span></text:p>
              </text:list-item>
            </text:list>
            <text:list text:style-name="a1285">
              <text:list-item>
                <text:p text:style-name="a1284" text:class-names="" text:cond-style-name=""><text:span text:style-name="a1283" text:class-names="">Mendorong kreativitas diantara para pekerja walaupun ada pekerja yang gagal .</text:span></text:p>
              </text:list-item>
            </text:list>
            <text:list text:style-name="a1288">
              <text:list-item>
                <text:p text:style-name="a1287" text:class-names="" text:cond-style-name=""><text:span text:style-name="a1286" text:class-names="">Mempertahankan selera humor agar suasana menyenangkan.</text:span></text:p>
              </text:list-item>
            </text:list>
            <text:list text:style-name="a1291">
              <text:list-item>
                <text:p text:style-name="a1290" text:class-names="" text:cond-style-name=""><text:span text:style-name="a1289" text:class-names="">Menatap terus masa depan agar perusahaan lebih meningkat kejenjang yang lebih tinggi.</text:span></text:p>
              </text:list-item>
            </text:list>
          </draw:text-box>
          <svg:desc/>
        </draw:frame>
      </draw:page>
      <draw:page draw:name="Slide41" draw:style-name="a1294" draw:master-page-name="Master1-Layout2-obj-Title-and-Content" presentation:presentation-page-layout-name="Master1-PPL2">
        <draw:frame draw:id="id166" presentation:style-name="a1298" draw:name="Title 1" svg:x="1.22049in" svg:y="0.28472in" svg:width="7.71701in" svg:height="0.78819in" presentation:class="title" presentation:placeholder="false">
          <draw:text-box>
            <text:p text:style-name="a1297" text:class-names="" text:cond-style-name=""><text:span text:style-name="a1295" text:class-names="">Jenis – Jenis Kepemimpinan</text:span><text:span text:style-name="a1296" text:class-names=""/></text:p>
          </draw:text-box>
          <svg:desc/>
        </draw:frame>
        <draw:frame draw:id="id167" presentation:style-name="a1305" draw:name="Content Placeholder 2" svg:x="1.22049in" svg:y="1.38715in" svg:width="8.20139in" svg:height="5.25in" presentation:class="outline" presentation:placeholder="false">
          <draw:text-box>
            <text:list text:style-name="a1301">
              <text:list-item>
                <text:p text:style-name="a1300" text:class-names="" text:cond-style-name=""><text:span text:style-name="a1299" text:class-names=""> Pada dasarnya pemimpin dapat digolongkan berdasarkan berbagai jenis kegiatannya :</text:span></text:p>
              </text:list-item>
            </text:list>
            <text:list text:style-name="a1304">
              <text:list-item>
                <text:p text:style-name="a1303" text:class-names="" text:cond-style-name=""><text:span text:style-name="a1302" text:class-names=""><text:tab/>1. Kepemimpinan di bidang rohaniah<text:line-break/>2. Kepemimpinan di bidang politik<text:line-break/>3. Kepemimpinan di bidang militer, dan<text:line-break/>4. Kepemimpinan di bidang managerial<text:line-break/></text:span></text:p>
              </text:list-item>
            </text:list>
          </draw:text-box>
          <svg:desc/>
        </draw:frame>
      </draw:page>
      <draw:page draw:name="Slide42" draw:style-name="a1307" draw:master-page-name="Master1-Layout2-obj-Title-and-Content" presentation:presentation-page-layout-name="Master1-PPL2">
        <draw:frame draw:id="id168" presentation:style-name="a1311" draw:name="Title 1" svg:x="1.22049in" svg:y="0.30035in" svg:width="8.55035in" svg:height="0.77257in" presentation:class="title" presentation:placeholder="false">
          <draw:text-box>
            <text:p text:style-name="a1310" text:class-names="" text:cond-style-name=""><text:span text:style-name="a1308" text:class-names="">Tipe Kepemimpinan</text:span><text:span text:style-name="a1309" text:class-names=""/></text:p>
          </draw:text-box>
          <svg:desc/>
        </draw:frame>
        <draw:frame draw:id="id169" presentation:style-name="a1331" draw:name="Content Placeholder 2" svg:x="0.90451in" svg:y="1.30903in" svg:width="8.82118in" svg:height="5.90625in" presentation:class="outline" presentation:placeholder="false">
          <draw:text-box>
            <text:list text:style-name="a1314">
              <text:list-item>
                <text:p text:style-name="a1313" text:class-names="" text:cond-style-name=""><text:span text:style-name="a1312" text:class-names="">Berdasarkan sikap-sikap pemimpin dan dari cara mereka menjalankan kepemimpinan, dikenal adanya beberapa tipe kepemimpinan: </text:span></text:p>
              </text:list-item>
            </text:list>
            <text:list text:style-name="a1317">
              <text:list-item>
                <text:p text:style-name="a1316" text:class-names="" text:cond-style-name=""><text:span text:style-name="a1315" text:class-names="">Kepemimpinan Pribadi<text:line-break/>Tipe kepemimpinan di mana pemimpin secara langsung mengadakan kontak dengan bawahan. </text:span></text:p>
              </text:list-item>
            </text:list>
            <text:list text:style-name="a1323">
              <text:list-item>
                <text:list text:style-name="a1323">
                  <text:list-item>
                    <text:p text:style-name="a1322" text:class-names="" text:cond-style-name=""><text:span text:style-name="a1318" text:class-names="">Kelebihan <text:s text:c="1"/></text:span><text:span text:style-name="a1319" text:class-names=""></text:span><text:span text:style-name="a1320" text:class-names=""><text:s text:c="1"/></text:span><text:span text:style-name="a1321" text:class-names="">hasil kerja dan hal yang bersifat <text:s text:c="1"/>Kecil <text:s text:c="1"/>langsung diketahui oleh pimpinan tingkat dan biasanya pemimpin ini <text:s text:c="1"/>menginginkan untuk mengetahui segala hal sampai detail. </text:span></text:p>
                  </text:list-item>
                </text:list>
              </text:list-item>
            </text:list>
            <text:list text:style-name="a1330">
              <text:list-item>
                <text:list text:style-name="a1330">
                  <text:list-item>
                    <text:p text:style-name="a1329" text:class-names="" text:cond-style-name=""><text:span text:style-name="a1324" text:class-names="">Kekurangan<text:s text:c="1"/></text:span><text:span text:style-name="a1325" text:class-names=""></text:span><text:span text:style-name="a1326" text:class-names=""><text:s text:c="1"/></text:span><text:span text:style-name="a1327" text:class-names="">Dalam hal ini mudah timbul kepemimpinan yang sentralistis yang kurang memperhatikan hirarki atau pendelegasian wewenang dan tanggung jawab. Akibatnya jika ada pekerjaan yang gagal, banyak pihak tidak mau ikut bertanggung jawab.<text:line-break/></text:span><text:span text:style-name="a1328" text:class-names=""/></text:p>
                  </text:list-item>
                </text:list>
              </text:list-item>
            </text:list>
          </draw:text-box>
          <svg:desc/>
        </draw:frame>
      </draw:page>
      <draw:page draw:name="Slide44" draw:style-name="a1333" draw:master-page-name="Master1-Layout2-obj-Title-and-Content" presentation:presentation-page-layout-name="Master1-PPL2">
        <draw:frame draw:id="id170" presentation:style-name="a1349" draw:name="Content Placeholder 2" svg:x="1.14063in" svg:y="0.36458in" svg:width="8.63021in" svg:height="6.69271in" presentation:class="outline" presentation:placeholder="false">
          <draw:text-box>
            <text:list text:style-name="a1336">
              <text:list-item>
                <text:p text:style-name="a1335" text:class-names="" text:cond-style-name=""><text:span text:style-name="a1334" text:class-names="">Kepemimpinan Non-Pribadi<text:line-break/>Tipe kepemimpinan di mana pimpinan tidak mengadakan kontak langsung dengan bawahan, melainkan melalui saluran jenjang hirarki yang sudah ada. </text:span></text:p>
              </text:list-item>
            </text:list>
            <text:list text:style-name="a1342">
              <text:list-item>
                <text:list text:style-name="a1342">
                  <text:list-item>
                    <text:p text:style-name="a1341" text:class-names="" text:cond-style-name=""><text:span text:style-name="a1337" text:class-names="">Kelebihan<text:s text:c="1"/></text:span><text:span text:style-name="a1338" text:class-names=""></text:span><text:span text:style-name="a1339" text:class-names=""><text:s text:c="1"/></text:span><text:span text:style-name="a1340" text:class-names="">Dengan demikian masing-masing bagian lebih merasa bertanggung jawab. </text:span></text:p>
                  </text:list-item>
                </text:list>
              </text:list-item>
            </text:list>
            <text:list text:style-name="a1348">
              <text:list-item>
                <text:list text:style-name="a1348">
                  <text:list-item>
                    <text:p text:style-name="a1347" text:class-names="" text:cond-style-name=""><text:span text:style-name="a1343" text:class-names="">Kekurangan<text:s text:c="1"/></text:span><text:span text:style-name="a1344" text:class-names=""></text:span><text:span text:style-name="a1345" text:class-names=""><text:s text:c="1"/></text:span><text:span text:style-name="a1346" text:class-names="">kemungkinan pekerjaan dan keputusan berjalan lambat, karena segala sesuatu harus diputuskan melalui tingkatan-tingkatan hirarki yang panjang.<text:line-break/></text:span></text:p>
                  </text:list-item>
                </text:list>
              </text:list-item>
            </text:list>
          </draw:text-box>
          <svg:desc/>
        </draw:frame>
      </draw:page>
      <draw:page draw:name="Slide45" draw:style-name="a1351" draw:master-page-name="Master1-Layout2-obj-Title-and-Content" presentation:presentation-page-layout-name="Master1-PPL2">
        <draw:frame draw:id="id171" presentation:style-name="a1364" draw:name="Content Placeholder 2" svg:x="1.21354in" svg:y="0.60069in" svg:width="8.19618in" svg:height="6.37847in" presentation:class="outline" presentation:placeholder="false">
          <draw:text-box>
            <text:list text:style-name="a1354">
              <text:list-item>
                <text:p text:style-name="a1353" text:class-names="" text:cond-style-name=""><text:span text:style-name="a1352" text:class-names="">Kepemimpinan Otoriter<text:line-break/>Tipe kepemimpinan di mana pemimpin menganggap bahwa kepemimpinan adalah hak pribadinya sehingga ia tidak perlu berkonsultasi dengan orang lain dan tidak boleh ada orang lain yang turut campur. </text:span></text:p>
              </text:list-item>
            </text:list>
            <text:list text:style-name="a1360">
              <text:list-item>
                <text:list text:style-name="a1360">
                  <text:list-item>
                    <text:p text:style-name="a1359" text:class-names="" text:cond-style-name=""><text:span text:style-name="a1355" text:class-names="">Kekurangan<text:s text:c="1"/></text:span><text:span text:style-name="a1356" text:class-names=""></text:span><text:span text:style-name="a1357" text:class-names=""><text:s text:c="1"/></text:span><text:span text:style-name="a1358" text:class-names="">Kepemimpinan semacam ini sering dianggap berbahaya dan banyak mengandung resiko.</text:span></text:p>
                  </text:list-item>
                </text:list>
              </text:list-item>
            </text:list>
            <text:list text:style-name="a1363">
              <text:list-item>
                <text:p text:style-name="a1362" text:class-names="" text:cond-style-name=""><text:span text:style-name="a1361" text:class-names="">Kepemimpinan Demokratis<text:line-break/>Tipe kepemimpinan di mana pemimpin selalu bersedia menerima dan menghargai saran-saran, pendapat, dan nasehat dari staf dan bawahan, melalui forum musyawarah untuk mencapai kata sepakat</text:span></text:p>
              </text:list-item>
            </text:list>
          </draw:text-box>
          <svg:desc/>
        </draw:frame>
      </draw:page>
      <draw:page draw:name="Slide46" draw:style-name="a1366" draw:master-page-name="Master1-Layout2-obj-Title-and-Content" presentation:presentation-page-layout-name="Master1-PPL2">
        <draw:frame draw:id="id172" presentation:style-name="a1382" draw:name="Content Placeholder 2" svg:x="0.98438in" svg:y="0.28472in" svg:width="8.78646in" svg:height="6.85069in" presentation:class="outline" presentation:placeholder="false">
          <draw:text-box>
            <text:list text:style-name="a1369">
              <text:list-item>
                <text:p text:style-name="a1368" text:class-names="" text:cond-style-name=""><text:span text:style-name="a1367" text:class-names="">Kepemimpinan Kebapakan<text:line-break/>Tipe kepemimpinan di mana pemimpin bertindak sebagai ayah kepada anak-anaknya: mendidik, mengasuh, mengajar, membimbing, dan menasehati. </text:span></text:p>
              </text:list-item>
            </text:list>
            <text:list text:style-name="a1372">
              <text:list-item>
                <text:list text:style-name="a1372">
                  <text:list-item>
                    <text:p text:style-name="a1371" text:class-names="" text:cond-style-name=""><text:span text:style-name="a1370" text:class-names="">Pada dasarnya kepemimpinan semacam ini baik, tetapi kelemahannya tidak memberikan kesempatan kepada bawahan untuk tumbuh menjadi dewasa dan lebih bertanggung jawab.</text:span></text:p>
                  </text:list-item>
                </text:list>
              </text:list-item>
            </text:list>
            <text:list text:style-name="a1375">
              <text:list-item>
                <text:p text:style-name="a1374" text:class-names="" text:cond-style-name=""><text:span text:style-name="a1373" text:class-names="">Kepemimpinan Karismatis<text:line-break/>Tipe kepemimpinan di mana pemimpin memiliki daya tarik yang amat kuat. Seolah-olah dalam diri pemimpin tersebut terdapat kekuatan yang luar biasa, sehingga dalam waktu singkat dapat menggerakkan banyak pengikut. </text:span></text:p>
              </text:list-item>
            </text:list>
            <text:list text:style-name="a1378">
              <text:list-item>
                <text:p text:style-name="a1377" text:class-names="" text:cond-style-name=""><text:span text:style-name="a1376" text:class-names=""><text:tab/>contoh <text:s text:c="1"/>: pemimpin semacam ini misalnya: Gandhi, J.F.Kennedy dan Khomeini. </text:span></text:p>
              </text:list-item>
            </text:list>
            <text:list text:style-name="a1381">
              <text:list-item>
                <text:list text:style-name="a1381">
                  <text:list-item>
                    <text:p text:style-name="a1380" text:class-names="" text:cond-style-name=""><text:span text:style-name="a1379" text:class-names="">Kepemimpinan tipe ini adalah baik selama pemimpin berpegang teguh kepada moral yang tinggi dan hukum-hukum yang berlaku. <text:line-break/></text:span></text:p>
                  </text:list-item>
                </text:list>
              </text:list-item>
            </text:list>
          </draw:text-box>
          <svg:desc/>
        </draw:frame>
      </draw:page>
      <draw:page draw:name="Slide47" draw:style-name="a1384" draw:master-page-name="Master1-Layout2-obj-Title-and-Content" presentation:presentation-page-layout-name="Master1-PPL2">
        <draw:frame draw:id="id173" presentation:style-name="a1388" draw:name="Title 1" svg:x="1.0625in" svg:y="0.28472in" svg:width="6.73785in" svg:height="0.69444in" presentation:class="title" presentation:placeholder="false">
          <draw:text-box>
            <text:p text:style-name="a1387" text:class-names="" text:cond-style-name=""><text:span text:style-name="a1385" text:class-names="">Aspek – aspek Kepemimpinan<text:s text:c="1"/></text:span><text:span text:style-name="a1386" text:class-names=""/></text:p>
          </draw:text-box>
          <svg:desc/>
        </draw:frame>
        <draw:frame draw:id="id174" presentation:style-name="a1422" draw:name="Content Placeholder 2" svg:x="0.59028in" svg:y="1.07292in" svg:width="9.18056in" svg:height="6.0625in" presentation:class="outline" presentation:placeholder="false">
          <draw:text-box>
            <text:list text:style-name="a1394">
              <text:list-item>
                <text:list text:style-name="a1394">
                  <text:list-item>
                    <text:p text:style-name="a1393" text:class-names="" text:cond-style-name=""><text:span text:style-name="a1389" text:class-names="">Aspek internal<text:s text:c="1"/></text:span><text:span text:style-name="a1390" text:class-names=""></text:span><text:span text:style-name="a1391" text:class-names=""><text:s text:c="1"/></text:span><text:span text:style-name="a1392" text:class-names="">adalah pandangan seorang pemimpin ke arah masalah masalah ketata-lembagaan yang meliputi: keadaan, gerak tuntutan, dan tujuan organisasi yang dipimpinnya.</text:span></text:p>
                  </text:list-item>
                </text:list>
              </text:list-item>
            </text:list>
            <text:list text:style-name="a1397">
              <text:list-item>
                <text:list text:style-name="a1397">
                  <text:list-item>
                    <text:p text:style-name="a1396" text:class-names="" text:cond-style-name=""><text:span text:style-name="a1395" text:class-names="">Dalam aspek ini harus diperhatikan bahwa :</text:span></text:p>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Pandangan pemimpin terhadap organisasi harus menyeluruh.</text:span></text:p>
                          </text:list-item>
                        </text:list>
                      </text:list-item>
                    </text:list>
                  </text:list-item>
                </text:list>
              </text:list-item>
            </text:list>
            <text:list text:style-name="a1403">
              <text:list-item>
                <text:list text:style-name="a1403">
                  <text:list-item>
                    <text:list text:style-name="a1403">
                      <text:list-item>
                        <text:list text:style-name="a1403">
                          <text:list-item>
                            <text:p text:style-name="a1402" text:class-names="" text:cond-style-name=""><text:span text:style-name="a1401" text:class-names="">Pengambilan keputusan harus dilakukan dengan cepat, tepat, dan tegas.</text:span></text:p>
                          </text:list-item>
                        </text:list>
                      </text:list-item>
                    </text:list>
                  </text:list-item>
                </text:list>
              </text:list-item>
            </text:list>
            <text:list text:style-name="a1406">
              <text:list-item>
                <text:list text:style-name="a1406">
                  <text:list-item>
                    <text:list text:style-name="a1406">
                      <text:list-item>
                        <text:list text:style-name="a1406">
                          <text:list-item>
                            <text:p text:style-name="a1405" text:class-names="" text:cond-style-name=""><text:span text:style-name="a1404" text:class-names="">Pendelegasian wewenang dan tanggung jawab kepada bawahan dilaksanakan dengan baik</text:span></text:p>
                          </text:list-item>
                        </text:list>
                      </text:list-item>
                    </text:list>
                  </text:list-item>
                </text:list>
              </text:list-item>
            </text:list>
            <text:list text:style-name="a1409">
              <text:list-item>
                <text:list text:style-name="a1409">
                  <text:list-item>
                    <text:list text:style-name="a1409">
                      <text:list-item>
                        <text:list text:style-name="a1409">
                          <text:list-item>
                            <text:p text:style-name="a1408" text:class-names="" text:cond-style-name=""><text:span text:style-name="a1407" text:class-names="">Hubungann dengan bawahan harus terbina baik sehingga mudah mendapatkan dukungan dan menggerakan mereka.</text:span></text:p>
                          </text:list-item>
                        </text:list>
                      </text:list-item>
                    </text:list>
                  </text:list-item>
                </text:list>
              </text:list-item>
            </text:list>
            <text:list text:style-name="a1415">
              <text:list-item>
                <text:list text:style-name="a1415">
                  <text:list-item>
                    <text:list text:style-name="a1415">
                      <text:list-item>
                        <text:p text:style-name="a1414" text:class-names="" text:cond-style-name=""><text:span text:style-name="a1410" text:class-names="">2. <text:s text:c="3"/>Aspek eksternal atau aspek politik<text:s text:c="1"/></text:span><text:span text:style-name="a1411" text:class-names=""></text:span><text:span text:style-name="a1412" text:class-names=""><text:s text:c="1"/></text:span><text:span text:style-name="a1413" text:class-names="">adalah pandangan seorang pemimpin yang diarahkan ke luar organisasi untuk melihat perkembangan situasi masyarakat</text:span></text:p>
                      </text:list-item>
                    </text:list>
                  </text:list-item>
                </text:list>
              </text:list-item>
            </text:list>
            <text:list text:style-name="a1418">
              <text:list-item>
                <text:list text:style-name="a1418">
                  <text:list-item>
                    <text:list text:style-name="a1418">
                      <text:list-item>
                        <text:p text:style-name="a1417" text:class-names="" text:cond-style-name=""><text:span text:style-name="a1416" text:class-names=""/></text:p>
                      </text:list-item>
                    </text:list>
                  </text:list-item>
                </text:list>
              </text:list-item>
            </text:list>
            <text:list text:style-name="a1421">
              <text:list-item>
                <text:list text:style-name="a1421">
                  <text:list-item>
                    <text:list text:style-name="a1421">
                      <text:list-item>
                        <text:p text:style-name="a1420" text:class-names="" text:cond-style-name=""><text:span text:style-name="a1419" text:class-names=""/></text:p>
                      </text:list-item>
                    </text:list>
                  </text:list-item>
                </text:list>
              </text:list-item>
            </text:list>
          </draw:text-box>
          <svg:desc/>
        </draw:frame>
      </draw:page>
      <draw:page draw:name="Slide38" draw:style-name="a1424" draw:master-page-name="Master1-Layout2-obj-Title-and-Content" presentation:presentation-page-layout-name="Master1-PPL2">
        <draw:frame draw:id="id175" presentation:style-name="a1436" draw:name="Rectangle 2" svg:x="1.14063in" svg:y="0.28472in" svg:width="8.58333in" svg:height="1in" presentation:class="title" presentation:placeholder="false">
          <draw:text-box>
            <text:p text:style-name="a1435" text:class-names="" text:cond-style-name=""><text:span text:style-name="a1425" text:class-names="">Pendekatan</text:span><text:span text:style-name="a1426" text:class-names=""><text:s text:c="1"/></text:span><text:span text:style-name="a1427" text:class-names="">Tingkah</text:span><text:span text:style-name="a1428" text:class-names=""><text:s text:c="1"/></text:span><text:span text:style-name="a1429" text:class-names="">Laku</text:span><text:span text:style-name="a1430" text:class-names=""><text:s text:c="1"/></text:span><text:span text:style-name="a1431" text:class-names="">pada</text:span><text:span text:style-name="a1432" text:class-names=""><text:s text:c="1"/></text:span><text:span text:style-name="a1433" text:class-names="">Kepemimpinan</text:span><text:span text:style-name="a1434" text:class-names=""/></text:p>
          </draw:text-box>
          <svg:desc/>
        </draw:frame>
        <draw:frame draw:id="id176" presentation:style-name="a1473" draw:name="Rectangle 3" svg:x="1.14063in" svg:y="1.5in" svg:width="8.42708in" svg:height="5.5in" presentation:class="outline" presentation:placeholder="false">
          <draw:text-box>
            <text:list text:style-name="a1440">
              <text:list-item>
                <text:p text:style-name="a1439" text:class-names="" text:cond-style-name=""><text:span text:style-name="a1437" text:class-names="">Dua <text:s text:c="1"/>aspek tingkah laku yang menjadi fokus penting</text:span><text:span text:style-name="a1438" text:class-names=""/></text:p>
              </text:list-item>
            </text:list>
            <text:list text:style-name="a1443">
              <text:list-item>
                <text:p text:style-name="a1442" text:class-names="" text:cond-style-name=""><text:span text:style-name="a1441" text:class-names="">dalam kepemimpinan :</text:span></text:p>
              </text:list-item>
            </text:list>
            <text:list text:style-name="a1446">
              <text:list-item>
                <text:list text:style-name="a1446">
                  <text:list-item>
                    <text:p text:style-name="a1445" text:class-names="" text:cond-style-name=""><text:span text:style-name="a1444" text:class-names="">Fungsi Kepemimpinan</text:span></text:p>
                  </text:list-item>
                </text:list>
              </text:list-item>
            </text:list>
            <text:list text:style-name="a1457">
              <text:list-item>
                <text:p text:style-name="a1456" text:class-names="" text:cond-style-name=""><text:span text:style-name="a1447" text:class-names=""><text:tab/><text:tab/> Aspek yang dipertahankan kelompok dan<text:s text:c="1"/></text:span><text:span text:style-name="a1448" text:class-names=""><text:tab/></text:span><text:span text:style-name="a1449" text:class-names="">berkaitan <text:tab/> dengan tugas yang harus<text:s text:c="1"/></text:span><text:span text:style-name="a1450" text:class-names=""><text:tab/></text:span><text:span text:style-name="a1451" text:class-names="">dilaksanakan oleh pemimpin <text:s text:c="1"/>agar<text:s text:c="1"/></text:span><text:span text:style-name="a1452" text:class-names=""><text:tab/></text:span><text:span text:style-name="a1453" text:class-names="">kelompok<text:s text:c="1"/></text:span><text:span text:style-name="a1454" text:class-names=""><text:tab/></text:span><text:span text:style-name="a1455" text:class-names="">dapat berfungsi secara efektif.</text:span></text:p>
              </text:list-item>
            </text:list>
            <text:list text:style-name="a1460">
              <text:list-item>
                <text:list text:style-name="a1460">
                  <text:list-item>
                    <text:p text:style-name="a1459" text:class-names="" text:cond-style-name=""><text:span text:style-name="a1458" text:class-names="">Gaya Kepemimpinan</text:span></text:p>
                  </text:list-item>
                </text:list>
              </text:list-item>
            </text:list>
            <text:list text:style-name="a1469">
              <text:list-item>
                <text:p text:style-name="a1468" text:class-names="" text:cond-style-name=""><text:span text:style-name="a1461" text:class-names=""><text:tab/><text:tab/> Berbagai pola tingkah laku yang disukai oleh<text:s text:c="1"/></text:span><text:span text:style-name="a1462" text:class-names=""><text:tab/></text:span><text:span text:style-name="a1463" text:class-names="">pemimpin <text:tab/> dalam proses mengarahkan dan<text:s text:c="1"/></text:span><text:span text:style-name="a1464" text:class-names=""><text:tab/></text:span><text:span text:style-name="a1465" text:class-names="">mempengaruhi<text:s text:c="1"/></text:span><text:span text:style-name="a1466" text:class-names=""><text:s text:c="1"/></text:span><text:span text:style-name="a1467" text:class-names="">pekerja.</text:span></text:p>
              </text:list-item>
            </text:list>
            <text:list text:style-name="a1472">
              <text:list-item>
                <text:p text:style-name="a1471" text:class-names="" text:cond-style-name=""><text:span text:style-name="a1470" text:class-names=""/></text:p>
              </text:list-item>
            </text:list>
          </draw:text-box>
          <svg:desc/>
        </draw:frame>
      </draw:page>
      <draw:page draw:name="Slide48" draw:style-name="a1475" draw:master-page-name="Master1-Layout2-obj-Title-and-Content" presentation:presentation-page-layout-name="Master1-PPL2">
        <draw:frame draw:id="id177" presentation:style-name="a1479" draw:name="Title 1" svg:x="1.0625in" svg:y="0.2066in" svg:width="8.20139in" svg:height="0.61458in" presentation:class="title" presentation:placeholder="false">
          <draw:text-box>
            <text:p text:style-name="a1478" text:class-names="" text:cond-style-name=""><text:span text:style-name="a1476" text:class-names="">Syarat yang harus dipenuhi oleh seorang pemimpin yang baik :</text:span><text:span text:style-name="a1477" text:class-names=""/></text:p>
          </draw:text-box>
          <svg:desc/>
        </draw:frame>
        <draw:frame draw:id="id178" presentation:style-name="a1489" draw:name="Content Placeholder 2" svg:x="1.0625in" svg:y="0.99306in" svg:width="8.66319in" svg:height="5.82813in" presentation:class="outline" presentation:placeholder="false">
          <draw:text-box>
            <text:list text:style-name="a1482">
              <text:list-item>
                <text:p text:style-name="a1481" text:class-names="" text:cond-style-name=""><text:span text:style-name="a1480" text:class-names="">Kekuatan atau energi<text:line-break/>Seorang pemimpin harus memiliki kekuatan lahiriah dan rokhaniah sehingga mampu bekerja keras dan banyak berfikir untuk memecahkan masalah-masalah yang dihadapi.</text:span></text:p>
              </text:list-item>
            </text:list>
            <text:list text:style-name="a1485">
              <text:list-item>
                <text:p text:style-name="a1484" text:class-names="" text:cond-style-name=""><text:span text:style-name="a1483" text:class-names="">Penguasaan emosional<text:line-break/>Seorang pemimpin harus dapat menguasai perasaannya dan tidak mudah marah dan putus asa.</text:span></text:p>
              </text:list-item>
            </text:list>
            <text:list text:style-name="a1488">
              <text:list-item>
                <text:p text:style-name="a1487" text:class-names="" text:cond-style-name=""><text:span text:style-name="a1486" text:class-names="">Pengetahuan mengenai hubungan kemanusiaan<text:line-break/>Seorang pemimpin harus dapat mengadakan hubungan yang manusiawi dengan bawahannya dan orang-orang lain, sehingga mudah mendapatkan bantuan dalam setiap kesulitan yang dihadapinya.</text:span></text:p>
              </text:list-item>
            </text:list>
          </draw:text-box>
          <svg:desc/>
        </draw:frame>
      </draw:page>
      <draw:page draw:name="Slide49" draw:style-name="a1491" draw:master-page-name="Master1-Layout2-obj-Title-and-Content" presentation:presentation-page-layout-name="Master1-PPL2">
        <draw:frame draw:id="id179" presentation:style-name="a1504" draw:name="Content Placeholder 2" svg:x="1.22049in" svg:y="0.52083in" svg:width="8.55035in" svg:height="6.61458in" presentation:class="outline" presentation:placeholder="false">
          <draw:text-box>
            <text:list text:style-name="a1494">
              <text:list-item>
                <text:p text:style-name="a1493" text:class-names="" text:cond-style-name=""><text:span text:style-name="a1492" text:class-names="">Motivasi dan dorongan pribadi, yang akan mampu menimbulkan semangat, gairah, dan ketekunan dalam bekerja. </text:span></text:p>
              </text:list-item>
            </text:list>
            <text:list text:style-name="a1497">
              <text:list-item>
                <text:p text:style-name="a1496" text:class-names="" text:cond-style-name=""><text:span text:style-name="a1495" text:class-names="">Kecakapan berkomunikasi: kemampuan menyampaikan ide, pendapat serta keinginan dengan baik kepada orang lain, serta dapat dengan mudah mengambil intisari pembicaraan.</text:span></text:p>
              </text:list-item>
            </text:list>
            <text:list text:style-name="a1500">
              <text:list-item>
                <text:p text:style-name="a1499" text:class-names="" text:cond-style-name=""><text:span text:style-name="a1498" text:class-names="">Kecakapan mengajar pemimpin yang baik adalah guru yang mampu mengajar dan memberikan teladan dan petunjuk-petunjuk, menerangkan yang belum dengan gambaran jelas serta memperbaiki yang salah.</text:span></text:p>
              </text:list-item>
            </text:list>
            <text:list text:style-name="a1503">
              <text:list-item>
                <text:p text:style-name="a1502" text:class-names="" text:cond-style-name=""><text:span text:style-name="a1501" text:class-names=""/></text:p>
              </text:list-item>
            </text:list>
          </draw:text-box>
          <svg:desc/>
        </draw:frame>
      </draw:page>
      <draw:page draw:name="Slide50" draw:style-name="a1506" draw:master-page-name="Master1-Layout2-obj-Title-and-Content" presentation:presentation-page-layout-name="Master1-PPL2">
        <draw:frame draw:id="id180" presentation:style-name="a1513" draw:name="Content Placeholder 2" svg:x="1.14063in" svg:y="0.60069in" svg:width="8.63021in" svg:height="6.23264in" presentation:class="outline" presentation:placeholder="false">
          <draw:text-box>
            <text:list text:style-name="a1509">
              <text:list-item>
                <text:p text:style-name="a1508" text:class-names="" text:cond-style-name=""><text:span text:style-name="a1507" text:class-names="">Kecakapan bergaul: dapat mengetahui sifat dan watak orang lain melalui pergaulan agar dengan mudah dapat memperoleh kesetiaan dan kepercayaan. Sebaiknya bawahan juga bersedia bekerja dengan senang hati dan sukarela untuk mencapai tujuan.</text:span></text:p>
              </text:list-item>
            </text:list>
            <text:list text:style-name="a1512">
              <text:list-item>
                <text:p text:style-name="a1511" text:class-names="" text:cond-style-name=""><text:span text:style-name="a1510" text:class-names="">Kemampuan teknis kepemimpinan: mengetahui azas dan tujuan organisasi. Mampu merencanakan, mengorganisasi, mendelegasikan wewenang, mengambil keputusan, mengawasi, dan lain-lain untuk tercapainya tujuan. Seorang pemimpin harus menguasai baik kemampuan managerial maupun kemampuan teknis dalam bidang usaha yang dipimpinnya.<text:line-break/></text:span></text:p>
              </text:list-item>
            </text:list>
          </draw:text-box>
          <svg:desc/>
        </draw:frame>
      </draw:page>
      <draw:page draw:name="Slide36" draw:style-name="a1515" draw:master-page-name="Master1-Layout2-obj-Title-and-Content" presentation:presentation-page-layout-name="Master1-PPL2">
        <draw:frame draw:id="id181" presentation:style-name="a1519" draw:name="Title 1" svg:x="1.56944in" svg:y="0.30035in" svg:width="8.20139in" svg:height="0.61458in" presentation:class="title" presentation:placeholder="false">
          <draw:text-box>
            <text:p text:style-name="a1518" text:class-names="" text:cond-style-name=""><text:span text:style-name="a1516" text:class-names="">Teori Kepemimpinan</text:span><text:span text:style-name="a1517" text:class-names=""/></text:p>
          </draw:text-box>
          <svg:desc/>
        </draw:frame>
        <draw:frame draw:id="id182" presentation:style-name="a1627" draw:name="Content Placeholder 2" svg:x="1.22049in" svg:y="1.07292in" svg:width="8.55035in" svg:height="5.76042in" presentation:class="outline" presentation:placeholder="false">
          <draw:text-box>
            <text:list text:style-name="a1525">
              <text:list-item>
                <text:p text:style-name="a1524" text:class-names="" text:cond-style-name=""><text:span text:style-name="a1520" text:class-names="">Teori</text:span><text:span text:style-name="a1521" text:class-names=""><text:s text:c="1"/></text:span><text:span text:style-name="a1522" text:class-names="">Bakat</text:span><text:span text:style-name="a1523" text:class-names=""/></text:p>
              </text:list-item>
            </text:list>
            <text:list text:style-name="a1553">
              <text:list-item>
                <text:list text:style-name="a1553">
                  <text:list-item>
                    <text:p text:style-name="a1552" text:class-names="" text:cond-style-name=""><text:span text:style-name="a1526" text:class-names="">Berusaha</text:span><text:span text:style-name="a1527" text:class-names=""><text:s text:c="1"/></text:span><text:span text:style-name="a1528" text:class-names="">mengidentifikasi</text:span><text:span text:style-name="a1529" text:class-names=""><text:s text:c="1"/></text:span><text:span text:style-name="a1530" text:class-names="">karakteristik</text:span><text:span text:style-name="a1531" text:class-names=""><text:s text:c="1"/></text:span><text:span text:style-name="a1532" text:class-names="">pemimpin</text:span><text:span text:style-name="a1533" text:class-names="">,<text:s text:c="1"/></text:span><text:span text:style-name="a1534" text:class-names="">dan</text:span><text:span text:style-name="a1535" text:class-names=""><text:s text:c="1"/></text:span><text:span text:style-name="a1536" text:class-names="">juga</text:span><text:span text:style-name="a1537" text:class-names=""><text:s text:c="1"/></text:span><text:span text:style-name="a1538" text:class-names="">karakteristik</text:span><text:span text:style-name="a1539" text:class-names=""> yang<text:s text:c="1"/></text:span><text:span text:style-name="a1540" text:class-names="">membedakan</text:span><text:span text:style-name="a1541" text:class-names=""><text:s text:c="1"/></text:span><text:span text:style-name="a1542" text:class-names="">pemimpin</text:span><text:span text:style-name="a1543" text:class-names=""> yang<text:s text:c="1"/></text:span><text:span text:style-name="a1544" text:class-names="">efektif</text:span><text:span text:style-name="a1545" text:class-names=""><text:s text:c="1"/></text:span><text:span text:style-name="a1546" text:class-names="">dengan</text:span><text:span text:style-name="a1547" text:class-names=""> yang<text:s text:c="1"/></text:span><text:span text:style-name="a1548" text:class-names="">kurang</text:span><text:span text:style-name="a1549" text:class-names=""><text:s text:c="1"/></text:span><text:span text:style-name="a1550" text:class-names="">efektif</text:span><text:span text:style-name="a1551" text:class-names="">.</text:span></text:p>
                  </text:list-item>
                </text:list>
              </text:list-item>
            </text:list>
            <text:list text:style-name="a1559">
              <text:list-item>
                <text:p text:style-name="a1558" text:class-names="" text:cond-style-name=""><text:span text:style-name="a1554" text:class-names="">Teori</text:span><text:span text:style-name="a1555" text:class-names=""><text:s text:c="1"/></text:span><text:span text:style-name="a1556" text:class-names="">Perilaku</text:span><text:span text:style-name="a1557" text:class-names=""/></text:p>
              </text:list-item>
            </text:list>
            <text:list text:style-name="a1593">
              <text:list-item>
                <text:list text:style-name="a1593">
                  <text:list-item>
                    <text:p text:style-name="a1592" text:class-names="" text:cond-style-name=""><text:span text:style-name="a1560" text:class-names="">Berusaha</text:span><text:span text:style-name="a1561" text:class-names=""><text:s text:c="1"/></text:span><text:span text:style-name="a1562" text:class-names="">melihat</text:span><text:span text:style-name="a1563" text:class-names=""><text:s text:c="1"/></text:span><text:span text:style-name="a1564" text:class-names="">perilaku</text:span><text:span text:style-name="a1565" text:class-names=""><text:s text:c="1"/></text:span><text:span text:style-name="a1566" text:class-names="">pemimpin</text:span><text:span text:style-name="a1567" text:class-names=""> yang<text:s text:c="1"/></text:span><text:span text:style-name="a1568" text:class-names="">membedakan</text:span><text:span text:style-name="a1569" text:class-names=""><text:s text:c="1"/></text:span><text:span text:style-name="a1570" text:class-names="">dengan</text:span><text:span text:style-name="a1571" text:class-names=""><text:s text:c="1"/></text:span><text:span text:style-name="a1572" text:class-names="">perilaku</text:span><text:span text:style-name="a1573" text:class-names=""><text:s text:c="1"/></text:span><text:span text:style-name="a1574" text:class-names="">bukan</text:span><text:span text:style-name="a1575" text:class-names=""><text:s text:c="1"/></text:span><text:span text:style-name="a1576" text:class-names="">pemimpin</text:span><text:span text:style-name="a1577" text:class-names="">,</text:span><text:span text:style-name="a1578" text:class-names=""><text:s text:c="1"/></text:span><text:span text:style-name="a1579" text:class-names="">atau</text:span><text:span text:style-name="a1580" text:class-names=""><text:s text:c="1"/></text:span><text:span text:style-name="a1581" text:class-names="">pemimpin</text:span><text:span text:style-name="a1582" text:class-names=""><text:s text:c="1"/></text:span><text:span text:style-name="a1583" text:class-names="">efektif</text:span><text:span text:style-name="a1584" text:class-names=""><text:s text:c="1"/></text:span><text:span text:style-name="a1585" text:class-names="">dengan</text:span><text:span text:style-name="a1586" text:class-names=""><text:s text:c="1"/></text:span><text:span text:style-name="a1587" text:class-names="">kurang</text:span><text:span text:style-name="a1588" text:class-names=""><text:s text:c="1"/></text:span><text:span text:style-name="a1589" text:class-names="">efektif</text:span><text:span text:style-name="a1590" text:class-names="">.<text:s text:c="1"/></text:span><text:span text:style-name="a1591" text:class-names=""/></text:p>
                  </text:list-item>
                </text:list>
              </text:list-item>
            </text:list>
            <text:list text:style-name="a1605">
              <text:list-item>
                <text:list text:style-name="a1605">
                  <text:list-item>
                    <text:p text:style-name="a1604" text:class-names="" text:cond-style-name=""><text:span text:style-name="a1594" text:class-names="">Ada</text:span><text:span text:style-name="a1595" text:class-names=""><text:s text:c="1"/></text:span><text:span text:style-name="a1596" text:class-names="">dua</text:span><text:span text:style-name="a1597" text:class-names=""><text:s text:c="1"/></text:span><text:span text:style-name="a1598" text:class-names="">jenis</text:span><text:span text:style-name="a1599" text:class-names=""><text:s text:c="1"/></text:span><text:span text:style-name="a1600" text:class-names="">fungsi</text:span><text:span text:style-name="a1601" text:class-names=""><text:s text:c="1"/></text:span><text:span text:style-name="a1602" text:class-names="">pemimpin</text:span><text:span text:style-name="a1603" text:class-names="">:</text:span></text:p>
                  </text:list-item>
                </text:list>
              </text:list-item>
            </text:list>
            <text:list text:style-name="a1613">
              <text:list-item>
                <text:list text:style-name="a1613">
                  <text:list-item>
                    <text:list text:style-name="a1613">
                      <text:list-item>
                        <text:p text:style-name="a1612" text:class-names="" text:cond-style-name=""><text:span text:style-name="a1606" text:class-names="">Berkaitan</text:span><text:span text:style-name="a1607" text:class-names=""><text:s text:c="1"/></text:span><text:span text:style-name="a1608" text:class-names="">dengan</text:span><text:span text:style-name="a1609" text:class-names=""><text:s text:c="1"/></text:span><text:span text:style-name="a1610" text:class-names="">Tugas</text:span><text:span text:style-name="a1611" text:class-names=""/></text:p>
                      </text:list-item>
                    </text:list>
                  </text:list-item>
                </text:list>
              </text:list-item>
            </text:list>
            <text:list text:style-name="a1623">
              <text:list-item>
                <text:list text:style-name="a1623">
                  <text:list-item>
                    <text:list text:style-name="a1623">
                      <text:list-item>
                        <text:p text:style-name="a1622" text:class-names="" text:cond-style-name=""><text:span text:style-name="a1614" text:class-names="">Berkaitan</text:span><text:span text:style-name="a1615" text:class-names=""><text:s text:c="1"/></text:span><text:span text:style-name="a1616" text:class-names="">dengan</text:span><text:span text:style-name="a1617" text:class-names=""><text:s text:c="1"/></text:span><text:span text:style-name="a1618" text:class-names="">kehidupan</text:span><text:span text:style-name="a1619" text:class-names=""><text:s text:c="1"/></text:span><text:span text:style-name="a1620" text:class-names="">Sosial</text:span><text:span text:style-name="a1621" text:class-names=""/></text:p>
                      </text:list-item>
                    </text:list>
                  </text:list-item>
                </text:list>
              </text:list-item>
            </text:list>
            <text:list text:style-name="a1626">
              <text:list-item>
                <text:p text:style-name="a1625" text:class-names="" text:cond-style-name=""><text:span text:style-name="a1624" text:class-names=""/></text:p>
              </text:list-item>
            </text:list>
          </draw:text-box>
          <svg:desc/>
        </draw:frame>
      </draw:page>
      <draw:page draw:name="Slide34" draw:style-name="a1629" draw:master-page-name="Master1-Layout2-obj-Title-and-Content" presentation:presentation-page-layout-name="Master1-PPL2">
        <draw:frame draw:id="id183" presentation:style-name="a1641" draw:name="Content Placeholder 2" svg:x="1.22049in" svg:y="0.44271in" svg:width="8.58333in" svg:height="6.39062in" presentation:class="outline" presentation:placeholder="false">
          <draw:text-box>
            <text:list text:style-name="a1640">
              <text:list-item>
                <text:p text:style-name="a1639" text:class-names="" text:cond-style-name=""><text:span text:style-name="a1630" text:class-names="">pada dasarnya karakter manusia dibagi menjadi 4 golongan besar:<text:line-break/>1.<text:s text:c="1"/></text:span><text:span text:style-name="a1631" text:class-names="">kolerik/dominant<text:line-break/></text:span><text:span text:style-name="a1632" text:class-names="">karakter ini kuat, biasanya orang dg karakter memiliki sifat tegas, suka memimpin, tidak suka diatur, tidak sulit berkata TIDAK.<text:line-break/>2.</text:span><text:span text:style-name="a1633" text:class-names=""> sanguinis/intim<text:line-break/></text:span><text:span text:style-name="a1634" text:class-names="">sifat dari karakter intim berupa cheerfull, outspoken, suka bergaul, sulit berkata TIDAK, diri nya sendiri adalah fokus utama, berbicara dahulu baru berpikir.<text:line-break/>3.<text:s text:c="1"/></text:span><text:span text:style-name="a1635" text:class-names="">plegmatis/stabil<text:line-break/></text:span><text:span text:style-name="a1636" text:class-names="">sifat dari karakter stabil adalah pendiam, suka memendam perasaan, tidak suka kerumunan, berpikir sebelum berbicara.<text:line-break/>4.<text:s text:c="1"/></text:span><text:span text:style-name="a1637" text:class-names="">melankolis<text:line-break/></text:span><text:span text:style-name="a1638" text:class-names="">sifat dari karakter ini biasanya perasa, lembut, mudah tersinggung, memendam dendam</text:span></text:p>
              </text:list-item>
            </text:list>
          </draw:text-box>
          <svg:desc/>
        </draw:frame>
      </draw:page>
      <draw:page draw:name="Slide35" draw:style-name="a1643" draw:master-page-name="Master1-Layout2-obj-Title-and-Content" presentation:presentation-page-layout-name="Master1-PPL2">
        <draw:frame draw:id="id184" presentation:style-name="a1733" draw:name="Content Placeholder 2" svg:x="0.90451in" svg:y="0.60069in" svg:width="8.86632in" svg:height="6.23264in" presentation:class="outline" presentation:placeholder="false">
          <draw:text-box>
            <text:list text:style-name="a1651">
              <text:list-item>
                <text:list text:style-name="a1651">
                  <text:list-item>
                    <text:p text:style-name="a1650" text:class-names="" text:cond-style-name=""><text:span text:style-name="a1644" text:class-names="">Teori</text:span><text:span text:style-name="a1645" text:class-names=""><text:s text:c="1"/></text:span><text:span text:style-name="a1646" text:class-names="">Tannenbaum</text:span><text:span text:style-name="a1647" text:class-names=""><text:s text:c="1"/></text:span><text:span text:style-name="a1648" text:class-names="">dan</text:span><text:span text:style-name="a1649" text:class-names=""> Warren H. Schmidt.</text:span></text:p>
                  </text:list-item>
                </text:list>
              </text:list-item>
            </text:list>
            <text:list text:style-name="a1675">
              <text:list-item>
                <text:list text:style-name="a1675">
                  <text:list-item>
                    <text:list text:style-name="a1675">
                      <text:list-item>
                        <text:list text:style-name="a1675">
                          <text:list-item>
                            <text:p text:style-name="a1674" text:class-names="" text:cond-style-name=""><text:span text:style-name="a1652" text:class-names="">Menggambarkan</text:span><text:span text:style-name="a1653" text:class-names=""><text:s text:c="1"/></text:span><text:span text:style-name="a1654" text:class-names="">gaya</text:span><text:span text:style-name="a1655" text:class-names=""><text:s text:c="1"/></text:span><text:span text:style-name="a1656" text:class-names="">kepemimpinan</text:span><text:span text:style-name="a1657" text:class-names=""><text:s text:c="1"/></text:span><text:span text:style-name="a1658" text:class-names="">merupakan</text:span><text:span text:style-name="a1659" text:class-names=""><text:s text:c="1"/></text:span><text:span text:style-name="a1660" text:class-names="">garis</text:span><text:span text:style-name="a1661" text:class-names=""><text:s text:c="1"/></text:span><text:span text:style-name="a1662" text:class-names="">kontinum</text:span><text:span text:style-name="a1663" text:class-names=""><text:s text:c="1"/></text:span><text:span text:style-name="a1664" text:class-names="">dengan</text:span><text:span text:style-name="a1665" text:class-names=""><text:s text:c="1"/></text:span><text:span text:style-name="a1666" text:class-names="">dua</text:span><text:span text:style-name="a1667" text:class-names=""><text:s text:c="1"/></text:span><text:span text:style-name="a1668" text:class-names="">titik</text:span><text:span text:style-name="a1669" text:class-names=""><text:s text:c="1"/></text:span><text:span text:style-name="a1670" text:class-names="">ektreem</text:span><text:span text:style-name="a1671" text:class-names=""><text:s text:c="1"/></text:span><text:span text:style-name="a1672" text:class-names="">yaitu</text:span><text:span text:style-name="a1673" text:class-names="">:</text:span></text:p>
                          </text:list-item>
                        </text:list>
                      </text:list-item>
                    </text:list>
                  </text:list-item>
                </text:list>
              </text:list-item>
            </text:list>
            <text:list text:style-name="a1683">
              <text:list-item>
                <text:list text:style-name="a1683">
                  <text:list-item>
                    <text:list text:style-name="a1683">
                      <text:list-item>
                        <text:list text:style-name="a1683">
                          <text:list-item>
                            <text:list text:style-name="a1683">
                              <text:list-item>
                                <text:p text:style-name="a1682" text:class-names="" text:cond-style-name=""><text:span text:style-name="a1676" text:class-names="">Fokus</text:span><text:span text:style-name="a1677" text:class-names=""><text:s text:c="1"/></text:span><text:span text:style-name="a1678" text:class-names="">pada</text:span><text:span text:style-name="a1679" text:class-names=""><text:s text:c="1"/></text:span><text:span text:style-name="a1680" text:class-names="">atasan</text:span><text:span text:style-name="a1681" text:class-names=""/></text:p>
                              </text:list-item>
                            </text:list>
                          </text:list-item>
                        </text:list>
                      </text:list-item>
                    </text:list>
                  </text:list-item>
                </text:list>
              </text:list-item>
            </text:list>
            <text:list text:style-name="a1691">
              <text:list-item>
                <text:list text:style-name="a1691">
                  <text:list-item>
                    <text:list text:style-name="a1691">
                      <text:list-item>
                        <text:list text:style-name="a1691">
                          <text:list-item>
                            <text:list text:style-name="a1691">
                              <text:list-item>
                                <text:p text:style-name="a1690" text:class-names="" text:cond-style-name=""><text:span text:style-name="a1684" text:class-names="">Fokus</text:span><text:span text:style-name="a1685" text:class-names=""><text:s text:c="1"/></text:span><text:span text:style-name="a1686" text:class-names="">pada</text:span><text:span text:style-name="a1687" text:class-names=""><text:s text:c="1"/></text:span><text:span text:style-name="a1688" text:class-names="">bawahan</text:span><text:span text:style-name="a1689" text:class-names=""/></text:p>
                              </text:list-item>
                            </text:list>
                          </text:list-item>
                        </text:list>
                      </text:list-item>
                    </text:list>
                  </text:list-item>
                </text:list>
              </text:list-item>
            </text:list>
            <text:list text:style-name="a1694">
              <text:list-item>
                <text:list text:style-name="a1694">
                  <text:list-item>
                    <text:list text:style-name="a1694">
                      <text:list-item>
                        <text:list text:style-name="a1694">
                          <text:list-item>
                            <text:list text:style-name="a1694">
                              <text:list-item>
                                <text:p text:style-name="a1693" text:class-names="" text:cond-style-name=""><text:span text:style-name="a1692" text:class-names=""/></text:p>
                              </text:list-item>
                            </text:list>
                          </text:list-item>
                        </text:list>
                      </text:list-item>
                    </text:list>
                  </text:list-item>
                </text:list>
              </text:list-item>
            </text:list>
            <text:list text:style-name="a1705">
              <text:list-item>
                <text:list text:style-name="a1705">
                  <text:list-item>
                    <text:list text:style-name="a1705">
                      <text:list-item>
                        <text:list text:style-name="a1705">
                          <text:list-item>
                            <text:p text:style-name="a1704" text:class-names="" text:cond-style-name=""><text:span text:style-name="a1695" text:class-names="">Gaya<text:s text:c="1"/></text:span><text:span text:style-name="a1696" text:class-names="">kepemimpinan</text:span><text:span text:style-name="a1697" text:class-names=""><text:s text:c="1"/></text:span><text:span text:style-name="a1698" text:class-names="">akan</text:span><text:span text:style-name="a1699" text:class-names=""><text:s text:c="1"/></text:span><text:span text:style-name="a1700" text:class-names="">dipengaruhi</text:span><text:span text:style-name="a1701" text:class-names=""><text:s text:c="1"/></text:span><text:span text:style-name="a1702" text:class-names="">oleh</text:span><text:span text:style-name="a1703" text:class-names="">:</text:span></text:p>
                          </text:list-item>
                        </text:list>
                      </text:list-item>
                    </text:list>
                  </text:list-item>
                </text:list>
              </text:list-item>
            </text:list>
            <text:list text:style-name="a1713">
              <text:list-item>
                <text:list text:style-name="a1713">
                  <text:list-item>
                    <text:list text:style-name="a1713">
                      <text:list-item>
                        <text:list text:style-name="a1713">
                          <text:list-item>
                            <text:list text:style-name="a1713">
                              <text:list-item>
                                <text:p text:style-name="a1712" text:class-names="" text:cond-style-name=""><text:span text:style-name="a1706" text:class-names="">Faktor</text:span><text:span text:style-name="a1707" text:class-names=""><text:s text:c="1"/></text:span><text:span text:style-name="a1708" text:class-names="">dari</text:span><text:span text:style-name="a1709" text:class-names=""><text:s text:c="1"/></text:span><text:span text:style-name="a1710" text:class-names="">manajer</text:span><text:span text:style-name="a1711" text:class-names=""/></text:p>
                              </text:list-item>
                            </text:list>
                          </text:list-item>
                        </text:list>
                      </text:list-item>
                    </text:list>
                  </text:list-item>
                </text:list>
              </text:list-item>
            </text:list>
            <text:list text:style-name="a1721">
              <text:list-item>
                <text:list text:style-name="a1721">
                  <text:list-item>
                    <text:list text:style-name="a1721">
                      <text:list-item>
                        <text:list text:style-name="a1721">
                          <text:list-item>
                            <text:list text:style-name="a1721">
                              <text:list-item>
                                <text:p text:style-name="a1720" text:class-names="" text:cond-style-name=""><text:span text:style-name="a1714" text:class-names="">Faktor</text:span><text:span text:style-name="a1715" text:class-names=""><text:s text:c="1"/></text:span><text:span text:style-name="a1716" text:class-names="">dari</text:span><text:span text:style-name="a1717" text:class-names=""><text:s text:c="1"/></text:span><text:span text:style-name="a1718" text:class-names="">karyawan</text:span><text:span text:style-name="a1719" text:class-names=""/></text:p>
                              </text:list-item>
                            </text:list>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2" text:class-names="">Faktor</text:span><text:span text:style-name="a1723" text:class-names=""><text:s text:c="1"/></text:span><text:span text:style-name="a1724" text:class-names="">dari</text:span><text:span text:style-name="a1725" text:class-names=""><text:s text:c="1"/></text:span><text:span text:style-name="a1726" text:class-names="">situasi</text:span><text:span text:style-name="a1727" text:class-names=""/></text:p>
                              </text:list-item>
                            </text:list>
                          </text:list-item>
                        </text:list>
                      </text:list-item>
                    </text:list>
                  </text:list-item>
                </text:list>
              </text:list-item>
            </text:list>
            <text:list text:style-name="a1732">
              <text:list-item>
                <text:p text:style-name="a1731" text:class-names="" text:cond-style-name=""><text:span text:style-name="a1730" text:class-names=""/></text:p>
              </text:list-item>
            </text:list>
          </draw:text-box>
          <svg:desc/>
        </draw:frame>
      </draw:page>
      <draw:page draw:name="Slide11" draw:style-name="a1735" draw:master-page-name="Master1-Layout2-obj-Title-and-Content" presentation:presentation-page-layout-name="Master1-PPL2">
        <draw:frame draw:id="id185" presentation:style-name="a1751" draw:name="Rectangle 3" svg:x="1.37674in" svg:y="0.44271in" svg:width="8.2691in" svg:height="6.4809in" presentation:class="outline" presentation:placeholder="false">
          <draw:text-box>
            <text:list text:style-name="a1738">
              <text:list-item>
                <text:list text:style-name="a1738">
                  <text:list-item>
                    <text:list text:style-name="a1738">
                      <text:list-item>
                        <text:p text:style-name="a1737" text:class-names="" text:cond-style-name=""><text:span text:style-name="a1736" text:class-names=""/></text:p>
                      </text:list-item>
                    </text:list>
                  </text:list-item>
                </text:list>
              </text:list-item>
            </text:list>
            <text:list text:style-name="a1741">
              <text:list-item>
                <text:p text:style-name="a1740" text:class-names="" text:cond-style-name=""><text:span text:style-name="a1739" text:class-names="">Teori Kepemimpinan Kontemporer</text:span></text:p>
              </text:list-item>
            </text:list>
            <text:list text:style-name="a1744">
              <text:list-item>
                <text:list text:style-name="a1744">
                  <text:list-item>
                    <text:p text:style-name="a1743" text:class-names="" text:cond-style-name=""><text:span text:style-name="a1742" text:class-names="">Kepemimpinan Tranformasional atau Karismatik</text:span></text:p>
                  </text:list-item>
                </text:list>
              </text:list-item>
            </text:list>
            <text:list text:style-name="a1747">
              <text:list-item>
                <text:list text:style-name="a1747">
                  <text:list-item>
                    <text:list text:style-name="a1747">
                      <text:list-item>
                        <text:p text:style-name="a1746" text:class-names="" text:cond-style-name=""><text:span text:style-name="a1745" text:class-names="">Barnard M. Bass membedakan kepemimpinan transaksional dengan kepemimpinan transformasional.</text:span></text:p>
                      </text:list-item>
                    </text:list>
                  </text:list-item>
                </text:list>
              </text:list-item>
            </text:list>
            <text:list text:style-name="a1750">
              <text:list-item>
                <text:list text:style-name="a1750">
                  <text:list-item>
                    <text:list text:style-name="a1750">
                      <text:list-item>
                        <text:p text:style-name="a1749" text:class-names="" text:cond-style-name=""><text:span text:style-name="a1748" text:class-names="">Pemimpin transformasional mampu memotivasi bawahan mengerjakan lebih dari yang diharapkan. Kepemimpinan transaksional merupakan kepemimpinan pada kondisi “normal”.</text:span></text:p>
                      </text:list-item>
                    </text:list>
                  </text:list-item>
                </text:list>
              </text:list-item>
            </text:list>
          </draw:text-box>
          <svg:desc/>
        </draw:frame>
      </draw:page>
      <draw:page draw:name="Slide12" draw:style-name="a1753" draw:master-page-name="Master1-Layout2-obj-Title-and-Content" presentation:presentation-page-layout-name="Master1-PPL2">
        <draw:frame draw:id="id186" presentation:style-name="a1766" draw:name="Rectangle 3" svg:x="1.0625in" svg:y="0.60069in" svg:width="8.58333in" svg:height="6.37847in" presentation:class="outline" presentation:placeholder="false">
          <draw:text-box>
            <text:list text:style-name="a1756">
              <text:list-item>
                <text:list text:style-name="a1756">
                  <text:list-item>
                    <text:p text:style-name="a1755" text:class-names="" text:cond-style-name=""><text:span text:style-name="a1754" text:class-names="">Teori Kepemimpinan Psikoanalisis</text:span></text:p>
                  </text:list-item>
                </text:list>
              </text:list-item>
            </text:list>
            <text:list text:style-name="a1759">
              <text:list-item>
                <text:list text:style-name="a1759">
                  <text:list-item>
                    <text:list text:style-name="a1759">
                      <text:list-item>
                        <text:p text:style-name="a1758" text:class-names="" text:cond-style-name=""><text:span text:style-name="a1757" text:class-names="">Kets de Vries menggunakan pendekatan psikoanalisis yang mengatakan seseorang berperilaku tertentu untuk memenuhi kebutuhan bawah sadarnya.</text:span></text:p>
                      </text:list-item>
                    </text:list>
                  </text:list-item>
                </text:list>
              </text:list-item>
            </text:list>
            <text:list text:style-name="a1762">
              <text:list-item>
                <text:list text:style-name="a1762">
                  <text:list-item>
                    <text:p text:style-name="a1761" text:class-names="" text:cond-style-name=""><text:span text:style-name="a1760" text:class-names="">Teori Kepemimpinan Romantis</text:span></text:p>
                  </text:list-item>
                </text:list>
              </text:list-item>
            </text:list>
            <text:list text:style-name="a1765">
              <text:list-item>
                <text:list text:style-name="a1765">
                  <text:list-item>
                    <text:list text:style-name="a1765">
                      <text:list-item>
                        <text:p text:style-name="a1764" text:class-names="" text:cond-style-name=""><text:span text:style-name="a1763" text:class-names="">Menurut teori ini, pemimpin ada karena ada pengikutnya.</text:span></text:p>
                      </text:list-item>
                    </text:list>
                  </text:list-item>
                </text:list>
              </text:list-item>
            </text:list>
          </draw:text-box>
          <svg:desc/>
        </draw:frame>
      </draw:page>
      <draw:page draw:name="Slide52" draw:style-name="a1768" draw:master-page-name="Master1-Layout2-obj-Title-and-Content" presentation:presentation-page-layout-name="Master1-PPL2">
        <draw:frame draw:id="id187" presentation:style-name="a1787" draw:name="Title 1" svg:x="1.0625in" svg:y="0.28472in" svg:width="8.58333in" svg:height="7.00868in" presentation:class="outline" presentation:placeholder="false">
          <draw:text-box>
            <text:list text:style-name="a1774">
              <text:list-item>
                <text:p text:style-name="a1773" text:class-names="" text:cond-style-name=""><text:span text:style-name="a1769" text:class-names="">Pikiran Bawah Sadar</text:span><text:span text:style-name="a1770" text:class-names=""> atau yang sering kita sebut sebagai </text:span><text:span text:style-name="a1771" text:class-names="">Alam Bawah Sadar</text:span><text:span text:style-name="a1772" text:class-names=""> adalah bagian dari pikiran kita sebagai gudang kreativitas <text:s text:c="1"/>yang memproses intuisi (pengetahuan tanpa belajar) </text:span></text:p>
              </text:list-item>
            </text:list>
            <text:list text:style-name="a1777">
              <text:list-item>
                <text:p text:style-name="a1776" text:class-names="" text:cond-style-name=""><text:span text:style-name="a1775" text:class-names="">Misalnya melalui pikiran bawah sadar atau alam bawah sadar kita mengetahui hal-hal yang tersembunyi <text:s text:c="1"/>dan mengetahui berbagai hal penting pada pribadi Anda seperti <text:s text:c="1"/>mengetahui bakat, pekerjaan yang cocok, bisnis yang cocok, memilih pasangan yang cocok atau untuk mengetahui solusi masalah pribadi Anda.</text:span></text:p>
              </text:list-item>
            </text:list>
            <text:list text:style-name="a1786">
              <text:list-item>
                <text:p text:style-name="a1785" text:class-names="" text:cond-style-name=""><text:span text:style-name="a1778" text:class-names="">Hubungan dengan teori kepemimpinan dengan pendekatan  </text:span><text:span text:style-name="a1779" text:class-names=""><text:a office:title="Psikoanalisa (halaman belum tersedia)" xlink:href="http://id.wikipedia.org/w/index.php?title=Psikoanalisa&amp;action=edit&amp;redlink=1" text:style-name="" text:visited-style-name="">psikoanalisa</text:a></text:span><text:span text:style-name="a1780" text:class-names=""> . Pendekatan ini menekankan bahwa kehidupan individu sebagian besar dikuasai oleh </text:span><text:span text:style-name="a1781" text:class-names=""><text:a office:title="Alam bawah sadar (halaman belum tersedia)" xlink:href="http://id.wikipedia.org/w/index.php?title=Alam_bawah_sadar&amp;action=edit&amp;redlink=1" text:style-name="" text:visited-style-name="">alam bawah sadar</text:a></text:span><text:span text:style-name="a1782" text:class-names="">. Sehingga tingkah laku banyak didasari oleh hal-hal yang tidak disadari, seperti keinginan, impuls, atau </text:span><text:span text:style-name="a1783" text:class-names=""><text:a office:title="Motivasi" xlink:href="http://id.wikipedia.org/wiki/Motivasi" text:style-name="" text:visited-style-name="">dorongan</text:a></text:span><text:span text:style-name="a1784" text:class-names=""> yang ada dalam diri manusia yang menyebabkan timbulnya macam – macam aktivitas fisik dan psikis , jika <text:s text:c="1"/>keinginan atau dorongan yang ditekan akan tetap hidup dalam alam bawah sadar dan sewaktu-waktu akan menuntut untuk dipuaskan. </text:span></text:p>
              </text:list-item>
            </text:list>
          </draw:text-box>
          <svg:desc/>
        </draw:frame>
      </draw:page>
      <draw:page draw:name="Slide30" draw:style-name="a1789" draw:master-page-name="Master1-Layout7-blank-Blank" presentation:presentation-page-layout-name="Master1-PPL7">
        <draw:frame draw:id="id188" draw:style-name="a1794" draw:name="TextBox 1" svg:x="1.29861in" svg:y="2.09549in" svg:width="7.40278in" svg:height="2.12153in">
          <draw:text-box>
            <text:p text:style-name="a1791" text:class-names="" text:cond-style-name=""><text:span text:style-name="a1790" text:class-names="">SEKIAN DAN </text:span></text:p>
            <text:p text:style-name="a1793" text:class-names="" text:cond-style-name=""><text:span text:style-name="a1792" text:class-names="">TERIMA KASIH</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56667in" svg:y="0.39359in" svg:width="8.1in" svg:height="1.61in"/>
      <presentation:placeholder presentation:object="subtitle" svg:x="1.56667in" svg:y="2.02325in" svg:width="8.1in" svg:height="1.91667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2" style:display-name="Title and Content">
      <presentation:placeholder presentation:object="title" svg:x="1.56944in" svg:y="0.30035in" svg:width="8.20139in" svg:height="1.25in"/>
      <presentation:placeholder presentation:object="object"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3" style:display-name="Section Header">
      <presentation:placeholder presentation:object="title" svg:x="2.81976in" svg:y="2.84375in" svg:width="7in" svg:height="2.5in"/>
      <presentation:placeholder presentation:object="outline" svg:x="2.81976in" svg:y="1.16667in" svg:width="7in" svg:height="1.65104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4" style:display-name="Two Content">
      <presentation:placeholder presentation:object="title" svg:x="1.57in" svg:y="0.3in" svg:width="8.2in" svg:height="1.25in"/>
      <presentation:placeholder presentation:object="object" svg:x="1.57in" svg:y="1.66667in" svg:width="4in" svg:height="5.1in"/>
      <presentation:placeholder presentation:object="object" svg:x="5.77in" svg:y="1.66667in" svg:width="4in" svg:height="5.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5" style:display-name="Comparison">
      <presentation:placeholder presentation:object="title" svg:x="0.5in" svg:y="5.64341in" svg:width="9in" svg:height="1.25in"/>
      <presentation:placeholder presentation:object="outline" svg:x="0.5in" svg:y="0.35901in" svg:width="4.4in" svg:height="0.7in"/>
      <presentation:placeholder presentation:object="outline" svg:x="5.1in" svg:y="0.35901in" svg:width="4.4in" svg:height="0.7in"/>
      <presentation:placeholder presentation:object="object" svg:x="0.5in" svg:y="1.06008in" svg:width="4.4in" svg:height="4.5in"/>
      <presentation:placeholder presentation:object="object" svg:x="5.1in" svg:y="1.06008in" svg:width="4.4in" svg:height="4.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6" style:display-name="Title Only">
      <presentation:placeholder presentation:object="title" svg:x="1.57in" svg:y="0.3in" svg:width="8.2in" svg:height="1.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7" style:display-name="Blank">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8" style:display-name="Content with Caption">
      <presentation:placeholder presentation:object="title" svg:x="0.5in" svg:y="0.23707in" svg:width="4.16667in" svg:height="1.27083in"/>
      <presentation:placeholder presentation:object="outline" svg:x="0.5in" svg:y="1.53867in" svg:width="4.16667in" svg:height="0.76389in"/>
      <presentation:placeholder presentation:object="object" svg:x="0.5in" svg:y="2.33333in" svg:width="8.91667in" svg:height="4.36632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9" style:display-name="Picture with Caption">
      <presentation:placeholder presentation:object="title" svg:x="6.43799in" svg:y="1.16667in" svg:width="3in" svg:height="2.16667in"/>
      <presentation:placeholder presentation:object="graphic" svg:x="0.91667in" svg:y="1.25in" svg:width="4.83333in" svg:height="3.84354in"/>
      <presentation:placeholder presentation:object="outline" svg:x="0.91667in" svg:y="5.25in" svg:width="4.83333in" svg:height="0.83333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0" style:display-name="Title and Vertical Text">
      <presentation:placeholder presentation:object="title" svg:x="1.56944in" svg:y="0.30035in" svg:width="8.20139in" svg:height="1.25in"/>
      <presentation:placeholder presentation:object="outline"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1" style:display-name="Vertical Title and Text">
      <presentation:placeholder presentation:object="title" svg:x="7.5in" svg:y="0.30035in" svg:width="2in" svg:height="6.39931in"/>
      <presentation:placeholder presentation:object="outline" svg:x="1.25in" svg:y="0.30035in" svg:width="6.08333in" svg:height="6.3993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default-style style:family="graphic">
      <style:graphic-properties draw:fill="solid" draw:fill-color="#3891a7" draw:opacity="100%" draw:stroke="solid" svg:stroke-width="0.02778in" svg:stroke-color="#26697a" svg:stroke-opacity="100%"/>
    </style:default-style>
    <draw:gradient draw:name="a99" draw:style="radial" draw:cx="25%" draw:cy="12.5%" draw:start-color="#c3e3f0" draw:end-color="#d9f4ff" draw:start-intensity="90%" draw:end-intensity="95%"/>
    <draw:gradient draw:name="a323" draw:style="radial" draw:cx="-407.5%" draw:cy="-50%" draw:start-color="#fffefa" draw:end-color="#fffcf6" draw:start-intensity="55%" draw:end-intensity="70%"/>
    <draw:gradient draw:name="a163" draw:style="radial" draw:cx="-407.5%" draw:cy="-50%" draw:start-color="#fffefa" draw:end-color="#fffcf6" draw:start-intensity="55%" draw:end-intensity="70%"/>
    <draw:gradient draw:name="a899" draw:style="radial" draw:cx="-407.5%" draw:cy="-50%" draw:start-color="#fffefa" draw:end-color="#fffcf6" draw:start-intensity="55%" draw:end-intensity="70%"/>
    <draw:gradient draw:name="a10" draw:style="radial" draw:cx="-407.5%" draw:cy="-50%" draw:start-color="#fffefa" draw:end-color="#fffcf6" draw:start-intensity="55%" draw:end-intensity="70%"/>
    <draw:gradient draw:name="a739" draw:style="radial" draw:cx="-407.5%" draw:cy="-50%" draw:start-color="#fffefa" draw:end-color="#fffcf6" draw:start-intensity="55%" draw:end-intensity="70%"/>
    <draw:gradient draw:name="a420" draw:style="radial" draw:cx="-407.5%" draw:cy="-50%" draw:start-color="#fffefa" draw:end-color="#fffcf6" draw:start-intensity="55%" draw:end-intensity="70%"/>
    <draw:gradient draw:name="a259" draw:style="radial" draw:cx="25%" draw:cy="12.5%" draw:start-color="#c3e3f0" draw:end-color="#d9f4ff" draw:start-intensity="90%" draw:end-intensity="95%"/>
    <draw:gradient draw:name="a655" draw:style="radial" draw:cx="-407.5%" draw:cy="-50%" draw:start-color="#fffefa" draw:end-color="#fffcf6" draw:start-intensity="55%" draw:end-intensity="70%"/>
    <draw:gradient draw:name="a89" draw:style="radial" draw:cx="-407.5%" draw:cy="-50%" draw:start-color="#fffefa" draw:end-color="#fffcf6" draw:start-intensity="55%" draw:end-intensity="70%"/>
    <draw:gradient draw:name="a243" draw:style="radial" draw:cx="-407.5%" draw:cy="-50%" draw:start-color="#fffefa" draw:end-color="#fffcf6" draw:start-intensity="55%" draw:end-intensity="70%"/>
    <draw:gradient draw:name="a819" draw:style="radial" draw:cx="-407.5%" draw:cy="-50%" draw:start-color="#fffefa" draw:end-color="#fffcf6" draw:start-intensity="55%" draw:end-intensity="70%"/>
    <draw:gradient draw:name="a590" draw:style="radial" draw:cx="-407.5%" draw:cy="-50%" draw:start-color="#fffefa" draw:end-color="#fffcf6" draw:start-intensity="55%" draw:end-intensity="70%"/>
    <draw:gradient draw:name="a527" draw:style="radial" draw:cx="-407.5%" draw:cy="-50%" draw:start-color="#fffefa" draw:end-color="#fffcf6" draw:start-intensity="55%" draw:end-intensity="70%"/>
    <draw:fill-image draw:name="a1490" xlink:href="media/image2.jpeg" xlink:show="embed" xlink:actuate="onLoad"/>
    <draw:fill-image draw:name="a1383" xlink:href="media/image2.jpeg" xlink:show="embed" xlink:actuate="onLoad"/>
    <draw:fill-image draw:name="a1514" xlink:href="media/image2.jpeg" xlink:show="embed" xlink:actuate="onLoad"/>
    <draw:fill-image draw:name="a0" xlink:href="media/image2.jpeg" xlink:show="embed" xlink:actuate="onLoad"/>
    <draw:fill-image draw:name="a1734" xlink:href="media/image2.jpeg" xlink:show="embed" xlink:actuate="onLoad"/>
    <draw:fill-image draw:name="a1278" xlink:href="media/image2.jpeg" xlink:show="embed" xlink:actuate="onLoad"/>
    <draw:fill-image draw:name="a79" xlink:href="media/image2.jpeg" xlink:show="embed" xlink:actuate="onLoad"/>
    <draw:fill-image draw:name="a233" xlink:href="media/image2.jpeg" xlink:show="embed" xlink:actuate="onLoad"/>
    <draw:fill-image draw:name="a983" xlink:href="media/image2.jpeg" xlink:show="embed" xlink:actuate="onLoad"/>
    <draw:fill-image draw:name="a1293" xlink:href="media/image2.jpeg" xlink:show="embed" xlink:actuate="onLoad"/>
    <draw:fill-image draw:name="a1628" xlink:href="media/image2.jpeg" xlink:show="embed" xlink:actuate="onLoad"/>
    <draw:fill-image draw:name="a1423" xlink:href="media/image2.jpeg" xlink:show="embed" xlink:actuate="onLoad"/>
    <draw:fill-image draw:name="a1642" xlink:href="media/image2.jpeg" xlink:show="embed" xlink:actuate="onLoad"/>
    <draw:fill-image draw:name="a1752" xlink:href="media/image2.jpeg" xlink:show="embed" xlink:actuate="onLoad"/>
    <draw:fill-image draw:name="a1332" xlink:href="media/image2.jpeg" xlink:show="embed" xlink:actuate="onLoad"/>
    <draw:fill-image draw:name="a1093" xlink:href="media/image2.jpeg" xlink:show="embed" xlink:actuate="onLoad"/>
    <draw:fill-image draw:name="a580" xlink:href="media/image2.jpeg" xlink:show="embed" xlink:actuate="onLoad"/>
    <draw:fill-image draw:name="a1350" xlink:href="media/image2.jpeg" xlink:show="embed" xlink:actuate="onLoad"/>
    <draw:fill-image draw:name="a1119" xlink:href="media/image2.jpeg" xlink:show="embed" xlink:actuate="onLoad"/>
    <draw:fill-image draw:name="a809" xlink:href="media/image2.jpeg" xlink:show="embed" xlink:actuate="onLoad"/>
    <draw:fill-image draw:name="a517" xlink:href="media/image2.jpeg" xlink:show="embed" xlink:actuate="onLoad"/>
    <draw:fill-image draw:name="a313" xlink:href="media/image2.jpeg" xlink:show="embed" xlink:actuate="onLoad"/>
    <draw:fill-image draw:name="a1505" xlink:href="media/image2.jpeg" xlink:show="embed" xlink:actuate="onLoad"/>
    <draw:fill-image draw:name="a1266" xlink:href="media/image2.jpeg" xlink:show="embed" xlink:actuate="onLoad"/>
    <draw:fill-image draw:name="a645" xlink:href="media/image2.jpeg" xlink:show="embed" xlink:actuate="onLoad"/>
    <draw:fill-image draw:name="a1066" xlink:href="media/image2.jpeg" xlink:show="embed" xlink:actuate="onLoad"/>
    <draw:fill-image draw:name="a1306" xlink:href="media/image2.jpeg" xlink:show="embed" xlink:actuate="onLoad"/>
    <draw:fill-image draw:name="a1192" xlink:href="media/image2.jpeg" xlink:show="embed" xlink:actuate="onLoad"/>
    <draw:fill-image draw:name="a1219" xlink:href="media/image2.jpeg" xlink:show="embed" xlink:actuate="onLoad"/>
    <draw:fill-image draw:name="a889" xlink:href="media/image2.jpeg" xlink:show="embed" xlink:actuate="onLoad"/>
    <draw:fill-image draw:name="a153" xlink:href="media/image2.jpeg" xlink:show="embed" xlink:actuate="onLoad"/>
    <draw:fill-image draw:name="a1767" xlink:href="media/image2.jpeg" xlink:show="embed" xlink:actuate="onLoad"/>
    <draw:fill-image draw:name="a1017" xlink:href="media/image2.jpeg" xlink:show="embed" xlink:actuate="onLoad"/>
    <draw:fill-image draw:name="a410" xlink:href="media/image2.jpeg" xlink:show="embed" xlink:actuate="onLoad"/>
    <draw:fill-image draw:name="a1254" xlink:href="media/image2.jpeg" xlink:show="embed" xlink:actuate="onLoad"/>
    <draw:fill-image draw:name="a1365" xlink:href="media/image2.jpeg" xlink:show="embed" xlink:actuate="onLoad"/>
    <draw:fill-image draw:name="a1788" xlink:href="media/image2.jpeg" xlink:show="embed" xlink:actuate="onLoad"/>
    <draw:fill-image draw:name="a1038" xlink:href="media/image2.jpeg" xlink:show="embed" xlink:actuate="onLoad"/>
    <draw:fill-image draw:name="a1474" xlink:href="media/image2.jpeg" xlink:show="embed" xlink:actuate="onLoad"/>
    <draw:fill-image draw:name="a1147" xlink:href="media/image2.jpeg" xlink:show="embed" xlink:actuate="onLoad"/>
    <draw:fill-image draw:name="a729" xlink:href="media/image2.jpeg" xlink:show="embed" xlink:actuate="onLoad"/>
    <draw:stroke-dash draw:name="a456" draw:display-name="Dash" draw:style="rect" draw:dots1="1" draw:dots1-length="0.03542in" draw:dots2="0" draw:dots2-length="0in" draw:distance="0.03542in"/>
    <draw:stroke-dash draw:name="a474" draw:display-name="Dash" draw:style="rect" draw:dots1="1" draw:dots1-length="0.03542in" draw:dots2="0" draw:dots2-length="0in" draw:distance="0.03542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87674in" style:print-orientation="portrait" style:register-truth-ref-style-name=""/>
    </style:page-layout>
    <style:page-layout style:name="pageLayout3">
      <style:page-layout-properties fo:page-width="7.5in" fo:page-height="10.87674in" style:print-orientation="portrait" style:register-truth-ref-style-name=""/>
    </style:page-layout>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bitmap" draw:fill-image-name="a645"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gradient" draw:fill-gradient-name="a655"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bitmap" draw:fill-image-name="a23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0.27778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top" draw:textarea-horizontal-align="left" draw:fill="none" draw:stroke="dash" draw:stroke-dash="a456" svg:stroke-width="0.01181in" svg:stroke-color="#ffffff" svg:stroke-opacity="100%" draw:stroke-linejoin="miter"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gradient" draw:fill-gradient-name="a243"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0">
      <style:drawing-page-properties draw:fill="bitmap" draw:fill-image-name="a88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dash" draw:stroke-dash="a474" svg:stroke-width="0.01181in" svg:stroke-color="#ffffff" svg:stroke-opacity="100%" draw:stroke-linejoin="miter" draw:auto-grow-width="false" draw:auto-grow-height="false"/>
      <style:paragraph-properties style:font-independent-line-spacing="true" style:writing-mode="lr-tb"/>
    </style:style>
    <style:style style:family="text" style:name="a47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gradient" draw:fill-gradient-name="a259" draw:stroke="solid" svg:stroke-width="0.00219in" svg:stroke-color="#308da5" svg:stroke-opacity="60%"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middle" draw:textarea-horizontal-align="center" draw:fill="gradient" draw:fill-gradient-name="a10"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none" draw:stroke="solid" svg:stroke-width="0.01389in" svg:stroke-color="#307f93" svg:stroke-opacity="60%" draw:auto-grow-width="false" draw:auto-grow-height="false"/>
      <style:paragraph-properties style:font-independent-line-spacing="true" style:writing-mode="lr-tb"/>
    </style:style>
    <style:style style:family="text" style:name="a264">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66">
      <style:paragraph-properties fo:line-height="0.625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320e0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0.31944in" fo:text-align="left" style:tab-stop-distance="1in" fo:margin-left="0.0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gradient" draw:fill-gradient-name="a899"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27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7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repeat" draw:fill-image-width="1.70667in" draw:fill-image-height="1.70667in" draw:fill-image-ref-point="top-left"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bitmap" draw:fill-image-name="a517"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30">
      <style:drawing-page-properties draw:fill="bitmap" draw:fill-image-name="a72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middle" draw:textarea-horizontal-align="center" draw:fill="gradient" draw:fill-gradient-name="a527"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4">
      <style:drawing-page-properties draw:fill="bitmap" draw:fill-image-name="a31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middle" draw:textarea-horizontal-align="center" draw:fill="gradient" draw:fill-gradient-name="a99" draw:stroke="solid" svg:stroke-width="0.00219in" svg:stroke-color="#308da5" svg:stroke-opacity="60%" draw:auto-grow-width="false" draw:auto-grow-height="false"/>
      <style:paragraph-properties style:font-independent-line-spacing="true" style:writing-mode="lr-tb"/>
    </style:style>
    <style:style style:family="graphic" style:name="a317">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none" draw:stroke="solid" svg:stroke-width="0.01389in" svg:stroke-color="#307f93" svg:stroke-opacity="60%" draw:auto-grow-width="false" draw:auto-grow-height="false"/>
      <style:paragraph-properties style:font-independent-line-spacing="true" style:writing-mode="lr-tb"/>
    </style:style>
    <style:style style:family="text" style:name="a10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gradient" draw:fill-gradient-name="a739"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graphic" style:name="a5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0.41667in" fo:text-align="left" style:tab-stop-distance="1in" fo:margin-left="0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3in" fo:padding-bottom="0.05in" fo:padding-left="0.1in" fo:padding-right="0.1in" draw:textarea-vertical-align="top" draw:textarea-horizontal-align="left" draw:fill="solid" draw:fill-color="#ffffff" draw:opacity="100%" draw:stroke="solid" svg:stroke-width="0.09722in" svg:stroke-color="#ffffff" svg:stroke-opacity="100%" draw:stroke-linejoin="miter" draw:shadow="visible" draw:shadow-offset-x="0in" draw:shadow-offset-y="0.02023in" draw:shadow-color="#000000" draw:shadow-opacity="35%" draw:auto-grow-width="false" draw:auto-grow-height="false"/>
      <style:paragraph-properties style:font-independent-line-spacing="true" style:writing-mode="lr-tb"/>
    </style:style>
    <style:style style:family="graphic" style:name="a53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53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
      <style:graphic-properties fo:wrap-option="wrap" fo:padding-top="0.05in" fo:padding-bottom="0.05in" fo:padding-left="0.1in" fo:padding-right="0.1in" draw:textarea-vertical-align="middle" draw:textarea-horizontal-align="center" draw:fill="gradient" draw:fill-gradient-name="a323"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03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
      <style:drawing-page-properties draw:fill="bitmap" draw:fill-image-name="a7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hadow="visible" draw:shadow-offset-x="0.01593in" draw:shadow-offset-y="0.02275in" draw:shadow-color="#ebdab1" draw:shadow-opacity="40%" draw:auto-grow-width="false" draw:auto-grow-height="false"/>
      <style:paragraph-properties style:font-independent-line-spacing="true" style:writing-mode="lr-tb"/>
    </style:style>
    <style:style style:family="drawing-page" style:name="a9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hadow="visible" draw:shadow-offset-x="0.01593in" draw:shadow-offset-y="0.02275in" draw:shadow-color="#e7dec9" draw:shadow-opacity="20%" draw:auto-grow-width="false" draw:auto-grow-height="false"/>
      <style:paragraph-properties style:font-independent-line-spacing="true" style:writing-mode="lr-tb"/>
    </style:style>
    <style:style style:family="text" style:name="a756">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05in" fo:padding-bottom="0.05in" fo:padding-left="0.1in" fo:padding-right="0.1in" draw:textarea-vertical-align="middle" draw:textarea-horizontal-align="center" draw:fill="gradient" draw:fill-gradient-name="a89"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39931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3in" fo:padding-bottom="0.05in" fo:padding-left="0.1in" fo:padding-right="0.1in" draw:textarea-vertical-align="top" draw:textarea-horizontal-align="left" draw:fill="solid" draw:fill-color="#e7dec9" draw:opacity="100%" draw:stroke="none"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777777"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0.22222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
      <style:drawing-page-properties draw:fill="bitmap" draw:fill-image-name="a153"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05in" fo:padding-bottom="0.05in" fo:padding-left="0.1in" fo:padding-right="0.1in" draw:textarea-vertical-align="middle" draw:textarea-horizontal-align="center" draw:fill="gradient" draw:fill-gradient-name="a163"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gradient" draw:fill-gradient-name="a590"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7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bitmap" draw:fill-image-name="a809"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graphic" style:name="a6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60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gradient" draw:fill-gradient-name="a819"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bitmap" draw:fill-image-name="a410" style:repeat="repeat" draw:fill-image-width="1.70667in" draw:fill-image-height="1.70667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4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1">
      <style:graphic-properties fo:wrap-option="wrap" fo:padding-top="0.05in" fo:padding-bottom="0.05in" fo:padding-left="0.1in" fo:padding-right="0.1in" draw:textarea-vertical-align="middle" draw:textarea-horizontal-align="center" draw:fill="gradient" draw:fill-gradient-name="a420"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84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340">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92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190">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05in"/>
      </text:list-level-style-number>
      <text:list-level-style-number text:level="2" style:num-format="">
        <style:list-level-properties text:space-before="0.69965in"/>
      </text:list-level-style-number>
      <text:list-level-style-number text:level="3" style:num-format="">
        <style:list-level-properties text:space-before="0.96875in"/>
      </text:list-level-style-number>
      <text:list-level-style-number text:level="4" style:num-format="">
        <style:list-level-properties text:space-before="1.19965in"/>
      </text:list-level-style-number>
      <text:list-level-style-number text:level="5" style:num-format="">
        <style:list-level-properties text:space-before="1.4184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926">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451">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02in"/>
      </text:list-level-style-number>
      <text:list-level-style-number text:level="2" style:num-format="">
        <style:list-level-properties text:space-before="0.69965in"/>
      </text:list-level-style-number>
      <text:list-level-style-number text:level="3" style:num-format="">
        <style:list-level-properties text:space-before="0.96875in"/>
      </text:list-level-style-number>
      <text:list-level-style-number text:level="4" style:num-format="">
        <style:list-level-properties text:space-before="1.19965in"/>
      </text:list-level-style-number>
      <text:list-level-style-number text:level="5" style:num-format="">
        <style:list-level-properties text:space-before="1.4184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35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676">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357">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67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460">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1.3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1.58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1.8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2.03in" text:min-label-width="0.3in"/>
        <style:text-properties fo:color="#3891a7" fo:font-family="Wingdings 2" style:font-family-generic="roman" style:font-pitch="variable" style:font-charset="x-symbol" fo:font-size="8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434">
      <text:list-level-style-number text:level="1" style:num-format="">
        <style:list-level-properties text:space-before="0.07in"/>
      </text:list-level-style-number>
      <text:list-level-style-number text:level="2" style:num-format="">
        <style:list-level-properties text:space-before="0.69965in"/>
      </text:list-level-style-number>
      <text:list-level-style-number text:level="3" style:num-format="">
        <style:list-level-properties text:space-before="0.96875in"/>
      </text:list-level-style-number>
      <text:list-level-style-number text:level="4" style:num-format="">
        <style:list-level-properties text:space-before="1.19965in"/>
      </text:list-level-style-number>
      <text:list-level-style-number text:level="5" style:num-format="">
        <style:list-level-properties text:space-before="1.4184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438">
      <text:list-level-style-number text:level="1" style:num-format="">
        <style:list-level-properties text:space-before="0.07in"/>
      </text:list-level-style-number>
      <text:list-level-style-number text:level="2" style:num-format="">
        <style:list-level-properties text:space-before="0.69965in"/>
      </text:list-level-style-number>
      <text:list-level-style-number text:level="3" style:num-format="">
        <style:list-level-properties text:space-before="0.96875in"/>
      </text:list-level-style-number>
      <text:list-level-style-number text:level="4" style:num-format="">
        <style:list-level-properties text:space-before="1.19965in"/>
      </text:list-level-style-number>
      <text:list-level-style-number text:level="5" style:num-format="">
        <style:list-level-properties text:space-before="1.4184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24">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836">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27">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83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363">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367">
      <text:list-level-style-bullet text:level="1" text:bullet-char="">
        <style:list-level-properties text:space-before="0.1996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91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3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3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8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1.3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1.57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1.79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2.02097in" text:min-label-width="0.30903in"/>
        <style:text-properties fo:color="#3891a7" fo:font-family="Wingdings 2" style:font-family-generic="roman" style:font-pitch="variable" style:font-charset="x-symbol" fo:font-size="80%"/>
      </text:list-level-style-bullet>
    </text:list-style>
    <text:list-style style:name="a180">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916">
      <text:list-level-style-bullet text:level="1" text:bullet-char="◦">
        <style:list-level-properties text:space-before="0.1406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1.4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1.68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1.90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2.13035in" text:min-label-width="0.19965in"/>
        <style:text-properties fo:color="#84aa33" fo:font-family="Wingdings 2" style:font-family-generic="roman" style:font-pitch="variable" style:font-charset="x-symbol"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1.3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1.58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1.8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2.03in" text:min-label-width="0.3in"/>
        <style:text-properties fo:color="#3891a7" fo:font-family="Wingdings 2" style:font-family-generic="roman" style:font-pitch="variable" style:font-charset="x-symbol" fo:font-size="80%"/>
      </text:list-level-style-bullet>
    </text:list-style>
    <text:list-style style:name="a91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186">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2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2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7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1.4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1.69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1.91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2.14076in" text:min-label-width="0.18924in"/>
        <style:text-properties fo:color="#c32d2e" fo:font-family="Wingdings 2" style:font-family-generic="roman" style:font-pitch="variable" style:font-charset="x-symbol"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1.39132in" text:min-label-width="0.25868in"/>
        <style:text-properties fo:color="#3891a7" fo:font-family="Verdana" style:font-family-generic="swiss" style:font-pitch="variable" fo:font-size="100%"/>
      </text:list-level-style-bullet>
      <text:list-level-style-bullet text:level="7" text:bullet-char="◦">
        <style:list-level-properties text:space-before="1.62132in" text:min-label-width="0.25868in"/>
        <style:text-properties fo:color="#3891a7" fo:font-family="Verdana" style:font-family-generic="swiss" style:font-pitch="variable" fo:font-size="100%"/>
      </text:list-level-style-bullet>
      <text:list-level-style-bullet text:level="8" text:bullet-char="◦">
        <style:list-level-properties text:space-before="1.84132in" text:min-label-width="0.25868in"/>
        <style:text-properties fo:color="#3891a7" fo:font-family="Verdana" style:font-family-generic="swiss" style:font-pitch="variable" fo:font-size="100%"/>
      </text:list-level-style-bullet>
      <text:list-level-style-bullet text:level="9" text:bullet-char="◦">
        <style:list-level-properties text:space-before="2.07132in" text:min-label-width="0.25868in"/>
        <style:text-properties fo:color="#3891a7" fo:font-family="Verdana"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69965in"/>
      </text:list-level-style-number>
      <text:list-level-style-number text:level="3" style:num-format="">
        <style:list-level-properties text:space-before="0.96875in"/>
      </text:list-level-style-number>
      <text:list-level-style-number text:level="4" style:num-format="">
        <style:list-level-properties text:space-before="1.19965in"/>
      </text:list-level-style-number>
      <text:list-level-style-number text:level="5" style:num-format="">
        <style:list-level-properties text:space-before="1.4184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448">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1.4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1.6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1.8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2.08in" text:min-label-width="0.25in"/>
        <style:text-properties fo:color="#feb80a" fo:font-family="Wingdings 2" style:font-family-generic="roman" style:font-pitch="variable" style:font-charset="x-symbol" fo:font-size="100%"/>
      </text:list-level-style-bullet>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olstice" style:page-layout-name="pageLayout1" draw:style-name="a1">
      <draw:custom-shape svg:x="-0.89236in" svg:y="-0.89236in" svg:width="1.79167in" svg:height="1.79167in" draw:id="id0" draw:style-name="a4" draw:name="Pie 6">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1" draw:style-name="a7" draw:name="Oval 7">
        <svg:desc/>
        <text:p text:style-name="a6" text:class-names="" text:cond-style-name=""><text:span text:style-name="a5"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2" draw:style-name="a11" draw:transform="translate(-0.61555in -0.60292in) rotate(-0.6736) translate(0.81555in 1.75677in)" draw:name="Donut 10">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3" draw:style-name="a14" draw:name="Rectangle 11">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custom-shape>
      <draw:frame draw:id="id4" presentation:style-name="a18" draw:name="Title Placeholder 4" svg:x="1.56944in" svg:y="0.30035in" svg:width="8.20139in" svg:height="1.25in" presentation:class="title" presentation:placeholder="false">
        <draw:text-box>
          <text:p text:style-name="a17" text:class-names="" text:cond-style-name=""><text:span text:style-name="a15" text:class-names="">Click to edit Master title style</text:span><text:span text:style-name="a16" text:class-names=""/></text:p>
        </draw:text-box>
        <svg:desc/>
      </draw:frame>
      <draw:frame draw:id="id5" presentation:style-name="a34" draw:name="Text Placeholder 8" svg:x="1.56944in" svg:y="1.58333in" svg:width="8.20139in" svg:height="5.25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Fifth level</text:span></text:p>
                            </text:list-item>
                          </text:list>
                        </text:list-item>
                      </text:list>
                    </text:list-item>
                  </text:list>
                </text:list-item>
              </text:list>
            </text:list-item>
          </text:list>
        </draw:text-box>
        <svg:desc/>
      </draw:frame>
      <draw:frame draw:id="id6" presentation:style-name="a38" draw:name="Date Placeholder 23" svg:x="3.91667in" svg:y="6.89583in" svg:width="2.33333in" svg:height="0.52083in" presentation:class="date-time" presentation:placeholder="false">
        <draw:text-box>
          <text:p text:style-name="a37" text:class-names="" text:cond-style-name=""><text:span text:style-name="a35" text:class-names=""><text:date text:fixed="false" style:data-style-name="a36"/></text:span></text:p>
        </draw:text-box>
        <svg:desc/>
      </draw:frame>
      <draw:frame draw:id="id7" presentation:style-name="a41" draw:name="Footer Placeholder 9" svg:x="6.25in" svg:y="6.89583in" svg:width="3.16667in" svg:height="0.52083in" presentation:class="footer" presentation:placeholder="false">
        <draw:text-box>
          <text:p text:style-name="a40" text:class-names="" text:cond-style-name=""><text:span text:style-name="a39" text:class-names=""/></text:p>
        </draw:text-box>
        <svg:desc/>
      </draw:frame>
      <draw:frame draw:id="id8" presentation:style-name="a44" draw:name="Slide Number Placeholder 21" svg:x="9.42014in" svg:y="6.89583in" svg:width="0.5in" svg:height="0.52083in" presentation:class="page-number" presentation:placeholder="false">
        <draw:text-box>
          <text:p text:style-name="a43" text:class-names="" text:cond-style-name=""><text:span text:style-name="a42" text:class-names=""><text:page-number style:num-format="1" text:fixed="false"/></text:span></text:p>
        </draw:text-box>
        <svg:desc/>
      </draw:frame>
      <draw:custom-shape svg:x="1.10938in" svg:y="0in" svg:width="0.07986in" svg:height="7.5in" draw:id="id9" draw:style-name="a47" draw:name="Rectangle 14">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presentation:notes style:page-layout-name="pageLayout2" draw:style-name="a78">
        <draw:frame draw:id="id10" presentation:style-name="a50" draw:name="Header Placeholder 1" svg:x="0in" svg:y="0in" svg:width="3.25in" svg:height="0.5434in" presentation:class="header" presentation:placeholder="false">
          <draw:text-box>
            <text:p text:style-name="a49" text:class-names="" text:cond-style-name=""><text:span text:style-name="a48" text:class-names=""/></text:p>
          </draw:text-box>
          <svg:desc/>
        </draw:frame>
        <draw:frame draw:id="id11" presentation:style-name="a54" draw:name="Date Placeholder 2" svg:x="4.24826in" svg:y="0in" svg:width="3.25in" svg:height="0.5434in" presentation:class="date-time" presentation:placeholder="false">
          <draw:text-box>
            <text:p text:style-name="a53" text:class-names="" text:cond-style-name=""><text:span text:style-name="a51" text:class-names=""><text:date text:fixed="false" style:data-style-name="a52"/></text:span></text:p>
          </draw:text-box>
          <svg:desc/>
        </draw:frame>
        <draw:page-thumbnail svg:x="1.03125in" svg:y="0.81597in" svg:width="5.4375in" svg:height="4.07813in" presentation:class="page" draw:id="id12" presentation:style-name="a55" draw:name="Slide Image Placeholder 3">
          <svg:desc/>
        </draw:page-thumbnail>
        <draw:frame draw:id="id13" presentation:style-name="a71" draw:name="Notes Placeholder 4" svg:x="0.75in" svg:y="5.16667in" svg:width="6in" svg:height="4.8941in" presentation:class="notes" presentation:placeholder="false">
          <draw:text-box>
            <text:p text:style-name="a57" text:class-names="" text:cond-style-name=""><text:span text:style-name="a56" text:class-names="">Click to edit Master text styles</text:span></text:p>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7" text:class-names="">Fifth level</text:span><text:span text:style-name="a68" text:class-names=""/></text:p>
                              </text:list-item>
                            </text:list>
                          </text:list-item>
                        </text:list>
                      </text:list-item>
                    </text:list>
                  </text:list-item>
                </text:list>
              </text:list-item>
            </text:list>
          </draw:text-box>
          <svg:desc/>
        </draw:frame>
        <draw:frame draw:id="id14" presentation:style-name="a74" draw:name="Footer Placeholder 5" svg:x="0in" svg:y="10.3316in" svg:width="3.25in" svg:height="0.5434in" presentation:class="footer" presentation:placeholder="false">
          <draw:text-box>
            <text:p text:style-name="a73" text:class-names="" text:cond-style-name=""><text:span text:style-name="a72" text:class-names=""/></text:p>
          </draw:text-box>
          <svg:desc/>
        </draw:frame>
        <draw:frame draw:id="id15" presentation:style-name="a77" draw:name="Slide Number Placeholder 6" svg:x="4.24826in" svg:y="10.3316in" svg:width="3.25in" svg:height="0.5434in" presentation:class="page-number" presentation:placeholder="false">
          <draw:text-box>
            <text:p text:style-name="a76" text:class-names="" text:cond-style-name=""><text:span text:style-name="a75" text:class-names=""><text:page-number style:num-format="1" text:fixed="false"/></text:span></text:p>
          </draw:text-box>
          <svg:desc/>
        </draw:frame>
      </presentation:notes>
    </style:master-page>
    <style:master-page style:name="Master1-Layout1-title-Title-Slide" style:page-layout-name="pageLayout1" draw:style-name="a80">
      <draw:custom-shape svg:x="-0.89236in" svg:y="-0.89236in" svg:width="1.79167in" svg:height="1.79167in" draw:id="id16" draw:layer="Master1-bg" draw:style-name="a83" draw:name="Pie 8">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17" draw:layer="Master1-bg" draw:style-name="a86" draw:name="Oval 9">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18" draw:layer="Master1-bg" draw:style-name="a90" draw:transform="translate(-0.61555in -0.60292in) rotate(-0.6736) translate(0.81555in 1.75677in)" draw:name="Donut 10">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19" draw:layer="Master1-bg" draw:style-name="a93" draw:name="Rectangle 11">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20" draw:layer="Master1-bg" draw:style-name="a96" draw:name="Rectangle 12">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1.00769in" svg:y="1.54615in" svg:width="0.23in" svg:height="0.23in" draw:id="id21" draw:style-name="a100" draw:name="Oval 3">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1.26563in" svg:y="1.47049in" svg:width="0.06944in" svg:height="0.07118in" draw:id="id22" draw:style-name="a103" draw:name="Oval 4">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id="id23" presentation:style-name="a107" draw:name="Title 13" svg:x="1.56667in" svg:y="0.39359in" svg:width="8.1in" svg:height="1.61in" presentation:class="title" presentation:placeholder="false">
        <draw:text-box>
          <text:p text:style-name="a106" text:class-names="" text:cond-style-name=""><text:span text:style-name="a104" text:class-names="">Click to edit Master title style</text:span><text:span text:style-name="a105" text:class-names=""/></text:p>
        </draw:text-box>
        <svg:desc/>
      </draw:frame>
      <draw:frame draw:id="id24" presentation:style-name="a111" draw:name="Subtitle 21" svg:x="1.56667in" svg:y="2.02325in" svg:width="8.1in" svg:height="1.91667in" presentation:class="subtitle" presentation:placeholder="false">
        <draw:text-box>
          <text:p text:style-name="a110" text:class-names="" text:cond-style-name=""><text:span text:style-name="a108" text:class-names="">Click to edit Master subtitle style</text:span><text:span text:style-name="a109" text:class-names=""/></text:p>
        </draw:text-box>
        <svg:desc/>
      </draw:frame>
      <draw:frame draw:id="id25" presentation:style-name="a115" draw:name="Date Placeholder 6" svg:x="3.91667in" svg:y="6.89583in" svg:width="2.33333in" svg:height="0.52083in" presentation:class="date-time" presentation:placeholder="false">
        <draw:text-box>
          <text:p text:style-name="a114" text:class-names="" text:cond-style-name=""><text:span text:style-name="a112" text:class-names=""><text:date text:fixed="false" style:data-style-name="a113"/></text:span></text:p>
        </draw:text-box>
        <svg:desc/>
      </draw:frame>
      <draw:frame draw:id="id26" presentation:style-name="a118" draw:name="Footer Placeholder 19" svg:x="6.25in" svg:y="6.89583in" svg:width="3.16667in" svg:height="0.52083in" presentation:class="footer" presentation:placeholder="false">
        <draw:text-box>
          <text:p text:style-name="a117" text:class-names="" text:cond-style-name=""><text:span text:style-name="a116" text:class-names=""/></text:p>
        </draw:text-box>
        <svg:desc/>
      </draw:frame>
      <draw:frame draw:id="id27" presentation:style-name="a121" draw:name="Slide Number Placeholder 9" svg:x="9.42014in" svg:y="6.89583in" svg:width="0.5in" svg:height="0.52083in" presentation:class="page-number" presentation:placeholder="false">
        <draw:text-box>
          <text:p text:style-name="a120" text:class-names="" text:cond-style-name=""><text:span text:style-name="a119" text:class-names=""><text:page-number style:num-format="1" text:fixed="false"/></text:span></text:p>
        </draw:text-box>
        <svg:desc/>
      </draw:frame>
      <presentation:notes style:page-layout-name="pageLayout2" draw:style-name="a152">
        <draw:frame draw:id="id10" presentation:style-name="a124" draw:name="Header Placeholder 1" svg:x="0in" svg:y="0in" svg:width="3.25in" svg:height="0.5434in" presentation:class="header" presentation:placeholder="false">
          <draw:text-box>
            <text:p text:style-name="a123" text:class-names="" text:cond-style-name=""><text:span text:style-name="a122" text:class-names=""/></text:p>
          </draw:text-box>
          <svg:desc/>
        </draw:frame>
        <draw:frame draw:id="id11" presentation:style-name="a128" draw:name="Date Placeholder 2" svg:x="4.24826in" svg:y="0in" svg:width="3.25in" svg:height="0.5434in" presentation:class="date-time" presentation:placeholder="false">
          <draw:text-box>
            <text:p text:style-name="a127" text:class-names="" text:cond-style-name=""><text:span text:style-name="a125" text:class-names=""><text:date text:fixed="false" style:data-style-name="a126"/></text:span></text:p>
          </draw:text-box>
          <svg:desc/>
        </draw:frame>
        <draw:page-thumbnail svg:x="1.03125in" svg:y="0.81597in" svg:width="5.4375in" svg:height="4.07813in" presentation:class="page" draw:id="id12" presentation:style-name="a129" draw:name="Slide Image Placeholder 3">
          <svg:desc/>
        </draw:page-thumbnail>
        <draw:frame draw:id="id13" presentation:style-name="a145" draw:name="Notes Placeholder 4" svg:x="0.75in" svg:y="5.16667in" svg:width="6in" svg:height="4.8941in" presentation:class="notes" presentation:placeholder="false">
          <draw:text-box>
            <text:p text:style-name="a131" text:class-names="" text:cond-style-name=""><text:span text:style-name="a130" text:class-names="">Click to edit Master text styles</text:span></text:p>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desc/>
        </draw:frame>
        <draw:frame draw:id="id14" presentation:style-name="a148" draw:name="Footer Placeholder 5" svg:x="0in" svg:y="10.3316in" svg:width="3.25in" svg:height="0.5434in" presentation:class="footer" presentation:placeholder="false">
          <draw:text-box>
            <text:p text:style-name="a147" text:class-names="" text:cond-style-name=""><text:span text:style-name="a146" text:class-names=""/></text:p>
          </draw:text-box>
          <svg:desc/>
        </draw:frame>
        <draw:frame draw:id="id15" presentation:style-name="a151" draw:name="Slide Number Placeholder 6" svg:x="4.24826in" svg:y="10.3316in" svg:width="3.25in" svg:height="0.5434in" presentation:class="page-number" presentation:placeholder="false">
          <draw:text-box>
            <text:p text:style-name="a150" text:class-names="" text:cond-style-name=""><text:span text:style-name="a149" text:class-names=""><text:page-number style:num-format="1" text:fixed="false"/></text:span></text:p>
          </draw:text-box>
          <svg:desc/>
        </draw:frame>
      </presentation:notes>
    </style:master-page>
    <style:master-page style:name="Master1-Layout2-obj-Title-and-Content" style:page-layout-name="pageLayout1" draw:style-name="a154">
      <draw:custom-shape svg:x="-0.89236in" svg:y="-0.89236in" svg:width="1.79167in" svg:height="1.79167in" draw:id="id28" draw:layer="Master1-bg" draw:style-name="a157" draw:name="Pie 6">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29" draw:layer="Master1-bg" draw:style-name="a160" draw:name="Oval 7">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30" draw:layer="Master1-bg" draw:style-name="a164" draw:transform="translate(-0.61555in -0.60292in) rotate(-0.6736) translate(0.81555in 1.75677in)" draw:name="Donut 8">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31" draw:layer="Master1-bg" draw:style-name="a167" draw:name="Rectangle 9">
        <svg:desc/>
        <text:p text:style-name="a166" text:class-names="" text:cond-style-name=""><text:span text:style-name="a165"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32" draw:layer="Master1-bg" draw:style-name="a170" draw:name="Rectangle 10">
        <svg:desc/>
        <text:p text:style-name="a169" text:class-names="" text:cond-style-name=""><text:span text:style-name="a168" text:class-names=""/></text:p>
        <draw:enhanced-geometry xmlns:dr3d="urn:oasis:names:tc:opendocument:xmlns:dr3d:1.0" draw:type="non-primitive" svg:viewBox="0 0 21600 21600" draw:enhanced-path="M 0 0 L 21600 0 21600 21600 0 21600 Z N"/>
      </draw:custom-shape>
      <draw:frame draw:id="id33" presentation:style-name="a174" draw:name="Title 1" svg:x="1.56944in" svg:y="0.30035in" svg:width="8.20139in" svg:height="1.25in" presentation:class="title" presentation:placeholder="false">
        <draw:text-box>
          <text:p text:style-name="a173" text:class-names="" text:cond-style-name=""><text:span text:style-name="a171" text:class-names="">Click to edit Master title style</text:span><text:span text:style-name="a172" text:class-names=""/></text:p>
        </draw:text-box>
        <svg:desc/>
      </draw:frame>
      <draw:frame draw:id="id34" presentation:style-name="a191" draw:name="Content Placeholder 2" svg:x="1.56944in" svg:y="1.58333in" svg:width="8.20139in" svg:height="5.25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desc/>
      </draw:frame>
      <draw:frame draw:id="id35" presentation:style-name="a195" draw:name="Date Placeholder 23" svg:x="3.91667in" svg:y="6.89583in" svg:width="2.33333in" svg:height="0.52083in" presentation:class="date-time" presentation:placeholder="false">
        <draw:text-box>
          <text:p text:style-name="a194" text:class-names="" text:cond-style-name=""><text:span text:style-name="a192" text:class-names=""><text:date text:fixed="false" style:data-style-name="a193"/></text:span></text:p>
        </draw:text-box>
        <svg:desc/>
      </draw:frame>
      <draw:frame draw:id="id36" presentation:style-name="a198" draw:name="Footer Placeholder 9" svg:x="6.25in" svg:y="6.89583in" svg:width="3.16667in" svg:height="0.52083in" presentation:class="footer" presentation:placeholder="false">
        <draw:text-box>
          <text:p text:style-name="a197" text:class-names="" text:cond-style-name=""><text:span text:style-name="a196" text:class-names=""/></text:p>
        </draw:text-box>
        <svg:desc/>
      </draw:frame>
      <draw:frame draw:id="id37" presentation:style-name="a201" draw:name="Slide Number Placeholder 21" svg:x="9.42014in" svg:y="6.89583in" svg:width="0.5in" svg:height="0.52083in" presentation:class="page-number" presentation:placeholder="false">
        <draw:text-box>
          <text:p text:style-name="a200" text:class-names="" text:cond-style-name=""><text:span text:style-name="a199" text:class-names=""><text:page-number style:num-format="1" text:fixed="false"/></text:span></text:p>
        </draw:text-box>
        <svg:desc/>
      </draw:frame>
      <presentation:notes style:page-layout-name="pageLayout2" draw:style-name="a232">
        <draw:frame draw:id="id10" presentation:style-name="a204" draw:name="Header Placeholder 1" svg:x="0in" svg:y="0in" svg:width="3.25in" svg:height="0.5434in" presentation:class="header" presentation:placeholder="false">
          <draw:text-box>
            <text:p text:style-name="a203" text:class-names="" text:cond-style-name=""><text:span text:style-name="a202" text:class-names=""/></text:p>
          </draw:text-box>
          <svg:desc/>
        </draw:frame>
        <draw:frame draw:id="id11" presentation:style-name="a208" draw:name="Date Placeholder 2" svg:x="4.24826in" svg:y="0in" svg:width="3.25in" svg:height="0.5434in" presentation:class="date-time" presentation:placeholder="false">
          <draw:text-box>
            <text:p text:style-name="a207" text:class-names="" text:cond-style-name=""><text:span text:style-name="a205" text:class-names=""><text:date text:fixed="false" style:data-style-name="a206"/></text:span></text:p>
          </draw:text-box>
          <svg:desc/>
        </draw:frame>
        <draw:page-thumbnail svg:x="1.03125in" svg:y="0.81597in" svg:width="5.4375in" svg:height="4.07813in" presentation:class="page" draw:id="id12" presentation:style-name="a209" draw:name="Slide Image Placeholder 3">
          <svg:desc/>
        </draw:page-thumbnail>
        <draw:frame draw:id="id13" presentation:style-name="a225" draw:name="Notes Placeholder 4" svg:x="0.75in" svg:y="5.16667in" svg:width="6in" svg:height="4.8941in" presentation:class="notes"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desc/>
        </draw:frame>
        <draw:frame draw:id="id14" presentation:style-name="a228" draw:name="Footer Placeholder 5" svg:x="0in" svg:y="10.3316in" svg:width="3.25in" svg:height="0.5434in" presentation:class="footer" presentation:placeholder="false">
          <draw:text-box>
            <text:p text:style-name="a227" text:class-names="" text:cond-style-name=""><text:span text:style-name="a226" text:class-names=""/></text:p>
          </draw:text-box>
          <svg:desc/>
        </draw:frame>
        <draw:frame draw:id="id15" presentation:style-name="a231" draw:name="Slide Number Placeholder 6" svg:x="4.24826in" svg:y="10.3316in" svg:width="3.25in" svg:height="0.5434in" presentation:class="page-number" presentation:placeholder="false">
          <draw:text-box>
            <text:p text:style-name="a230" text:class-names="" text:cond-style-name=""><text:span text:style-name="a229" text:class-names=""><text:page-number style:num-format="1" text:fixed="false"/></text:span></text:p>
          </draw:text-box>
          <svg:desc/>
        </draw:frame>
      </presentation:notes>
    </style:master-page>
    <style:master-page style:name="Master1-Layout3-secHead-Section-Header" style:page-layout-name="pageLayout1" draw:style-name="a234">
      <draw:custom-shape svg:x="-0.89236in" svg:y="-0.89236in" svg:width="1.79167in" svg:height="1.79167in" draw:id="id38" draw:layer="Master1-bg" draw:style-name="a237" draw:name="Pie 10">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39" draw:layer="Master1-bg" draw:style-name="a240" draw:name="Oval 11">
        <svg:desc/>
        <text:p text:style-name="a239" text:class-names="" text:cond-style-name=""><text:span text:style-name="a238"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40" draw:layer="Master1-bg" draw:style-name="a244" draw:transform="translate(-0.61555in -0.60292in) rotate(-0.6736) translate(0.81555in 1.75677in)" draw:name="Donut 12">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41" draw:layer="Master1-bg" draw:style-name="a247" draw:name="Rectangle 13">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42" draw:layer="Master1-bg" draw:style-name="a250" draw:name="Rectangle 14">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2.49653in" svg:y="0in" svg:width="7.5in" svg:height="7.5in" draw:id="id43" draw:style-name="a253" draw:name="Rectangle 3">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2.5in" svg:y="0in" svg:width="0.08333in" svg:height="7.5in" draw:id="id44" draw:style-name="a256" draw:name="Rectangle 4">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ustom-shape svg:x="2.37568in" svg:y="3.07815in" svg:width="0.23in" svg:height="0.23in" draw:id="id45" draw:style-name="a260" draw:name="Oval 5">
        <svg:desc/>
        <text:p text:style-name="a258" text:class-names="" text:cond-style-name=""><text:span text:style-name="a257"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2.63368in" svg:y="3.00347in" svg:width="0.06944in" svg:height="0.06944in" draw:id="id46" draw:style-name="a263" draw:name="Oval 6">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id="id47" presentation:style-name="a267" draw:name="Title 1" svg:x="2.81976in" svg:y="2.84375in" svg:width="7in" svg:height="2.5in" presentation:class="title" presentation:placeholder="false">
        <draw:text-box>
          <text:p text:style-name="a266" text:class-names="" text:cond-style-name=""><text:span text:style-name="a264" text:class-names="">Click to edit Master title style</text:span><text:span text:style-name="a265" text:class-names=""/></text:p>
        </draw:text-box>
        <svg:desc/>
      </draw:frame>
      <draw:frame draw:id="id48" presentation:style-name="a271" draw:name="Text Placeholder 2" svg:x="2.81976in" svg:y="1.16667in" svg:width="7in" svg:height="1.65104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desc/>
      </draw:frame>
      <draw:frame draw:id="id49" presentation:style-name="a275" draw:name="Date Placeholder 3" svg:x="3.91667in" svg:y="6.89583in" svg:width="2.33333in" svg:height="0.52083in" presentation:class="date-time" presentation:placeholder="false">
        <draw:text-box>
          <text:p text:style-name="a274" text:class-names="" text:cond-style-name=""><text:span text:style-name="a272" text:class-names=""><text:date text:fixed="false" style:data-style-name="a273"/></text:span></text:p>
        </draw:text-box>
        <svg:desc/>
      </draw:frame>
      <draw:frame draw:id="id50" presentation:style-name="a278" draw:name="Footer Placeholder 4" svg:x="6.25in" svg:y="6.89583in" svg:width="3.16667in" svg:height="0.52083in" presentation:class="footer" presentation:placeholder="false">
        <draw:text-box>
          <text:p text:style-name="a277" text:class-names="" text:cond-style-name=""><text:span text:style-name="a276" text:class-names=""/></text:p>
        </draw:text-box>
        <svg:desc/>
      </draw:frame>
      <draw:frame draw:id="id51" presentation:style-name="a281" draw:name="Slide Number Placeholder 5" svg:x="9.42014in" svg:y="6.89583in" svg:width="0.5in" svg:height="0.52083in" presentation:class="page-number" presentation:placeholder="false">
        <draw:text-box>
          <text:p text:style-name="a280" text:class-names="" text:cond-style-name=""><text:span text:style-name="a279" text:class-names=""><text:page-number style:num-format="1" text:fixed="false"/></text:span></text:p>
        </draw:text-box>
        <svg:desc/>
      </draw:frame>
      <presentation:notes style:page-layout-name="pageLayout2" draw:style-name="a312">
        <draw:frame draw:id="id10" presentation:style-name="a284" draw:name="Header Placeholder 1" svg:x="0in" svg:y="0in" svg:width="3.25in" svg:height="0.5434in" presentation:class="header" presentation:placeholder="false">
          <draw:text-box>
            <text:p text:style-name="a283" text:class-names="" text:cond-style-name=""><text:span text:style-name="a282" text:class-names=""/></text:p>
          </draw:text-box>
          <svg:desc/>
        </draw:frame>
        <draw:frame draw:id="id11" presentation:style-name="a288" draw:name="Date Placeholder 2" svg:x="4.24826in" svg:y="0in" svg:width="3.25in" svg:height="0.5434in" presentation:class="date-time" presentation:placeholder="false">
          <draw:text-box>
            <text:p text:style-name="a287" text:class-names="" text:cond-style-name=""><text:span text:style-name="a285" text:class-names=""><text:date text:fixed="false" style:data-style-name="a286"/></text:span></text:p>
          </draw:text-box>
          <svg:desc/>
        </draw:frame>
        <draw:page-thumbnail svg:x="1.03125in" svg:y="0.81597in" svg:width="5.4375in" svg:height="4.07813in" presentation:class="page" draw:id="id12" presentation:style-name="a289" draw:name="Slide Image Placeholder 3">
          <svg:desc/>
        </draw:page-thumbnail>
        <draw:frame draw:id="id13" presentation:style-name="a305" draw:name="Notes Placeholder 4" svg:x="0.75in" svg:y="5.16667in" svg:width="6in" svg:height="4.8941in" presentation:class="notes" presentation:placeholder="false">
          <draw:text-box>
            <text:p text:style-name="a291" text:class-names="" text:cond-style-name=""><text:span text:style-name="a290" text:class-names="">Click to edit Master text styles</text:span></text:p>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1" text:class-names="">Fifth level</text:span><text:span text:style-name="a302" text:class-names=""/></text:p>
                              </text:list-item>
                            </text:list>
                          </text:list-item>
                        </text:list>
                      </text:list-item>
                    </text:list>
                  </text:list-item>
                </text:list>
              </text:list-item>
            </text:list>
          </draw:text-box>
          <svg:desc/>
        </draw:frame>
        <draw:frame draw:id="id14" presentation:style-name="a308" draw:name="Footer Placeholder 5" svg:x="0in" svg:y="10.3316in" svg:width="3.25in" svg:height="0.5434in" presentation:class="footer" presentation:placeholder="false">
          <draw:text-box>
            <text:p text:style-name="a307" text:class-names="" text:cond-style-name=""><text:span text:style-name="a306" text:class-names=""/></text:p>
          </draw:text-box>
          <svg:desc/>
        </draw:frame>
        <draw:frame draw:id="id15" presentation:style-name="a311" draw:name="Slide Number Placeholder 6" svg:x="4.24826in" svg:y="10.3316in" svg:width="3.25in" svg:height="0.5434in" presentation:class="page-number" presentation:placeholder="false">
          <draw:text-box>
            <text:p text:style-name="a310" text:class-names="" text:cond-style-name=""><text:span text:style-name="a309" text:class-names=""><text:page-number style:num-format="1" text:fixed="false"/></text:span></text:p>
          </draw:text-box>
          <svg:desc/>
        </draw:frame>
      </presentation:notes>
    </style:master-page>
    <style:master-page style:name="Master1-Layout4-twoObj-Two-Content" style:page-layout-name="pageLayout1" draw:style-name="a314">
      <draw:custom-shape svg:x="-0.89236in" svg:y="-0.89236in" svg:width="1.79167in" svg:height="1.79167in" draw:id="id52" draw:layer="Master1-bg" draw:style-name="a317" draw:name="Pie 7">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53" draw:layer="Master1-bg" draw:style-name="a320" draw:name="Oval 8">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54" draw:layer="Master1-bg" draw:style-name="a324" draw:transform="translate(-0.61555in -0.60292in) rotate(-0.6736) translate(0.81555in 1.75677in)" draw:name="Donut 9">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55" draw:layer="Master1-bg" draw:style-name="a327" draw:name="Rectangle 10">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56" draw:layer="Master1-bg" draw:style-name="a330" draw:name="Rectangle 11">
        <svg:desc/>
        <text:p text:style-name="a329" text:class-names="" text:cond-style-name=""><text:span text:style-name="a328" text:class-names=""/></text:p>
        <draw:enhanced-geometry xmlns:dr3d="urn:oasis:names:tc:opendocument:xmlns:dr3d:1.0" draw:type="non-primitive" svg:viewBox="0 0 21600 21600" draw:enhanced-path="M 0 0 L 21600 0 21600 21600 0 21600 Z N"/>
      </draw:custom-shape>
      <draw:frame draw:id="id57" presentation:style-name="a334" draw:name="Title 1" svg:x="1.57in" svg:y="0.3in" svg:width="8.2in" svg:height="1.25in" presentation:class="title" presentation:placeholder="false">
        <draw:text-box>
          <text:p text:style-name="a333" text:class-names="" text:cond-style-name=""><text:span text:style-name="a331" text:class-names="">Click to edit Master title style</text:span><text:span text:style-name="a332" text:class-names=""/></text:p>
        </draw:text-box>
        <svg:desc/>
      </draw:frame>
      <draw:frame draw:id="id58" presentation:style-name="a351" draw:name="Content Placeholder 2" svg:x="1.57in" svg:y="1.66667in" svg:width="4in" svg:height="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desc/>
      </draw:frame>
      <draw:frame draw:id="id59" presentation:style-name="a368" draw:name="Content Placeholder 3" svg:x="5.77in" svg:y="1.66667in" svg:width="4in" svg:height="5.1in" presentation:class="object"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desc/>
      </draw:frame>
      <draw:frame draw:id="id60" presentation:style-name="a372" draw:name="Date Placeholder 23" svg:x="3.91667in" svg:y="6.89583in" svg:width="2.33333in" svg:height="0.52083in" presentation:class="date-time" presentation:placeholder="false">
        <draw:text-box>
          <text:p text:style-name="a371" text:class-names="" text:cond-style-name=""><text:span text:style-name="a369" text:class-names=""><text:date text:fixed="false" style:data-style-name="a370"/></text:span></text:p>
        </draw:text-box>
        <svg:desc/>
      </draw:frame>
      <draw:frame draw:id="id61" presentation:style-name="a375" draw:name="Footer Placeholder 9" svg:x="6.25in" svg:y="6.89583in" svg:width="3.16667in" svg:height="0.52083in" presentation:class="footer" presentation:placeholder="false">
        <draw:text-box>
          <text:p text:style-name="a374" text:class-names="" text:cond-style-name=""><text:span text:style-name="a373" text:class-names=""/></text:p>
        </draw:text-box>
        <svg:desc/>
      </draw:frame>
      <draw:frame draw:id="id62" presentation:style-name="a378" draw:name="Slide Number Placeholder 21" svg:x="9.42014in" svg:y="6.89583in" svg:width="0.5in" svg:height="0.52083in" presentation:class="page-number" presentation:placeholder="false">
        <draw:text-box>
          <text:p text:style-name="a377" text:class-names="" text:cond-style-name=""><text:span text:style-name="a376" text:class-names=""><text:page-number style:num-format="1" text:fixed="false"/></text:span></text:p>
        </draw:text-box>
        <svg:desc/>
      </draw:frame>
      <presentation:notes style:page-layout-name="pageLayout2" draw:style-name="a409">
        <draw:frame draw:id="id10" presentation:style-name="a381" draw:name="Header Placeholder 1" svg:x="0in" svg:y="0in" svg:width="3.25in" svg:height="0.5434in" presentation:class="header" presentation:placeholder="false">
          <draw:text-box>
            <text:p text:style-name="a380" text:class-names="" text:cond-style-name=""><text:span text:style-name="a379" text:class-names=""/></text:p>
          </draw:text-box>
          <svg:desc/>
        </draw:frame>
        <draw:frame draw:id="id11" presentation:style-name="a385" draw:name="Date Placeholder 2" svg:x="4.24826in" svg:y="0in" svg:width="3.25in" svg:height="0.5434in" presentation:class="date-time" presentation:placeholder="false">
          <draw:text-box>
            <text:p text:style-name="a384" text:class-names="" text:cond-style-name=""><text:span text:style-name="a382" text:class-names=""><text:date text:fixed="false" style:data-style-name="a383"/></text:span></text:p>
          </draw:text-box>
          <svg:desc/>
        </draw:frame>
        <draw:page-thumbnail svg:x="1.03125in" svg:y="0.81597in" svg:width="5.4375in" svg:height="4.07813in" presentation:class="page" draw:id="id12" presentation:style-name="a386" draw:name="Slide Image Placeholder 3">
          <svg:desc/>
        </draw:page-thumbnail>
        <draw:frame draw:id="id13" presentation:style-name="a402" draw:name="Notes Placeholder 4" svg:x="0.75in" svg:y="5.16667in" svg:width="6in" svg:height="4.8941in" presentation:class="notes" presentation:placeholder="false">
          <draw:text-box>
            <text:p text:style-name="a388" text:class-names="" text:cond-style-name=""><text:span text:style-name="a387" text:class-names="">Click to edit Master text styles</text:span></text:p>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8" text:class-names="">Fifth level</text:span><text:span text:style-name="a399" text:class-names=""/></text:p>
                              </text:list-item>
                            </text:list>
                          </text:list-item>
                        </text:list>
                      </text:list-item>
                    </text:list>
                  </text:list-item>
                </text:list>
              </text:list-item>
            </text:list>
          </draw:text-box>
          <svg:desc/>
        </draw:frame>
        <draw:frame draw:id="id14" presentation:style-name="a405" draw:name="Footer Placeholder 5" svg:x="0in" svg:y="10.3316in" svg:width="3.25in" svg:height="0.5434in" presentation:class="footer" presentation:placeholder="false">
          <draw:text-box>
            <text:p text:style-name="a404" text:class-names="" text:cond-style-name=""><text:span text:style-name="a403" text:class-names=""/></text:p>
          </draw:text-box>
          <svg:desc/>
        </draw:frame>
        <draw:frame draw:id="id15" presentation:style-name="a408" draw:name="Slide Number Placeholder 6" svg:x="4.24826in" svg:y="10.3316in" svg:width="3.25in" svg:height="0.5434in" presentation:class="page-number" presentation:placeholder="false">
          <draw:text-box>
            <text:p text:style-name="a407" text:class-names="" text:cond-style-name=""><text:span text:style-name="a406" text:class-names=""><text:page-number style:num-format="1" text:fixed="false"/></text:span></text:p>
          </draw:text-box>
          <svg:desc/>
        </draw:frame>
      </presentation:notes>
    </style:master-page>
    <style:master-page style:name="Master1-Layout5-twoTxTwoObj-Comparison" style:page-layout-name="pageLayout1" draw:style-name="a411">
      <draw:custom-shape svg:x="-0.89236in" svg:y="-0.89236in" svg:width="1.79167in" svg:height="1.79167in" draw:id="id63" draw:layer="Master1-bg" draw:style-name="a414" draw:name="Pie 9">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64" draw:layer="Master1-bg" draw:style-name="a417" draw:name="Oval 10">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65" draw:layer="Master1-bg" draw:style-name="a421" draw:transform="translate(-0.61555in -0.60292in) rotate(-0.6736) translate(0.81555in 1.75677in)" draw:name="Donut 11">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66" draw:layer="Master1-bg" draw:style-name="a424" draw:name="Rectangle 12">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67" draw:layer="Master1-bg" draw:style-name="a427" draw:name="Rectangle 13">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68" presentation:style-name="a431" draw:name="Title 1" svg:x="0.5in" svg:y="5.64341in" svg:width="9in" svg:height="1.25in" presentation:class="title" presentation:placeholder="false">
        <draw:text-box>
          <text:p text:style-name="a430" text:class-names="" text:cond-style-name=""><text:span text:style-name="a428" text:class-names="">Click to edit Master title style</text:span><text:span text:style-name="a429" text:class-names=""/></text:p>
        </draw:text-box>
        <svg:desc/>
      </draw:frame>
      <draw:frame draw:id="id69" presentation:style-name="a435" draw:name="Text Placeholder 2" svg:x="0.5in" svg:y="0.35901in" svg:width="4.4in" svg:height="0.7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desc/>
      </draw:frame>
      <draw:frame draw:id="id70" presentation:style-name="a439" draw:name="Text Placeholder 3" svg:x="5.1in" svg:y="0.35901in" svg:width="4.4in" svg:height="0.7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desc/>
      </draw:frame>
      <draw:frame draw:id="id71" presentation:style-name="a457" draw:name="Content Placeholder 4" svg:x="0.5in" svg:y="1.06008in" svg:width="4.4in" svg:height="4.5in" presentation:class="object" presentation:placeholder="false">
        <draw:text-box>
          <text:list text:style-name="a442">
            <text:list-item>
              <text:p text:style-name="a441" text:class-names="" text:cond-style-name=""><text:span text:style-name="a440" text:class-names="">Click to edit Master text styles</text:span></text:p>
            </text:list-item>
          </text:list>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Fifth level</text:span><text:span text:style-name="a453" text:class-names=""/></text:p>
                            </text:list-item>
                          </text:list>
                        </text:list-item>
                      </text:list>
                    </text:list-item>
                  </text:list>
                </text:list-item>
              </text:list>
            </text:list-item>
          </text:list>
        </draw:text-box>
        <svg:desc/>
      </draw:frame>
      <draw:frame draw:id="id72" presentation:style-name="a475" draw:name="Content Placeholder 5" svg:x="5.1in" svg:y="1.06008in" svg:width="4.4in" svg:height="4.5in" presentation:class="object" presentation:placeholder="false">
        <draw:text-box>
          <text:list text:style-name="a460">
            <text:list-item>
              <text:p text:style-name="a459" text:class-names="" text:cond-style-name=""><text:span text:style-name="a458" text:class-names="">Click to edit Master text styles</text:span></text:p>
            </text:list-item>
          </text:list>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desc/>
      </draw:frame>
      <draw:frame draw:id="id73" presentation:style-name="a479" draw:name="Date Placeholder 23" svg:x="3.91667in" svg:y="6.89583in" svg:width="2.33333in" svg:height="0.52083in" presentation:class="date-time" presentation:placeholder="false">
        <draw:text-box>
          <text:p text:style-name="a478" text:class-names="" text:cond-style-name=""><text:span text:style-name="a476" text:class-names=""><text:date text:fixed="false" style:data-style-name="a477"/></text:span></text:p>
        </draw:text-box>
        <svg:desc/>
      </draw:frame>
      <draw:frame draw:id="id74" presentation:style-name="a482" draw:name="Footer Placeholder 9" svg:x="6.25in" svg:y="6.89583in" svg:width="3.16667in" svg:height="0.52083in" presentation:class="footer" presentation:placeholder="false">
        <draw:text-box>
          <text:p text:style-name="a481" text:class-names="" text:cond-style-name=""><text:span text:style-name="a480" text:class-names=""/></text:p>
        </draw:text-box>
        <svg:desc/>
      </draw:frame>
      <draw:frame draw:id="id75" presentation:style-name="a485" draw:name="Slide Number Placeholder 21" svg:x="9.42014in" svg:y="6.89583in" svg:width="0.5in" svg:height="0.52083in" presentation:class="page-number" presentation:placeholder="false">
        <draw:text-box>
          <text:p text:style-name="a484" text:class-names="" text:cond-style-name=""><text:span text:style-name="a483" text:class-names=""><text:page-number style:num-format="1" text:fixed="false"/></text:span></text:p>
        </draw:text-box>
        <svg:desc/>
      </draw:frame>
      <presentation:notes style:page-layout-name="pageLayout2" draw:style-name="a516">
        <draw:frame draw:id="id10" presentation:style-name="a488" draw:name="Header Placeholder 1" svg:x="0in" svg:y="0in" svg:width="3.25in" svg:height="0.5434in" presentation:class="header" presentation:placeholder="false">
          <draw:text-box>
            <text:p text:style-name="a487" text:class-names="" text:cond-style-name=""><text:span text:style-name="a486" text:class-names=""/></text:p>
          </draw:text-box>
          <svg:desc/>
        </draw:frame>
        <draw:frame draw:id="id11" presentation:style-name="a492" draw:name="Date Placeholder 2" svg:x="4.24826in" svg:y="0in" svg:width="3.25in" svg:height="0.5434in" presentation:class="date-time" presentation:placeholder="false">
          <draw:text-box>
            <text:p text:style-name="a491" text:class-names="" text:cond-style-name=""><text:span text:style-name="a489" text:class-names=""><text:date text:fixed="false" style:data-style-name="a490"/></text:span></text:p>
          </draw:text-box>
          <svg:desc/>
        </draw:frame>
        <draw:page-thumbnail svg:x="1.03125in" svg:y="0.81597in" svg:width="5.4375in" svg:height="4.07813in" presentation:class="page" draw:id="id12" presentation:style-name="a493" draw:name="Slide Image Placeholder 3">
          <svg:desc/>
        </draw:page-thumbnail>
        <draw:frame draw:id="id13" presentation:style-name="a509" draw:name="Notes Placeholder 4" svg:x="0.75in" svg:y="5.16667in" svg:width="6in" svg:height="4.8941in" presentation:class="notes" presentation:placeholder="false">
          <draw:text-box>
            <text:p text:style-name="a495" text:class-names="" text:cond-style-name=""><text:span text:style-name="a494" text:class-names="">Click to edit Master text styles</text:span></text:p>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5" text:class-names="">Fifth level</text:span><text:span text:style-name="a506" text:class-names=""/></text:p>
                              </text:list-item>
                            </text:list>
                          </text:list-item>
                        </text:list>
                      </text:list-item>
                    </text:list>
                  </text:list-item>
                </text:list>
              </text:list-item>
            </text:list>
          </draw:text-box>
          <svg:desc/>
        </draw:frame>
        <draw:frame draw:id="id14" presentation:style-name="a512" draw:name="Footer Placeholder 5" svg:x="0in" svg:y="10.3316in" svg:width="3.25in" svg:height="0.5434in" presentation:class="footer" presentation:placeholder="false">
          <draw:text-box>
            <text:p text:style-name="a511" text:class-names="" text:cond-style-name=""><text:span text:style-name="a510" text:class-names=""/></text:p>
          </draw:text-box>
          <svg:desc/>
        </draw:frame>
        <draw:frame draw:id="id15" presentation:style-name="a515" draw:name="Slide Number Placeholder 6" svg:x="4.24826in" svg:y="10.3316in" svg:width="3.25in" svg:height="0.5434in" presentation:class="page-number" presentation:placeholder="false">
          <draw:text-box>
            <text:p text:style-name="a514" text:class-names="" text:cond-style-name=""><text:span text:style-name="a513" text:class-names=""><text:page-number style:num-format="1" text:fixed="false"/></text:span></text:p>
          </draw:text-box>
          <svg:desc/>
        </draw:frame>
      </presentation:notes>
    </style:master-page>
    <style:master-page style:name="Master1-Layout6-titleOnly-Title-Only" style:page-layout-name="pageLayout1" draw:style-name="a518">
      <draw:custom-shape svg:x="-0.89236in" svg:y="-0.89236in" svg:width="1.79167in" svg:height="1.79167in" draw:id="id76" draw:layer="Master1-bg" draw:style-name="a521" draw:name="Pie 5">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77" draw:layer="Master1-bg" draw:style-name="a524" draw:name="Oval 6">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78" draw:layer="Master1-bg" draw:style-name="a528" draw:transform="translate(-0.61555in -0.60292in) rotate(-0.6736) translate(0.81555in 1.75677in)" draw:name="Donut 7">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79" draw:layer="Master1-bg" draw:style-name="a531" draw:name="Rectangle 8">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80" draw:layer="Master1-bg" draw:style-name="a534" draw:name="Rectangle 9">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frame draw:id="id81" presentation:style-name="a538" draw:name="Title 1" svg:x="1.57in" svg:y="0.3in" svg:width="8.2in" svg:height="1.25in" presentation:class="title" presentation:placeholder="false">
        <draw:text-box>
          <text:p text:style-name="a537" text:class-names="" text:cond-style-name=""><text:span text:style-name="a535" text:class-names="">Click to edit Master title style</text:span><text:span text:style-name="a536" text:class-names=""/></text:p>
        </draw:text-box>
        <svg:desc/>
      </draw:frame>
      <draw:frame draw:id="id82" presentation:style-name="a542" draw:name="Date Placeholder 23" svg:x="3.91667in" svg:y="6.89583in" svg:width="2.33333in" svg:height="0.52083in" presentation:class="date-time" presentation:placeholder="false">
        <draw:text-box>
          <text:p text:style-name="a541" text:class-names="" text:cond-style-name=""><text:span text:style-name="a539" text:class-names=""><text:date text:fixed="false" style:data-style-name="a540"/></text:span></text:p>
        </draw:text-box>
        <svg:desc/>
      </draw:frame>
      <draw:frame draw:id="id83" presentation:style-name="a545" draw:name="Footer Placeholder 9" svg:x="6.25in" svg:y="6.89583in" svg:width="3.16667in" svg:height="0.52083in" presentation:class="footer" presentation:placeholder="false">
        <draw:text-box>
          <text:p text:style-name="a544" text:class-names="" text:cond-style-name=""><text:span text:style-name="a543" text:class-names=""/></text:p>
        </draw:text-box>
        <svg:desc/>
      </draw:frame>
      <draw:frame draw:id="id84" presentation:style-name="a548" draw:name="Slide Number Placeholder 21" svg:x="9.42014in" svg:y="6.89583in" svg:width="0.5in" svg:height="0.52083in" presentation:class="page-number" presentation:placeholder="false">
        <draw:text-box>
          <text:p text:style-name="a547" text:class-names="" text:cond-style-name=""><text:span text:style-name="a546" text:class-names=""><text:page-number style:num-format="1" text:fixed="false"/></text:span></text:p>
        </draw:text-box>
        <svg:desc/>
      </draw:frame>
      <presentation:notes style:page-layout-name="pageLayout2" draw:style-name="a579">
        <draw:frame draw:id="id10" presentation:style-name="a551" draw:name="Header Placeholder 1" svg:x="0in" svg:y="0in" svg:width="3.25in" svg:height="0.5434in" presentation:class="header" presentation:placeholder="false">
          <draw:text-box>
            <text:p text:style-name="a550" text:class-names="" text:cond-style-name=""><text:span text:style-name="a549" text:class-names=""/></text:p>
          </draw:text-box>
          <svg:desc/>
        </draw:frame>
        <draw:frame draw:id="id11" presentation:style-name="a555" draw:name="Date Placeholder 2" svg:x="4.24826in" svg:y="0in" svg:width="3.25in" svg:height="0.5434in" presentation:class="date-time" presentation:placeholder="false">
          <draw:text-box>
            <text:p text:style-name="a554" text:class-names="" text:cond-style-name=""><text:span text:style-name="a552" text:class-names=""><text:date text:fixed="false" style:data-style-name="a553"/></text:span></text:p>
          </draw:text-box>
          <svg:desc/>
        </draw:frame>
        <draw:page-thumbnail svg:x="1.03125in" svg:y="0.81597in" svg:width="5.4375in" svg:height="4.07813in" presentation:class="page" draw:id="id12" presentation:style-name="a556" draw:name="Slide Image Placeholder 3">
          <svg:desc/>
        </draw:page-thumbnail>
        <draw:frame draw:id="id13" presentation:style-name="a572" draw:name="Notes Placeholder 4" svg:x="0.75in" svg:y="5.16667in" svg:width="6in" svg:height="4.8941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Fifth level</text:span><text:span text:style-name="a569" text:class-names=""/></text:p>
                              </text:list-item>
                            </text:list>
                          </text:list-item>
                        </text:list>
                      </text:list-item>
                    </text:list>
                  </text:list-item>
                </text:list>
              </text:list-item>
            </text:list>
          </draw:text-box>
          <svg:desc/>
        </draw:frame>
        <draw:frame draw:id="id14" presentation:style-name="a575" draw:name="Footer Placeholder 5" svg:x="0in" svg:y="10.3316in" svg:width="3.25in" svg:height="0.5434in" presentation:class="footer" presentation:placeholder="false">
          <draw:text-box>
            <text:p text:style-name="a574" text:class-names="" text:cond-style-name=""><text:span text:style-name="a573" text:class-names=""/></text:p>
          </draw:text-box>
          <svg:desc/>
        </draw:frame>
        <draw:frame draw:id="id15" presentation:style-name="a578" draw:name="Slide Number Placeholder 6" svg:x="4.24826in" svg:y="10.3316in" svg:width="3.25in" svg:height="0.5434in" presentation:class="page-number" presentation:placeholder="false">
          <draw:text-box>
            <text:p text:style-name="a577" text:class-names="" text:cond-style-name=""><text:span text:style-name="a576" text:class-names=""><text:page-number style:num-format="1" text:fixed="false"/></text:span></text:p>
          </draw:text-box>
          <svg:desc/>
        </draw:frame>
      </presentation:notes>
    </style:master-page>
    <style:master-page style:name="Master1-Layout7-blank-Blank" style:page-layout-name="pageLayout1" draw:style-name="a581">
      <draw:custom-shape svg:x="-0.89236in" svg:y="-0.89236in" svg:width="1.79167in" svg:height="1.79167in" draw:id="id85" draw:layer="Master1-bg" draw:style-name="a584" draw:name="Pie 6">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86" draw:layer="Master1-bg" draw:style-name="a587" draw:name="Oval 7">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87" draw:layer="Master1-bg" draw:style-name="a591" draw:transform="translate(-0.61555in -0.60292in) rotate(-0.6736) translate(0.81555in 1.75677in)" draw:name="Donut 8">
        <svg:desc/>
        <text:p text:style-name="a589" text:class-names="" text:cond-style-name=""><text:span text:style-name="a588"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88" draw:layer="Master1-bg" draw:style-name="a594" draw:name="Rectangle 9">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89" draw:layer="Master1-bg" draw:style-name="a597" draw:name="Rectangle 10">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custom-shape>
      <draw:custom-shape svg:x="1.10938in" svg:y="0in" svg:width="8.89062in" svg:height="7.5in" draw:id="id90" draw:style-name="a600" draw:name="Rectangle 1">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91" draw:style-name="a603" draw:name="Rectangle 2">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frame draw:id="id92" presentation:style-name="a607" draw:name="Date Placeholder 1" svg:x="3.91667in" svg:y="6.89583in" svg:width="2.33333in" svg:height="0.52083in" presentation:class="date-time" presentation:placeholder="false">
        <draw:text-box>
          <text:p text:style-name="a606" text:class-names="" text:cond-style-name=""><text:span text:style-name="a604" text:class-names=""><text:date text:fixed="false" style:data-style-name="a605"/></text:span></text:p>
        </draw:text-box>
        <svg:desc/>
      </draw:frame>
      <draw:frame draw:id="id93" presentation:style-name="a610" draw:name="Footer Placeholder 2" svg:x="6.25in" svg:y="6.89583in" svg:width="3.16667in" svg:height="0.52083in" presentation:class="footer" presentation:placeholder="false">
        <draw:text-box>
          <text:p text:style-name="a609" text:class-names="" text:cond-style-name=""><text:span text:style-name="a608" text:class-names=""/></text:p>
        </draw:text-box>
        <svg:desc/>
      </draw:frame>
      <draw:frame draw:id="id94" presentation:style-name="a613" draw:name="Slide Number Placeholder 3" svg:x="9.42014in" svg:y="6.89583in" svg:width="0.5in" svg:height="0.52083in" presentation:class="page-number" presentation:placeholder="false">
        <draw:text-box>
          <text:p text:style-name="a612" text:class-names="" text:cond-style-name=""><text:span text:style-name="a611" text:class-names=""><text:page-number style:num-format="1" text:fixed="false"/></text:span></text:p>
        </draw:text-box>
        <svg:desc/>
      </draw:frame>
      <presentation:notes style:page-layout-name="pageLayout2" draw:style-name="a644">
        <draw:frame draw:id="id10" presentation:style-name="a616" draw:name="Header Placeholder 1" svg:x="0in" svg:y="0in" svg:width="3.25in" svg:height="0.5434in" presentation:class="header" presentation:placeholder="false">
          <draw:text-box>
            <text:p text:style-name="a615" text:class-names="" text:cond-style-name=""><text:span text:style-name="a614" text:class-names=""/></text:p>
          </draw:text-box>
          <svg:desc/>
        </draw:frame>
        <draw:frame draw:id="id11" presentation:style-name="a620" draw:name="Date Placeholder 2" svg:x="4.24826in" svg:y="0in" svg:width="3.25in" svg:height="0.5434in" presentation:class="date-time" presentation:placeholder="false">
          <draw:text-box>
            <text:p text:style-name="a619" text:class-names="" text:cond-style-name=""><text:span text:style-name="a617" text:class-names=""><text:date text:fixed="false" style:data-style-name="a618"/></text:span></text:p>
          </draw:text-box>
          <svg:desc/>
        </draw:frame>
        <draw:page-thumbnail svg:x="1.03125in" svg:y="0.81597in" svg:width="5.4375in" svg:height="4.07813in" presentation:class="page" draw:id="id12" presentation:style-name="a621" draw:name="Slide Image Placeholder 3">
          <svg:desc/>
        </draw:page-thumbnail>
        <draw:frame draw:id="id13" presentation:style-name="a637" draw:name="Notes Placeholder 4" svg:x="0.75in" svg:y="5.16667in" svg:width="6in" svg:height="4.8941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desc/>
        </draw:frame>
        <draw:frame draw:id="id14" presentation:style-name="a640" draw:name="Footer Placeholder 5" svg:x="0in" svg:y="10.3316in" svg:width="3.25in" svg:height="0.5434in" presentation:class="footer" presentation:placeholder="false">
          <draw:text-box>
            <text:p text:style-name="a639" text:class-names="" text:cond-style-name=""><text:span text:style-name="a638" text:class-names=""/></text:p>
          </draw:text-box>
          <svg:desc/>
        </draw:frame>
        <draw:frame draw:id="id15" presentation:style-name="a643" draw:name="Slide Number Placeholder 6" svg:x="4.24826in" svg:y="10.3316in" svg:width="3.25in" svg:height="0.5434in" presentation:class="page-number" presentation:placeholder="false">
          <draw:text-box>
            <text:p text:style-name="a642" text:class-names="" text:cond-style-name=""><text:span text:style-name="a641" text:class-names=""><text:page-number style:num-format="1" text:fixed="false"/></text:span></text:p>
          </draw:text-box>
          <svg:desc/>
        </draw:frame>
      </presentation:notes>
    </style:master-page>
    <style:master-page style:name="Master1-Layout8-objTx-Content-with-Caption" style:page-layout-name="pageLayout1" draw:style-name="a646">
      <draw:custom-shape svg:x="-0.89236in" svg:y="-0.89236in" svg:width="1.79167in" svg:height="1.79167in" draw:id="id95" draw:layer="Master1-bg" draw:style-name="a649" draw:name="Pie 7">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96" draw:layer="Master1-bg" draw:style-name="a652" draw:name="Oval 8">
        <svg:desc/>
        <text:p text:style-name="a651" text:class-names="" text:cond-style-name=""><text:span text:style-name="a650"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97" draw:layer="Master1-bg" draw:style-name="a656" draw:transform="translate(-0.61555in -0.60292in) rotate(-0.6736) translate(0.81555in 1.75677in)" draw:name="Donut 9">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98" draw:layer="Master1-bg" draw:style-name="a659" draw:name="Rectangle 10">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99" draw:layer="Master1-bg" draw:style-name="a662" draw:name="Rectangle 11">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00" presentation:style-name="a666" draw:name="Title 1" svg:x="0.5in" svg:y="0.23707in" svg:width="4.16667in" svg:height="1.27083in" presentation:class="title" presentation:placeholder="false">
        <draw:text-box>
          <text:p text:style-name="a665" text:class-names="" text:cond-style-name=""><text:span text:style-name="a663" text:class-names="">Click to edit Master title style</text:span><text:span text:style-name="a664" text:class-names=""/></text:p>
        </draw:text-box>
        <svg:desc/>
      </draw:frame>
      <draw:frame draw:id="id101" presentation:style-name="a670" draw:name="Text Placeholder 2" svg:x="0.5in" svg:y="1.53867in" svg:width="4.16667in" svg:height="0.76389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desc/>
      </draw:frame>
      <draw:frame draw:id="id102" presentation:style-name="a687" draw:name="Content Placeholder 3" svg:x="0.5in" svg:y="2.33333in" svg:width="8.91667in" svg:height="4.36632in" presentation:class="object" presentation:placeholder="false">
        <draw:text-box>
          <text:list text:style-name="a673">
            <text:list-item>
              <text:p text:style-name="a672" text:class-names="" text:cond-style-name=""><text:span text:style-name="a671" text:class-names="">Click to edit Master text styles</text:span></text:p>
            </text:list-item>
          </text:list>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3" text:class-names="">Fifth level</text:span><text:span text:style-name="a684" text:class-names=""/></text:p>
                            </text:list-item>
                          </text:list>
                        </text:list-item>
                      </text:list>
                    </text:list-item>
                  </text:list>
                </text:list-item>
              </text:list>
            </text:list-item>
          </text:list>
        </draw:text-box>
        <svg:desc/>
      </draw:frame>
      <draw:frame draw:id="id103" presentation:style-name="a691" draw:name="Date Placeholder 23" svg:x="3.91667in" svg:y="6.89583in" svg:width="2.33333in" svg:height="0.52083in" presentation:class="date-time" presentation:placeholder="false">
        <draw:text-box>
          <text:p text:style-name="a690" text:class-names="" text:cond-style-name=""><text:span text:style-name="a688" text:class-names=""><text:date text:fixed="false" style:data-style-name="a689"/></text:span></text:p>
        </draw:text-box>
        <svg:desc/>
      </draw:frame>
      <draw:frame draw:id="id104" presentation:style-name="a694" draw:name="Footer Placeholder 9" svg:x="6.25in" svg:y="6.89583in" svg:width="3.16667in" svg:height="0.52083in" presentation:class="footer" presentation:placeholder="false">
        <draw:text-box>
          <text:p text:style-name="a693" text:class-names="" text:cond-style-name=""><text:span text:style-name="a692" text:class-names=""/></text:p>
        </draw:text-box>
        <svg:desc/>
      </draw:frame>
      <draw:frame draw:id="id105" presentation:style-name="a697" draw:name="Slide Number Placeholder 21" svg:x="9.42014in" svg:y="6.89583in" svg:width="0.5in" svg:height="0.52083in" presentation:class="page-number" presentation:placeholder="false">
        <draw:text-box>
          <text:p text:style-name="a696" text:class-names="" text:cond-style-name=""><text:span text:style-name="a695" text:class-names=""><text:page-number style:num-format="1" text:fixed="false"/></text:span></text:p>
        </draw:text-box>
        <svg:desc/>
      </draw:frame>
      <presentation:notes style:page-layout-name="pageLayout2" draw:style-name="a728">
        <draw:frame draw:id="id10" presentation:style-name="a700" draw:name="Header Placeholder 1" svg:x="0in" svg:y="0in" svg:width="3.25in" svg:height="0.5434in" presentation:class="header" presentation:placeholder="false">
          <draw:text-box>
            <text:p text:style-name="a699" text:class-names="" text:cond-style-name=""><text:span text:style-name="a698" text:class-names=""/></text:p>
          </draw:text-box>
          <svg:desc/>
        </draw:frame>
        <draw:frame draw:id="id11" presentation:style-name="a704" draw:name="Date Placeholder 2" svg:x="4.24826in" svg:y="0in" svg:width="3.25in" svg:height="0.5434in" presentation:class="date-time" presentation:placeholder="false">
          <draw:text-box>
            <text:p text:style-name="a703" text:class-names="" text:cond-style-name=""><text:span text:style-name="a701" text:class-names=""><text:date text:fixed="false" style:data-style-name="a702"/></text:span></text:p>
          </draw:text-box>
          <svg:desc/>
        </draw:frame>
        <draw:page-thumbnail svg:x="1.03125in" svg:y="0.81597in" svg:width="5.4375in" svg:height="4.07813in" presentation:class="page" draw:id="id12" presentation:style-name="a705" draw:name="Slide Image Placeholder 3">
          <svg:desc/>
        </draw:page-thumbnail>
        <draw:frame draw:id="id13" presentation:style-name="a721" draw:name="Notes Placeholder 4" svg:x="0.75in" svg:y="5.16667in" svg:width="6in" svg:height="4.8941in" presentation:class="notes" presentation:placeholder="false">
          <draw:text-box>
            <text:p text:style-name="a707" text:class-names="" text:cond-style-name=""><text:span text:style-name="a706" text:class-names="">Click to edit Master text styles</text:span></text:p>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desc/>
        </draw:frame>
        <draw:frame draw:id="id14" presentation:style-name="a724" draw:name="Footer Placeholder 5" svg:x="0in" svg:y="10.3316in" svg:width="3.25in" svg:height="0.5434in" presentation:class="footer" presentation:placeholder="false">
          <draw:text-box>
            <text:p text:style-name="a723" text:class-names="" text:cond-style-name=""><text:span text:style-name="a722" text:class-names=""/></text:p>
          </draw:text-box>
          <svg:desc/>
        </draw:frame>
        <draw:frame draw:id="id15" presentation:style-name="a727" draw:name="Slide Number Placeholder 6" svg:x="4.24826in" svg:y="10.3316in" svg:width="3.25in" svg:height="0.5434in" presentation:class="page-number" presentation:placeholder="false">
          <draw:text-box>
            <text:p text:style-name="a726" text:class-names="" text:cond-style-name=""><text:span text:style-name="a725" text:class-names=""><text:page-number style:num-format="1" text:fixed="false"/></text:span></text:p>
          </draw:text-box>
          <svg:desc/>
        </draw:frame>
      </presentation:notes>
    </style:master-page>
    <style:master-page style:name="Master1-Layout9-picTx-Picture-with-Caption" style:page-layout-name="pageLayout1" draw:style-name="a730">
      <draw:custom-shape svg:x="-0.89236in" svg:y="-0.89236in" svg:width="1.79167in" svg:height="1.79167in" draw:id="id106" draw:layer="Master1-bg" draw:style-name="a733" draw:name="Pie 10">
        <svg:desc/>
        <text:p text:style-name="a732" text:class-names="" text:cond-style-name=""><text:span text:style-name="a731"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107" draw:layer="Master1-bg" draw:style-name="a736" draw:name="Oval 11">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108" draw:layer="Master1-bg" draw:style-name="a740" draw:transform="translate(-0.61555in -0.60292in) rotate(-0.6736) translate(0.81555in 1.75677in)" draw:name="Donut 12">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109" draw:layer="Master1-bg" draw:style-name="a743" draw:name="Rectangle 13">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110" draw:layer="Master1-bg" draw:style-name="a746" draw:name="Rectangle 14">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83333in" svg:y="1.16667in" svg:width="5in" svg:height="5in" draw:id="id111" draw:style-name="a749" draw:name="Rectangle 4">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0.75in" svg:height="0.22396in" draw:id="id112" draw:style-name="a752" draw:transform="translate(-0.375in -0.11198in) rotate(-5.66321) translate(0.80903in 1.15538in)" draw:name="Flowchart: Process 5">
        <svg:desc/>
        <text:p text:style-name="a751" text:class-names="" text:cond-style-name=""><text:span text:style-name="a75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width="0.71007in" svg:height="0.22396in" draw:id="id113" draw:style-name="a755" draw:transform="translate(-0.35503in -0.11198in) rotate(-5.67134) translate(5.82726in 1.13628in)" draw:name="Flowchart: Process 6">
        <svg:desc/>
        <text:p text:style-name="a754" text:class-names="" text:cond-style-name=""><text:span text:style-name="a753" text:class-names=""/></text:p>
        <draw:enhanced-geometry xmlns:dr3d="urn:oasis:names:tc:opendocument:xmlns:dr3d:1.0" draw:type="non-primitive" svg:viewBox="0 0 1 1" draw:enhanced-path="M 0 0 L 1 0 1 1 0 1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114" presentation:style-name="a759" draw:name="Title 1" svg:x="6.43799in" svg:y="1.16667in" svg:width="3in" svg:height="2.16667in" presentation:class="title" presentation:placeholder="false">
        <draw:text-box>
          <text:p text:style-name="a758" text:class-names="" text:cond-style-name=""><text:span text:style-name="a756" text:class-names="">Click to edit Master title style</text:span><text:span text:style-name="a757" text:class-names=""/></text:p>
        </draw:text-box>
        <svg:desc/>
      </draw:frame>
      <draw:frame draw:id="id115" presentation:style-name="a763" draw:name="Picture Placeholder 2" svg:x="0.91667in" svg:y="1.25in" svg:width="4.83333in" svg:height="3.84354in" presentation:class="graphic" presentation:placeholder="false">
        <draw:text-box>
          <text:p text:style-name="a762" text:class-names="" text:cond-style-name=""><text:span text:style-name="a760" text:class-names="">Click icon to add picture</text:span><text:span text:style-name="a761" text:class-names=""/></text:p>
        </draw:text-box>
        <svg:desc/>
      </draw:frame>
      <draw:frame draw:id="id116" presentation:style-name="a767" draw:name="Text Placeholder 3" svg:x="0.91667in" svg:y="5.25in" svg:width="4.83333in" svg:height="0.83333in" presentation:class="outline" presentation:placeholder="false">
        <draw:text-box>
          <text:list text:style-name="a766">
            <text:list-item>
              <text:p text:style-name="a765" text:class-names="" text:cond-style-name=""><text:span text:style-name="a764" text:class-names="">Click to edit Master text styles</text:span></text:p>
            </text:list-item>
          </text:list>
        </draw:text-box>
        <svg:desc/>
      </draw:frame>
      <draw:frame draw:id="id117" presentation:style-name="a771" draw:name="Date Placeholder 4" svg:x="3.91667in" svg:y="6.89583in" svg:width="2.33333in" svg:height="0.52083in" presentation:class="date-time" presentation:placeholder="false">
        <draw:text-box>
          <text:p text:style-name="a770" text:class-names="" text:cond-style-name=""><text:span text:style-name="a768" text:class-names=""><text:date text:fixed="false" style:data-style-name="a769"/></text:span></text:p>
        </draw:text-box>
        <svg:desc/>
      </draw:frame>
      <draw:frame draw:id="id118" presentation:style-name="a774" draw:name="Footer Placeholder 5" svg:x="6.25in" svg:y="6.89583in" svg:width="3.16667in" svg:height="0.52083in" presentation:class="footer" presentation:placeholder="false">
        <draw:text-box>
          <text:p text:style-name="a773" text:class-names="" text:cond-style-name=""><text:span text:style-name="a772" text:class-names=""/></text:p>
        </draw:text-box>
        <svg:desc/>
      </draw:frame>
      <draw:frame draw:id="id119" presentation:style-name="a777" draw:name="Slide Number Placeholder 6" svg:x="9.42014in" svg:y="6.89583in" svg:width="0.5in" svg:height="0.52083in" presentation:class="page-number" presentation:placeholder="false">
        <draw:text-box>
          <text:p text:style-name="a776" text:class-names="" text:cond-style-name=""><text:span text:style-name="a775" text:class-names=""><text:page-number style:num-format="1" text:fixed="false"/></text:span></text:p>
        </draw:text-box>
        <svg:desc/>
      </draw:frame>
      <presentation:notes style:page-layout-name="pageLayout2" draw:style-name="a808">
        <draw:frame draw:id="id10" presentation:style-name="a780" draw:name="Header Placeholder 1" svg:x="0in" svg:y="0in" svg:width="3.25in" svg:height="0.5434in" presentation:class="header" presentation:placeholder="false">
          <draw:text-box>
            <text:p text:style-name="a779" text:class-names="" text:cond-style-name=""><text:span text:style-name="a778" text:class-names=""/></text:p>
          </draw:text-box>
          <svg:desc/>
        </draw:frame>
        <draw:frame draw:id="id11" presentation:style-name="a784" draw:name="Date Placeholder 2" svg:x="4.24826in" svg:y="0in" svg:width="3.25in" svg:height="0.5434in" presentation:class="date-time" presentation:placeholder="false">
          <draw:text-box>
            <text:p text:style-name="a783" text:class-names="" text:cond-style-name=""><text:span text:style-name="a781" text:class-names=""><text:date text:fixed="false" style:data-style-name="a782"/></text:span></text:p>
          </draw:text-box>
          <svg:desc/>
        </draw:frame>
        <draw:page-thumbnail svg:x="1.03125in" svg:y="0.81597in" svg:width="5.4375in" svg:height="4.07813in" presentation:class="page" draw:id="id12" presentation:style-name="a785" draw:name="Slide Image Placeholder 3">
          <svg:desc/>
        </draw:page-thumbnail>
        <draw:frame draw:id="id13" presentation:style-name="a801" draw:name="Notes Placeholder 4" svg:x="0.75in" svg:y="5.16667in" svg:width="6in" svg:height="4.8941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7" text:class-names="">Fifth level</text:span><text:span text:style-name="a798" text:class-names=""/></text:p>
                              </text:list-item>
                            </text:list>
                          </text:list-item>
                        </text:list>
                      </text:list-item>
                    </text:list>
                  </text:list-item>
                </text:list>
              </text:list-item>
            </text:list>
          </draw:text-box>
          <svg:desc/>
        </draw:frame>
        <draw:frame draw:id="id14" presentation:style-name="a804" draw:name="Footer Placeholder 5" svg:x="0in" svg:y="10.3316in" svg:width="3.25in" svg:height="0.5434in" presentation:class="footer" presentation:placeholder="false">
          <draw:text-box>
            <text:p text:style-name="a803" text:class-names="" text:cond-style-name=""><text:span text:style-name="a802" text:class-names=""/></text:p>
          </draw:text-box>
          <svg:desc/>
        </draw:frame>
        <draw:frame draw:id="id15" presentation:style-name="a807" draw:name="Slide Number Placeholder 6" svg:x="4.24826in" svg:y="10.3316in" svg:width="3.25in" svg:height="0.5434in" presentation:class="page-number" presentation:placeholder="false">
          <draw:text-box>
            <text:p text:style-name="a806" text:class-names="" text:cond-style-name=""><text:span text:style-name="a805" text:class-names=""><text:page-number style:num-format="1" text:fixed="false"/></text:span></text:p>
          </draw:text-box>
          <svg:desc/>
        </draw:frame>
      </presentation:notes>
    </style:master-page>
    <style:master-page style:name="Master1-Layout10-vertTx-Title-and-Vertical-Text" style:page-layout-name="pageLayout1" draw:style-name="a810">
      <draw:custom-shape svg:x="-0.89236in" svg:y="-0.89236in" svg:width="1.79167in" svg:height="1.79167in" draw:id="id120" draw:layer="Master1-bg" draw:style-name="a813" draw:name="Pie 6">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121" draw:layer="Master1-bg" draw:style-name="a816" draw:name="Oval 7">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122" draw:layer="Master1-bg" draw:style-name="a820" draw:transform="translate(-0.61555in -0.60292in) rotate(-0.6736) translate(0.81555in 1.75677in)" draw:name="Donut 8">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123" draw:layer="Master1-bg" draw:style-name="a823" draw:name="Rectangle 9">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124" draw:layer="Master1-bg" draw:style-name="a826" draw:name="Rectangle 10">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25" presentation:style-name="a830" draw:name="Title 1" svg:x="1.56944in" svg:y="0.30035in" svg:width="8.20139in" svg:height="1.25in" presentation:class="title" presentation:placeholder="false">
        <draw:text-box>
          <text:p text:style-name="a829" text:class-names="" text:cond-style-name=""><text:span text:style-name="a827" text:class-names="">Click to edit Master title style</text:span><text:span text:style-name="a828" text:class-names=""/></text:p>
        </draw:text-box>
        <svg:desc/>
      </draw:frame>
      <draw:frame draw:id="id126" presentation:style-name="a847" draw:name="Vertical Text Placeholder 2" svg:x="1.56944in" svg:y="1.58333in" svg:width="8.20139in" svg:height="5.25in" presentation:class="outline" presentation:placeholder="false">
        <draw:text-box>
          <text:list text:style-name="a833">
            <text:list-item>
              <text:p text:style-name="a832" text:class-names="" text:cond-style-name=""><text:span text:style-name="a831" text:class-names="">Click to edit Master text styles</text:span></text:p>
            </text:list-item>
          </text:list>
          <text:list text:style-name="a836">
            <text:list-item>
              <text:list text:style-name="a836">
                <text:list-item>
                  <text:p text:style-name="a835" text:class-names="" text:cond-style-name=""><text:span text:style-name="a834" text:class-names="">Second level</text:span></text:p>
                </text:list-item>
              </text:list>
            </text:list-item>
          </text:list>
          <text:list text:style-name="a839">
            <text:list-item>
              <text:list text:style-name="a839">
                <text:list-item>
                  <text:list text:style-name="a839">
                    <text:list-item>
                      <text:p text:style-name="a838" text:class-names="" text:cond-style-name=""><text:span text:style-name="a837" text:class-names="">Third level</text:span></text:p>
                    </text:list-item>
                  </text:list>
                </text:list-item>
              </text:list>
            </text:list-item>
          </text:list>
          <text:list text:style-name="a842">
            <text:list-item>
              <text:list text:style-name="a842">
                <text:list-item>
                  <text:list text:style-name="a842">
                    <text:list-item>
                      <text:list text:style-name="a842">
                        <text:list-item>
                          <text:p text:style-name="a841" text:class-names="" text:cond-style-name=""><text:span text:style-name="a840" text:class-names="">Fourth level</text:span></text:p>
                        </text:list-item>
                      </text:list>
                    </text:list-item>
                  </text:list>
                </text:list-item>
              </text:list>
            </text:list-item>
          </text:list>
          <text:list text:style-name="a846">
            <text:list-item>
              <text:list text:style-name="a846">
                <text:list-item>
                  <text:list text:style-name="a846">
                    <text:list-item>
                      <text:list text:style-name="a846">
                        <text:list-item>
                          <text:list text:style-name="a846">
                            <text:list-item>
                              <text:p text:style-name="a845" text:class-names="" text:cond-style-name=""><text:span text:style-name="a843" text:class-names="">Fifth level</text:span><text:span text:style-name="a844" text:class-names=""/></text:p>
                            </text:list-item>
                          </text:list>
                        </text:list-item>
                      </text:list>
                    </text:list-item>
                  </text:list>
                </text:list-item>
              </text:list>
            </text:list-item>
          </text:list>
        </draw:text-box>
        <svg:desc/>
      </draw:frame>
      <draw:frame draw:id="id127" presentation:style-name="a851" draw:name="Date Placeholder 23" svg:x="3.91667in" svg:y="6.89583in" svg:width="2.33333in" svg:height="0.52083in" presentation:class="date-time" presentation:placeholder="false">
        <draw:text-box>
          <text:p text:style-name="a850" text:class-names="" text:cond-style-name=""><text:span text:style-name="a848" text:class-names=""><text:date text:fixed="false" style:data-style-name="a849"/></text:span></text:p>
        </draw:text-box>
        <svg:desc/>
      </draw:frame>
      <draw:frame draw:id="id128" presentation:style-name="a854" draw:name="Footer Placeholder 9" svg:x="6.25in" svg:y="6.89583in" svg:width="3.16667in" svg:height="0.52083in" presentation:class="footer" presentation:placeholder="false">
        <draw:text-box>
          <text:p text:style-name="a853" text:class-names="" text:cond-style-name=""><text:span text:style-name="a852" text:class-names=""/></text:p>
        </draw:text-box>
        <svg:desc/>
      </draw:frame>
      <draw:frame draw:id="id129" presentation:style-name="a857" draw:name="Slide Number Placeholder 21" svg:x="9.42014in" svg:y="6.89583in" svg:width="0.5in" svg:height="0.52083in" presentation:class="page-number" presentation:placeholder="false">
        <draw:text-box>
          <text:p text:style-name="a856" text:class-names="" text:cond-style-name=""><text:span text:style-name="a855" text:class-names=""><text:page-number style:num-format="1" text:fixed="false"/></text:span></text:p>
        </draw:text-box>
        <svg:desc/>
      </draw:frame>
      <presentation:notes style:page-layout-name="pageLayout2" draw:style-name="a888">
        <draw:frame draw:id="id10" presentation:style-name="a860" draw:name="Header Placeholder 1" svg:x="0in" svg:y="0in" svg:width="3.25in" svg:height="0.5434in" presentation:class="header" presentation:placeholder="false">
          <draw:text-box>
            <text:p text:style-name="a859" text:class-names="" text:cond-style-name=""><text:span text:style-name="a858" text:class-names=""/></text:p>
          </draw:text-box>
          <svg:desc/>
        </draw:frame>
        <draw:frame draw:id="id11" presentation:style-name="a864" draw:name="Date Placeholder 2" svg:x="4.24826in" svg:y="0in" svg:width="3.25in" svg:height="0.5434in" presentation:class="date-time" presentation:placeholder="false">
          <draw:text-box>
            <text:p text:style-name="a863" text:class-names="" text:cond-style-name=""><text:span text:style-name="a861" text:class-names=""><text:date text:fixed="false" style:data-style-name="a862"/></text:span></text:p>
          </draw:text-box>
          <svg:desc/>
        </draw:frame>
        <draw:page-thumbnail svg:x="1.03125in" svg:y="0.81597in" svg:width="5.4375in" svg:height="4.07813in" presentation:class="page" draw:id="id12" presentation:style-name="a865" draw:name="Slide Image Placeholder 3">
          <svg:desc/>
        </draw:page-thumbnail>
        <draw:frame draw:id="id13" presentation:style-name="a881" draw:name="Notes Placeholder 4" svg:x="0.75in" svg:y="5.16667in" svg:width="6in" svg:height="4.8941in" presentation:class="notes" presentation:placeholder="false">
          <draw:text-box>
            <text:p text:style-name="a867" text:class-names="" text:cond-style-name=""><text:span text:style-name="a866" text:class-names="">Click to edit Master text styles</text:span></text:p>
            <text:list text:style-name="a870">
              <text:list-item>
                <text:list text:style-name="a870">
                  <text:list-item>
                    <text:p text:style-name="a869" text:class-names="" text:cond-style-name=""><text:span text:style-name="a868" text:class-names="">Second level</text:span></text:p>
                  </text:list-item>
                </text:list>
              </text:list-item>
            </text:list>
            <text:list text:style-name="a873">
              <text:list-item>
                <text:list text:style-name="a873">
                  <text:list-item>
                    <text:list text:style-name="a873">
                      <text:list-item>
                        <text:p text:style-name="a872" text:class-names="" text:cond-style-name=""><text:span text:style-name="a871" text:class-names="">Third level</text:span></text:p>
                      </text:list-item>
                    </text:list>
                  </text:list-item>
                </text:list>
              </text:list-item>
            </text:list>
            <text:list text:style-name="a876">
              <text:list-item>
                <text:list text:style-name="a876">
                  <text:list-item>
                    <text:list text:style-name="a876">
                      <text:list-item>
                        <text:list text:style-name="a876">
                          <text:list-item>
                            <text:p text:style-name="a875" text:class-names="" text:cond-style-name=""><text:span text:style-name="a874" text:class-names="">Fourth level</text:span></text:p>
                          </text:list-item>
                        </text:list>
                      </text:list-item>
                    </text:list>
                  </text:list-item>
                </text:list>
              </text:list-item>
            </text:list>
            <text:list text:style-name="a880">
              <text:list-item>
                <text:list text:style-name="a880">
                  <text:list-item>
                    <text:list text:style-name="a880">
                      <text:list-item>
                        <text:list text:style-name="a880">
                          <text:list-item>
                            <text:list text:style-name="a880">
                              <text:list-item>
                                <text:p text:style-name="a879" text:class-names="" text:cond-style-name=""><text:span text:style-name="a877" text:class-names="">Fifth level</text:span><text:span text:style-name="a878" text:class-names=""/></text:p>
                              </text:list-item>
                            </text:list>
                          </text:list-item>
                        </text:list>
                      </text:list-item>
                    </text:list>
                  </text:list-item>
                </text:list>
              </text:list-item>
            </text:list>
          </draw:text-box>
          <svg:desc/>
        </draw:frame>
        <draw:frame draw:id="id14" presentation:style-name="a884" draw:name="Footer Placeholder 5" svg:x="0in" svg:y="10.3316in" svg:width="3.25in" svg:height="0.5434in" presentation:class="footer" presentation:placeholder="false">
          <draw:text-box>
            <text:p text:style-name="a883" text:class-names="" text:cond-style-name=""><text:span text:style-name="a882" text:class-names=""/></text:p>
          </draw:text-box>
          <svg:desc/>
        </draw:frame>
        <draw:frame draw:id="id15" presentation:style-name="a887" draw:name="Slide Number Placeholder 6" svg:x="4.24826in" svg:y="10.3316in" svg:width="3.25in" svg:height="0.5434in" presentation:class="page-number" presentation:placeholder="false">
          <draw:text-box>
            <text:p text:style-name="a886" text:class-names="" text:cond-style-name=""><text:span text:style-name="a885" text:class-names=""><text:page-number style:num-format="1" text:fixed="false"/></text:span></text:p>
          </draw:text-box>
          <svg:desc/>
        </draw:frame>
      </presentation:notes>
    </style:master-page>
    <style:master-page style:name="Master1-Layout11-vertTitleAndTx-Vertical-Title-and-Text" style:page-layout-name="pageLayout1" draw:style-name="a890">
      <draw:custom-shape svg:x="-0.89236in" svg:y="-0.89236in" svg:width="1.79167in" svg:height="1.79167in" draw:id="id130" draw:layer="Master1-bg" draw:style-name="a893" draw:name="Pie 6">
        <svg:desc/>
        <text:p text:style-name="a892" text:class-names="" text:cond-style-name=""><text:span text:style-name="a891"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03in" svg:y="0.02257in" svg:width="1.86285in" svg:height="1.86285in" draw:id="id131" draw:layer="Master1-bg" draw:style-name="a896" draw:name="Oval 7">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width="1.2311in" svg:height="1.20584in" draw:id="id132" draw:layer="Master1-bg" draw:style-name="a900" draw:transform="translate(-0.61555in -0.60292in) rotate(-0.6736) translate(0.81555in 1.75677in)" draw:name="Donut 8">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3 ?f9 A ?f79 ?f80 ?f81 ?f82 ?f3 ?f9 ?f76 ?f78  W ?f83 ?f84 ?f85 ?f86 ?f3 ?f9 ?f76 ?f78 A ?f122 ?f123 ?f124 ?f125 ?f76 ?f78 ?f119 ?f121  W ?f126 ?f127 ?f128 ?f129 ?f76 ?f78 ?f119 ?f121 A ?f165 ?f166 ?f167 ?f168 ?f119 ?f121 ?f162 ?f164  W ?f169 ?f170 ?f171 ?f172 ?f119 ?f121 ?f162 ?f164 A ?f208 ?f209 ?f210 ?f211 ?f162 ?f164 ?f205 ?f207  W ?f212 ?f213 ?f214 ?f215 ?f162 ?f164 ?f205 ?f207 Z M ?f17 ?f9 A ?f248 ?f249 ?f250 ?f251 ?f17 ?f9 ?f245 ?f247  W ?f252 ?f253 ?f254 ?f255 ?f17 ?f9 ?f245 ?f247 A ?f284 ?f285 ?f286 ?f287 ?f245 ?f247 ?f281 ?f283  W ?f288 ?f289 ?f290 ?f291 ?f245 ?f247 ?f281 ?f283 A ?f320 ?f321 ?f322 ?f323 ?f281 ?f283 ?f317 ?f319  W ?f324 ?f325 ?f326 ?f327 ?f281 ?f283 ?f317 ?f319 A ?f356 ?f357 ?f358 ?f359 ?f317 ?f319 ?f353 ?f355  W ?f360 ?f361 ?f362 ?f363 ?f317 ?f319 ?f353 ?f355 Z N" draw:text-areas="?f29 ?f31 ?f30 ?f32" draw:glue-points="?f29 ?f31 ?f29 ?f32 ?f30 ?f32 ?f30 ?f31" draw:glue-point-leaving-directions="-360.0001, -180, -180, -360.0001" draw:modifiers="118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0"/>
          <draw:equation draw:name="f17" draw:formula="?f13 * ?f16 / 100000"/>
          <draw:equation draw:name="f18" draw:formula="?f11 - ?f17"/>
          <draw:equation draw:name="f19" draw:formula="?f8 - ?f17"/>
          <draw:equation draw:name="f20" draw:formula="2700000 + ?f2"/>
          <draw:equation draw:name="f21" draw:formula="?f20 * ?f14 / ?f1"/>
          <draw:equation draw:name="f22" draw:formula="0 - ?f21"/>
          <draw:equation draw:name="f23" draw:formula="sin(?f22)"/>
          <draw:equation draw:name="f24" draw:formula="0 - ?f23"/>
          <draw:equation draw:name="f25" draw:formula="?f24 * ?f11"/>
          <draw:equation draw:name="f26" draw:formula="cos(?f22)"/>
          <draw:equation draw:name="f27" draw:formula="0 - ?f26"/>
          <draw:equation draw:name="f28" draw:formula="?f27 * ?f8"/>
          <draw:equation draw:name="f29" draw:formula="?f12 - ?f25"/>
          <draw:equation draw:name="f30" draw:formula="?f12 + ?f25"/>
          <draw:equation draw:name="f31" draw:formula="?f9 - ?f28"/>
          <draw:equation draw:name="f32" draw:formula="?f9 + ?f28"/>
          <draw:equation draw:name="f33" draw:formula="?f17 - 10800"/>
          <draw:equation draw:name="f34" draw:formula="?f9 - 10800"/>
          <draw:equation draw:name="f35" draw:formula="sqrt(?f33 * ?f33 + ?f34 * ?f34 + 0 * 0)"/>
          <draw:equation draw:name="f36" draw:formula="atan2(?f33, ?f34)"/>
          <draw:equation draw:name="f37" draw:formula="?f36 + ?f2"/>
          <draw:equation draw:name="f38" draw:formula="?f37 * ?f15 / ?f1"/>
          <draw:equation draw:name="f39" draw:formula="0 - ?f38"/>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4 / ?f1"/>
          <draw:equation draw:name="f47" draw:formula="0 - ?f46"/>
          <draw:equation draw:name="f48" draw:formula="cos(?f47)"/>
          <draw:equation draw:name="f49" draw:formula="0 - ?f48"/>
          <draw:equation draw:name="f50" draw:formula="?f49 * ?f11"/>
          <draw:equation draw:name="f51" draw:formula="sin(?f47)"/>
          <draw:equation draw:name="f52" draw:formula="0 - ?f51"/>
          <draw:equation draw:name="f53" draw:formula="?f52 * ?f8"/>
          <draw:equation draw:name="f54" draw:formula="sqrt(?f50 * ?f50 + ?f53 * ?f53 + 0 * 0)"/>
          <draw:equation draw:name="f55" draw:formula="?f11 * ?f8 / ?f54"/>
          <draw:equation draw:name="f56" draw:formula="?f52 * ?f55"/>
          <draw:equation draw:name="f57" draw:formula="?f3 - ?f56"/>
          <draw:equation draw:name="f58" draw:formula="?f49 * ?f55"/>
          <draw:equation draw:name="f59" draw:formula="?f9 - ?f58"/>
          <draw:equation draw:name="f60" draw:formula="?f57 - ?f11"/>
          <draw:equation draw:name="f61" draw:formula="?f59 - ?f8"/>
          <draw:equation draw:name="f62" draw:formula="?f57 + ?f11"/>
          <draw:equation draw:name="f63" draw:formula="?f59 + ?f8"/>
          <draw:equation draw:name="f64" draw:formula="?f44 + ?f2"/>
          <draw:equation draw:name="f65" draw:formula="?f64 * ?f14 / ?f1"/>
          <draw:equation draw:name="f66" draw:formula="0 - ?f65"/>
          <draw:equation draw:name="f67" draw:formula="cos(?f66)"/>
          <draw:equation draw:name="f68" draw:formula="0 - ?f67"/>
          <draw:equation draw:name="f69" draw:formula="?f68 * ?f11"/>
          <draw:equation draw:name="f70" draw:formula="sin(?f66)"/>
          <draw:equation draw:name="f71" draw:formula="0 - ?f70"/>
          <draw:equation draw:name="f72" draw:formula="?f71 * ?f8"/>
          <draw:equation draw:name="f73" draw:formula="sqrt(?f69 * ?f69 + ?f72 * ?f72 + 0 * 0)"/>
          <draw:equation draw:name="f74" draw:formula="?f11 * ?f8 / ?f73"/>
          <draw:equation draw:name="f75" draw:formula="?f71 * ?f74"/>
          <draw:equation draw:name="f76" draw:formula="?f57 + ?f75"/>
          <draw:equation draw:name="f77" draw:formula="?f68 * ?f74"/>
          <draw:equation draw:name="f78" draw:formula="?f59 + ?f77"/>
          <draw:equation draw:name="f79" draw:formula="if(?f43, ?f3, ?f60)"/>
          <draw:equation draw:name="f80" draw:formula="if(?f43, ?f9, ?f61)"/>
          <draw:equation draw:name="f81" draw:formula="if(?f43, ?f3, ?f62)"/>
          <draw:equation draw:name="f82" draw:formula="if(?f43, ?f9, ?f63)"/>
          <draw:equation draw:name="f83" draw:formula="if(?f43, ?f60, ?f76)"/>
          <draw:equation draw:name="f84" draw:formula="if(?f43, ?f61, ?f78)"/>
          <draw:equation draw:name="f85" draw:formula="if(?f43, ?f62, ?f76)"/>
          <draw:equation draw:name="f86" draw:formula="if(?f43, ?f63, ?f78)"/>
          <draw:equation draw:name="f87" draw:formula="?f0 + ?f43"/>
          <draw:equation draw:name="f88" draw:formula="?f0 + ?f2"/>
          <draw:equation draw:name="f89" draw:formula="?f88 * ?f14 / ?f1"/>
          <draw:equation draw:name="f90" draw:formula="0 - ?f89"/>
          <draw:equation draw:name="f91" draw:formula="cos(?f90)"/>
          <draw:equation draw:name="f92" draw:formula="0 - ?f91"/>
          <draw:equation draw:name="f93" draw:formula="?f92 * ?f11"/>
          <draw:equation draw:name="f94" draw:formula="sin(?f90)"/>
          <draw:equation draw:name="f95" draw:formula="0 - ?f94"/>
          <draw:equation draw:name="f96" draw:formula="?f95 * ?f8"/>
          <draw:equation draw:name="f97" draw:formula="sqrt(?f93 * ?f93 + ?f96 * ?f96 + 0 * 0)"/>
          <draw:equation draw:name="f98" draw:formula="?f11 * ?f8 / ?f97"/>
          <draw:equation draw:name="f99" draw:formula="?f95 * ?f98"/>
          <draw:equation draw:name="f100" draw:formula="?f76 - ?f99"/>
          <draw:equation draw:name="f101" draw:formula="?f92 * ?f98"/>
          <draw:equation draw:name="f102" draw:formula="?f78 - ?f101"/>
          <draw:equation draw:name="f103" draw:formula="?f100 - ?f11"/>
          <draw:equation draw:name="f104" draw:formula="?f102 - ?f8"/>
          <draw:equation draw:name="f105" draw:formula="?f100 + ?f11"/>
          <draw:equation draw:name="f106" draw:formula="?f102 + ?f8"/>
          <draw:equation draw:name="f107" draw:formula="?f87 + ?f2"/>
          <draw:equation draw:name="f108" draw:formula="?f107 * ?f14 / ?f1"/>
          <draw:equation draw:name="f109" draw:formula="0 - ?f108"/>
          <draw:equation draw:name="f110" draw:formula="cos(?f109)"/>
          <draw:equation draw:name="f111" draw:formula="0 - ?f110"/>
          <draw:equation draw:name="f112" draw:formula="?f111 * ?f11"/>
          <draw:equation draw:name="f113" draw:formula="sin(?f109)"/>
          <draw:equation draw:name="f114" draw:formula="0 - ?f113"/>
          <draw:equation draw:name="f115" draw:formula="?f114 * ?f8"/>
          <draw:equation draw:name="f116" draw:formula="sqrt(?f112 * ?f112 + ?f115 * ?f115 + 0 * 0)"/>
          <draw:equation draw:name="f117" draw:formula="?f11 * ?f8 / ?f116"/>
          <draw:equation draw:name="f118" draw:formula="?f114 * ?f117"/>
          <draw:equation draw:name="f119" draw:formula="?f100 + ?f118"/>
          <draw:equation draw:name="f120" draw:formula="?f111 * ?f117"/>
          <draw:equation draw:name="f121" draw:formula="?f102 + ?f120"/>
          <draw:equation draw:name="f122" draw:formula="if(?f43, ?f76, ?f103)"/>
          <draw:equation draw:name="f123" draw:formula="if(?f43, ?f78, ?f104)"/>
          <draw:equation draw:name="f124" draw:formula="if(?f43, ?f76, ?f105)"/>
          <draw:equation draw:name="f125" draw:formula="if(?f43, ?f78, ?f106)"/>
          <draw:equation draw:name="f126" draw:formula="if(?f43, ?f103, ?f119)"/>
          <draw:equation draw:name="f127" draw:formula="if(?f43, ?f104, ?f121)"/>
          <draw:equation draw:name="f128" draw:formula="if(?f43, ?f105, ?f119)"/>
          <draw:equation draw:name="f129" draw:formula="if(?f43, ?f106, ?f121)"/>
          <draw:equation draw:name="f130" draw:formula="0 + ?f43"/>
          <draw:equation draw:name="f131" draw:formula="0 + ?f2"/>
          <draw:equation draw:name="f132" draw:formula="?f131 * ?f14 / ?f1"/>
          <draw:equation draw:name="f133" draw:formula="0 - ?f132"/>
          <draw:equation draw:name="f134" draw:formula="cos(?f133)"/>
          <draw:equation draw:name="f135" draw:formula="0 - ?f134"/>
          <draw:equation draw:name="f136" draw:formula="?f135 * ?f11"/>
          <draw:equation draw:name="f137" draw:formula="sin(?f133)"/>
          <draw:equation draw:name="f138" draw:formula="0 - ?f137"/>
          <draw:equation draw:name="f139" draw:formula="?f138 * ?f8"/>
          <draw:equation draw:name="f140" draw:formula="sqrt(?f136 * ?f136 + ?f139 * ?f139 + 0 * 0)"/>
          <draw:equation draw:name="f141" draw:formula="?f11 * ?f8 / ?f140"/>
          <draw:equation draw:name="f142" draw:formula="?f138 * ?f141"/>
          <draw:equation draw:name="f143" draw:formula="?f119 - ?f142"/>
          <draw:equation draw:name="f144" draw:formula="?f135 * ?f141"/>
          <draw:equation draw:name="f145" draw:formula="?f121 - ?f144"/>
          <draw:equation draw:name="f146" draw:formula="?f143 - ?f11"/>
          <draw:equation draw:name="f147" draw:formula="?f145 - ?f8"/>
          <draw:equation draw:name="f148" draw:formula="?f143 + ?f11"/>
          <draw:equation draw:name="f149" draw:formula="?f145 + ?f8"/>
          <draw:equation draw:name="f150" draw:formula="?f130 + ?f2"/>
          <draw:equation draw:name="f151" draw:formula="?f150 * ?f14 / ?f1"/>
          <draw:equation draw:name="f152" draw:formula="0 - ?f151"/>
          <draw:equation draw:name="f153" draw:formula="cos(?f152)"/>
          <draw:equation draw:name="f154" draw:formula="0 - ?f153"/>
          <draw:equation draw:name="f155" draw:formula="?f154 * ?f11"/>
          <draw:equation draw:name="f156" draw:formula="sin(?f152)"/>
          <draw:equation draw:name="f157" draw:formula="0 - ?f156"/>
          <draw:equation draw:name="f158" draw:formula="?f157 * ?f8"/>
          <draw:equation draw:name="f159" draw:formula="sqrt(?f155 * ?f155 + ?f158 * ?f158 + 0 * 0)"/>
          <draw:equation draw:name="f160" draw:formula="?f11 * ?f8 / ?f159"/>
          <draw:equation draw:name="f161" draw:formula="?f157 * ?f160"/>
          <draw:equation draw:name="f162" draw:formula="?f143 + ?f161"/>
          <draw:equation draw:name="f163" draw:formula="?f154 * ?f160"/>
          <draw:equation draw:name="f164" draw:formula="?f145 + ?f163"/>
          <draw:equation draw:name="f165" draw:formula="if(?f43, ?f119, ?f146)"/>
          <draw:equation draw:name="f166" draw:formula="if(?f43, ?f121, ?f147)"/>
          <draw:equation draw:name="f167" draw:formula="if(?f43, ?f119, ?f148)"/>
          <draw:equation draw:name="f168" draw:formula="if(?f43, ?f121, ?f149)"/>
          <draw:equation draw:name="f169" draw:formula="if(?f43, ?f146, ?f162)"/>
          <draw:equation draw:name="f170" draw:formula="if(?f43, ?f147, ?f164)"/>
          <draw:equation draw:name="f171" draw:formula="if(?f43, ?f148, ?f162)"/>
          <draw:equation draw:name="f172" draw:formula="if(?f43, ?f149, ?f164)"/>
          <draw:equation draw:name="f173" draw:formula="?f2 + ?f43"/>
          <draw:equation draw:name="f174" draw:formula="?f2 + ?f2"/>
          <draw:equation draw:name="f175" draw:formula="?f174 * ?f14 / ?f1"/>
          <draw:equation draw:name="f176" draw:formula="0 - ?f175"/>
          <draw:equation draw:name="f177" draw:formula="cos(?f176)"/>
          <draw:equation draw:name="f178" draw:formula="0 - ?f177"/>
          <draw:equation draw:name="f179" draw:formula="?f178 * ?f11"/>
          <draw:equation draw:name="f180" draw:formula="sin(?f176)"/>
          <draw:equation draw:name="f181" draw:formula="0 - ?f180"/>
          <draw:equation draw:name="f182" draw:formula="?f181 * ?f8"/>
          <draw:equation draw:name="f183" draw:formula="sqrt(?f179 * ?f179 + ?f182 * ?f182 + 0 * 0)"/>
          <draw:equation draw:name="f184" draw:formula="?f11 * ?f8 / ?f183"/>
          <draw:equation draw:name="f185" draw:formula="?f181 * ?f184"/>
          <draw:equation draw:name="f186" draw:formula="?f162 - ?f185"/>
          <draw:equation draw:name="f187" draw:formula="?f178 * ?f184"/>
          <draw:equation draw:name="f188" draw:formula="?f164 - ?f187"/>
          <draw:equation draw:name="f189" draw:formula="?f186 - ?f11"/>
          <draw:equation draw:name="f190" draw:formula="?f188 - ?f8"/>
          <draw:equation draw:name="f191" draw:formula="?f186 + ?f11"/>
          <draw:equation draw:name="f192" draw:formula="?f188 + ?f8"/>
          <draw:equation draw:name="f193" draw:formula="?f173 + ?f2"/>
          <draw:equation draw:name="f194" draw:formula="?f193 * ?f14 / ?f1"/>
          <draw:equation draw:name="f195" draw:formula="0 - ?f194"/>
          <draw:equation draw:name="f196" draw:formula="cos(?f195)"/>
          <draw:equation draw:name="f197" draw:formula="0 - ?f196"/>
          <draw:equation draw:name="f198" draw:formula="?f197 * ?f11"/>
          <draw:equation draw:name="f199" draw:formula="sin(?f195)"/>
          <draw:equation draw:name="f200" draw:formula="0 - ?f199"/>
          <draw:equation draw:name="f201" draw:formula="?f200 * ?f8"/>
          <draw:equation draw:name="f202" draw:formula="sqrt(?f198 * ?f198 + ?f201 * ?f201 + 0 * 0)"/>
          <draw:equation draw:name="f203" draw:formula="?f11 * ?f8 / ?f202"/>
          <draw:equation draw:name="f204" draw:formula="?f200 * ?f203"/>
          <draw:equation draw:name="f205" draw:formula="?f186 + ?f204"/>
          <draw:equation draw:name="f206" draw:formula="?f197 * ?f203"/>
          <draw:equation draw:name="f207" draw:formula="?f188 + ?f206"/>
          <draw:equation draw:name="f208" draw:formula="if(?f43, ?f162, ?f189)"/>
          <draw:equation draw:name="f209" draw:formula="if(?f43, ?f164, ?f190)"/>
          <draw:equation draw:name="f210" draw:formula="if(?f43, ?f162, ?f191)"/>
          <draw:equation draw:name="f211" draw:formula="if(?f43, ?f164, ?f192)"/>
          <draw:equation draw:name="f212" draw:formula="if(?f43, ?f189, ?f205)"/>
          <draw:equation draw:name="f213" draw:formula="if(?f43, ?f190, ?f207)"/>
          <draw:equation draw:name="f214" draw:formula="if(?f43, ?f191, ?f205)"/>
          <draw:equation draw:name="f215" draw:formula="if(?f43, ?f192, ?f207)"/>
          <draw:equation draw:name="f216" draw:formula="21550000 - -5400000"/>
          <draw:equation draw:name="f217" draw:formula="if(?f216, -5400000, 21550000)"/>
          <draw:equation draw:name="f218" draw:formula="-21550000 - ?f217"/>
          <draw:equation draw:name="f219" draw:formula="if(?f218, -21550000, ?f217)"/>
          <draw:equation draw:name="f220" draw:formula="?f1 + ?f219"/>
          <draw:equation draw:name="f221" draw:formula="?f49 * ?f18"/>
          <draw:equation draw:name="f222" draw:formula="?f52 * ?f19"/>
          <draw:equation draw:name="f223" draw:formula="sqrt(?f221 * ?f221 + ?f222 * ?f222 + 0 * 0)"/>
          <draw:equation draw:name="f224" draw:formula="?f18 * ?f19 / ?f223"/>
          <draw:equation draw:name="f225" draw:formula="?f52 * ?f224"/>
          <draw:equation draw:name="f226" draw:formula="?f17 - ?f225"/>
          <draw:equation draw:name="f227" draw:formula="?f49 * ?f224"/>
          <draw:equation draw:name="f228" draw:formula="?f9 - ?f227"/>
          <draw:equation draw:name="f229" draw:formula="?f226 - ?f18"/>
          <draw:equation draw:name="f230" draw:formula="?f228 - ?f19"/>
          <draw:equation draw:name="f231" draw:formula="?f226 + ?f18"/>
          <draw:equation draw:name="f232" draw:formula="?f228 + ?f19"/>
          <draw:equation draw:name="f233" draw:formula="?f220 + ?f2"/>
          <draw:equation draw:name="f234" draw:formula="?f233 * ?f14 / ?f1"/>
          <draw:equation draw:name="f235" draw:formula="0 - ?f234"/>
          <draw:equation draw:name="f236" draw:formula="cos(?f235)"/>
          <draw:equation draw:name="f237" draw:formula="0 - ?f236"/>
          <draw:equation draw:name="f238" draw:formula="?f237 * ?f18"/>
          <draw:equation draw:name="f239" draw:formula="sin(?f235)"/>
          <draw:equation draw:name="f240" draw:formula="0 - ?f239"/>
          <draw:equation draw:name="f241" draw:formula="?f240 * ?f19"/>
          <draw:equation draw:name="f242" draw:formula="sqrt(?f238 * ?f238 + ?f241 * ?f241 + 0 * 0)"/>
          <draw:equation draw:name="f243" draw:formula="?f18 * ?f19 / ?f242"/>
          <draw:equation draw:name="f244" draw:formula="?f240 * ?f243"/>
          <draw:equation draw:name="f245" draw:formula="?f226 + ?f244"/>
          <draw:equation draw:name="f246" draw:formula="?f237 * ?f243"/>
          <draw:equation draw:name="f247" draw:formula="?f228 + ?f246"/>
          <draw:equation draw:name="f248" draw:formula="if(?f219, ?f17, ?f229)"/>
          <draw:equation draw:name="f249" draw:formula="if(?f219, ?f9, ?f230)"/>
          <draw:equation draw:name="f250" draw:formula="if(?f219, ?f17, ?f231)"/>
          <draw:equation draw:name="f251" draw:formula="if(?f219, ?f9, ?f232)"/>
          <draw:equation draw:name="f252" draw:formula="if(?f219, ?f229, ?f245)"/>
          <draw:equation draw:name="f253" draw:formula="if(?f219, ?f230, ?f247)"/>
          <draw:equation draw:name="f254" draw:formula="if(?f219, ?f231, ?f245)"/>
          <draw:equation draw:name="f255" draw:formula="if(?f219, ?f232, ?f247)"/>
          <draw:equation draw:name="f256" draw:formula="?f2 + ?f219"/>
          <draw:equation draw:name="f257" draw:formula="?f178 * ?f18"/>
          <draw:equation draw:name="f258" draw:formula="?f181 * ?f19"/>
          <draw:equation draw:name="f259" draw:formula="sqrt(?f257 * ?f257 + ?f258 * ?f258 + 0 * 0)"/>
          <draw:equation draw:name="f260" draw:formula="?f18 * ?f19 / ?f259"/>
          <draw:equation draw:name="f261" draw:formula="?f181 * ?f260"/>
          <draw:equation draw:name="f262" draw:formula="?f245 - ?f261"/>
          <draw:equation draw:name="f263" draw:formula="?f178 * ?f260"/>
          <draw:equation draw:name="f264" draw:formula="?f247 - ?f263"/>
          <draw:equation draw:name="f265" draw:formula="?f262 - ?f18"/>
          <draw:equation draw:name="f266" draw:formula="?f264 - ?f19"/>
          <draw:equation draw:name="f267" draw:formula="?f262 + ?f18"/>
          <draw:equation draw:name="f268" draw:formula="?f264 + ?f19"/>
          <draw:equation draw:name="f269" draw:formula="?f256 + ?f2"/>
          <draw:equation draw:name="f270" draw:formula="?f269 * ?f14 / ?f1"/>
          <draw:equation draw:name="f271" draw:formula="0 - ?f270"/>
          <draw:equation draw:name="f272" draw:formula="cos(?f271)"/>
          <draw:equation draw:name="f273" draw:formula="0 - ?f272"/>
          <draw:equation draw:name="f274" draw:formula="?f273 * ?f18"/>
          <draw:equation draw:name="f275" draw:formula="sin(?f271)"/>
          <draw:equation draw:name="f276" draw:formula="0 - ?f275"/>
          <draw:equation draw:name="f277" draw:formula="?f276 * ?f19"/>
          <draw:equation draw:name="f278" draw:formula="sqrt(?f274 * ?f274 + ?f277 * ?f277 + 0 * 0)"/>
          <draw:equation draw:name="f279" draw:formula="?f18 * ?f19 / ?f278"/>
          <draw:equation draw:name="f280" draw:formula="?f276 * ?f279"/>
          <draw:equation draw:name="f281" draw:formula="?f262 + ?f280"/>
          <draw:equation draw:name="f282" draw:formula="?f273 * ?f279"/>
          <draw:equation draw:name="f283" draw:formula="?f264 + ?f282"/>
          <draw:equation draw:name="f284" draw:formula="if(?f219, ?f245, ?f265)"/>
          <draw:equation draw:name="f285" draw:formula="if(?f219, ?f247, ?f266)"/>
          <draw:equation draw:name="f286" draw:formula="if(?f219, ?f245, ?f267)"/>
          <draw:equation draw:name="f287" draw:formula="if(?f219, ?f247, ?f268)"/>
          <draw:equation draw:name="f288" draw:formula="if(?f219, ?f265, ?f281)"/>
          <draw:equation draw:name="f289" draw:formula="if(?f219, ?f266, ?f283)"/>
          <draw:equation draw:name="f290" draw:formula="if(?f219, ?f267, ?f281)"/>
          <draw:equation draw:name="f291" draw:formula="if(?f219, ?f268, ?f283)"/>
          <draw:equation draw:name="f292" draw:formula="0 + ?f219"/>
          <draw:equation draw:name="f293" draw:formula="?f135 * ?f18"/>
          <draw:equation draw:name="f294" draw:formula="?f138 * ?f19"/>
          <draw:equation draw:name="f295" draw:formula="sqrt(?f293 * ?f293 + ?f294 * ?f294 + 0 * 0)"/>
          <draw:equation draw:name="f296" draw:formula="?f18 * ?f19 / ?f295"/>
          <draw:equation draw:name="f297" draw:formula="?f138 * ?f296"/>
          <draw:equation draw:name="f298" draw:formula="?f281 - ?f297"/>
          <draw:equation draw:name="f299" draw:formula="?f135 * ?f296"/>
          <draw:equation draw:name="f300" draw:formula="?f283 - ?f299"/>
          <draw:equation draw:name="f301" draw:formula="?f298 - ?f18"/>
          <draw:equation draw:name="f302" draw:formula="?f300 - ?f19"/>
          <draw:equation draw:name="f303" draw:formula="?f298 + ?f18"/>
          <draw:equation draw:name="f304" draw:formula="?f300 + ?f19"/>
          <draw:equation draw:name="f305" draw:formula="?f292 + ?f2"/>
          <draw:equation draw:name="f306" draw:formula="?f305 * ?f14 / ?f1"/>
          <draw:equation draw:name="f307" draw:formula="0 - ?f306"/>
          <draw:equation draw:name="f308" draw:formula="cos(?f307)"/>
          <draw:equation draw:name="f309" draw:formula="0 - ?f308"/>
          <draw:equation draw:name="f310" draw:formula="?f309 * ?f18"/>
          <draw:equation draw:name="f311" draw:formula="sin(?f307)"/>
          <draw:equation draw:name="f312" draw:formula="0 - ?f311"/>
          <draw:equation draw:name="f313" draw:formula="?f312 * ?f19"/>
          <draw:equation draw:name="f314" draw:formula="sqrt(?f310 * ?f310 + ?f313 * ?f313 + 0 * 0)"/>
          <draw:equation draw:name="f315" draw:formula="?f18 * ?f19 / ?f314"/>
          <draw:equation draw:name="f316" draw:formula="?f312 * ?f315"/>
          <draw:equation draw:name="f317" draw:formula="?f298 + ?f316"/>
          <draw:equation draw:name="f318" draw:formula="?f309 * ?f315"/>
          <draw:equation draw:name="f319" draw:formula="?f300 + ?f318"/>
          <draw:equation draw:name="f320" draw:formula="if(?f219, ?f281, ?f301)"/>
          <draw:equation draw:name="f321" draw:formula="if(?f219, ?f283, ?f302)"/>
          <draw:equation draw:name="f322" draw:formula="if(?f219, ?f281, ?f303)"/>
          <draw:equation draw:name="f323" draw:formula="if(?f219, ?f283, ?f304)"/>
          <draw:equation draw:name="f324" draw:formula="if(?f219, ?f301, ?f317)"/>
          <draw:equation draw:name="f325" draw:formula="if(?f219, ?f302, ?f319)"/>
          <draw:equation draw:name="f326" draw:formula="if(?f219, ?f303, ?f317)"/>
          <draw:equation draw:name="f327" draw:formula="if(?f219, ?f304, ?f319)"/>
          <draw:equation draw:name="f328" draw:formula="?f0 + ?f219"/>
          <draw:equation draw:name="f329" draw:formula="?f92 * ?f18"/>
          <draw:equation draw:name="f330" draw:formula="?f95 * ?f19"/>
          <draw:equation draw:name="f331" draw:formula="sqrt(?f329 * ?f329 + ?f330 * ?f330 + 0 * 0)"/>
          <draw:equation draw:name="f332" draw:formula="?f18 * ?f19 / ?f331"/>
          <draw:equation draw:name="f333" draw:formula="?f95 * ?f332"/>
          <draw:equation draw:name="f334" draw:formula="?f317 - ?f333"/>
          <draw:equation draw:name="f335" draw:formula="?f92 * ?f332"/>
          <draw:equation draw:name="f336" draw:formula="?f319 - ?f335"/>
          <draw:equation draw:name="f337" draw:formula="?f334 - ?f18"/>
          <draw:equation draw:name="f338" draw:formula="?f336 - ?f19"/>
          <draw:equation draw:name="f339" draw:formula="?f334 + ?f18"/>
          <draw:equation draw:name="f340" draw:formula="?f336 + ?f19"/>
          <draw:equation draw:name="f341" draw:formula="?f328 + ?f2"/>
          <draw:equation draw:name="f342" draw:formula="?f341 * ?f14 / ?f1"/>
          <draw:equation draw:name="f343" draw:formula="0 - ?f342"/>
          <draw:equation draw:name="f344" draw:formula="cos(?f343)"/>
          <draw:equation draw:name="f345" draw:formula="0 - ?f344"/>
          <draw:equation draw:name="f346" draw:formula="?f345 * ?f18"/>
          <draw:equation draw:name="f347" draw:formula="sin(?f343)"/>
          <draw:equation draw:name="f348" draw:formula="0 - ?f347"/>
          <draw:equation draw:name="f349" draw:formula="?f348 * ?f19"/>
          <draw:equation draw:name="f350" draw:formula="sqrt(?f346 * ?f346 + ?f349 * ?f349 + 0 * 0)"/>
          <draw:equation draw:name="f351" draw:formula="?f18 * ?f19 / ?f350"/>
          <draw:equation draw:name="f352" draw:formula="?f348 * ?f351"/>
          <draw:equation draw:name="f353" draw:formula="?f334 + ?f352"/>
          <draw:equation draw:name="f354" draw:formula="?f345 * ?f351"/>
          <draw:equation draw:name="f355" draw:formula="?f336 + ?f354"/>
          <draw:equation draw:name="f356" draw:formula="if(?f219, ?f317, ?f337)"/>
          <draw:equation draw:name="f357" draw:formula="if(?f219, ?f319, ?f338)"/>
          <draw:equation draw:name="f358" draw:formula="if(?f219, ?f317, ?f339)"/>
          <draw:equation draw:name="f359" draw:formula="if(?f219, ?f319, ?f340)"/>
          <draw:equation draw:name="f360" draw:formula="if(?f219, ?f337, ?f353)"/>
          <draw:equation draw:name="f361" draw:formula="if(?f219, ?f338, ?f355)"/>
          <draw:equation draw:name="f362" draw:formula="if(?f219, ?f339, ?f353)"/>
          <draw:equation draw:name="f363" draw:formula="if(?f219, ?f340, ?f355)"/>
        </draw:enhanced-geometry>
      </draw:custom-shape>
      <draw:custom-shape svg:x="1.10764in" svg:y="0in" svg:width="8.89236in" svg:height="7.5in" draw:id="id133" draw:layer="Master1-bg" draw:style-name="a903" draw:name="Rectangle 9">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134" draw:layer="Master1-bg" draw:style-name="a906" draw:name="Rectangle 10">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frame draw:id="id135" presentation:style-name="a910" draw:name="Vertical Title 1" svg:x="7.5in" svg:y="0.30035in" svg:width="2in" svg:height="6.39931in" presentation:class="title" presentation:placeholder="false">
        <draw:text-box>
          <text:p text:style-name="a909" text:class-names="" text:cond-style-name=""><text:span text:style-name="a907" text:class-names="">Click to edit Master title style</text:span><text:span text:style-name="a908" text:class-names=""/></text:p>
        </draw:text-box>
        <svg:desc/>
      </draw:frame>
      <draw:frame draw:id="id136" presentation:style-name="a927" draw:name="Vertical Text Placeholder 2" svg:x="1.25in" svg:y="0.30035in" svg:width="6.08333in" svg:height="6.39931in" presentation:class="outline" presentation:placeholder="false">
        <draw:text-box>
          <text:list text:style-name="a913">
            <text:list-item>
              <text:p text:style-name="a912" text:class-names="" text:cond-style-name=""><text:span text:style-name="a911" text:class-names="">Click to edit Master text styles</text:span></text:p>
            </text:list-item>
          </text:list>
          <text:list text:style-name="a916">
            <text:list-item>
              <text:list text:style-name="a916">
                <text:list-item>
                  <text:p text:style-name="a915" text:class-names="" text:cond-style-name=""><text:span text:style-name="a914" text:class-names="">Second level</text:span></text:p>
                </text:list-item>
              </text:list>
            </text:list-item>
          </text:list>
          <text:list text:style-name="a919">
            <text:list-item>
              <text:list text:style-name="a919">
                <text:list-item>
                  <text:list text:style-name="a919">
                    <text:list-item>
                      <text:p text:style-name="a918" text:class-names="" text:cond-style-name=""><text:span text:style-name="a917" text:class-names="">Third level</text:span></text:p>
                    </text:list-item>
                  </text:list>
                </text:list-item>
              </text:list>
            </text:list-item>
          </text:list>
          <text:list text:style-name="a922">
            <text:list-item>
              <text:list text:style-name="a922">
                <text:list-item>
                  <text:list text:style-name="a922">
                    <text:list-item>
                      <text:list text:style-name="a922">
                        <text:list-item>
                          <text:p text:style-name="a921" text:class-names="" text:cond-style-name=""><text:span text:style-name="a920" text:class-names="">Fourth level</text:span></text:p>
                        </text:list-item>
                      </text:list>
                    </text:list-item>
                  </text:list>
                </text:list-item>
              </text:list>
            </text:list-item>
          </text:list>
          <text:list text:style-name="a926">
            <text:list-item>
              <text:list text:style-name="a926">
                <text:list-item>
                  <text:list text:style-name="a926">
                    <text:list-item>
                      <text:list text:style-name="a926">
                        <text:list-item>
                          <text:list text:style-name="a926">
                            <text:list-item>
                              <text:p text:style-name="a925" text:class-names="" text:cond-style-name=""><text:span text:style-name="a923" text:class-names="">Fifth level</text:span><text:span text:style-name="a924" text:class-names=""/></text:p>
                            </text:list-item>
                          </text:list>
                        </text:list-item>
                      </text:list>
                    </text:list-item>
                  </text:list>
                </text:list-item>
              </text:list>
            </text:list-item>
          </text:list>
        </draw:text-box>
        <svg:desc/>
      </draw:frame>
      <draw:frame draw:id="id137" presentation:style-name="a931" draw:name="Date Placeholder 23" svg:x="3.91667in" svg:y="6.89583in" svg:width="2.33333in" svg:height="0.52083in" presentation:class="date-time" presentation:placeholder="false">
        <draw:text-box>
          <text:p text:style-name="a930" text:class-names="" text:cond-style-name=""><text:span text:style-name="a928" text:class-names=""><text:date text:fixed="false" style:data-style-name="a929"/></text:span></text:p>
        </draw:text-box>
        <svg:desc/>
      </draw:frame>
      <draw:frame draw:id="id138" presentation:style-name="a934" draw:name="Footer Placeholder 9" svg:x="6.25in" svg:y="6.89583in" svg:width="3.16667in" svg:height="0.52083in" presentation:class="footer" presentation:placeholder="false">
        <draw:text-box>
          <text:p text:style-name="a933" text:class-names="" text:cond-style-name=""><text:span text:style-name="a932" text:class-names=""/></text:p>
        </draw:text-box>
        <svg:desc/>
      </draw:frame>
      <draw:frame draw:id="id139" presentation:style-name="a937" draw:name="Slide Number Placeholder 21" svg:x="9.42014in" svg:y="6.89583in" svg:width="0.5in" svg:height="0.52083in" presentation:class="page-number" presentation:placeholder="false">
        <draw:text-box>
          <text:p text:style-name="a936" text:class-names="" text:cond-style-name=""><text:span text:style-name="a935" text:class-names=""><text:page-number style:num-format="1" text:fixed="false"/></text:span></text:p>
        </draw:text-box>
        <svg:desc/>
      </draw:frame>
      <presentation:notes style:page-layout-name="pageLayout2" draw:style-name="a968">
        <draw:frame draw:id="id10" presentation:style-name="a940" draw:name="Header Placeholder 1" svg:x="0in" svg:y="0in" svg:width="3.25in" svg:height="0.5434in" presentation:class="header" presentation:placeholder="false">
          <draw:text-box>
            <text:p text:style-name="a939" text:class-names="" text:cond-style-name=""><text:span text:style-name="a938" text:class-names=""/></text:p>
          </draw:text-box>
          <svg:desc/>
        </draw:frame>
        <draw:frame draw:id="id11" presentation:style-name="a944" draw:name="Date Placeholder 2" svg:x="4.24826in" svg:y="0in" svg:width="3.25in" svg:height="0.5434in" presentation:class="date-time" presentation:placeholder="false">
          <draw:text-box>
            <text:p text:style-name="a943" text:class-names="" text:cond-style-name=""><text:span text:style-name="a941" text:class-names=""><text:date text:fixed="false" style:data-style-name="a942"/></text:span></text:p>
          </draw:text-box>
          <svg:desc/>
        </draw:frame>
        <draw:page-thumbnail svg:x="1.03125in" svg:y="0.81597in" svg:width="5.4375in" svg:height="4.07813in" presentation:class="page" draw:id="id12" presentation:style-name="a945" draw:name="Slide Image Placeholder 3">
          <svg:desc/>
        </draw:page-thumbnail>
        <draw:frame draw:id="id13" presentation:style-name="a961" draw:name="Notes Placeholder 4" svg:x="0.75in" svg:y="5.16667in" svg:width="6in" svg:height="4.8941in" presentation:class="notes" presentation:placeholder="false">
          <draw:text-box>
            <text:p text:style-name="a947" text:class-names="" text:cond-style-name=""><text:span text:style-name="a946" text:class-names="">Click to edit Master text styles</text:span></text:p>
            <text:list text:style-name="a950">
              <text:list-item>
                <text:list text:style-name="a950">
                  <text:list-item>
                    <text:p text:style-name="a949" text:class-names="" text:cond-style-name=""><text:span text:style-name="a948" text:class-names="">Second level</text:span></text:p>
                  </text:list-item>
                </text:list>
              </text:list-item>
            </text:list>
            <text:list text:style-name="a953">
              <text:list-item>
                <text:list text:style-name="a953">
                  <text:list-item>
                    <text:list text:style-name="a953">
                      <text:list-item>
                        <text:p text:style-name="a952" text:class-names="" text:cond-style-name=""><text:span text:style-name="a951" text:class-names="">Third level</text:span></text:p>
                      </text:list-item>
                    </text:list>
                  </text:list-item>
                </text:list>
              </text:list-item>
            </text:list>
            <text:list text:style-name="a956">
              <text:list-item>
                <text:list text:style-name="a956">
                  <text:list-item>
                    <text:list text:style-name="a956">
                      <text:list-item>
                        <text:list text:style-name="a956">
                          <text:list-item>
                            <text:p text:style-name="a955" text:class-names="" text:cond-style-name=""><text:span text:style-name="a954" text:class-names="">Fourth level</text:span></text:p>
                          </text:list-item>
                        </text:list>
                      </text:list-item>
                    </text:list>
                  </text:list-item>
                </text:list>
              </text:list-item>
            </text:list>
            <text:list text:style-name="a960">
              <text:list-item>
                <text:list text:style-name="a960">
                  <text:list-item>
                    <text:list text:style-name="a960">
                      <text:list-item>
                        <text:list text:style-name="a960">
                          <text:list-item>
                            <text:list text:style-name="a960">
                              <text:list-item>
                                <text:p text:style-name="a959" text:class-names="" text:cond-style-name=""><text:span text:style-name="a957" text:class-names="">Fifth level</text:span><text:span text:style-name="a958" text:class-names=""/></text:p>
                              </text:list-item>
                            </text:list>
                          </text:list-item>
                        </text:list>
                      </text:list-item>
                    </text:list>
                  </text:list-item>
                </text:list>
              </text:list-item>
            </text:list>
          </draw:text-box>
          <svg:desc/>
        </draw:frame>
        <draw:frame draw:id="id14" presentation:style-name="a964" draw:name="Footer Placeholder 5" svg:x="0in" svg:y="10.3316in" svg:width="3.25in" svg:height="0.5434in" presentation:class="footer" presentation:placeholder="false">
          <draw:text-box>
            <text:p text:style-name="a963" text:class-names="" text:cond-style-name=""><text:span text:style-name="a962" text:class-names=""/></text:p>
          </draw:text-box>
          <svg:desc/>
        </draw:frame>
        <draw:frame draw:id="id15" presentation:style-name="a967" draw:name="Slide Number Placeholder 6" svg:x="4.24826in" svg:y="10.3316in" svg:width="3.25in" svg:height="0.5434in" presentation:class="page-number" presentation:placeholder="false">
          <draw:text-box>
            <text:p text:style-name="a966" text:class-names="" text:cond-style-name=""><text:span text:style-name="a965" text:class-names=""><text:page-number style:num-format="1" text:fixed="false"/></text:span></text:p>
          </draw:text-box>
          <svg:desc/>
        </draw:frame>
      </presentation:notes>
    </style:master-page>
    <style:handout-master style:page-layout-name="pageLayout3" draw:style-name="a969">
      <draw:frame draw:id="id140" presentation:style-name="a972" draw:name="Header Placeholder 1" svg:x="0in" svg:y="0in" svg:width="3.25in" svg:height="0.5434in" presentation:class="header" presentation:placeholder="false">
        <draw:text-box>
          <text:p text:style-name="a971" text:class-names="" text:cond-style-name=""><text:span text:style-name="a970" text:class-names=""/></text:p>
        </draw:text-box>
        <svg:desc/>
      </draw:frame>
      <draw:frame draw:id="id141" presentation:style-name="a976" draw:name="Date Placeholder 2" svg:x="4.24826in" svg:y="0in" svg:width="3.25in" svg:height="0.5434in" presentation:class="date-time" presentation:placeholder="false">
        <draw:text-box>
          <text:p text:style-name="a975" text:class-names="" text:cond-style-name=""><text:span text:style-name="a973" text:class-names=""><text:date text:fixed="false" style:data-style-name="a974"/></text:span></text:p>
        </draw:text-box>
        <svg:desc/>
      </draw:frame>
      <draw:frame draw:id="id142" presentation:style-name="a979" draw:name="Footer Placeholder 3" svg:x="0in" svg:y="10.3316in" svg:width="3.25in" svg:height="0.5434in" presentation:class="footer" presentation:placeholder="false">
        <draw:text-box>
          <text:p text:style-name="a978" text:class-names="" text:cond-style-name=""><text:span text:style-name="a977" text:class-names=""/></text:p>
        </draw:text-box>
        <svg:desc/>
      </draw:frame>
      <draw:frame draw:id="id143" presentation:style-name="a982" draw:name="Slide Number Placeholder 4" svg:x="4.24826in" svg:y="10.3316in" svg:width="3.25in" svg:height="0.5434in" presentation:class="page-number" presentation:placeholder="false">
        <draw:text-box>
          <text:p text:style-name="a981" text:class-names="" text:cond-style-name=""><text:span text:style-name="a980" text:class-names=""><text:page-number style:num-format="1" text:fixed="false"/></text:span></text:p>
        </draw:text-box>
        <svg:desc/>
      </draw:frame>
      <draw:page-thumbnail draw:page-number="1" svg:x="0.52431in" svg:y="1.13021in" svg:width="3.07639in" svg:height="2.30729in"/>
      <draw:page-thumbnail draw:page-number="2" svg:x="3.89931in" svg:y="1.13021in" svg:width="3.07639in" svg:height="2.30729in"/>
      <draw:page-thumbnail draw:page-number="3" svg:x="0.52431in" svg:y="4.28472in" svg:width="3.07639in" svg:height="2.30729in"/>
      <draw:page-thumbnail draw:page-number="4" svg:x="3.89931in" svg:y="4.28472in" svg:width="3.07639in" svg:height="2.30729in"/>
      <draw:page-thumbnail draw:page-number="5" svg:x="0.52431in" svg:y="7.43924in" svg:width="3.07639in" svg:height="2.30729in"/>
      <draw:page-thumbnail draw:page-number="6" svg:x="3.89931in" svg:y="7.43924in" svg:width="3.07639in" svg:height="2.3072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okok Bahasan   K E P E M I M P I N A N</dc:title>
    <meta:initial-creator>user</meta:initial-creator>
    <dc:creator>user</dc:creator>
    <meta:creation-date>2010-12-16T04:17:49Z</meta:creation-date>
    <dc:date>2013-10-07T09:18:54Z</dc:date>
    <meta:template xlink:href="Solstice" xlink:type="simple"/>
    <meta:editing-cycles>50</meta:editing-cycles>
    <meta:editing-duration>PT17766S</meta:editing-duration>
    <meta:document-statistic meta:paragraph-count="137" meta:word-count="896"/>
  </office:meta>
</office:document-meta>
</file>